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face style:name="utkal" svg:font-family="utkal"/>
  </office:font-face-decls>
  <office:automatic-styles>
    <style:style style:name="Table2" style:family="table">
      <style:table-properties style:width="6.6931in" fo:margin-top="0in" fo:margin-bottom="0in" table:align="margins" style:writing-mode="lr-tb"/>
    </style:style>
    <style:style style:name="Table2.A" style:family="table-column">
      <style:table-column-properties style:column-width="3.2215in" style:rel-column-width="31543*"/>
    </style:style>
    <style:style style:name="Table2.B" style:family="table-column">
      <style:table-column-properties style:column-width="1.7389in" style:rel-column-width="17026*"/>
    </style:style>
    <style:style style:name="Table2.C" style:family="table-column">
      <style:table-column-properties style:column-width="1.7326in" style:rel-column-width="16966*"/>
    </style:style>
    <style:style style:name="Table2.1" style:family="table-row">
      <style:table-row-properties fo:keep-together="auto"/>
    </style:style>
    <style:style style:name="Table2.A1" style:family="table-cell">
      <style:table-cell-properties style:vertical-align="middle" fo:padding="0.0347in" fo:border-left="1pt solid #d3d3d3" fo:border-right="1pt solid #d3d3d3" fo:border-top="2pt solid #d3d3d3" fo:border-bottom="none"/>
    </style:style>
    <style:style style:name="Table2.C1" style:family="table-cell">
      <style:table-cell-properties style:vertical-align="middle" fo:padding="0.0347in" fo:border-left="1pt solid #d3d3d3" fo:border-right="none" fo:border-top="2pt solid #d3d3d3" fo:border-bottom="none"/>
    </style:style>
    <style:style style:name="Table2.A2" style:family="table-cell">
      <style:table-cell-properties style:vertical-align="middle" fo:padding="0.0347in" fo:border-left="1pt solid #d3d3d3" fo:border-right="1pt solid #d3d3d3" fo:border-top="none" fo:border-bottom="none"/>
    </style:style>
    <style:style style:name="Table2.C2" style:family="table-cell">
      <style:table-cell-properties style:vertical-align="middle" fo:padding="0.0347in" fo:border-left="1pt solid #d3d3d3" fo:border-right="none" fo:border-top="none" fo:border-bottom="none"/>
    </style:style>
    <style:style style:name="Table2.A7" style:family="table-cell">
      <style:table-cell-properties style:vertical-align="middle" fo:padding="0.0347in" fo:border-left="1pt solid #d3d3d3" fo:border-right="1pt solid #d3d3d3" fo:border-top="none" fo:border-bottom="2pt solid #d3d3d3"/>
    </style:style>
    <style:style style:name="Table2.C7" style:family="table-cell">
      <style:table-cell-properties style:vertical-align="middle" fo:padding="0.0347in" fo:border-left="1pt solid #d3d3d3" fo:border-right="none" fo:border-top="none" fo:border-bottom="2pt solid #d3d3d3"/>
    </style:style>
    <style:style style:name="Table9" style:family="table">
      <style:table-properties style:width="7.2076in" table:align="left" style:writing-mode="lr-tb"/>
    </style:style>
    <style:style style:name="Table9.A" style:family="table-column">
      <style:table-column-properties style:column-width="0.6306in"/>
    </style:style>
    <style:style style:name="Table9.B" style:family="table-column">
      <style:table-column-properties style:column-width="1.2653in"/>
    </style:style>
    <style:style style:name="Table9.C" style:family="table-column">
      <style:table-column-properties style:column-width="1.5264in"/>
    </style:style>
    <style:style style:name="Table9.D" style:family="table-column">
      <style:table-column-properties style:column-width="1.5979in"/>
    </style:style>
    <style:style style:name="Table9.E" style:family="table-column">
      <style:table-column-properties style:column-width="0.4868in"/>
    </style:style>
    <style:style style:name="Table9.F" style:family="table-column">
      <style:table-column-properties style:column-width="0.8521in"/>
    </style:style>
    <style:style style:name="Table9.G" style:family="table-column">
      <style:table-column-properties style:column-width="0.8486in"/>
    </style:style>
    <style:style style:name="Table9.1" style:family="table-row">
      <style:table-row-properties style:min-row-height="0.3236in"/>
    </style:style>
    <style:style style:name="Table9.A1" style:family="table-cell">
      <style:table-cell-properties style:vertical-align="middle" fo:padding="0in" fo:border="none"/>
    </style:style>
    <style:style style:name="Table9.A2" style:family="table-cell">
      <style:table-cell-properties style:vertical-align="middle" fo:background-color="transparent" fo:padding="0in" fo:border="none">
        <style:background-image/>
      </style:table-cell-properties>
    </style:style>
    <style:style style:name="Table1" style:family="table">
      <style:table-properties style:width="6.575in" fo:margin-left="-0.0069in" fo:margin-top="0in" fo:margin-bottom="0in" table:align="left" style:writing-mode="lr-tb"/>
    </style:style>
    <style:style style:name="Table1.A" style:family="table-column">
      <style:table-column-properties style:column-width="2.0493in"/>
    </style:style>
    <style:style style:name="Table1.B" style:family="table-column">
      <style:table-column-properties style:column-width="2.2646in"/>
    </style:style>
    <style:style style:name="Table1.C" style:family="table-column">
      <style:table-column-properties style:column-width="2.2611in"/>
    </style:style>
    <style:style style:name="Table1.1" style:family="table-row">
      <style:table-row-properties fo:keep-together="auto"/>
    </style:style>
    <style:style style:name="Table1.A1" style:family="table-cell">
      <style:table-cell-properties style:vertical-align="middle" fo:padding="0.0347in" fo:border-left="1pt solid #d3d3d3" fo:border-right="1pt solid #d3d3d3" fo:border-top="2pt solid #d3d3d3" fo:border-bottom="2pt solid #d3d3d3"/>
    </style:style>
    <style:style style:name="Table1.A2" style:family="table-cell">
      <style:table-cell-properties style:vertical-align="middle" fo:padding="0.0347in" fo:border-left="0.5pt solid #d3d3d3" fo:border-right="0.5pt solid #d3d3d3" fo:border-top="none" fo:border-bottom="0.5pt solid #d3d3d3"/>
    </style:style>
    <style:style style:name="Table1.A18" style:family="table-cell">
      <style:table-cell-properties style:vertical-align="middle" fo:background-color="transparent" fo:padding="0.0347in" fo:border-left="0.5pt solid #d3d3d3" fo:border-right="0.5pt solid #d3d3d3" fo:border-top="none" fo:border-bottom="0.5pt solid #d3d3d3">
        <style:background-image/>
      </style:table-cell-properties>
    </style:style>
    <style:style style:name="Table8" style:family="table">
      <style:table-properties style:width="6.6931in" fo:margin-top="0in" fo:margin-bottom="0in" table:align="margins" style:writing-mode="lr-tb"/>
    </style:style>
    <style:style style:name="Table8.A" style:family="table-column">
      <style:table-column-properties style:column-width="1.1153in" style:rel-column-width="10920*"/>
    </style:style>
    <style:style style:name="Table8.B" style:family="table-column">
      <style:table-column-properties style:column-width="1.116in" style:rel-column-width="10924*"/>
    </style:style>
    <style:style style:name="Table8.F" style:family="table-column">
      <style:table-column-properties style:column-width="1.116in" style:rel-column-width="10927*"/>
    </style:style>
    <style:style style:name="Table8.1" style:family="table-row">
      <style:table-row-properties fo:keep-together="auto"/>
    </style:style>
    <style:style style:name="Table8.A1" style:family="table-cell">
      <style:table-cell-properties style:vertical-align="middle" fo:padding="0.0347in" fo:border-left="1pt solid #d3d3d3" fo:border-right="1pt solid #d3d3d3" fo:border-top="2pt solid #d3d3d3" fo:border-bottom="2pt solid #d3d3d3"/>
    </style:style>
    <style:style style:name="Table8.D1" style:family="table-cell">
      <style:table-cell-properties style:vertical-align="middle" fo:padding="0.0347in" fo:border-left="1pt solid #d3d3d3" fo:border-right="none" fo:border-top="2pt solid #d3d3d3" fo:border-bottom="2pt solid #d3d3d3"/>
    </style:style>
    <style:style style:name="Table8.A2" style:family="table-cell">
      <style:table-cell-properties style:vertical-align="middle" fo:padding="0.0347in" fo:border-left="0.5pt solid #d3d3d3" fo:border-right="0.5pt solid #d3d3d3" fo:border-top="none" fo:border-bottom="0.5pt solid #d3d3d3"/>
    </style:style>
    <style:style style:name="Table8.D2" style:family="table-cell">
      <style:table-cell-properties style:vertical-align="middle" fo:padding="0.0347in" fo:border-left="0.5pt solid #d3d3d3" fo:border-right="none" fo:border-top="none" fo:border-bottom="0.5pt solid #d3d3d3"/>
    </style:style>
    <style:style style:name="Table8.A4" style:family="table-cell">
      <style:table-cell-properties style:vertical-align="middle" fo:background-color="#dddddd" fo:padding="0.0347in" fo:border-left="0.5pt solid #d3d3d3" fo:border-right="0.5pt solid #d3d3d3" fo:border-top="none" fo:border-bottom="0.5pt solid #d3d3d3">
        <style:background-image/>
      </style:table-cell-properties>
    </style:style>
    <style:style style:name="Table8.D4" style:family="table-cell">
      <style:table-cell-properties style:vertical-align="middle" fo:background-color="#dddddd" fo:padding="0.0347in" fo:border-left="0.5pt solid #d3d3d3" fo:border-right="none" fo:border-top="none" fo:border-bottom="0.5pt solid #d3d3d3">
        <style:background-image/>
      </style:table-cell-properties>
    </style:style>
    <style:style style:name="Table8.A20" style:family="table-cell">
      <style:table-cell-properties style:vertical-align="middle" fo:padding="0.0347in" fo:border="none"/>
    </style:style>
    <style:style style:name="Table8.E20" style:family="table-cell">
      <style:table-cell-properties style:vertical-align="middle" fo:padding="0.0347in" fo:border="none"/>
    </style:style>
    <style:style style:name="Table8.F20" style:family="table-cell">
      <style:table-cell-properties style:vertical-align="middle" fo:padding="0.0347in" fo:border="none"/>
    </style:style>
    <style:style style:name="Table4" style:family="table">
      <style:table-properties style:width="6.575in" fo:margin-left="-0.0069in" fo:margin-top="0in" fo:margin-bottom="0in" table:align="left" style:writing-mode="lr-tb"/>
    </style:style>
    <style:style style:name="Table4.A" style:family="table-column">
      <style:table-column-properties style:column-width="0.7306in"/>
    </style:style>
    <style:style style:name="Table4.1" style:family="table-row">
      <style:table-row-properties fo:keep-together="auto"/>
    </style:style>
    <style:style style:name="Table4.A1" style:family="table-cell">
      <style:table-cell-properties style:vertical-align="middle" fo:padding="0.0347in" fo:border-left="1pt solid #d3d3d3" fo:border-right="1pt solid #d3d3d3" fo:border-top="2pt solid #d3d3d3" fo:border-bottom="2pt solid #d3d3d3"/>
    </style:style>
    <style:style style:name="Table4.H1" style:family="table-cell">
      <style:table-cell-properties style:vertical-align="middle" fo:padding="0.0347in" fo:border-left="1pt solid #d3d3d3" fo:border-right="none" fo:border-top="2pt solid #d3d3d3" fo:border-bottom="2pt solid #d3d3d3"/>
    </style:style>
    <style:style style:name="Table4.A2" style:family="table-cell">
      <style:table-cell-properties style:vertical-align="middle" fo:background-color="#dddddd" fo:padding="0.0347in" fo:border-left="0.5pt solid #d3d3d3" fo:border-right="none" fo:border-top="none" fo:border-bottom="0.5pt solid #d3d3d3">
        <style:background-image/>
      </style:table-cell-properties>
    </style:style>
    <style:style style:name="Table4.I2" style:family="table-cell">
      <style:table-cell-properties style:vertical-align="middle" fo:background-color="#dddddd" fo:padding="0.0347in" fo:border-left="0.5pt solid #d3d3d3" fo:border-right="0.5pt solid #d3d3d3" fo:border-top="none" fo:border-bottom="0.5pt solid #d3d3d3">
        <style:background-image/>
      </style:table-cell-properties>
    </style:style>
    <style:style style:name="Table4.A3" style:family="table-cell">
      <style:table-cell-properties style:vertical-align="middle" fo:padding="0.0347in" fo:border-left="0.5pt solid #d3d3d3" fo:border-right="0.5pt solid #d3d3d3" fo:border-top="none" fo:border-bottom="0.5pt solid #d3d3d3"/>
    </style:style>
    <style:style style:name="Table4.B3" style:family="table-cell">
      <style:table-cell-properties style:vertical-align="middle" fo:padding="0.0347in" fo:border-left="0.5pt solid #d3d3d3" fo:border-right="0.5pt solid #d3d3d3" fo:border-top="none" fo:border-bottom="0.5pt solid #d3d3d3"/>
    </style:style>
    <style:style style:name="Table4.C3" style:family="table-cell">
      <style:table-cell-properties style:vertical-align="middle" fo:padding="0.0347in" fo:border-left="0.5pt solid #d3d3d3" fo:border-right="0.5pt solid #d3d3d3" fo:border-top="none" fo:border-bottom="0.5pt solid #d3d3d3"/>
    </style:style>
    <style:style style:name="Table4.D3" style:family="table-cell">
      <style:table-cell-properties style:vertical-align="middle" fo:padding="0.0347in" fo:border-left="0.5pt solid #d3d3d3" fo:border-right="0.5pt solid #d3d3d3" fo:border-top="none" fo:border-bottom="0.5pt solid #d3d3d3"/>
    </style:style>
    <style:style style:name="Table4.E3" style:family="table-cell">
      <style:table-cell-properties style:vertical-align="middle" fo:padding="0.0347in" fo:border-left="0.5pt solid #d3d3d3" fo:border-right="0.5pt solid #d3d3d3" fo:border-top="none" fo:border-bottom="0.5pt solid #d3d3d3"/>
    </style:style>
    <style:style style:name="Table4.F3" style:family="table-cell">
      <style:table-cell-properties style:vertical-align="middle" fo:padding="0.0347in" fo:border-left="0.5pt solid #d3d3d3" fo:border-right="0.5pt solid #d3d3d3" fo:border-top="none" fo:border-bottom="0.5pt solid #d3d3d3"/>
    </style:style>
    <style:style style:name="Table4.G3" style:family="table-cell">
      <style:table-cell-properties style:vertical-align="middle" fo:padding="0.0347in" fo:border-left="0.5pt solid #d3d3d3" fo:border-right="0.5pt solid #d3d3d3" fo:border-top="none" fo:border-bottom="0.5pt solid #d3d3d3"/>
    </style:style>
    <style:style style:name="Table4.H3" style:family="table-cell">
      <style:table-cell-properties style:vertical-align="middle" fo:padding="0.0347in" fo:border-left="0.5pt solid #d3d3d3" fo:border-right="none" fo:border-top="none" fo:border-bottom="0.5pt solid #d3d3d3"/>
    </style:style>
    <style:style style:name="Table4.I3" style:family="table-cell">
      <style:table-cell-properties style:vertical-align="middle" fo:padding="0.0347in" fo:border-left="0.5pt solid #d3d3d3" fo:border-right="0.5pt solid #d3d3d3" fo:border-top="none" fo:border-bottom="0.5pt solid #d3d3d3"/>
    </style:style>
    <style:style style:name="Table4.A4" style:family="table-cell">
      <style:table-cell-properties style:vertical-align="middle" fo:padding="0.0347in" fo:border-left="0.5pt solid #d3d3d3" fo:border-right="0.5pt solid #d3d3d3" fo:border-top="none" fo:border-bottom="0.5pt solid #d3d3d3"/>
    </style:style>
    <style:style style:name="Table4.B4" style:family="table-cell">
      <style:table-cell-properties style:vertical-align="middle" fo:padding="0.0347in" fo:border-left="0.5pt solid #d3d3d3" fo:border-right="0.5pt solid #d3d3d3" fo:border-top="none" fo:border-bottom="0.5pt solid #d3d3d3"/>
    </style:style>
    <style:style style:name="Table4.C4" style:family="table-cell">
      <style:table-cell-properties style:vertical-align="middle" fo:padding="0.0347in" fo:border-left="0.5pt solid #d3d3d3" fo:border-right="0.5pt solid #d3d3d3" fo:border-top="none" fo:border-bottom="0.5pt solid #d3d3d3"/>
    </style:style>
    <style:style style:name="Table4.D4" style:family="table-cell">
      <style:table-cell-properties style:vertical-align="middle" fo:padding="0.0347in" fo:border-left="0.5pt solid #d3d3d3" fo:border-right="0.5pt solid #d3d3d3" fo:border-top="none" fo:border-bottom="0.5pt solid #d3d3d3"/>
    </style:style>
    <style:style style:name="Table4.E4" style:family="table-cell">
      <style:table-cell-properties style:vertical-align="middle" fo:padding="0.0347in" fo:border-left="0.5pt solid #d3d3d3" fo:border-right="0.5pt solid #d3d3d3" fo:border-top="none" fo:border-bottom="0.5pt solid #d3d3d3"/>
    </style:style>
    <style:style style:name="Table4.F4" style:family="table-cell">
      <style:table-cell-properties style:vertical-align="middle" fo:padding="0.0347in" fo:border-left="0.5pt solid #d3d3d3" fo:border-right="0.5pt solid #d3d3d3" fo:border-top="none" fo:border-bottom="0.5pt solid #d3d3d3"/>
    </style:style>
    <style:style style:name="Table4.G4" style:family="table-cell">
      <style:table-cell-properties style:vertical-align="middle" fo:padding="0.0347in" fo:border-left="0.5pt solid #d3d3d3" fo:border-right="0.5pt solid #d3d3d3" fo:border-top="none" fo:border-bottom="0.5pt solid #d3d3d3"/>
    </style:style>
    <style:style style:name="Table4.H4" style:family="table-cell">
      <style:table-cell-properties style:vertical-align="middle" fo:padding="0.0347in" fo:border-left="0.5pt solid #d3d3d3" fo:border-right="none" fo:border-top="none" fo:border-bottom="0.5pt solid #d3d3d3"/>
    </style:style>
    <style:style style:name="Table4.I4" style:family="table-cell">
      <style:table-cell-properties style:vertical-align="middle" fo:padding="0.0347in" fo:border-left="0.5pt solid #d3d3d3" fo:border-right="0.5pt solid #d3d3d3" fo:border-top="none" fo:border-bottom="0.5pt solid #d3d3d3"/>
    </style:style>
    <style:style style:name="Table4.A5" style:family="table-cell">
      <style:table-cell-properties style:vertical-align="middle" fo:padding="0.0347in" fo:border-left="0.5pt solid #d3d3d3" fo:border-right="0.5pt solid #d3d3d3" fo:border-top="none" fo:border-bottom="0.5pt solid #d3d3d3"/>
    </style:style>
    <style:style style:name="Table4.B5" style:family="table-cell">
      <style:table-cell-properties style:vertical-align="middle" fo:padding="0.0347in" fo:border-left="0.5pt solid #d3d3d3" fo:border-right="0.5pt solid #d3d3d3" fo:border-top="none" fo:border-bottom="0.5pt solid #d3d3d3"/>
    </style:style>
    <style:style style:name="Table4.C5" style:family="table-cell">
      <style:table-cell-properties style:vertical-align="middle" fo:padding="0.0347in" fo:border-left="0.5pt solid #d3d3d3" fo:border-right="0.5pt solid #d3d3d3" fo:border-top="none" fo:border-bottom="0.5pt solid #d3d3d3"/>
    </style:style>
    <style:style style:name="Table4.D5" style:family="table-cell">
      <style:table-cell-properties style:vertical-align="middle" fo:padding="0.0347in" fo:border-left="0.5pt solid #d3d3d3" fo:border-right="0.5pt solid #d3d3d3" fo:border-top="none" fo:border-bottom="0.5pt solid #d3d3d3"/>
    </style:style>
    <style:style style:name="Table4.E5" style:family="table-cell">
      <style:table-cell-properties style:vertical-align="middle" fo:padding="0.0347in" fo:border-left="0.5pt solid #d3d3d3" fo:border-right="0.5pt solid #d3d3d3" fo:border-top="none" fo:border-bottom="0.5pt solid #d3d3d3"/>
    </style:style>
    <style:style style:name="Table4.F5" style:family="table-cell">
      <style:table-cell-properties style:vertical-align="middle" fo:padding="0.0347in" fo:border-left="0.5pt solid #d3d3d3" fo:border-right="0.5pt solid #d3d3d3" fo:border-top="none" fo:border-bottom="0.5pt solid #d3d3d3"/>
    </style:style>
    <style:style style:name="Table4.G5" style:family="table-cell">
      <style:table-cell-properties style:vertical-align="middle" fo:padding="0.0347in" fo:border-left="0.5pt solid #d3d3d3" fo:border-right="0.5pt solid #d3d3d3" fo:border-top="none" fo:border-bottom="0.5pt solid #d3d3d3"/>
    </style:style>
    <style:style style:name="Table4.H5" style:family="table-cell">
      <style:table-cell-properties style:vertical-align="middle" fo:padding="0.0347in" fo:border-left="0.5pt solid #d3d3d3" fo:border-right="none" fo:border-top="none" fo:border-bottom="0.5pt solid #d3d3d3"/>
    </style:style>
    <style:style style:name="Table4.I5" style:family="table-cell">
      <style:table-cell-properties style:vertical-align="middle" fo:padding="0.0347in" fo:border-left="0.5pt solid #d3d3d3" fo:border-right="0.5pt solid #d3d3d3" fo:border-top="none" fo:border-bottom="0.5pt solid #d3d3d3"/>
    </style:style>
    <style:style style:name="Table4.A6" style:family="table-cell">
      <style:table-cell-properties style:vertical-align="middle" fo:padding="0.0347in" fo:border-left="0.5pt solid #d3d3d3" fo:border-right="0.5pt solid #d3d3d3" fo:border-top="none" fo:border-bottom="0.5pt solid #d3d3d3"/>
    </style:style>
    <style:style style:name="Table4.B6" style:family="table-cell">
      <style:table-cell-properties style:vertical-align="middle" fo:padding="0.0347in" fo:border-left="0.5pt solid #d3d3d3" fo:border-right="0.5pt solid #d3d3d3" fo:border-top="none" fo:border-bottom="0.5pt solid #d3d3d3"/>
    </style:style>
    <style:style style:name="Table4.C6" style:family="table-cell">
      <style:table-cell-properties style:vertical-align="middle" fo:padding="0.0347in" fo:border-left="0.5pt solid #d3d3d3" fo:border-right="0.5pt solid #d3d3d3" fo:border-top="none" fo:border-bottom="0.5pt solid #d3d3d3"/>
    </style:style>
    <style:style style:name="Table4.D6" style:family="table-cell">
      <style:table-cell-properties style:vertical-align="middle" fo:padding="0.0347in" fo:border-left="0.5pt solid #d3d3d3" fo:border-right="0.5pt solid #d3d3d3" fo:border-top="none" fo:border-bottom="0.5pt solid #d3d3d3"/>
    </style:style>
    <style:style style:name="Table4.E6" style:family="table-cell">
      <style:table-cell-properties style:vertical-align="middle" fo:padding="0.0347in" fo:border-left="0.5pt solid #d3d3d3" fo:border-right="0.5pt solid #d3d3d3" fo:border-top="none" fo:border-bottom="0.5pt solid #d3d3d3"/>
    </style:style>
    <style:style style:name="Table4.F6" style:family="table-cell">
      <style:table-cell-properties style:vertical-align="middle" fo:padding="0.0347in" fo:border-left="0.5pt solid #d3d3d3" fo:border-right="0.5pt solid #d3d3d3" fo:border-top="none" fo:border-bottom="0.5pt solid #d3d3d3"/>
    </style:style>
    <style:style style:name="Table4.G6" style:family="table-cell">
      <style:table-cell-properties style:vertical-align="middle" fo:padding="0.0347in" fo:border-left="0.5pt solid #d3d3d3" fo:border-right="0.5pt solid #d3d3d3" fo:border-top="none" fo:border-bottom="0.5pt solid #d3d3d3"/>
    </style:style>
    <style:style style:name="Table4.H6" style:family="table-cell">
      <style:table-cell-properties style:vertical-align="middle" fo:padding="0.0347in" fo:border-left="0.5pt solid #d3d3d3" fo:border-right="none" fo:border-top="none" fo:border-bottom="0.5pt solid #d3d3d3"/>
    </style:style>
    <style:style style:name="Table4.I6" style:family="table-cell">
      <style:table-cell-properties style:vertical-align="middle" fo:padding="0.0347in" fo:border-left="0.5pt solid #d3d3d3" fo:border-right="0.5pt solid #d3d3d3" fo:border-top="none" fo:border-bottom="0.5pt solid #d3d3d3"/>
    </style:style>
    <style:style style:name="Table4.A7" style:family="table-cell">
      <style:table-cell-properties style:vertical-align="middle" fo:padding="0.0347in" fo:border-left="0.5pt solid #d3d3d3" fo:border-right="0.5pt solid #d3d3d3" fo:border-top="none" fo:border-bottom="0.5pt solid #d3d3d3"/>
    </style:style>
    <style:style style:name="Table4.B7" style:family="table-cell">
      <style:table-cell-properties style:vertical-align="middle" fo:padding="0.0347in" fo:border-left="0.5pt solid #d3d3d3" fo:border-right="0.5pt solid #d3d3d3" fo:border-top="none" fo:border-bottom="0.5pt solid #d3d3d3"/>
    </style:style>
    <style:style style:name="Table4.C7" style:family="table-cell">
      <style:table-cell-properties style:vertical-align="middle" fo:padding="0.0347in" fo:border-left="0.5pt solid #d3d3d3" fo:border-right="0.5pt solid #d3d3d3" fo:border-top="none" fo:border-bottom="0.5pt solid #d3d3d3"/>
    </style:style>
    <style:style style:name="Table4.D7" style:family="table-cell">
      <style:table-cell-properties style:vertical-align="middle" fo:padding="0.0347in" fo:border-left="0.5pt solid #d3d3d3" fo:border-right="0.5pt solid #d3d3d3" fo:border-top="none" fo:border-bottom="0.5pt solid #d3d3d3"/>
    </style:style>
    <style:style style:name="Table4.E7" style:family="table-cell">
      <style:table-cell-properties style:vertical-align="middle" fo:padding="0.0347in" fo:border-left="0.5pt solid #d3d3d3" fo:border-right="0.5pt solid #d3d3d3" fo:border-top="none" fo:border-bottom="0.5pt solid #d3d3d3"/>
    </style:style>
    <style:style style:name="Table4.F7" style:family="table-cell">
      <style:table-cell-properties style:vertical-align="middle" fo:padding="0.0347in" fo:border-left="0.5pt solid #d3d3d3" fo:border-right="0.5pt solid #d3d3d3" fo:border-top="none" fo:border-bottom="0.5pt solid #d3d3d3"/>
    </style:style>
    <style:style style:name="Table4.G7" style:family="table-cell">
      <style:table-cell-properties style:vertical-align="middle" fo:padding="0.0347in" fo:border-left="0.5pt solid #d3d3d3" fo:border-right="0.5pt solid #d3d3d3" fo:border-top="none" fo:border-bottom="0.5pt solid #d3d3d3"/>
    </style:style>
    <style:style style:name="Table4.H7" style:family="table-cell">
      <style:table-cell-properties style:vertical-align="middle" fo:padding="0.0347in" fo:border-left="0.5pt solid #d3d3d3" fo:border-right="none" fo:border-top="none" fo:border-bottom="0.5pt solid #d3d3d3"/>
    </style:style>
    <style:style style:name="Table4.I7" style:family="table-cell">
      <style:table-cell-properties style:vertical-align="middle" fo:padding="0.0347in" fo:border-left="0.5pt solid #d3d3d3" fo:border-right="0.5pt solid #d3d3d3" fo:border-top="none" fo:border-bottom="0.5pt solid #d3d3d3"/>
    </style:style>
    <style:style style:name="Table4.A9" style:family="table-cell">
      <style:table-cell-properties style:vertical-align="middle" fo:padding="0.0347in" fo:border-left="0.5pt solid #d3d3d3" fo:border-right="0.5pt solid #d3d3d3" fo:border-top="none" fo:border-bottom="0.5pt solid #d3d3d3"/>
    </style:style>
    <style:style style:name="Table4.B9" style:family="table-cell">
      <style:table-cell-properties style:vertical-align="middle" fo:padding="0.0347in" fo:border-left="0.5pt solid #d3d3d3" fo:border-right="0.5pt solid #d3d3d3" fo:border-top="none" fo:border-bottom="0.5pt solid #d3d3d3"/>
    </style:style>
    <style:style style:name="Table4.C9" style:family="table-cell">
      <style:table-cell-properties style:vertical-align="middle" fo:padding="0.0347in" fo:border-left="0.5pt solid #d3d3d3" fo:border-right="0.5pt solid #d3d3d3" fo:border-top="none" fo:border-bottom="0.5pt solid #d3d3d3"/>
    </style:style>
    <style:style style:name="Table4.D9" style:family="table-cell">
      <style:table-cell-properties style:vertical-align="middle" fo:padding="0.0347in" fo:border-left="0.5pt solid #d3d3d3" fo:border-right="0.5pt solid #d3d3d3" fo:border-top="none" fo:border-bottom="0.5pt solid #d3d3d3"/>
    </style:style>
    <style:style style:name="Table4.E9" style:family="table-cell">
      <style:table-cell-properties style:vertical-align="middle" fo:padding="0.0347in" fo:border-left="0.5pt solid #d3d3d3" fo:border-right="0.5pt solid #d3d3d3" fo:border-top="none" fo:border-bottom="0.5pt solid #d3d3d3"/>
    </style:style>
    <style:style style:name="Table4.F9" style:family="table-cell">
      <style:table-cell-properties style:vertical-align="middle" fo:padding="0.0347in" fo:border-left="0.5pt solid #d3d3d3" fo:border-right="0.5pt solid #d3d3d3" fo:border-top="none" fo:border-bottom="0.5pt solid #d3d3d3"/>
    </style:style>
    <style:style style:name="Table4.G9" style:family="table-cell">
      <style:table-cell-properties style:vertical-align="middle" fo:padding="0.0347in" fo:border-left="0.5pt solid #d3d3d3" fo:border-right="0.5pt solid #d3d3d3" fo:border-top="none" fo:border-bottom="0.5pt solid #d3d3d3"/>
    </style:style>
    <style:style style:name="Table4.H9" style:family="table-cell">
      <style:table-cell-properties style:vertical-align="middle" fo:padding="0.0347in" fo:border-left="0.5pt solid #d3d3d3" fo:border-right="none" fo:border-top="none" fo:border-bottom="0.5pt solid #d3d3d3"/>
    </style:style>
    <style:style style:name="Table4.I9" style:family="table-cell">
      <style:table-cell-properties style:vertical-align="middle" fo:padding="0.0347in" fo:border-left="0.5pt solid #d3d3d3" fo:border-right="0.5pt solid #d3d3d3" fo:border-top="none" fo:border-bottom="0.5pt solid #d3d3d3"/>
    </style:style>
    <style:style style:name="Table4.A10" style:family="table-cell">
      <style:table-cell-properties style:vertical-align="middle" fo:padding="0.0347in" fo:border-left="0.5pt solid #d3d3d3" fo:border-right="0.5pt solid #d3d3d3" fo:border-top="none" fo:border-bottom="0.5pt solid #d3d3d3"/>
    </style:style>
    <style:style style:name="Table4.B10" style:family="table-cell">
      <style:table-cell-properties style:vertical-align="middle" fo:padding="0.0347in" fo:border-left="0.5pt solid #d3d3d3" fo:border-right="0.5pt solid #d3d3d3" fo:border-top="none" fo:border-bottom="0.5pt solid #d3d3d3"/>
    </style:style>
    <style:style style:name="Table4.C10" style:family="table-cell">
      <style:table-cell-properties style:vertical-align="middle" fo:padding="0.0347in" fo:border-left="0.5pt solid #d3d3d3" fo:border-right="0.5pt solid #d3d3d3" fo:border-top="none" fo:border-bottom="0.5pt solid #d3d3d3"/>
    </style:style>
    <style:style style:name="Table4.D10" style:family="table-cell">
      <style:table-cell-properties style:vertical-align="middle" fo:padding="0.0347in" fo:border-left="0.5pt solid #d3d3d3" fo:border-right="0.5pt solid #d3d3d3" fo:border-top="none" fo:border-bottom="0.5pt solid #d3d3d3"/>
    </style:style>
    <style:style style:name="Table4.E10" style:family="table-cell">
      <style:table-cell-properties style:vertical-align="middle" fo:padding="0.0347in" fo:border-left="0.5pt solid #d3d3d3" fo:border-right="0.5pt solid #d3d3d3" fo:border-top="none" fo:border-bottom="0.5pt solid #d3d3d3"/>
    </style:style>
    <style:style style:name="Table4.F10" style:family="table-cell">
      <style:table-cell-properties style:vertical-align="middle" fo:padding="0.0347in" fo:border-left="0.5pt solid #d3d3d3" fo:border-right="0.5pt solid #d3d3d3" fo:border-top="none" fo:border-bottom="0.5pt solid #d3d3d3"/>
    </style:style>
    <style:style style:name="Table4.G10" style:family="table-cell">
      <style:table-cell-properties style:vertical-align="middle" fo:padding="0.0347in" fo:border-left="0.5pt solid #d3d3d3" fo:border-right="0.5pt solid #d3d3d3" fo:border-top="none" fo:border-bottom="0.5pt solid #d3d3d3"/>
    </style:style>
    <style:style style:name="Table4.H10" style:family="table-cell">
      <style:table-cell-properties style:vertical-align="middle" fo:padding="0.0347in" fo:border-left="0.5pt solid #d3d3d3" fo:border-right="none" fo:border-top="none" fo:border-bottom="0.5pt solid #d3d3d3"/>
    </style:style>
    <style:style style:name="Table4.I10" style:family="table-cell">
      <style:table-cell-properties style:vertical-align="middle" fo:padding="0.0347in" fo:border-left="0.5pt solid #d3d3d3" fo:border-right="0.5pt solid #d3d3d3" fo:border-top="none" fo:border-bottom="0.5pt solid #d3d3d3"/>
    </style:style>
    <style:style style:name="Table4.A11" style:family="table-cell">
      <style:table-cell-properties style:vertical-align="middle" fo:padding="0.0347in" fo:border-left="0.5pt solid #d3d3d3" fo:border-right="0.5pt solid #d3d3d3" fo:border-top="none" fo:border-bottom="0.5pt solid #d3d3d3"/>
    </style:style>
    <style:style style:name="Table4.B11" style:family="table-cell">
      <style:table-cell-properties style:vertical-align="middle" fo:padding="0.0347in" fo:border-left="0.5pt solid #d3d3d3" fo:border-right="0.5pt solid #d3d3d3" fo:border-top="none" fo:border-bottom="0.5pt solid #d3d3d3"/>
    </style:style>
    <style:style style:name="Table4.C11" style:family="table-cell">
      <style:table-cell-properties style:vertical-align="middle" fo:padding="0.0347in" fo:border-left="0.5pt solid #d3d3d3" fo:border-right="0.5pt solid #d3d3d3" fo:border-top="none" fo:border-bottom="0.5pt solid #d3d3d3"/>
    </style:style>
    <style:style style:name="Table4.D11" style:family="table-cell">
      <style:table-cell-properties style:vertical-align="middle" fo:padding="0.0347in" fo:border-left="0.5pt solid #d3d3d3" fo:border-right="0.5pt solid #d3d3d3" fo:border-top="none" fo:border-bottom="0.5pt solid #d3d3d3"/>
    </style:style>
    <style:style style:name="Table4.E11" style:family="table-cell">
      <style:table-cell-properties style:vertical-align="middle" fo:padding="0.0347in" fo:border-left="0.5pt solid #d3d3d3" fo:border-right="0.5pt solid #d3d3d3" fo:border-top="none" fo:border-bottom="0.5pt solid #d3d3d3"/>
    </style:style>
    <style:style style:name="Table4.F11" style:family="table-cell">
      <style:table-cell-properties style:vertical-align="middle" fo:padding="0.0347in" fo:border-left="0.5pt solid #d3d3d3" fo:border-right="0.5pt solid #d3d3d3" fo:border-top="none" fo:border-bottom="0.5pt solid #d3d3d3"/>
    </style:style>
    <style:style style:name="Table4.G11" style:family="table-cell">
      <style:table-cell-properties style:vertical-align="middle" fo:padding="0.0347in" fo:border-left="0.5pt solid #d3d3d3" fo:border-right="0.5pt solid #d3d3d3" fo:border-top="none" fo:border-bottom="0.5pt solid #d3d3d3"/>
    </style:style>
    <style:style style:name="Table4.H11" style:family="table-cell">
      <style:table-cell-properties style:vertical-align="middle" fo:padding="0.0347in" fo:border-left="0.5pt solid #d3d3d3" fo:border-right="none" fo:border-top="none" fo:border-bottom="0.5pt solid #d3d3d3"/>
    </style:style>
    <style:style style:name="Table4.I11" style:family="table-cell">
      <style:table-cell-properties style:vertical-align="middle" fo:padding="0.0347in" fo:border-left="0.5pt solid #d3d3d3" fo:border-right="0.5pt solid #d3d3d3" fo:border-top="none" fo:border-bottom="0.5pt solid #d3d3d3"/>
    </style:style>
    <style:style style:name="Table4.A12" style:family="table-cell">
      <style:table-cell-properties style:vertical-align="middle" fo:padding="0.0347in" fo:border-left="0.5pt solid #d3d3d3" fo:border-right="0.5pt solid #d3d3d3" fo:border-top="none" fo:border-bottom="0.5pt solid #d3d3d3"/>
    </style:style>
    <style:style style:name="Table4.B12" style:family="table-cell">
      <style:table-cell-properties style:vertical-align="middle" fo:padding="0.0347in" fo:border-left="0.5pt solid #d3d3d3" fo:border-right="0.5pt solid #d3d3d3" fo:border-top="none" fo:border-bottom="0.5pt solid #d3d3d3"/>
    </style:style>
    <style:style style:name="Table4.C12" style:family="table-cell">
      <style:table-cell-properties style:vertical-align="middle" fo:padding="0.0347in" fo:border-left="0.5pt solid #d3d3d3" fo:border-right="0.5pt solid #d3d3d3" fo:border-top="none" fo:border-bottom="0.5pt solid #d3d3d3"/>
    </style:style>
    <style:style style:name="Table4.D12" style:family="table-cell">
      <style:table-cell-properties style:vertical-align="middle" fo:padding="0.0347in" fo:border-left="0.5pt solid #d3d3d3" fo:border-right="0.5pt solid #d3d3d3" fo:border-top="none" fo:border-bottom="0.5pt solid #d3d3d3"/>
    </style:style>
    <style:style style:name="Table4.E12" style:family="table-cell">
      <style:table-cell-properties style:vertical-align="middle" fo:padding="0.0347in" fo:border-left="0.5pt solid #d3d3d3" fo:border-right="0.5pt solid #d3d3d3" fo:border-top="none" fo:border-bottom="0.5pt solid #d3d3d3"/>
    </style:style>
    <style:style style:name="Table4.F12" style:family="table-cell">
      <style:table-cell-properties style:vertical-align="middle" fo:padding="0.0347in" fo:border-left="0.5pt solid #d3d3d3" fo:border-right="0.5pt solid #d3d3d3" fo:border-top="none" fo:border-bottom="0.5pt solid #d3d3d3"/>
    </style:style>
    <style:style style:name="Table4.G12" style:family="table-cell">
      <style:table-cell-properties style:vertical-align="middle" fo:padding="0.0347in" fo:border-left="0.5pt solid #d3d3d3" fo:border-right="0.5pt solid #d3d3d3" fo:border-top="none" fo:border-bottom="0.5pt solid #d3d3d3"/>
    </style:style>
    <style:style style:name="Table4.H12" style:family="table-cell">
      <style:table-cell-properties style:vertical-align="middle" fo:padding="0.0347in" fo:border-left="0.5pt solid #d3d3d3" fo:border-right="none" fo:border-top="none" fo:border-bottom="0.5pt solid #d3d3d3"/>
    </style:style>
    <style:style style:name="Table4.I12" style:family="table-cell">
      <style:table-cell-properties style:vertical-align="middle" fo:padding="0.0347in" fo:border-left="0.5pt solid #d3d3d3" fo:border-right="0.5pt solid #d3d3d3" fo:border-top="none" fo:border-bottom="0.5pt solid #d3d3d3"/>
    </style:style>
    <style:style style:name="Table4.A13" style:family="table-cell">
      <style:table-cell-properties style:vertical-align="middle" fo:padding="0.0347in" fo:border-left="0.5pt solid #d3d3d3" fo:border-right="0.5pt solid #d3d3d3" fo:border-top="none" fo:border-bottom="0.5pt solid #d3d3d3"/>
    </style:style>
    <style:style style:name="Table4.B13" style:family="table-cell">
      <style:table-cell-properties style:vertical-align="middle" fo:padding="0.0347in" fo:border-left="0.5pt solid #d3d3d3" fo:border-right="0.5pt solid #d3d3d3" fo:border-top="none" fo:border-bottom="0.5pt solid #d3d3d3"/>
    </style:style>
    <style:style style:name="Table4.C13" style:family="table-cell">
      <style:table-cell-properties style:vertical-align="middle" fo:padding="0.0347in" fo:border-left="0.5pt solid #d3d3d3" fo:border-right="0.5pt solid #d3d3d3" fo:border-top="none" fo:border-bottom="0.5pt solid #d3d3d3"/>
    </style:style>
    <style:style style:name="Table4.D13" style:family="table-cell">
      <style:table-cell-properties style:vertical-align="middle" fo:padding="0.0347in" fo:border-left="0.5pt solid #d3d3d3" fo:border-right="0.5pt solid #d3d3d3" fo:border-top="none" fo:border-bottom="0.5pt solid #d3d3d3"/>
    </style:style>
    <style:style style:name="Table4.E13" style:family="table-cell">
      <style:table-cell-properties style:vertical-align="middle" fo:padding="0.0347in" fo:border-left="0.5pt solid #d3d3d3" fo:border-right="0.5pt solid #d3d3d3" fo:border-top="none" fo:border-bottom="0.5pt solid #d3d3d3"/>
    </style:style>
    <style:style style:name="Table4.F13" style:family="table-cell">
      <style:table-cell-properties style:vertical-align="middle" fo:padding="0.0347in" fo:border-left="0.5pt solid #d3d3d3" fo:border-right="0.5pt solid #d3d3d3" fo:border-top="none" fo:border-bottom="0.5pt solid #d3d3d3"/>
    </style:style>
    <style:style style:name="Table4.G13" style:family="table-cell">
      <style:table-cell-properties style:vertical-align="middle" fo:padding="0.0347in" fo:border-left="0.5pt solid #d3d3d3" fo:border-right="0.5pt solid #d3d3d3" fo:border-top="none" fo:border-bottom="0.5pt solid #d3d3d3"/>
    </style:style>
    <style:style style:name="Table4.H13" style:family="table-cell">
      <style:table-cell-properties style:vertical-align="middle" fo:padding="0.0347in" fo:border-left="0.5pt solid #d3d3d3" fo:border-right="none" fo:border-top="none" fo:border-bottom="0.5pt solid #d3d3d3"/>
    </style:style>
    <style:style style:name="Table4.I13" style:family="table-cell">
      <style:table-cell-properties style:vertical-align="middle" fo:padding="0.0347in" fo:border-left="0.5pt solid #d3d3d3" fo:border-right="0.5pt solid #d3d3d3" fo:border-top="none" fo:border-bottom="0.5pt solid #d3d3d3"/>
    </style:style>
    <style:style style:name="Table7" style:family="table">
      <style:table-properties style:width="6.5771in" fo:margin-left="-0.0069in" fo:margin-top="0in" fo:margin-bottom="0in" table:align="left" style:writing-mode="lr-tb"/>
    </style:style>
    <style:style style:name="Table7.A" style:family="table-column">
      <style:table-column-properties style:column-width="0.7299in"/>
    </style:style>
    <style:style style:name="Table7.B" style:family="table-column">
      <style:table-column-properties style:column-width="0.7306in"/>
    </style:style>
    <style:style style:name="Table7.D" style:family="table-column">
      <style:table-column-properties style:column-width="1.0604in"/>
    </style:style>
    <style:style style:name="Table7.E" style:family="table-column">
      <style:table-column-properties style:column-width="0.9972in"/>
    </style:style>
    <style:style style:name="Table7.F" style:family="table-column">
      <style:table-column-properties style:column-width="0.9375in"/>
    </style:style>
    <style:style style:name="Table7.G" style:family="table-column">
      <style:table-column-properties style:column-width="0.6917in"/>
    </style:style>
    <style:style style:name="Table7.H" style:family="table-column">
      <style:table-column-properties style:column-width="0.6993in"/>
    </style:style>
    <style:style style:name="Table7.1" style:family="table-row">
      <style:table-row-properties fo:keep-together="auto"/>
    </style:style>
    <style:style style:name="Table7.A1" style:family="table-cell">
      <style:table-cell-properties style:vertical-align="middle" fo:padding="0.0347in" fo:border-left="1pt solid #d3d3d3" fo:border-right="1pt solid #d3d3d3" fo:border-top="2pt solid #d3d3d3" fo:border-bottom="2pt solid #d3d3d3"/>
    </style:style>
    <style:style style:name="Table7.A2" style:family="table-cell">
      <style:table-cell-properties style:vertical-align="middle" fo:padding="0.0347in" fo:border-left="0.5pt solid #d3d3d3" fo:border-right="0.5pt solid #d3d3d3" fo:border-top="none" fo:border-bottom="0.5pt solid #d3d3d3"/>
    </style:style>
    <style:style style:name="Table11" style:family="table">
      <style:table-properties style:width="11.6in" fo:margin-top="0in" fo:margin-bottom="0in" table:align="center" style:writing-mode="lr-tb"/>
    </style:style>
    <style:style style:name="Table11.A" style:family="table-column">
      <style:table-column-properties style:column-width="1.25in"/>
    </style:style>
    <style:style style:name="Table11.B" style:family="table-column">
      <style:table-column-properties style:column-width="0.9375in"/>
    </style:style>
    <style:style style:name="Table11.C" style:family="table-column">
      <style:table-column-properties style:column-width="1.5028in"/>
    </style:style>
    <style:style style:name="Table11.D" style:family="table-column">
      <style:table-column-properties style:column-width="1.8083in"/>
    </style:style>
    <style:style style:name="Table11.E" style:family="table-column">
      <style:table-column-properties style:column-width="1.4361in"/>
    </style:style>
    <style:style style:name="Table11.F" style:family="table-column">
      <style:table-column-properties style:column-width="1.5625in"/>
    </style:style>
    <style:style style:name="Table11.H" style:family="table-column">
      <style:table-column-properties style:column-width="1.5403in"/>
    </style:style>
    <style:style style:name="Table11.1" style:family="table-row">
      <style:table-row-properties fo:keep-together="auto"/>
    </style:style>
    <style:style style:name="Table11.A1" style:family="table-cell">
      <style:table-cell-properties style:vertical-align="middle" fo:padding="0.0347in" fo:border-left="1pt solid #d3d3d3" fo:border-right="1pt solid #d3d3d3" fo:border-top="2pt solid #d3d3d3" fo:border-bottom="2pt solid #d3d3d3"/>
    </style:style>
    <style:style style:name="Table11.E1" style:family="table-cell">
      <style:table-cell-properties style:vertical-align="middle" fo:padding="0.0347in" fo:border-left="1pt solid #d3d3d3" fo:border-right="none" fo:border-top="2pt solid #d3d3d3" fo:border-bottom="2pt solid #d3d3d3"/>
    </style:style>
    <style:style style:name="Table11.A2" style:family="table-cell">
      <style:table-cell-properties style:vertical-align="middle" fo:padding="0.0347in" fo:border-left="0.5pt solid #d3d3d3" fo:border-right="none" fo:border-top="none" fo:border-bottom="0.5pt solid #d3d3d3"/>
    </style:style>
    <style:style style:name="Table11.H2" style:family="table-cell">
      <style:table-cell-properties style:vertical-align="middle" fo:padding="0.0347in" fo:border-left="0.5pt solid #d3d3d3" fo:border-right="0.5pt solid #d3d3d3" fo:border-top="none" fo:border-bottom="0.5pt solid #d3d3d3"/>
    </style:style>
    <style:style style:name="Table11.D5" style:family="table-cell">
      <style:table-cell-properties style:vertical-align="middle" fo:background-color="transparent" fo:padding="0.0347in" fo:border-left="0.5pt solid #d3d3d3" fo:border-right="0.5pt solid #d3d3d3" fo:border-top="none" fo:border-bottom="0.5pt solid #d3d3d3">
        <style:background-image/>
      </style:table-cell-properties>
    </style:style>
    <style:style style:name="Table11.F21" style:family="table-cell">
      <style:table-cell-properties style:vertical-align="middle" fo:background-color="transparent" fo:padding="0.0347in" fo:border-left="0.5pt solid #d3d3d3" fo:border-right="none" fo:border-top="none" fo:border-bottom="0.5pt solid #d3d3d3">
        <style:background-image/>
      </style:table-cell-properties>
    </style:style>
    <style:style style:name="P1" style:family="paragraph" style:parent-style-name="Table_20_Contents">
      <style:paragraph-properties fo:text-align="center" style:justify-single-word="false"/>
      <style:text-properties style:font-name="Calibri" fo:font-size="10pt" fo:font-weight="bold" officeooo:paragraph-rsid="006eb040" style:font-size-asian="10pt" style:font-size-complex="10pt"/>
    </style:style>
    <style:style style:name="P2" style:family="paragraph" style:parent-style-name="Table_20_Contents">
      <style:paragraph-properties fo:text-align="center" style:justify-single-word="false"/>
      <style:text-properties style:font-name="Calibri" fo:font-size="10pt" fo:font-weight="bold" officeooo:rsid="0076ca9a" officeooo:paragraph-rsid="0076ca9a" style:font-size-asian="10pt" style:font-size-complex="10pt"/>
    </style:style>
    <style:style style:name="P3" style:family="paragraph" style:parent-style-name="Standard">
      <style:paragraph-properties fo:text-align="center" style:justify-single-word="false" fo:orphans="0" fo:widows="0" style:writing-mode="lr-tb"/>
      <style:text-properties style:font-name="Calibri" fo:font-size="10pt" fo:font-weight="bold" style:font-size-asian="10pt" style:font-weight-asian="bold"/>
    </style:style>
    <style:style style:name="P4" style:family="paragraph" style:parent-style-name="Standard">
      <style:paragraph-properties fo:text-align="start" style:justify-single-word="false" fo:orphans="0" fo:widows="0" style:writing-mode="lr-tb"/>
      <style:text-properties style:font-name="Calibri" fo:font-size="10pt" fo:font-weight="bold" style:font-size-asian="10pt" style:font-weight-asian="bold" style:font-weight-complex="bold"/>
    </style:style>
    <style:style style:name="P5" style:family="paragraph" style:parent-style-name="Standard">
      <style:paragraph-properties fo:text-align="center" style:justify-single-word="false" fo:orphans="0" fo:widows="0" style:writing-mode="lr-tb">
        <style:tab-stops/>
      </style:paragraph-properties>
      <style:text-properties style:font-name="Calibri" fo:font-size="10pt" fo:font-weight="bold" style:font-size-asian="10pt" style:font-weight-asian="bold" style:font-weight-complex="bold"/>
    </style:style>
    <style:style style:name="P6" style:family="paragraph" style:parent-style-name="Standard">
      <style:paragraph-properties fo:text-align="start" style:justify-single-word="false" fo:orphans="0" fo:widows="0" style:writing-mode="lr-tb"/>
      <style:text-properties style:font-name="Calibri" fo:font-size="10pt" fo:font-weight="bold" officeooo:rsid="0015ec65" officeooo:paragraph-rsid="0015ec65" style:font-size-asian="10pt" style:font-weight-asian="bold" style:font-weight-complex="bold"/>
    </style:style>
    <style:style style:name="P7"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rsid="006a4216" officeooo:paragraph-rsid="006a4216" style:font-size-asian="10pt" style:font-weight-asian="bold" style:font-weight-complex="bold"/>
    </style:style>
    <style:style style:name="P8" style:family="paragraph" style:parent-style-name="Standard">
      <style:paragraph-properties fo:text-align="start" style:justify-single-word="false" fo:orphans="0" fo:widows="0" style:writing-mode="lr-tb"/>
      <style:text-properties style:font-name="Calibri" fo:font-size="10pt" fo:font-weight="bold" officeooo:rsid="007a8f20" officeooo:paragraph-rsid="007a8f20" style:font-size-asian="10pt" style:font-weight-asian="bold" style:font-weight-complex="bold"/>
    </style:style>
    <style:style style:name="P9" style:family="paragraph" style:parent-style-name="Standard">
      <style:paragraph-properties fo:text-align="start" style:justify-single-word="false" fo:orphans="0" fo:widows="0" style:writing-mode="lr-tb"/>
      <style:text-properties style:font-name="Calibri" fo:font-size="10pt" fo:font-weight="bold" officeooo:rsid="007f56a5" officeooo:paragraph-rsid="007f56a5" style:font-size-asian="10pt" style:font-weight-asian="bold" style:font-weight-complex="bold"/>
    </style:style>
    <style:style style:name="P10" style:family="paragraph" style:parent-style-name="Standard">
      <style:paragraph-properties fo:text-align="center" style:justify-single-word="false" style:writing-mode="lr-tb"/>
      <style:text-properties style:font-name="Calibri" fo:font-size="10pt" fo:font-weight="bold" officeooo:rsid="000b68a7" officeooo:paragraph-rsid="00071191" style:font-size-asian="10pt" style:font-weight-asian="bold" style:font-size-complex="10pt" style:font-weight-complex="bold"/>
    </style:style>
    <style:style style:name="P11" style:family="paragraph" style:parent-style-name="Standard">
      <style:paragraph-properties fo:text-align="center" style:justify-single-word="false" style:writing-mode="lr-tb"/>
      <style:text-properties style:font-name="Calibri" fo:font-size="10pt" fo:font-weight="bold" officeooo:rsid="000b68a7" officeooo:paragraph-rsid="009b9247" style:font-size-asian="10pt" style:font-weight-asian="bold" style:font-size-complex="10pt" style:font-weight-complex="bold"/>
    </style:style>
    <style:style style:name="P12" style:family="paragraph" style:parent-style-name="Standard">
      <style:paragraph-properties fo:text-align="center" style:justify-single-word="false" style:writing-mode="lr-tb"/>
      <style:text-properties style:font-name="Calibri" fo:font-size="10pt" fo:font-weight="bold" officeooo:rsid="000746b0" officeooo:paragraph-rsid="009b9247" style:font-size-asian="10pt" style:font-weight-asian="bold" style:font-size-complex="10pt" style:font-weight-complex="bold"/>
    </style:style>
    <style:style style:name="P13" style:family="paragraph" style:parent-style-name="Standard">
      <style:paragraph-properties fo:text-align="center" style:justify-single-word="false" fo:orphans="0" fo:widows="0" style:writing-mode="lr-tb"/>
      <style:text-properties style:font-name="Calibri" fo:font-size="10pt" fo:font-weight="bold" officeooo:paragraph-rsid="001a2374" style:font-size-asian="10pt" style:font-weight-asian="bold" style:font-size-complex="10pt" style:font-weight-complex="bold"/>
    </style:style>
    <style:style style:name="P14"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paragraph-rsid="001a2374" style:font-size-asian="10pt" style:font-weight-asian="bold" style:font-size-complex="10pt" style:font-weight-complex="bold"/>
    </style:style>
    <style:style style:name="P15" style:family="paragraph" style:parent-style-name="Standard">
      <style:paragraph-properties fo:text-align="center" style:justify-single-word="false" style:writing-mode="lr-tb"/>
      <style:text-properties style:font-name="Calibri" fo:font-size="10pt" fo:font-weight="bold" officeooo:rsid="002121da" officeooo:paragraph-rsid="002121da" style:font-size-asian="10pt" style:font-weight-asian="bold" style:font-size-complex="10pt" style:font-weight-complex="bold"/>
    </style:style>
    <style:style style:name="P16"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rsid="004d09fd" officeooo:paragraph-rsid="004d09fd" style:font-size-asian="10pt" style:font-weight-asian="bold" style:font-size-complex="10pt" style:font-weight-complex="bold"/>
    </style:style>
    <style:style style:name="P17"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rsid="008cb194" officeooo:paragraph-rsid="008cb194" style:font-size-asian="10pt" style:font-weight-asian="bold" style:font-size-complex="10pt" style:font-weight-complex="bold"/>
    </style:style>
    <style:style style:name="P18" style:family="paragraph" style:parent-style-name="Standard">
      <style:paragraph-properties fo:text-align="center" style:justify-single-word="false" fo:orphans="0" fo:widows="0" style:writing-mode="lr-tb"/>
      <style:text-properties style:font-name="Calibri" fo:font-size="10pt" officeooo:paragraph-rsid="001a2374" style:font-size-asian="10pt" style:font-size-complex="10pt"/>
    </style:style>
    <style:style style:name="P19" style:family="paragraph" style:parent-style-name="Standard">
      <style:paragraph-properties fo:text-align="center" style:justify-single-word="false" fo:orphans="0" fo:widows="0" style:writing-mode="lr-tb">
        <style:tab-stops/>
      </style:paragraph-properties>
      <style:text-properties style:font-name="Calibri" fo:font-size="10pt" officeooo:paragraph-rsid="001a2374" style:font-size-asian="10pt" style:font-size-complex="10pt"/>
    </style:style>
    <style:style style:name="P20" style:family="paragraph" style:parent-style-name="Standard">
      <style:paragraph-properties fo:text-align="center" style:justify-single-word="false" style:writing-mode="lr-tb"/>
      <style:text-properties style:font-name="Calibri" fo:font-size="10pt" style:font-size-asian="10pt" style:font-size-complex="10pt"/>
    </style:style>
    <style:style style:name="P21" style:family="paragraph" style:parent-style-name="Table_20_Contents">
      <style:paragraph-properties fo:text-align="center" style:justify-single-word="false"/>
      <style:text-properties style:font-name="Calibri" fo:font-size="10pt" officeooo:paragraph-rsid="006eb040" style:font-size-asian="10pt" style:font-size-complex="10pt"/>
    </style:style>
    <style:style style:name="P22" style:family="paragraph" style:parent-style-name="Table_20_Contents">
      <style:paragraph-properties fo:text-align="center" style:justify-single-word="false"/>
      <style:text-properties style:font-name="Calibri" fo:font-size="10pt" officeooo:paragraph-rsid="0078e1bf" style:font-size-asian="10pt" style:font-size-complex="10pt"/>
    </style:style>
    <style:style style:name="P23" style:family="paragraph" style:parent-style-name="Standard">
      <style:paragraph-properties style:writing-mode="lr-tb"/>
      <style:text-properties style:font-name="Calibri" fo:font-size="10pt" officeooo:paragraph-rsid="00071191" style:font-size-asian="10pt" style:font-size-complex="10pt"/>
    </style:style>
    <style:style style:name="P24" style:family="paragraph" style:parent-style-name="Standard">
      <style:paragraph-properties fo:text-align="center" style:justify-single-word="false" style:writing-mode="lr-tb"/>
      <style:text-properties style:font-name="Calibri" fo:font-size="10pt" officeooo:rsid="000c3f65" officeooo:paragraph-rsid="00071191" style:font-size-asian="10pt" style:font-size-complex="10pt"/>
    </style:style>
    <style:style style:name="P25" style:family="paragraph" style:parent-style-name="Standard">
      <style:paragraph-properties style:writing-mode="lr-tb"/>
      <style:text-properties style:font-name="Calibri" fo:font-size="10pt" officeooo:rsid="000c3f65" officeooo:paragraph-rsid="00071191" style:font-size-asian="10pt" style:font-size-complex="10pt"/>
    </style:style>
    <style:style style:name="P26" style:family="paragraph" style:parent-style-name="Standard">
      <style:paragraph-properties fo:text-align="end" style:justify-single-word="false" style:writing-mode="lr-tb"/>
      <style:text-properties style:font-name="Calibri" fo:font-size="10pt" officeooo:rsid="000c3f65" officeooo:paragraph-rsid="00071191" style:font-size-asian="10pt" style:font-size-complex="10pt"/>
    </style:style>
    <style:style style:name="P27" style:family="paragraph" style:parent-style-name="Standard">
      <style:paragraph-properties fo:text-align="center" style:justify-single-word="false" style:writing-mode="lr-tb"/>
      <style:text-properties style:font-name="Calibri" fo:font-size="10pt" officeooo:rsid="000c426c" officeooo:paragraph-rsid="00071191" style:font-size-asian="10pt" style:font-size-complex="10pt"/>
    </style:style>
    <style:style style:name="P28" style:family="paragraph" style:parent-style-name="Standard">
      <style:paragraph-properties fo:text-align="end" style:justify-single-word="false" style:writing-mode="lr-tb"/>
      <style:text-properties style:font-name="Calibri" fo:font-size="10pt" officeooo:rsid="000c426c" officeooo:paragraph-rsid="00071191" style:font-size-asian="10pt" style:font-size-complex="10pt"/>
    </style:style>
    <style:style style:name="P29" style:family="paragraph" style:parent-style-name="Standard">
      <style:paragraph-properties fo:text-align="start" style:justify-single-word="false" style:writing-mode="lr-tb"/>
      <style:text-properties style:font-name="Calibri" fo:font-size="10pt" officeooo:rsid="000746b0" officeooo:paragraph-rsid="009b9247" style:font-size-asian="10pt" style:font-size-complex="10pt"/>
    </style:style>
    <style:style style:name="P30" style:family="paragraph" style:parent-style-name="Standard">
      <style:text-properties style:font-name="Calibri" fo:font-size="10pt" officeooo:paragraph-rsid="001a2374" style:font-size-asian="10pt" style:font-size-complex="10pt"/>
    </style:style>
    <style:style style:name="P31" style:family="paragraph" style:parent-style-name="Standard">
      <style:paragraph-properties style:writing-mode="lr-tb"/>
      <style:text-properties style:font-name="Calibri" fo:font-size="10pt" style:font-size-asian="10pt" style:font-size-complex="10pt"/>
    </style:style>
    <style:style style:name="P32" style:family="paragraph" style:parent-style-name="Standard">
      <style:paragraph-properties fo:text-align="start" style:justify-single-word="false" fo:orphans="0" fo:widows="0" style:writing-mode="lr-tb">
        <style:tab-stops/>
      </style:paragraph-properties>
      <style:text-properties style:font-name="Calibri" fo:font-size="10pt" officeooo:paragraph-rsid="001a2374" style:font-size-asian="10pt" style:font-size-complex="10pt"/>
    </style:style>
    <style:style style:name="P33" style:family="paragraph" style:parent-style-name="Standard">
      <style:paragraph-properties fo:text-align="start" style:justify-single-word="false" fo:orphans="0" fo:widows="0" style:writing-mode="lr-tb">
        <style:tab-stops/>
      </style:paragraph-properties>
      <style:text-properties style:font-name="Calibri" fo:font-size="10pt" officeooo:rsid="00261e6b" officeooo:paragraph-rsid="00261e6b" style:font-size-asian="10pt" style:font-size-complex="10pt"/>
    </style:style>
    <style:style style:name="P34" style:family="paragraph" style:parent-style-name="Standard">
      <style:paragraph-properties fo:text-align="start" style:justify-single-word="false" fo:orphans="0" fo:widows="0" style:writing-mode="lr-tb">
        <style:tab-stops/>
      </style:paragraph-properties>
      <style:text-properties style:font-name="Calibri" fo:font-size="10pt" officeooo:rsid="0029bd4f" officeooo:paragraph-rsid="0029bd4f" style:font-size-asian="10pt" style:font-size-complex="10pt"/>
    </style:style>
    <style:style style:name="P35" style:family="paragraph" style:parent-style-name="Standard">
      <style:paragraph-properties fo:text-align="start" style:justify-single-word="false" fo:orphans="0" fo:widows="0" style:writing-mode="lr-tb">
        <style:tab-stops/>
      </style:paragraph-properties>
      <style:text-properties style:font-name="Calibri" fo:font-size="10pt" officeooo:rsid="0029bd4f" officeooo:paragraph-rsid="0029e240" style:font-size-asian="10pt" style:font-size-complex="10pt"/>
    </style:style>
    <style:style style:name="P36" style:family="paragraph" style:parent-style-name="Standard">
      <style:paragraph-properties fo:text-align="start" style:justify-single-word="false" fo:orphans="0" fo:widows="0" style:writing-mode="lr-tb">
        <style:tab-stops/>
      </style:paragraph-properties>
      <style:text-properties style:font-name="Calibri" fo:font-size="10pt" officeooo:rsid="0029e240" officeooo:paragraph-rsid="0029e240" style:font-size-asian="10pt" style:font-size-complex="10pt"/>
    </style:style>
    <style:style style:name="P37" style:family="paragraph" style:parent-style-name="Standard">
      <style:paragraph-properties fo:text-align="center" style:justify-single-word="false" fo:orphans="0" fo:widows="0" style:writing-mode="lr-tb"/>
      <style:text-properties style:font-name="Calibri" fo:font-size="10pt" officeooo:rsid="004d09fd" officeooo:paragraph-rsid="004d09fd" style:font-size-asian="10pt" style:font-size-complex="10pt"/>
    </style:style>
    <style:style style:name="P38" style:family="paragraph" style:parent-style-name="Standard">
      <style:paragraph-properties fo:text-align="center" style:justify-single-word="false" fo:orphans="0" fo:widows="0" style:writing-mode="lr-tb">
        <style:tab-stops/>
      </style:paragraph-properties>
      <style:text-properties style:font-name="Calibri" fo:font-size="10pt" officeooo:rsid="00445388" officeooo:paragraph-rsid="00516895" style:font-size-asian="10pt" style:font-size-complex="10pt"/>
    </style:style>
    <style:style style:name="P39" style:family="paragraph" style:parent-style-name="Table_20_Contents">
      <style:text-properties style:font-name="Calibri" fo:font-size="10pt" officeooo:paragraph-rsid="006eb040" style:font-size-asian="10pt" style:font-size-complex="10pt"/>
    </style:style>
    <style:style style:name="P40" style:family="paragraph" style:parent-style-name="Standard">
      <style:paragraph-properties fo:text-align="end" style:justify-single-word="false" fo:orphans="0" fo:widows="0" style:writing-mode="lr-tb"/>
      <style:text-properties style:font-name="Calibri" fo:font-size="10pt" style:font-size-asian="10pt"/>
    </style:style>
    <style:style style:name="P41" style:family="paragraph" style:parent-style-name="Standard">
      <style:paragraph-properties fo:text-align="center" style:justify-single-word="false" fo:orphans="0" fo:widows="0" style:writing-mode="lr-tb">
        <style:tab-stops/>
      </style:paragraph-properties>
      <style:text-properties style:font-name="Calibri" fo:font-size="10pt" style:font-size-asian="10pt"/>
    </style:style>
    <style:style style:name="P42" style:family="paragraph" style:parent-style-name="Standard">
      <style:paragraph-properties fo:text-align="center" style:justify-single-word="false" fo:orphans="0" fo:widows="0" style:writing-mode="lr-tb">
        <style:tab-stops/>
      </style:paragraph-properties>
      <style:text-properties style:font-name="Calibri" fo:font-size="10pt" officeooo:paragraph-rsid="003dc821" style:font-size-asian="10pt"/>
    </style:style>
    <style:style style:name="P43" style:family="paragraph" style:parent-style-name="Standard">
      <style:paragraph-properties fo:text-align="center" style:justify-single-word="false" fo:orphans="0" fo:widows="0" style:writing-mode="lr-tb">
        <style:tab-stops/>
      </style:paragraph-properties>
      <style:text-properties style:font-name="Calibri" fo:font-size="10pt" officeooo:paragraph-rsid="0095d3c8" style:font-size-asian="10pt"/>
    </style:style>
    <style:style style:name="P44" style:family="paragraph" style:parent-style-name="Standard">
      <style:paragraph-properties fo:text-align="center" style:justify-single-word="false" fo:orphans="0" fo:widows="0" style:writing-mode="lr-tb"/>
      <style:text-properties style:font-name="Calibri" fo:font-size="10pt" style:font-size-asian="10pt"/>
    </style:style>
    <style:style style:name="P45" style:family="paragraph" style:parent-style-name="Standard">
      <style:paragraph-properties fo:text-align="center" style:justify-single-word="false" fo:orphans="0" fo:widows="0" style:writing-mode="lr-tb">
        <style:tab-stops/>
      </style:paragraph-properties>
      <style:text-properties style:font-name="Calibri" fo:font-size="10pt" officeooo:rsid="007a8f20" officeooo:paragraph-rsid="007a8f20" style:font-size-asian="10pt"/>
    </style:style>
    <style:style style:name="P46" style:family="paragraph" style:parent-style-name="Standard">
      <style:paragraph-properties fo:text-align="center" style:justify-single-word="false" fo:orphans="0" fo:widows="0" style:writing-mode="lr-tb">
        <style:tab-stops/>
      </style:paragraph-properties>
      <style:text-properties style:font-name="Calibri" fo:font-size="10pt" officeooo:rsid="0095d3c8" officeooo:paragraph-rsid="0095d3c8" style:font-size-asian="10pt"/>
    </style:style>
    <style:style style:name="P47" style:family="paragraph" style:parent-style-name="Standard">
      <style:paragraph-properties fo:text-align="center" style:justify-single-word="false" fo:orphans="0" fo:widows="0" style:writing-mode="lr-tb"/>
      <style:text-properties style:font-name="Calibri" fo:font-size="10pt" officeooo:rsid="0095d3c8" officeooo:paragraph-rsid="0095d3c8" style:font-size-asian="10pt"/>
    </style:style>
    <style:style style:name="P48" style:family="paragraph" style:parent-style-name="Standard">
      <style:paragraph-properties fo:text-align="center" style:justify-single-word="false" style:writing-mode="lr-tb"/>
      <style:text-properties style:font-name="Calibri" fo:font-size="10pt" fo:font-weight="normal" officeooo:rsid="000746b0" officeooo:paragraph-rsid="009b9247" style:font-size-asian="10pt" style:font-weight-asian="normal" style:font-size-complex="10pt" style:font-weight-complex="normal"/>
    </style:style>
    <style:style style:name="P49" style:family="paragraph" style:parent-style-name="Standard">
      <style:paragraph-properties fo:text-align="center" style:justify-single-word="false" fo:orphans="0" fo:widows="0" style:writing-mode="lr-tb">
        <style:tab-stops/>
      </style:paragraph-properties>
      <style:text-properties style:font-name="Calibri" fo:font-size="10pt" fo:font-style="italic" officeooo:paragraph-rsid="003dc821" style:font-size-asian="10pt" style:font-style-asian="italic" style:font-style-complex="italic"/>
    </style:style>
    <style:style style:name="P50" style:family="paragraph" style:parent-style-name="Standard">
      <style:paragraph-properties fo:text-align="center" style:justify-single-word="false" fo:orphans="0" fo:widows="0" style:writing-mode="lr-tb">
        <style:tab-stops/>
      </style:paragraph-properties>
      <style:text-properties style:font-name="Calibri" fo:font-size="10pt" fo:font-style="italic" officeooo:paragraph-rsid="001a2374" style:font-size-asian="10pt" style:font-style-asian="italic" style:font-size-complex="10pt" style:font-style-complex="italic"/>
    </style:style>
    <style:style style:name="P51" style:family="paragraph" style:parent-style-name="Standard">
      <style:text-properties style:font-name="Calibri"/>
    </style:style>
    <style:style style:name="P52" style:family="paragraph" style:parent-style-name="Standard">
      <style:paragraph-properties fo:text-align="center" style:justify-single-word="false" fo:orphans="0" fo:widows="0" style:writing-mode="lr-tb">
        <style:tab-stops/>
      </style:paragraph-properties>
      <style:text-properties style:font-name="Calibri"/>
    </style:style>
    <style:style style:name="P53" style:family="paragraph" style:parent-style-name="Standard">
      <style:paragraph-properties fo:text-align="center" style:justify-single-word="false" fo:orphans="0" fo:widows="0" style:writing-mode="lr-tb">
        <style:tab-stops/>
      </style:paragraph-properties>
      <style:text-properties style:font-name="Calibri" officeooo:paragraph-rsid="00071191"/>
    </style:style>
    <style:style style:name="P54" style:family="paragraph" style:parent-style-name="Standard">
      <style:paragraph-properties fo:text-align="center" style:justify-single-word="false" fo:orphans="0" fo:widows="0" style:writing-mode="lr-tb"/>
      <style:text-properties style:font-name="Calibri"/>
    </style:style>
    <style:style style:name="P55" style:family="paragraph" style:parent-style-name="Standard">
      <style:paragraph-properties fo:text-align="end" style:justify-single-word="false" fo:orphans="0" fo:widows="0" style:writing-mode="lr-tb"/>
      <style:text-properties style:font-name="Calibri"/>
    </style:style>
    <style:style style:name="P56" style:family="paragraph" style:parent-style-name="Standard">
      <style:paragraph-properties fo:text-align="start" style:justify-single-word="false" fo:orphans="0" fo:widows="0" style:writing-mode="lr-tb"/>
      <style:text-properties style:font-name="Calibri" officeooo:paragraph-rsid="00071191"/>
    </style:style>
    <style:style style:name="P57" style:family="paragraph" style:parent-style-name="Standard">
      <style:paragraph-properties fo:text-align="start" style:justify-single-word="false" fo:hyphenation-ladder-count="no-limit" style:writing-mode="lr-tb"/>
      <style:text-properties style:font-name="Calibri" officeooo:paragraph-rsid="0084d21d" fo:hyphenate="true" fo:hyphenation-remain-char-count="2" fo:hyphenation-push-char-count="2" loext:hyphenation-no-caps="false"/>
    </style:style>
    <style:style style:name="P58" style:family="paragraph" style:parent-style-name="Standard">
      <style:paragraph-properties style:writing-mode="lr-tb"/>
      <style:text-properties style:font-name="Calibri" fo:font-size="9pt" officeooo:paragraph-rsid="00071191" style:font-size-asian="9pt" style:font-size-complex="9pt"/>
    </style:style>
    <style:style style:name="P59" style:family="paragraph" style:parent-style-name="Standard">
      <style:paragraph-properties fo:text-align="center" style:justify-single-word="false" style:writing-mode="lr-tb"/>
      <style:text-properties style:font-name="Calibri" fo:font-size="9pt" officeooo:rsid="000c426c" officeooo:paragraph-rsid="00071191" style:font-size-asian="9pt" style:font-size-complex="9pt"/>
    </style:style>
    <style:style style:name="P60" style:family="paragraph" style:parent-style-name="Standard">
      <style:paragraph-properties fo:text-align="center" style:justify-single-word="false" style:writing-mode="lr-tb"/>
      <style:text-properties style:font-name="Calibri" fo:font-size="9pt" officeooo:rsid="000c3f65" officeooo:paragraph-rsid="00071191" style:font-size-asian="9pt" style:font-size-complex="9pt"/>
    </style:style>
    <style:style style:name="P61" style:family="paragraph" style:parent-style-name="Standard">
      <style:paragraph-properties style:writing-mode="lr-tb"/>
      <style:text-properties style:font-name="Calibri" fo:font-size="9pt" officeooo:rsid="000c3f65" officeooo:paragraph-rsid="00071191" style:font-size-asian="9pt" style:font-size-complex="9pt"/>
    </style:style>
    <style:style style:name="P62" style:family="paragraph" style:parent-style-name="Standard">
      <style:paragraph-properties fo:text-align="center" style:justify-single-word="false" style:writing-mode="lr-tb"/>
      <style:text-properties style:font-name="Calibri" fo:font-size="9pt" officeooo:paragraph-rsid="00071191" style:font-size-asian="9pt" style:font-size-complex="9pt"/>
    </style:style>
    <style:style style:name="P63" style:family="paragraph" style:parent-style-name="Standard">
      <style:paragraph-properties fo:text-align="center" style:justify-single-word="false" style:writing-mode="lr-tb"/>
      <style:text-properties style:font-name="Calibri" fo:font-size="9pt" officeooo:rsid="000c6b50" officeooo:paragraph-rsid="00071191" style:font-size-asian="9pt" style:font-size-complex="9pt"/>
    </style:style>
    <style:style style:name="P64" style:family="paragraph" style:parent-style-name="Standard">
      <style:paragraph-properties fo:text-align="center" style:justify-single-word="false" style:writing-mode="lr-tb"/>
      <style:text-properties style:font-name="Calibri" fo:font-size="9pt" officeooo:rsid="007cf8b9" officeooo:paragraph-rsid="007cf8b9" style:font-size-asian="9pt" style:font-size-complex="9pt"/>
    </style:style>
    <style:style style:name="P65" style:family="paragraph" style:parent-style-name="Standard">
      <style:paragraph-properties fo:text-align="center" style:justify-single-word="false" fo:orphans="0" fo:widows="0" style:writing-mode="lr-tb"/>
      <style:text-properties style:font-name="Calibri" fo:font-weight="bold" style:font-weight-asian="bold" style:font-weight-complex="bold"/>
    </style:style>
    <style:style style:name="P66" style:family="paragraph" style:parent-style-name="Standard">
      <style:paragraph-properties fo:text-align="center" style:justify-single-word="false" fo:orphans="0" fo:widows="0" style:writing-mode="lr-tb">
        <style:tab-stops/>
      </style:paragraph-properties>
      <style:text-properties style:font-name="Calibri" fo:font-weight="bold" style:font-weight-asian="bold" style:font-weight-complex="bold"/>
    </style:style>
    <style:style style:name="P67" style:family="paragraph" style:parent-style-name="Standard">
      <style:paragraph-properties fo:text-align="start" style:justify-single-word="false" fo:hyphenation-ladder-count="no-limit" style:writing-mode="lr-tb"/>
      <style:text-properties style:font-name="Calibri" officeooo:rsid="00071191" officeooo:paragraph-rsid="00071191" fo:background-color="transparent" fo:hyphenate="true" fo:hyphenation-remain-char-count="2" fo:hyphenation-push-char-count="2" loext:hyphenation-no-caps="false"/>
    </style:style>
    <style:style style:name="P68" style:family="paragraph" style:parent-style-name="Standard">
      <style:paragraph-properties fo:text-align="start" style:justify-single-word="false" fo:hyphenation-ladder-count="no-limit" style:writing-mode="lr-tb"/>
      <style:text-properties style:font-name="Calibri" officeooo:rsid="00071191" officeooo:paragraph-rsid="006eb040" fo:background-color="transparent" fo:hyphenate="true" fo:hyphenation-remain-char-count="2" fo:hyphenation-push-char-count="2" loext:hyphenation-no-caps="false"/>
    </style:style>
    <style:style style:name="P69" style:family="paragraph" style:parent-style-name="Standard">
      <style:paragraph-properties fo:text-align="start" style:justify-single-word="false" fo:hyphenation-ladder-count="no-limit" style:writing-mode="lr-tb"/>
      <style:text-properties style:font-name="Calibri" officeooo:rsid="00071191" officeooo:paragraph-rsid="00837013" fo:background-color="transparent" fo:hyphenate="true" fo:hyphenation-remain-char-count="2" fo:hyphenation-push-char-count="2" loext:hyphenation-no-caps="false"/>
    </style:style>
    <style:style style:name="P70" style:family="paragraph" style:parent-style-name="Standard">
      <style:paragraph-properties fo:text-align="start" style:justify-single-word="false" fo:hyphenation-ladder-count="no-limit" style:writing-mode="lr-tb"/>
      <style:text-properties style:font-name="Calibri" officeooo:rsid="00071191" officeooo:paragraph-rsid="0084d21d" fo:background-color="transparent" fo:hyphenate="true" fo:hyphenation-remain-char-count="2" fo:hyphenation-push-char-count="2" loext:hyphenation-no-caps="false"/>
    </style:style>
    <style:style style:name="P71" style:family="paragraph" style:parent-style-name="Standard">
      <style:paragraph-properties fo:text-align="start" style:justify-single-word="false" fo:hyphenation-ladder-count="no-limit" style:writing-mode="lr-tb"/>
      <style:text-properties style:font-name="Calibri" officeooo:paragraph-rsid="0084d21d" fo:background-color="transparent" fo:hyphenate="true" fo:hyphenation-remain-char-count="2" fo:hyphenation-push-char-count="2" loext:hyphenation-no-caps="false"/>
    </style:style>
    <style:style style:name="P72" style:family="paragraph" style:parent-style-name="Standard">
      <style:paragraph-properties fo:text-align="start" style:justify-single-word="false" fo:hyphenation-ladder-count="no-limit" style:writing-mode="lr-tb"/>
      <style:text-properties style:font-name="Calibri" officeooo:rsid="000746b0" officeooo:paragraph-rsid="006eb040" fo:background-color="transparent" fo:hyphenate="true" fo:hyphenation-remain-char-count="2" fo:hyphenation-push-char-count="2" loext:hyphenation-no-caps="false"/>
    </style:style>
    <style:style style:name="P73" style:family="paragraph" style:parent-style-name="Standard">
      <style:paragraph-properties fo:text-align="start" style:justify-single-word="false" fo:hyphenation-ladder-count="no-limit" style:writing-mode="lr-tb"/>
      <style:text-properties style:font-name="Calibri" officeooo:rsid="000746b0" officeooo:paragraph-rsid="009b9247" fo:background-color="transparent" fo:hyphenate="true" fo:hyphenation-remain-char-count="2" fo:hyphenation-push-char-count="2" loext:hyphenation-no-caps="false"/>
    </style:style>
    <style:style style:name="P74" style:family="paragraph" style:parent-style-name="Standard">
      <style:paragraph-properties style:writing-mode="lr-tb"/>
      <style:text-properties style:use-window-font-color="true" loext:opacity="0%" style:font-name="Calibri" fo:font-size="9pt" fo:language="en" fo:country="US" officeooo:paragraph-rsid="00071191" style:letter-kerning="true" style:font-name-asian="Noto Serif CJK SC" style:font-size-asian="9pt" style:language-asian="zh" style:country-asian="CN" style:font-name-complex="Lohit Devanagari" style:font-size-complex="9pt" style:language-complex="hi" style:country-complex="IN"/>
    </style:style>
    <style:style style:name="P75" style:family="paragraph" style:parent-style-name="Standard">
      <style:text-properties fo:font-variant="normal" fo:text-transform="none" style:text-position="0% 100%" style:font-name="Calibri" fo:font-size="10pt" fo:font-style="normal" style:text-underline-style="none" fo:font-weight="normal" officeooo:paragraph-rsid="001a2374" style:font-size-asian="10pt" style:font-size-complex="10pt"/>
    </style:style>
    <style:style style:name="P76" style:family="paragraph" style:parent-style-name="Standard">
      <style:text-properties style:text-position="super 58%" style:font-name="Calibri" fo:font-size="10pt" officeooo:rsid="0076ca9a" officeooo:paragraph-rsid="0076ca9a" style:font-size-asian="10pt" style:font-size-complex="10pt"/>
    </style:style>
    <style:style style:name="P77" style:family="paragraph" style:parent-style-name="Standard">
      <style:text-properties officeooo:paragraph-rsid="0084d21d"/>
    </style:style>
    <style:style style:name="P78" style:family="paragraph" style:parent-style-name="Standard">
      <style:paragraph-properties style:writing-mode="lr-tb"/>
      <style:text-properties officeooo:paragraph-rsid="0084d21d"/>
    </style:style>
    <style:style style:name="P79" style:family="paragraph" style:parent-style-name="Standard">
      <style:paragraph-properties fo:text-align="center" style:justify-single-word="false" style:writing-mode="lr-tb"/>
      <style:text-properties officeooo:paragraph-rsid="0084d21d"/>
    </style:style>
    <style:style style:name="P80" style:family="paragraph" style:parent-style-name="Bibliography_20_1" style:master-page-name="Standard">
      <style:paragraph-properties style:page-number="auto"/>
    </style:style>
    <style:style style:name="P81" style:family="paragraph" style:parent-style-name="Standard" style:master-page-name="Landscape">
      <style:paragraph-properties style:page-number="auto"/>
      <style:text-properties style:font-name="Calibri" officeooo:rsid="00697aad" officeooo:paragraph-rsid="00420a64" fo:background-color="transparent" style:font-name-asian="utkal" style:font-name-complex="utkal"/>
    </style:style>
    <style:style style:name="P82" style:family="paragraph" style:parent-style-name="Standard">
      <style:paragraph-properties fo:text-align="start" style:justify-single-word="false" fo:hyphenation-ladder-count="no-limit" style:writing-mode="lr-tb"/>
      <style:text-properties style:font-name="Calibri" officeooo:rsid="00071191" officeooo:paragraph-rsid="006eb040" fo:background-color="transparent" fo:hyphenate="true" fo:hyphenation-remain-char-count="2" fo:hyphenation-push-char-count="2" loext:hyphenation-no-caps="false"/>
    </style:style>
    <style:style style:name="P83" style:family="paragraph" style:parent-style-name="Standard" style:master-page-name="Landscape">
      <style:paragraph-properties style:page-number="auto"/>
      <style:text-properties officeooo:paragraph-rsid="0084d21d"/>
    </style:style>
    <style:style style:name="P84" style:family="paragraph" style:parent-style-name="Standard">
      <style:paragraph-properties style:writing-mode="lr-tb"/>
      <style:text-properties officeooo:paragraph-rsid="00a469f8"/>
    </style:style>
    <style:style style:name="P85" style:family="paragraph" style:parent-style-name="Standard">
      <style:text-properties officeooo:paragraph-rsid="00a469f8"/>
    </style:style>
    <style:style style:name="T1" style:family="text">
      <style:text-properties style:text-position="super 58%" fo:font-weight="normal" style:font-weight-asian="normal" style:font-weight-complex="normal"/>
    </style:style>
    <style:style style:name="T2" style:family="text">
      <style:text-properties style:text-position="super 58%" fo:font-weight="normal" officeooo:rsid="000c3f65" style:font-weight-asian="normal" style:font-weight-complex="normal"/>
    </style:style>
    <style:style style:name="T3" style:family="text">
      <style:text-properties style:text-position="super 58%" fo:font-weight="normal" officeooo:rsid="000c3f65" style:font-name-asian="Noto Serif CJK SC" style:font-weight-asian="normal" style:font-name-complex="Lohit Devanagari" style:font-weight-complex="normal"/>
    </style:style>
    <style:style style:name="T4" style:family="text">
      <style:text-properties style:text-position="super 58%" fo:font-size="10pt" fo:font-style="italic" style:font-size-asian="10pt" style:font-style-asian="italic"/>
    </style:style>
    <style:style style:name="T5" style:family="text">
      <style:text-properties style:text-position="super 58%" style:font-name="Calibri" fo:font-size="10pt" officeooo:rsid="00420a64" style:font-size-asian="10pt" style:font-size-complex="10pt"/>
    </style:style>
    <style:style style:name="T6" style:family="text">
      <style:text-properties style:text-position="super 58%" style:font-name="Calibri" fo:font-size="10pt" officeooo:rsid="006fefd6" style:font-size-asian="10pt" style:font-size-complex="10pt"/>
    </style:style>
    <style:style style:name="T7" style:family="text">
      <style:text-properties officeooo:rsid="00071191"/>
    </style:style>
    <style:style style:name="T8" style:family="text">
      <style:text-properties fo:font-weight="normal" officeooo:rsid="000c3f65" style:font-weight-asian="normal" style:font-weight-complex="normal"/>
    </style:style>
    <style:style style:name="T9" style:family="text">
      <style:text-properties fo:font-weight="normal" officeooo:rsid="000746b0" style:font-weight-asian="normal" style:font-weight-complex="normal"/>
    </style:style>
    <style:style style:name="T10" style:family="text">
      <style:text-properties officeooo:rsid="000c426c"/>
    </style:style>
    <style:style style:name="T11" style:family="text">
      <style:text-properties officeooo:rsid="000c6b50"/>
    </style:style>
    <style:style style:name="T12" style:family="text">
      <style:text-properties style:font-name-asian="Noto Serif CJK SC" style:font-name-complex="Lohit Devanagari"/>
    </style:style>
    <style:style style:name="T13" style:family="text">
      <style:text-properties officeooo:rsid="000c6b50" style:font-name-asian="Noto Serif CJK SC" style:font-name-complex="Lohit Devanagari"/>
    </style:style>
    <style:style style:name="T14" style:family="text">
      <style:text-properties fo:font-weight="bold" style:font-weight-asian="bold" style:font-weight-complex="bold"/>
    </style:style>
    <style:style style:name="T15" style:family="text">
      <style:text-properties fo:font-size="10pt" fo:font-weight="bold" style:font-size-asian="10pt" style:font-weight-asian="bold"/>
    </style:style>
    <style:style style:name="T16" style:family="text">
      <style:text-properties fo:font-size="10pt" fo:font-weight="bold" officeooo:rsid="00071191" style:font-size-asian="10pt" style:font-weight-asian="bold"/>
    </style:style>
    <style:style style:name="T17" style:family="text">
      <style:text-properties fo:font-size="10pt" style:font-size-asian="10pt"/>
    </style:style>
    <style:style style:name="T18" style:family="text">
      <style:text-properties fo:font-size="10pt" officeooo:rsid="00071191" style:font-size-asian="10pt"/>
    </style:style>
    <style:style style:name="T19" style:family="text">
      <style:text-properties fo:font-size="10pt" officeooo:rsid="000746b0" style:font-size-asian="10pt"/>
    </style:style>
    <style:style style:name="T20" style:family="text">
      <style:text-properties fo:font-size="10pt" officeooo:rsid="00082486" style:font-size-asian="10pt"/>
    </style:style>
    <style:style style:name="T21" style:family="text">
      <style:text-properties fo:font-size="10pt" officeooo:rsid="00093dcd" style:font-size-asian="10pt"/>
    </style:style>
    <style:style style:name="T22" style:family="text">
      <style:text-properties officeooo:rsid="000c6b50" style:font-name-asian="utkal" style:font-name-complex="utkal"/>
    </style:style>
    <style:style style:name="T23" style:family="text">
      <style:text-properties style:text-position="sub 58%" fo:font-size="10pt" style:font-size-asian="10pt"/>
    </style:style>
    <style:style style:name="T24" style:family="text">
      <style:text-properties style:text-position="sub 58%" style:font-name="Calibri" fo:font-size="10pt" officeooo:rsid="003b0b57" style:font-size-asian="10pt" style:font-size-complex="10pt"/>
    </style:style>
    <style:style style:name="T25" style:family="text">
      <style:text-properties officeooo:rsid="000746b0"/>
    </style:style>
    <style:style style:name="T26" style:family="text">
      <style:text-properties officeooo:rsid="00093dcd"/>
    </style:style>
    <style:style style:name="T27" style:family="text">
      <style:text-properties fo:font-variant="normal" fo:text-transform="none" fo:color="#000000" loext:opacity="100%" style:text-line-through-style="none" style:text-line-through-type="none" style:font-name="Calibri" fo:font-size="10pt" fo:font-style="normal" style:text-underline-style="none" fo:font-weight="normal" style:text-blinking="false" fo:background-color="transparent" loext:char-shading-value="0" style:font-size-asian="10pt" style:font-size-complex="10pt"/>
    </style:style>
    <style:style style:name="T28" style:family="text">
      <style:text-properties fo:font-variant="normal" fo:text-transform="none" fo:color="#000000" loext:opacity="100%" style:text-line-through-style="none" style:text-line-through-type="none" style:font-name="Calibri" fo:font-size="10pt" fo:font-style="italic" style:text-underline-style="none" fo:font-weight="normal" style:text-blinking="false" fo:background-color="transparent" loext:char-shading-value="0" style:font-size-asian="10pt" style:font-style-asian="italic" style:font-size-complex="10pt" style:font-style-complex="italic"/>
    </style:style>
    <style:style style:name="T29" style:family="text">
      <style:text-properties fo:font-variant="normal" fo:text-transform="none" fo:color="#000000" loext:opacity="100%" style:text-line-through-style="none" style:text-line-through-type="none" style:font-name="Calibri" fo:font-size="10pt" fo:font-style="italic" style:text-underline-style="none" fo:font-weight="normal" officeooo:rsid="00411e25" style:text-blinking="false" fo:background-color="transparent" loext:char-shading-value="0" style:font-size-asian="10pt" style:font-style-asian="italic" style:font-size-complex="10pt" style:font-style-complex="italic"/>
    </style:style>
    <style:style style:name="T30" style:family="text">
      <style:text-properties fo:font-variant="normal" fo:text-transform="none" fo:color="#000000" loext:opacity="100%" style:text-line-through-style="none" style:text-line-through-type="none" style:text-position="super 58%" style:font-name="Calibri" fo:font-size="10pt" fo:font-style="normal" style:text-underline-style="none" fo:font-weight="normal" style:text-blinking="false" fo:background-color="transparent" loext:char-shading-value="0" style:font-size-asian="10pt" style:font-size-complex="10pt"/>
    </style:style>
    <style:style style:name="T31" style:family="text">
      <style:text-properties fo:font-variant="normal" fo:text-transform="none" style:text-position="super 58%" fo:font-style="normal" style:text-underline-style="none" fo:font-weight="normal"/>
    </style:style>
    <style:style style:name="T32" style:family="text">
      <style:text-properties fo:font-variant="normal" fo:text-transform="none" style:text-position="super 58%" style:font-name="Calibri" fo:font-size="10pt" fo:font-style="normal" style:text-underline-style="none" fo:font-weight="normal" style:font-size-asian="10pt" style:font-size-complex="10pt"/>
    </style:style>
    <style:style style:name="T33" style:family="text">
      <style:text-properties fo:font-variant="normal" fo:text-transform="none" style:text-position="super 58%" style:font-name="Calibri" fo:font-size="10pt" fo:font-style="normal" style:text-underline-style="none" fo:font-weight="normal" officeooo:rsid="003b0b57" style:font-size-asian="10pt" style:font-size-complex="10pt"/>
    </style:style>
    <style:style style:name="T34" style:family="text">
      <style:text-properties fo:font-variant="normal" fo:text-transform="none" style:text-position="super 58%" style:font-name="Calibri" fo:font-size="10pt" fo:font-style="normal" style:text-underline-style="none" fo:font-weight="normal" officeooo:rsid="00420a64" style:font-size-asian="10pt" style:font-size-complex="10pt"/>
    </style:style>
    <style:style style:name="T35" style:family="text">
      <style:text-properties fo:font-variant="normal" fo:text-transform="none" style:text-position="super 58%" style:font-name="Calibri" fo:font-size="10pt" fo:font-style="normal" style:text-underline-style="none" fo:font-weight="normal" officeooo:rsid="00427c22" style:font-size-asian="10pt" style:font-size-complex="10pt"/>
    </style:style>
    <style:style style:name="T36" style:family="text">
      <style:text-properties fo:font-variant="normal" fo:text-transform="none" style:text-position="super 58%" style:font-name="Calibri" fo:font-size="10pt" fo:font-style="normal" style:text-underline-style="none" fo:font-weight="normal" officeooo:rsid="00451367" style:font-size-asian="10pt" style:font-size-complex="10pt"/>
    </style:style>
    <style:style style:name="T37" style:family="text">
      <style:text-properties fo:font-variant="normal" fo:text-transform="none" style:text-position="super 58%" style:font-name="Calibri" fo:font-size="10pt" fo:font-style="normal" style:text-underline-style="none" fo:font-weight="normal" officeooo:rsid="004e4e49" style:font-size-asian="10pt" style:font-size-complex="10pt"/>
    </style:style>
    <style:style style:name="T38" style:family="text">
      <style:text-properties fo:font-variant="normal" fo:text-transform="none" style:text-position="super 58%" style:font-name="Calibri" fo:font-size="10pt" fo:font-style="normal" style:text-underline-style="none" fo:font-weight="normal" officeooo:rsid="004efeab" style:font-size-asian="10pt" style:font-size-complex="10pt"/>
    </style:style>
    <style:style style:name="T39" style:family="text">
      <style:text-properties fo:font-variant="normal" fo:text-transform="none" style:text-position="super 58%" style:font-name="Calibri" fo:font-size="10pt" fo:font-style="normal" style:text-underline-style="none" fo:font-weight="normal" officeooo:rsid="004fa7bc" style:font-size-asian="10pt" style:font-size-complex="10pt"/>
    </style:style>
    <style:style style:name="T40" style:family="text">
      <style:text-properties fo:font-variant="normal" fo:text-transform="none" style:text-position="super 58%" style:font-name="Calibri" fo:font-size="10pt" fo:font-style="normal" style:text-underline-style="none" fo:font-weight="normal" officeooo:rsid="0050546c" style:font-size-asian="10pt" style:font-size-complex="10pt"/>
    </style:style>
    <style:style style:name="T41" style:family="text">
      <style:text-properties fo:font-variant="normal" fo:text-transform="none" style:text-position="super 58%" style:font-name="Calibri" fo:font-size="10pt" fo:font-style="normal" style:text-underline-style="none" fo:font-weight="normal" officeooo:rsid="00550f1b" style:font-size-asian="10pt" style:font-size-complex="10pt"/>
    </style:style>
    <style:style style:name="T42" style:family="text">
      <style:text-properties fo:font-variant="normal" fo:text-transform="none" style:text-position="super 58%" style:font-name="Calibri" fo:font-size="10pt" fo:font-style="normal" style:text-underline-style="none" fo:font-weight="normal" officeooo:rsid="005cec47" style:font-size-asian="10pt" style:font-size-complex="10pt"/>
    </style:style>
    <style:style style:name="T43" style:family="text">
      <style:text-properties fo:font-variant="normal" fo:text-transform="none" style:text-position="super 58%" style:font-name="Calibri" fo:font-size="10pt" fo:font-style="normal" style:text-underline-style="none" fo:font-weight="normal" officeooo:rsid="0060b04c" style:font-size-asian="10pt" style:font-size-complex="10pt"/>
    </style:style>
    <style:style style:name="T44" style:family="text">
      <style:text-properties fo:font-variant="normal" fo:text-transform="none" style:text-position="super 58%" style:font-name="Calibri" fo:font-size="10pt" fo:font-style="normal" style:text-underline-style="none" fo:font-weight="normal" officeooo:rsid="0062ae2d" style:font-size-asian="10pt" style:font-size-complex="10pt"/>
    </style:style>
    <style:style style:name="T45" style:family="text">
      <style:text-properties fo:font-variant="normal" fo:text-transform="none" style:text-position="super 58%" style:font-name="Calibri" fo:font-size="10pt" fo:font-style="normal" style:text-underline-style="none" fo:font-weight="normal" officeooo:rsid="0065b455" style:font-size-asian="10pt" style:font-size-complex="10pt"/>
    </style:style>
    <style:style style:name="T46" style:family="text">
      <style:text-properties fo:font-variant="normal" fo:text-transform="none" style:text-position="super 58%" style:font-name="Calibri" fo:font-size="10pt" fo:font-style="normal" style:text-underline-style="none" fo:font-weight="normal" officeooo:rsid="00672b2f" style:font-size-asian="10pt" style:font-size-complex="10pt"/>
    </style:style>
    <style:style style:name="T47" style:family="text">
      <style:text-properties fo:font-variant="normal" fo:text-transform="none" style:text-position="super 58%" style:font-name="Calibri" fo:font-size="10pt" fo:font-style="normal" style:text-underline-style="none" fo:font-weight="normal" officeooo:rsid="0067a5b1" style:font-size-asian="10pt" style:font-size-complex="10pt"/>
    </style:style>
    <style:style style:name="T48" style:family="text">
      <style:text-properties fo:font-variant="normal" fo:text-transform="none" style:text-position="super 58%" style:font-name="Calibri" fo:font-size="10pt" fo:font-style="normal" style:text-underline-style="none" fo:font-weight="normal" officeooo:rsid="00680e46" style:font-size-asian="10pt" style:font-size-complex="10pt"/>
    </style:style>
    <style:style style:name="T49" style:family="text">
      <style:text-properties fo:font-variant="normal" fo:text-transform="none" style:text-position="super 58%" style:font-name="Calibri" fo:font-size="10pt" fo:font-style="normal" style:text-underline-style="none" fo:font-weight="normal" officeooo:rsid="006fefd6" style:font-size-asian="10pt" style:font-size-complex="10pt"/>
    </style:style>
    <style:style style:name="T50" style:family="text">
      <style:text-properties fo:font-variant="normal" fo:text-transform="none" style:text-position="super 58%" style:font-name="Calibri" fo:font-style="normal" style:text-underline-style="none" fo:font-weight="normal" officeooo:rsid="003ed1d2" fo:background-color="transparent" loext:char-shading-value="0"/>
    </style:style>
    <style:style style:name="T51" style:family="text">
      <style:text-properties fo:font-variant="normal" fo:text-transform="none" style:text-position="0% 100%" style:font-name="Calibri" fo:font-size="10pt" fo:font-style="normal" style:text-underline-style="none" fo:font-weight="normal" officeooo:rsid="003b0b57" style:font-size-asian="10pt" style:font-size-complex="10pt"/>
    </style:style>
    <style:style style:name="T52" style:family="text">
      <style:text-properties fo:font-variant="normal" fo:text-transform="none" style:text-position="0% 100%" style:font-name="Calibri" fo:font-size="10pt" fo:font-style="normal" style:text-underline-style="none" fo:font-weight="normal" officeooo:rsid="00680e46" style:font-size-asian="10pt" style:font-size-complex="10pt"/>
    </style:style>
    <style:style style:name="T53" style:family="text">
      <style:text-properties officeooo:rsid="00261e6b"/>
    </style:style>
    <style:style style:name="T54" style:family="text">
      <style:text-properties fo:font-style="italic" style:font-style-asian="italic"/>
    </style:style>
    <style:style style:name="T55" style:family="text">
      <style:text-properties fo:font-style="italic" style:font-style-asian="italic" style:font-style-complex="italic"/>
    </style:style>
    <style:style style:name="T56" style:family="text">
      <style:text-properties style:font-name="Calibri" fo:font-size="10pt" style:font-size-asian="10pt" style:font-size-complex="10pt"/>
    </style:style>
    <style:style style:name="T57" style:family="text">
      <style:text-properties style:font-name="Calibri" fo:font-size="10pt" officeooo:rsid="003b0b57" style:font-size-asian="10pt" style:font-size-complex="10pt"/>
    </style:style>
    <style:style style:name="T58" style:family="text">
      <style:text-properties style:font-name="Calibri" fo:font-size="10pt" officeooo:rsid="00420a64" style:font-size-asian="10pt" style:font-size-complex="10pt"/>
    </style:style>
    <style:style style:name="T59" style:family="text">
      <style:text-properties style:font-name="Calibri" fo:font-size="10pt" officeooo:rsid="00427c22" style:font-size-asian="10pt" style:font-size-complex="10pt"/>
    </style:style>
    <style:style style:name="T60" style:family="text">
      <style:text-properties style:font-name="Calibri" fo:font-size="10pt" officeooo:rsid="00445388" style:font-size-asian="10pt" style:font-size-complex="10pt"/>
    </style:style>
    <style:style style:name="T61" style:family="text">
      <style:text-properties style:font-name="Calibri" fo:font-size="10pt" officeooo:rsid="00447546" style:font-size-asian="10pt" style:font-size-complex="10pt"/>
    </style:style>
    <style:style style:name="T62" style:family="text">
      <style:text-properties style:font-name="Calibri" fo:font-size="10pt" officeooo:rsid="00451367" style:font-size-asian="10pt" style:font-size-complex="10pt"/>
    </style:style>
    <style:style style:name="T63" style:family="text">
      <style:text-properties style:font-name="Calibri" fo:font-size="10pt" officeooo:rsid="0049b9e5" style:font-size-asian="10pt" style:font-size-complex="10pt"/>
    </style:style>
    <style:style style:name="T64" style:family="text">
      <style:text-properties style:font-name="Calibri" fo:font-size="10pt" officeooo:rsid="004d09fd" style:font-size-asian="10pt" style:font-size-complex="10pt"/>
    </style:style>
    <style:style style:name="T65" style:family="text">
      <style:text-properties style:font-name="Calibri" fo:font-size="10pt" officeooo:rsid="004e4e49" style:font-size-asian="10pt" style:font-size-complex="10pt"/>
    </style:style>
    <style:style style:name="T66" style:family="text">
      <style:text-properties style:font-name="Calibri" fo:font-size="10pt" officeooo:rsid="004efeab" style:font-size-asian="10pt" style:font-size-complex="10pt"/>
    </style:style>
    <style:style style:name="T67" style:family="text">
      <style:text-properties style:font-name="Calibri" fo:font-size="10pt" officeooo:rsid="004fa7bc" style:font-size-asian="10pt" style:font-size-complex="10pt"/>
    </style:style>
    <style:style style:name="T68" style:family="text">
      <style:text-properties style:font-name="Calibri" fo:font-size="10pt" officeooo:rsid="0050546c" style:font-size-asian="10pt" style:font-size-complex="10pt"/>
    </style:style>
    <style:style style:name="T69" style:family="text">
      <style:text-properties style:font-name="Calibri" fo:font-size="10pt" officeooo:rsid="00516895" style:font-size-asian="10pt" style:font-size-complex="10pt"/>
    </style:style>
    <style:style style:name="T70" style:family="text">
      <style:text-properties style:font-name="Calibri" fo:font-size="10pt" officeooo:rsid="00550f1b" style:font-size-asian="10pt" style:font-size-complex="10pt"/>
    </style:style>
    <style:style style:name="T71" style:family="text">
      <style:text-properties style:font-name="Calibri" fo:font-size="10pt" officeooo:rsid="0059e4b4" style:font-size-asian="10pt" style:font-size-complex="10pt"/>
    </style:style>
    <style:style style:name="T72" style:family="text">
      <style:text-properties style:font-name="Calibri" fo:font-size="10pt" officeooo:rsid="005cbccd" style:font-size-asian="10pt" style:font-size-complex="10pt"/>
    </style:style>
    <style:style style:name="T73" style:family="text">
      <style:text-properties style:font-name="Calibri" fo:font-size="10pt" officeooo:rsid="005cec47" style:font-size-asian="10pt" style:font-size-complex="10pt"/>
    </style:style>
    <style:style style:name="T74" style:family="text">
      <style:text-properties style:font-name="Calibri" fo:font-size="10pt" officeooo:rsid="005ea7ba" style:font-size-asian="10pt" style:font-size-complex="10pt"/>
    </style:style>
    <style:style style:name="T75" style:family="text">
      <style:text-properties style:font-name="Calibri" fo:font-size="10pt" officeooo:rsid="0060b04c" style:font-size-asian="10pt" style:font-size-complex="10pt"/>
    </style:style>
    <style:style style:name="T76" style:family="text">
      <style:text-properties style:font-name="Calibri" fo:font-size="10pt" officeooo:rsid="0062ae2d" style:font-size-asian="10pt" style:font-size-complex="10pt"/>
    </style:style>
    <style:style style:name="T77" style:family="text">
      <style:text-properties style:font-name="Calibri" fo:font-size="10pt" officeooo:rsid="0065b455" style:font-size-asian="10pt" style:font-size-complex="10pt"/>
    </style:style>
    <style:style style:name="T78" style:family="text">
      <style:text-properties style:font-name="Calibri" fo:font-size="10pt" officeooo:rsid="00672b2f" style:font-size-asian="10pt" style:font-size-complex="10pt"/>
    </style:style>
    <style:style style:name="T79" style:family="text">
      <style:text-properties style:font-name="Calibri" fo:font-size="10pt" officeooo:rsid="0067a5b1" style:font-size-asian="10pt" style:font-size-complex="10pt"/>
    </style:style>
    <style:style style:name="T80" style:family="text">
      <style:text-properties style:font-name="Calibri" fo:font-size="10pt" officeooo:rsid="006fefd6" style:font-size-asian="10pt" style:font-size-complex="10pt"/>
    </style:style>
    <style:style style:name="T81" style:family="text">
      <style:text-properties style:font-name="Calibri" fo:font-size="10pt" officeooo:rsid="0046c2b3" fo:background-color="transparent" loext:char-shading-value="0" style:font-name-asian="utkal" style:font-size-asian="10pt" style:font-name-complex="utkal" style:font-size-complex="10pt"/>
    </style:style>
    <style:style style:name="T82" style:family="text">
      <style:text-properties style:font-name="Calibri" officeooo:rsid="000746b0" fo:background-color="transparent" loext:char-shading-value="0"/>
    </style:style>
    <style:style style:name="T83" style:family="text">
      <style:text-properties style:font-name="Calibri" officeooo:rsid="003e51a0" fo:background-color="transparent" loext:char-shading-value="0"/>
    </style:style>
    <style:style style:name="T84" style:family="text">
      <style:text-properties style:font-name="Calibri" officeooo:rsid="001a2374" fo:background-color="transparent" loext:char-shading-value="0"/>
    </style:style>
    <style:style style:name="T85" style:family="text">
      <style:text-properties style:font-name="Calibri" officeooo:rsid="003ed1d2" fo:background-color="transparent" loext:char-shading-value="0"/>
    </style:style>
    <style:style style:name="T86" style:family="text">
      <style:text-properties style:font-name="Calibri" officeooo:rsid="0046c2b3" fo:background-color="transparent" loext:char-shading-value="0" style:font-name-asian="Noto Serif CJK SC" style:font-name-complex="Lohit Devanagari"/>
    </style:style>
    <style:style style:name="T87" style:family="text">
      <style:text-properties style:font-name="Calibri" officeooo:rsid="0046c2b3" fo:background-color="transparent" loext:char-shading-value="0" style:font-name-asian="utkal" style:font-name-complex="utkal"/>
    </style:style>
    <style:style style:name="T88" style:family="text">
      <style:text-properties style:font-name="Calibri" officeooo:rsid="00697aad" fo:background-color="transparent" loext:char-shading-value="0"/>
    </style:style>
    <style:style style:name="T89" style:family="text">
      <style:text-properties style:font-name="Calibri" fo:font-weight="bold" officeooo:rsid="000746b0" fo:background-color="transparent" loext:char-shading-value="0" style:font-weight-asian="bold" style:font-weight-complex="bold"/>
    </style:style>
    <style:style style:name="T90" style:family="text">
      <style:text-properties style:font-name="Calibri" fo:font-weight="bold" officeooo:rsid="003ed1d2" fo:background-color="transparent" loext:char-shading-value="0" style:font-weight-asian="bold" style:font-weight-complex="bold"/>
    </style:style>
    <style:style style:name="T91" style:family="text">
      <style:text-properties style:font-name="Calibri" fo:font-style="italic" officeooo:rsid="0046c2b3" fo:background-color="transparent" loext:char-shading-value="0" style:font-name-asian="utkal" style:font-style-asian="italic" style:font-name-complex="utkal" style:font-style-complex="italic"/>
    </style:style>
    <style:style style:name="T92" style:family="text">
      <style:text-properties officeooo:rsid="0029c8b5"/>
    </style:style>
    <style:style style:name="T93" style:family="text">
      <style:text-properties officeooo:rsid="0029e240"/>
    </style:style>
    <style:style style:name="T94" style:family="text">
      <style:text-properties officeooo:rsid="003d3577"/>
    </style:style>
    <style:style style:name="T95" style:family="text">
      <style:text-properties officeooo:rsid="004b5893"/>
    </style:style>
    <style:style style:name="T96" style:family="text">
      <style:text-properties officeooo:rsid="004d09fd"/>
    </style:style>
    <style:style style:name="T97" style:family="text">
      <style:text-properties officeooo:rsid="007520fb"/>
    </style:style>
    <style:style style:name="T98" style:family="text">
      <style:text-properties style:text-position="0% 100%"/>
    </style:style>
    <style:style style:name="T99" style:family="text">
      <style:text-properties style:text-position="0% 100%" style:font-name="Ubuntu" style:font-name-asian="Noto Serif CJK SC" style:font-name-complex="Lohit Devanagari"/>
    </style:style>
    <style:style style:name="T100" style:family="text">
      <style:text-properties officeooo:rsid="007ab568"/>
    </style:style>
    <style:style style:name="T101" style:family="text">
      <style:text-properties officeooo:rsid="007cf8b9"/>
    </style:style>
    <style:style style:name="T102" style:family="text">
      <style:text-properties officeooo:rsid="007f56a5"/>
    </style:style>
    <style:style style:name="T103" style:family="text">
      <style:text-properties officeooo:rsid="008d5b6c"/>
    </style:style>
    <style:style style:name="T104" style:family="text">
      <style:text-properties style:font-style-asian="italic"/>
    </style:style>
    <style:style style:name="T105" style:family="text">
      <style:text-properties officeooo:rsid="0097c473"/>
    </style:style>
    <style:style style:name="T106" style:family="text">
      <style:text-properties officeooo:rsid="009a6fb5"/>
    </style:style>
    <style:style style:name="T107" style:family="text">
      <style:text-properties officeooo:rsid="00a123b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2">Data type</text:p>
          </table:table-cell>
          <table:table-cell table:style-name="Table2.A1" office:value-type="string">
            <text:p text:style-name="P11">Visit <text:span text:style-name="T25">A </text:span><text:span text:style-name="T9">(n)</text:span></text:p>
          </table:table-cell>
          <table:table-cell table:style-name="Table2.C1" office:value-type="string">
            <text:p text:style-name="P11">Visit B <text:span text:style-name="T9">(n)</text:span></text:p>
          </table:table-cell>
        </table:table-row>
        <table:table-row table:style-name="Table2.1">
          <table:table-cell table:style-name="Table2.A2" office:value-type="string">
            <text:p text:style-name="P29">exposure</text:p>
          </table:table-cell>
          <table:table-cell table:style-name="Table2.A2" office:value-type="string">
            <text:p text:style-name="P48">152</text:p>
          </table:table-cell>
          <table:table-cell table:style-name="Table2.C2" office:value-type="string">
            <text:p text:style-name="P48">152</text:p>
          </table:table-cell>
        </table:table-row>
        <table:table-row table:style-name="Table2.1">
          <table:table-cell table:style-name="Table2.A2" office:value-type="string">
            <text:p text:style-name="P29">methylome</text:p>
          </table:table-cell>
          <table:table-cell table:style-name="Table2.A2" office:value-type="string">
            <text:p text:style-name="P48">149</text:p>
          </table:table-cell>
          <table:table-cell table:style-name="Table2.C2" office:value-type="string">
            <text:p text:style-name="P48">149</text:p>
          </table:table-cell>
        </table:table-row>
        <table:table-row table:style-name="Table2.1">
          <table:table-cell table:style-name="Table2.A2" office:value-type="string">
            <text:p text:style-name="P29">serum metabolome</text:p>
          </table:table-cell>
          <table:table-cell table:style-name="Table2.A2" office:value-type="string">
            <text:p text:style-name="P48">155</text:p>
          </table:table-cell>
          <table:table-cell table:style-name="Table2.C2" office:value-type="string">
            <text:p text:style-name="P48">155</text:p>
          </table:table-cell>
        </table:table-row>
        <table:table-row table:style-name="Table2.1">
          <table:table-cell table:style-name="Table2.A2" office:value-type="string">
            <text:p text:style-name="P29">urinary metabolome</text:p>
          </table:table-cell>
          <table:table-cell table:style-name="Table2.A2" office:value-type="string">
            <text:p text:style-name="P48">156</text:p>
          </table:table-cell>
          <table:table-cell table:style-name="Table2.C2" office:value-type="string">
            <text:p text:style-name="P48">154</text:p>
          </table:table-cell>
        </table:table-row>
        <table:table-row table:style-name="Table2.1">
          <table:table-cell table:style-name="Table2.A2" office:value-type="string">
            <text:p text:style-name="P29">proteome</text:p>
          </table:table-cell>
          <table:table-cell table:style-name="Table2.A2" office:value-type="string">
            <text:p text:style-name="P48">150</text:p>
          </table:table-cell>
          <table:table-cell table:style-name="Table2.C2" office:value-type="string">
            <text:p text:style-name="P48">155</text:p>
          </table:table-cell>
        </table:table-row>
        <table:table-row table:style-name="Table2.1">
          <table:table-cell table:style-name="Table2.A7" office:value-type="string">
            <text:p text:style-name="P29">intersection</text:p>
          </table:table-cell>
          <table:table-cell table:style-name="Table2.A7" office:value-type="string">
            <text:p text:style-name="P48">140</text:p>
          </table:table-cell>
          <table:table-cell table:style-name="Table2.C7" office:value-type="string">
            <text:p text:style-name="P48">143</text:p>
          </table:table-cell>
        </table:table-row>
      </table:table>
      <text:p text:style-name="P73">Table <text:span text:style-name="T106">1</text:span>: Study population selection for each visit and each data typ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ext:soft-page-break/>
        <table:table-row table:style-name="Table9.1">
          <table:table-cell table:style-name="Table9.A1" office:value-type="string">
            <text:p text:style-name="P1">Class</text:p>
          </table:table-cell>
          <table:table-cell table:style-name="Table9.A1" office:value-type="string">
            <text:p text:style-name="P1">Compound</text:p>
          </table:table-cell>
          <table:table-cell table:style-name="Table9.A1" office:value-type="string">
            <text:p text:style-name="P1">Abbreviation</text:p>
          </table:table-cell>
          <table:table-cell table:style-name="Table9.A1" office:value-type="string">
            <text:p text:style-name="P1">PubChem CID</text:p>
          </table:table-cell>
          <table:table-cell table:style-name="Table9.A1" office:value-type="string">
            <text:p text:style-name="P1">CTD</text:p>
          </table:table-cell>
          <table:table-cell table:style-name="Table9.A1" office:value-type="string">
            <text:p text:style-name="P2">Visit A<text:span text:style-name="T1">1</text:span></text:p>
          </table:table-cell>
          <table:table-cell table:style-name="Table9.A1" office:value-type="string">
            <text:p text:style-name="P2">Visit B<text:span text:style-name="T1">1</text:span></text:p>
          </table:table-cell>
        </table:table-row>
        <table:table-row table:style-name="Table9.1">
          <table:table-cell table:style-name="Table9.A2" table:number-rows-spanned="5" office:value-type="string">
            <text:p text:style-name="P22">OP pesticide metabolite<text:span text:style-name="T25">s</text:span></text:p>
          </table:table-cell>
          <table:table-cell table:style-name="Table9.A2" office:value-type="string">
            <text:p text:style-name="P39">diethyl phosphate</text:p>
          </table:table-cell>
          <table:table-cell table:style-name="Table9.A2" office:value-type="string">
            <text:p text:style-name="P21">DEP</text:p>
          </table:table-cell>
          <table:table-cell table:style-name="Table9.A2" office:value-type="string">
            <text:p text:style-name="P21">654</text:p>
          </table:table-cell>
          <table:table-cell table:style-name="Table9.A2" office:value-type="string">
            <text:p text:style-name="P21">C034789</text:p>
          </table:table-cell>
          <table:table-cell table:style-name="Table9.A2" office:value-type="string">
            <text:p text:style-name="P21">0.05 (-0.55, 0.60)</text:p>
          </table:table-cell>
          <table:table-cell table:style-name="Table9.A2" office:value-type="string">
            <text:p text:style-name="P21">-0.02 (-0.59, 0.54)</text:p>
          </table:table-cell>
        </table:table-row>
        <table:table-row table:style-name="Table9.1">
          <table:covered-table-cell table:style-name="Table9.A2"/>
          <table:table-cell table:style-name="Table9.A2" office:value-type="string">
            <text:p text:style-name="P39">diethyl thiophosphate</text:p>
          </table:table-cell>
          <table:table-cell table:style-name="Table9.A2" office:value-type="string">
            <text:p text:style-name="P21">DETP</text:p>
          </table:table-cell>
          <table:table-cell table:style-name="Table9.A2" office:value-type="string">
            <text:p text:style-name="P21">3683036</text:p>
          </table:table-cell>
          <table:table-cell table:style-name="Table9.A2" office:value-type="string">
            <text:p text:style-name="P21">C035638</text:p>
          </table:table-cell>
          <table:table-cell table:style-name="Table9.A2" office:value-type="string">
            <text:p text:style-name="P21">0.23 (-0.91, 0.78)</text:p>
          </table:table-cell>
          <table:table-cell table:style-name="Table9.A2" office:value-type="string">
            <text:p text:style-name="P21">0.18 (-1.11, 0.77)</text:p>
          </table:table-cell>
        </table:table-row>
        <table:table-row table:style-name="Table9.1">
          <table:covered-table-cell table:style-name="Table9.A2"/>
          <table:table-cell table:style-name="Table9.A2" office:value-type="string">
            <text:p text:style-name="P39">dimethyl dithiophosphate</text:p>
          </table:table-cell>
          <table:table-cell table:style-name="Table9.A2" office:value-type="string">
            <text:p text:style-name="P21">DMDTP</text:p>
          </table:table-cell>
          <table:table-cell table:style-name="Table9.A2" office:value-type="string">
            <text:p text:style-name="P21">36158</text:p>
          </table:table-cell>
          <table:table-cell table:style-name="Table9.A2" office:value-type="string">
            <text:p text:style-name="P21">C040339</text:p>
          </table:table-cell>
          <table:table-cell table:style-name="Table9.A2" office:value-type="string">
            <text:p text:style-name="P21">-0.41 (-0.72, 0.74)</text:p>
          </table:table-cell>
          <table:table-cell table:style-name="Table9.A2" office:value-type="string">
            <text:p text:style-name="P21">-0.40 (-0.67, 0.51)</text:p>
          </table:table-cell>
        </table:table-row>
        <table:table-row table:style-name="Table9.1">
          <table:covered-table-cell table:style-name="Table9.A2"/>
          <table:table-cell table:style-name="Table9.A2" office:value-type="string">
            <text:p text:style-name="P39">dimethyl phosphate</text:p>
          </table:table-cell>
          <table:table-cell table:style-name="Table9.A2" office:value-type="string">
            <text:p text:style-name="P21">DMP</text:p>
          </table:table-cell>
          <table:table-cell table:style-name="Table9.A2" office:value-type="string">
            <text:p text:style-name="P21">13134</text:p>
          </table:table-cell>
          <table:table-cell table:style-name="Table9.A2" office:value-type="string">
            <text:p text:style-name="P21">C007477</text:p>
          </table:table-cell>
          <table:table-cell table:style-name="Table9.A2" office:value-type="string">
            <text:p text:style-name="P21">0.28 (-0.95, 0.87)</text:p>
          </table:table-cell>
          <table:table-cell table:style-name="Table9.A2" office:value-type="string">
            <text:p text:style-name="P21">0.13 (-0.89, 0.84)</text:p>
          </table:table-cell>
        </table:table-row>
        <table:table-row table:style-name="Table9.1">
          <table:covered-table-cell table:style-name="Table9.A2"/>
          <table:table-cell table:style-name="Table9.A2" office:value-type="string">
            <text:p text:style-name="P39">dimethyl thiophosphate</text:p>
          </table:table-cell>
          <table:table-cell table:style-name="Table9.A2" office:value-type="string">
            <text:p text:style-name="P21">DMTP</text:p>
          </table:table-cell>
          <table:table-cell table:style-name="Table9.A2" office:value-type="string">
            <text:p text:style-name="P21">168140</text:p>
          </table:table-cell>
          <table:table-cell table:style-name="Table9.A2" office:value-type="string">
            <text:p text:style-name="P21">C040340</text:p>
          </table:table-cell>
          <table:table-cell table:style-name="Table9.A2" office:value-type="string">
            <text:p text:style-name="P21">0.00 (-0.55, 0.48)</text:p>
          </table:table-cell>
          <table:table-cell table:style-name="Table9.A2" office:value-type="string">
            <text:p text:style-name="P21">-0.08 (-0.55, 0.50)</text:p>
          </table:table-cell>
        </table:table-row>
        <table:table-row table:style-name="Table9.1">
          <table:table-cell table:style-name="Table9.A2" table:number-rows-spanned="7" office:value-type="string">
            <text:p text:style-name="P21">Phenol<text:span text:style-name="T25">s</text:span></text:p>
          </table:table-cell>
          <table:table-cell table:style-name="Table9.A2" office:value-type="string">
            <text:p text:style-name="P39">bisphenol A</text:p>
          </table:table-cell>
          <table:table-cell table:style-name="Table9.A2" office:value-type="string">
            <text:p text:style-name="P21">BPA</text:p>
          </table:table-cell>
          <table:table-cell table:style-name="Table9.A2" office:value-type="string">
            <text:p text:style-name="P21">6623</text:p>
          </table:table-cell>
          <table:table-cell table:style-name="Table9.A2" office:value-type="string">
            <text:p text:style-name="P21">C006780</text:p>
          </table:table-cell>
          <table:table-cell table:style-name="Table9.A2" office:value-type="string">
            <text:p text:style-name="P21">-0.17 (-0.62, 0.34)</text:p>
          </table:table-cell>
          <table:table-cell table:style-name="Table9.A2" office:value-type="string">
            <text:p text:style-name="P21">-0.03 (-0.46, 0.43)</text:p>
          </table:table-cell>
        </table:table-row>
        <table:table-row table:style-name="Table9.1">
          <table:covered-table-cell table:style-name="Table9.A2"/>
          <table:table-cell table:style-name="Table9.A2" office:value-type="string">
            <text:p text:style-name="P39">ethyl-paraben</text:p>
          </table:table-cell>
          <table:table-cell table:style-name="Table9.A2" office:value-type="string">
            <text:p text:style-name="P21">ETPA</text:p>
          </table:table-cell>
          <table:table-cell table:style-name="Table9.A2" office:value-type="string">
            <text:p text:style-name="P21">8434</text:p>
          </table:table-cell>
          <table:table-cell table:style-name="Table9.A2" office:value-type="string">
            <text:p text:style-name="P21">C012313</text:p>
          </table:table-cell>
          <table:table-cell table:style-name="Table9.A2" office:value-type="string">
            <text:p text:style-name="P21">-0.27 (-0.64, 0.50)</text:p>
          </table:table-cell>
          <table:table-cell table:style-name="Table9.A2" office:value-type="string">
            <text:p text:style-name="P21">-0.31 (-0.65, 0.31)</text:p>
          </table:table-cell>
        </table:table-row>
        <table:table-row table:style-name="Table9.1">
          <table:covered-table-cell table:style-name="Table9.A2"/>
          <table:table-cell table:style-name="Table9.A2" office:value-type="string">
            <text:p text:style-name="P39">methyl-paraben</text:p>
          </table:table-cell>
          <table:table-cell table:style-name="Table9.A2" office:value-type="string">
            <text:p text:style-name="P21">MEPA</text:p>
          </table:table-cell>
          <table:table-cell table:style-name="Table9.A2" office:value-type="string">
            <text:p text:style-name="P21">7456</text:p>
          </table:table-cell>
          <table:table-cell table:style-name="Table9.A2" office:value-type="string">
            <text:p text:style-name="P21">C015358</text:p>
          </table:table-cell>
          <table:table-cell table:style-name="Table9.A2" office:value-type="string">
            <text:p text:style-name="P21">-0.10 (-0.83, 0.59)</text:p>
          </table:table-cell>
          <table:table-cell table:style-name="Table9.A2" office:value-type="string">
            <text:p text:style-name="P21">-0.33 (-0.75, 0.54)</text:p>
          </table:table-cell>
        </table:table-row>
        <table:table-row table:style-name="Table9.1">
          <table:covered-table-cell table:style-name="Table9.A2"/>
          <table:table-cell table:style-name="Table9.A2" office:value-type="string">
            <text:p text:style-name="P39">n-butyl-paraben</text:p>
          </table:table-cell>
          <table:table-cell table:style-name="Table9.A2" office:value-type="string">
            <text:p text:style-name="P21">BUPA</text:p>
          </table:table-cell>
          <table:table-cell table:style-name="Table9.A2" office:value-type="string">
            <text:p text:style-name="P21">7184</text:p>
          </table:table-cell>
          <table:table-cell table:style-name="Table9.A2" office:value-type="string">
            <text:p text:style-name="P21">C038091</text:p>
          </table:table-cell>
          <table:table-cell table:style-name="Table9.A2" office:value-type="string">
            <text:p text:style-name="P21">-0.18 (-0.55, 0.30)</text:p>
          </table:table-cell>
          <table:table-cell table:style-name="Table9.A2" office:value-type="string">
            <text:p text:style-name="P21">-0.12 (-0.42, 0.28)</text:p>
          </table:table-cell>
        </table:table-row>
        <table:table-row table:style-name="Table9.1">
          <table:covered-table-cell table:style-name="Table9.A2"/>
          <table:table-cell table:style-name="Table9.A2" office:value-type="string">
            <text:p text:style-name="P39">oxybenzone</text:p>
          </table:table-cell>
          <table:table-cell table:style-name="Table9.A2" office:value-type="string">
            <text:p text:style-name="P21">OXBE</text:p>
          </table:table-cell>
          <table:table-cell table:style-name="Table9.A2" office:value-type="string">
            <text:p text:style-name="P21">4632</text:p>
          </table:table-cell>
          <table:table-cell table:style-name="Table9.A2" office:value-type="string">
            <text:p text:style-name="P21">C005290</text:p>
          </table:table-cell>
          <table:table-cell table:style-name="Table9.A2" office:value-type="string">
            <text:p text:style-name="P21">-0.08 (-0.64, 0.56)</text:p>
          </table:table-cell>
          <table:table-cell table:style-name="Table9.A2" office:value-type="string">
            <text:p text:style-name="P21">-0.04 (-0.72, 0.62)</text:p>
          </table:table-cell>
        </table:table-row>
        <table:table-row table:style-name="Table9.1">
          <table:covered-table-cell table:style-name="Table9.A2"/>
          <table:table-cell table:style-name="Table9.A2" office:value-type="string">
            <text:p text:style-name="P39">propyl-paraben</text:p>
          </table:table-cell>
          <table:table-cell table:style-name="Table9.A2" office:value-type="string">
            <text:p text:style-name="P21">PRPA</text:p>
          </table:table-cell>
          <table:table-cell table:style-name="Table9.A2" office:value-type="string">
            <text:p text:style-name="P21">7175</text:p>
          </table:table-cell>
          <table:table-cell table:style-name="Table9.A2" office:value-type="string">
            <text:p text:style-name="P21">C006068</text:p>
          </table:table-cell>
          <table:table-cell table:style-name="Table9.A2" office:value-type="string">
            <text:p text:style-name="P21">-0.13 (-0.70, 0.71)</text:p>
          </table:table-cell>
          <table:table-cell table:style-name="Table9.A2" office:value-type="string">
            <text:p text:style-name="P21">-0.16 (-0.64, 0.53)</text:p>
          </table:table-cell>
        </table:table-row>
        <table:table-row table:style-name="Table9.1">
          <table:covered-table-cell table:style-name="Table9.A2"/>
          <table:table-cell table:style-name="Table9.A2" office:value-type="string">
            <text:p text:style-name="P39">triclosan</text:p>
          </table:table-cell>
          <table:table-cell table:style-name="Table9.A2" office:value-type="string">
            <text:p text:style-name="P21">TRCS</text:p>
          </table:table-cell>
          <table:table-cell table:style-name="Table9.A2" office:value-type="string">
            <text:p text:style-name="P21">5564</text:p>
          </table:table-cell>
          <table:table-cell table:style-name="Table9.A2" office:value-type="string">
            <text:p text:style-name="P21">D014260</text:p>
          </table:table-cell>
          <table:table-cell table:style-name="Table9.A2" office:value-type="string">
            <text:p text:style-name="P21">-0.25 (-0.64, 0.39)</text:p>
          </table:table-cell>
          <table:table-cell table:style-name="Table9.A2" office:value-type="string">
            <text:p text:style-name="P21">-0.33 (-0.61, 0.24)</text:p>
          </table:table-cell>
        </table:table-row>
        <table:table-row table:style-name="Table9.1">
          <table:table-cell table:style-name="Table9.A2" table:number-rows-spanned="10" office:value-type="string">
            <text:p text:style-name="P21">Phthalate metabolite<text:span text:style-name="T25">s</text:span></text:p>
          </table:table-cell>
          <table:table-cell table:style-name="Table9.A2" office:value-type="string">
            <text:p text:style-name="P39">mono benzyl phthalate</text:p>
          </table:table-cell>
          <table:table-cell table:style-name="Table9.A2" office:value-type="string">
            <text:p text:style-name="P21">MBzP</text:p>
          </table:table-cell>
          <table:table-cell table:style-name="Table9.A2" office:value-type="string">
            <text:p text:style-name="P21">31736</text:p>
          </table:table-cell>
          <table:table-cell table:style-name="Table9.A2" office:value-type="string">
            <text:p text:style-name="P21">C103325</text:p>
          </table:table-cell>
          <table:table-cell table:style-name="Table9.A2" office:value-type="string">
            <text:p text:style-name="P21">-0.05 (-0.62, 0.54)</text:p>
          </table:table-cell>
          <table:table-cell table:style-name="Table9.A2" office:value-type="string">
            <text:p text:style-name="P21">-0.12 (-0.67, 0.63)</text:p>
          </table:table-cell>
        </table:table-row>
        <table:table-row table:style-name="Table9.1">
          <table:covered-table-cell table:style-name="Table9.A2"/>
          <table:table-cell table:style-name="Table9.A2" office:value-type="string">
            <text:p text:style-name="P39">mono-2-ethyl 5-carboxypentyl phthalate</text:p>
          </table:table-cell>
          <table:table-cell table:style-name="Table9.A2" office:value-type="string">
            <text:p text:style-name="P21">MECPP</text:p>
          </table:table-cell>
          <table:table-cell table:style-name="Table9.A2" office:value-type="string">
            <text:p text:style-name="P21">148386</text:p>
          </table:table-cell>
          <table:table-cell table:style-name="Table9.A2" office:value-type="string">
            <text:p text:style-name="P21">C051450</text:p>
          </table:table-cell>
          <table:table-cell table:style-name="Table9.A2" office:value-type="string">
            <text:p text:style-name="P21">-0.04 (-0.65, 0.67)</text:p>
          </table:table-cell>
          <table:table-cell table:style-name="Table9.A2" office:value-type="string">
            <text:p text:style-name="P21">-0.09 (-0.74, 0.59)</text:p>
          </table:table-cell>
        </table:table-row>
        <table:table-row table:style-name="Table9.1">
          <table:covered-table-cell table:style-name="Table9.A2"/>
          <table:table-cell table:style-name="Table9.A2" office:value-type="string">
            <text:p text:style-name="P39">mono-2-ethyl-5-hydroxyhexyl phthalate</text:p>
          </table:table-cell>
          <table:table-cell table:style-name="Table9.A2" office:value-type="string">
            <text:p text:style-name="P21">MEHHP</text:p>
          </table:table-cell>
          <table:table-cell table:style-name="Table9.A2" office:value-type="string">
            <text:p text:style-name="P21">170295</text:p>
          </table:table-cell>
          <table:table-cell table:style-name="Table9.A2" office:value-type="string">
            <text:p text:style-name="P21">C479069</text:p>
          </table:table-cell>
          <table:table-cell table:style-name="Table9.A2" office:value-type="string">
            <text:p text:style-name="P21">-0.10 (-0.72, 0.55)</text:p>
          </table:table-cell>
          <table:table-cell table:style-name="Table9.A2" office:value-type="string">
            <text:p text:style-name="P21">-0.20 (-0.74, 0.68)</text:p>
          </table:table-cell>
        </table:table-row>
        <table:table-row table:style-name="Table9.1">
          <table:covered-table-cell table:style-name="Table9.A2"/>
          <table:table-cell table:style-name="Table9.A2" office:value-type="string">
            <text:p text:style-name="P39">mono-2-ethyl-5-oxohexyl phthalate</text:p>
          </table:table-cell>
          <table:table-cell table:style-name="Table9.A2" office:value-type="string">
            <text:p text:style-name="P21">MEOHP</text:p>
          </table:table-cell>
          <table:table-cell table:style-name="Table9.A2" office:value-type="string">
            <text:p text:style-name="P21">119096</text:p>
          </table:table-cell>
          <table:table-cell table:style-name="Table9.A2" office:value-type="string">
            <text:p text:style-name="P21">C080276</text:p>
          </table:table-cell>
          <table:table-cell table:style-name="Table9.A2" office:value-type="string">
            <text:p text:style-name="P21">-0.04 (-0.71, 0.65)</text:p>
          </table:table-cell>
          <table:table-cell table:style-name="Table9.A2" office:value-type="string">
            <text:p text:style-name="P21">-0.18 (-0.71, 0.63)</text:p>
          </table:table-cell>
        </table:table-row>
        <table:table-row table:style-name="Table9.1">
          <table:covered-table-cell table:style-name="Table9.A2"/>
          <table:table-cell table:style-name="Table9.A2" office:value-type="string">
            <text:p text:style-name="P39">mono-2-ethylhexyl phthalate</text:p>
          </table:table-cell>
          <table:table-cell table:style-name="Table9.A2" office:value-type="string">
            <text:p text:style-name="P21">MEHP</text:p>
          </table:table-cell>
          <table:table-cell table:style-name="Table9.A2" office:value-type="string">
            <text:p text:style-name="P21">21924291</text:p>
          </table:table-cell>
          <table:table-cell table:style-name="Table9.A2" office:value-type="string">
            <text:p text:style-name="P21">C016599</text:p>
          </table:table-cell>
          <table:table-cell table:style-name="Table9.A2" office:value-type="string">
            <text:p text:style-name="P21">-0.08 (-0.65, 0.69)</text:p>
          </table:table-cell>
          <table:table-cell table:style-name="Table9.A2" office:value-type="string">
            <text:p text:style-name="P21">-0.01 (-0.74, 0.60)</text:p>
          </table:table-cell>
        </table:table-row>
        <table:table-row table:style-name="Table9.1">
          <table:covered-table-cell table:style-name="Table9.A2"/>
          <table:table-cell table:style-name="Table9.A2" office:value-type="string">
            <text:p text:style-name="P39">mono-4-methyl-7-hydroxyoctyl phthalate</text:p>
          </table:table-cell>
          <table:table-cell table:style-name="Table9.A2" office:value-type="string">
            <text:p text:style-name="P21">oh-MiNP</text:p>
          </table:table-cell>
          <table:table-cell table:style-name="Table9.A2" office:value-type="string">
            <text:p text:style-name="P21">102401880</text:p>
          </table:table-cell>
          <table:table-cell table:style-name="Table9.A2" office:value-type="string">
            <text:p text:style-name="P21">NA</text:p>
          </table:table-cell>
          <table:table-cell table:style-name="Table9.A2" office:value-type="string">
            <text:p text:style-name="P21">-0.12 (-0.77, 0.76)</text:p>
          </table:table-cell>
          <table:table-cell table:style-name="Table9.A2" office:value-type="string">
            <text:p text:style-name="P21">-0.01 (-0.62, 0.46)</text:p>
          </table:table-cell>
        </table:table-row>
        <table:table-row table:style-name="Table9.1">
          <table:covered-table-cell table:style-name="Table9.A2"/>
          <table:table-cell table:style-name="Table9.A2" office:value-type="string">
            <text:p text:style-name="P39">mono-4-methyl-7-oxooctyl phthalate</text:p>
          </table:table-cell>
          <table:table-cell table:style-name="Table9.A2" office:value-type="string">
            <text:p text:style-name="P21">oxo-MiNP</text:p>
          </table:table-cell>
          <table:table-cell table:style-name="Table9.A2" office:value-type="string">
            <text:p text:style-name="P21">102401881</text:p>
          </table:table-cell>
          <table:table-cell table:style-name="Table9.A2" office:value-type="string">
            <text:p text:style-name="P21">NA</text:p>
          </table:table-cell>
          <table:table-cell table:style-name="Table9.A2" office:value-type="string">
            <text:p text:style-name="P21">-0.16 (-0.66, 0.52)</text:p>
          </table:table-cell>
          <table:table-cell table:style-name="Table9.A2" office:value-type="string">
            <text:p text:style-name="P21">-0.03 (-0.66, 0.44)</text:p>
          </table:table-cell>
        </table:table-row>
        <table:table-row table:style-name="Table9.1">
          <table:covered-table-cell table:style-name="Table9.A2"/>
          <table:table-cell table:style-name="Table9.A2" office:value-type="string">
            <text:p text:style-name="P39">mono-iso-butyl phthalate</text:p>
          </table:table-cell>
          <table:table-cell table:style-name="Table9.A2" office:value-type="string">
            <text:p text:style-name="P21">MiBP</text:p>
          </table:table-cell>
          <table:table-cell table:style-name="Table9.A2" office:value-type="string">
            <text:p text:style-name="P21">92272</text:p>
          </table:table-cell>
          <table:table-cell table:style-name="Table9.A2" office:value-type="string">
            <text:p text:style-name="P21">C575690</text:p>
          </table:table-cell>
          <table:table-cell table:style-name="Table9.A2" office:value-type="string">
            <text:p text:style-name="P21">-0.07 (-0.81, 0.65)</text:p>
          </table:table-cell>
          <table:table-cell table:style-name="Table9.A2" office:value-type="string">
            <text:p text:style-name="P21">-0.01 (-0.68, 0.66)</text:p>
          </table:table-cell>
        </table:table-row>
        <table:table-row table:style-name="Table9.1">
          <table:covered-table-cell table:style-name="Table9.A2"/>
          <table:table-cell table:style-name="Table9.A2" office:value-type="string">
            <text:p text:style-name="P39">mono-n-butyl phthalate</text:p>
          </table:table-cell>
          <table:table-cell table:style-name="Table9.A2" office:value-type="string">
            <text:p text:style-name="P21">MnBP</text:p>
          </table:table-cell>
          <table:table-cell table:style-name="Table9.A2" office:value-type="string">
            <text:p text:style-name="P21">8575</text:p>
          </table:table-cell>
          <table:table-cell table:style-name="Table9.A2" office:value-type="string">
            <text:p text:style-name="P21">C028577</text:p>
          </table:table-cell>
          <table:table-cell table:style-name="Table9.A2" office:value-type="string">
            <text:p text:style-name="P21">-0.24 (-0.71, 0.54)</text:p>
          </table:table-cell>
          <table:table-cell table:style-name="Table9.A2" office:value-type="string">
            <text:p text:style-name="P21">-0.14 (-0.66, 0.57)</text:p>
          </table:table-cell>
        </table:table-row>
        <table:table-row table:style-name="Table9.1">
          <table:covered-table-cell table:style-name="Table9.A2"/>
          <table:table-cell table:style-name="Table9.A2" office:value-type="string">
            <text:p text:style-name="P39">monoethyl phthalate</text:p>
          </table:table-cell>
          <table:table-cell table:style-name="Table9.A2" office:value-type="string">
            <text:p text:style-name="P21">MEP</text:p>
          </table:table-cell>
          <table:table-cell table:style-name="Table9.A2" office:value-type="string">
            <text:p text:style-name="P21">75318</text:p>
          </table:table-cell>
          <table:table-cell table:style-name="Table9.A2" office:value-type="string">
            <text:p text:style-name="P21">C581825</text:p>
          </table:table-cell>
          <table:table-cell table:style-name="Table9.A2" office:value-type="string">
            <text:p text:style-name="P21">-0.16 (-0.68, 0.66)</text:p>
          </table:table-cell>
          <table:table-cell table:style-name="Table9.A2" office:value-type="string">
            <text:p text:style-name="P21">-0.09 (-0.63, 0.54)</text:p>
          </table:table-cell>
        </table:table-row>
        <table:table-row table:style-name="Table9.1">
          <table:table-cell table:style-name="Table9.A2" table:number-columns-spanned="7" office:value-type="string">
            <text:p text:style-name="P76">1<text:span text:style-name="T98">Urinary concentrations adjusted for creatinine (</text:span><text:span text:style-name="T99">μ</text:span><text:span text:style-name="T98">g/g). Median (IQR)</text:span></text:p>
          </table:table-cell>
          <table:covered-table-cell/>
          <table:covered-table-cell/>
          <table:covered-table-cell/>
          <table:covered-table-cell/>
          <table:covered-table-cell/>
          <table:covered-table-cell/>
        </table:table-row>
      </table:table>
      <text:p text:style-name="P69">Table <text:span text:style-name="T106">2</text:span>: Non-persistent EDCs analyzed in the HELIX <text:span text:style-name="T97">Child Panel</text:span>.</text:p>
      <text:p text:style-name="P72"/>
      <text:p text:style-name="P72"/>
      <text:p text:style-name="P72"/>
      <text:p text:style-name="P72"/>
      <text:p text:style-name="P72"/>
      <text:p text:style-name="P57"/>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3">Characteristic</text:p>
          </table:table-cell>
          <table:table-cell table:style-name="Table1.A1" office:value-type="string">
            <text:p text:style-name="P52"><text:span text:style-name="T16">Visit </text:span><text:span text:style-name="T15">A</text:span><text:span text:style-name="T17">, N = 140</text:span><text:span text:style-name="T4">1</text:span></text:p>
          </table:table-cell>
          <table:table-cell table:style-name="Table1.A1" office:value-type="string">
            <text:p text:style-name="P52"><text:span text:style-name="T16">Visit </text:span><text:span text:style-name="T15">B</text:span><text:span text:style-name="T17">, N = 143</text:span><text:span text:style-name="T4">1</text:span></text:p>
          </table:table-cell>
        </table:table-row>
        <table:table-row table:style-name="Table1.1">
          <table:table-cell table:style-name="Table1.A2" office:value-type="string">
            <text:p text:style-name="P4">Cohort</text:p>
          </table:table-cell>
          <table:table-cell table:style-name="Table1.A2" office:value-type="string">
            <text:p text:style-name="P52"/>
          </table:table-cell>
          <table:table-cell table:style-name="Table1.A2" office:value-type="string">
            <text:p text:style-name="P52"/>
          </table:table-cell>
        </table:table-row>
        <table:table-row table:style-name="Table1.1">
          <table:table-cell table:style-name="Table1.A2" office:value-type="string">
            <text:p text:style-name="P40">BIB</text:p>
          </table:table-cell>
          <table:table-cell table:style-name="Table1.A2" office:value-type="string">
            <text:p text:style-name="P41">27 (19%)</text:p>
          </table:table-cell>
          <table:table-cell table:style-name="Table1.A2" office:value-type="string">
            <text:p text:style-name="P41">27 (19%)</text:p>
          </table:table-cell>
        </table:table-row>
        <table:table-row table:style-name="Table1.1">
          <table:table-cell table:style-name="Table1.A2" office:value-type="string">
            <text:p text:style-name="P40">EDEN</text:p>
          </table:table-cell>
          <table:table-cell table:style-name="Table1.A2" office:value-type="string">
            <text:p text:style-name="P41">23 (16%)</text:p>
          </table:table-cell>
          <table:table-cell table:style-name="Table1.A2" office:value-type="string">
            <text:p text:style-name="P41">23 (16%)</text:p>
          </table:table-cell>
        </table:table-row>
        <table:table-row table:style-name="Table1.1">
          <table:table-cell table:style-name="Table1.A2" office:value-type="string">
            <text:p text:style-name="P40">KANC</text:p>
          </table:table-cell>
          <table:table-cell table:style-name="Table1.A2" office:value-type="string">
            <text:p text:style-name="P41">27 (19%)</text:p>
          </table:table-cell>
          <table:table-cell table:style-name="Table1.A2" office:value-type="string">
            <text:p text:style-name="P41">26 (18%)</text:p>
          </table:table-cell>
        </table:table-row>
        <table:table-row table:style-name="Table1.1">
          <table:table-cell table:style-name="Table1.A2" office:value-type="string">
            <text:p text:style-name="P40">RHEA</text:p>
          </table:table-cell>
          <table:table-cell table:style-name="Table1.A2" office:value-type="string">
            <text:p text:style-name="P41">29 (21%)</text:p>
          </table:table-cell>
          <table:table-cell table:style-name="Table1.A2" office:value-type="string">
            <text:p text:style-name="P41">29 (20%)</text:p>
          </table:table-cell>
        </table:table-row>
        <table:table-row table:style-name="Table1.1">
          <table:table-cell table:style-name="Table1.A2" office:value-type="string">
            <text:p text:style-name="P40">SAB</text:p>
          </table:table-cell>
          <table:table-cell table:style-name="Table1.A2" office:value-type="string">
            <text:p text:style-name="P41">34 (24%)</text:p>
          </table:table-cell>
          <table:table-cell table:style-name="Table1.A2" office:value-type="string">
            <text:p text:style-name="P41">38 (27%)</text:p>
          </table:table-cell>
        </table:table-row>
        <table:table-row table:style-name="Table1.1">
          <table:table-cell table:style-name="Table1.A2" office:value-type="string">
            <text:p text:style-name="P4">Sex</text:p>
          </table:table-cell>
          <table:table-cell table:style-name="Table1.A2" office:value-type="string">
            <text:p text:style-name="P52"/>
          </table:table-cell>
          <table:table-cell table:style-name="Table1.A2" office:value-type="string">
            <text:p text:style-name="P52"/>
          </table:table-cell>
        </table:table-row>
        <table:table-row table:style-name="Table1.1">
          <table:table-cell table:style-name="Table1.A2" office:value-type="string">
            <text:p text:style-name="P40">female</text:p>
          </table:table-cell>
          <table:table-cell table:style-name="Table1.A2" office:value-type="string">
            <text:p text:style-name="P41">60 (43%)</text:p>
          </table:table-cell>
          <table:table-cell table:style-name="Table1.A2" office:value-type="string">
            <text:p text:style-name="P41">61 (43%)</text:p>
          </table:table-cell>
        </table:table-row>
        <table:table-row table:style-name="Table1.1">
          <table:table-cell table:style-name="Table1.A2" office:value-type="string">
            <text:p text:style-name="P40">male</text:p>
          </table:table-cell>
          <table:table-cell table:style-name="Table1.A2" office:value-type="string">
            <text:p text:style-name="P41">80 (57%)</text:p>
          </table:table-cell>
          <table:table-cell table:style-name="Table1.A2" office:value-type="string">
            <text:p text:style-name="P41">82 (57%)</text:p>
          </table:table-cell>
        </table:table-row>
        <table:table-row table:style-name="Table1.1">
          <table:table-cell table:style-name="Table1.A2" office:value-type="string">
            <text:p text:style-name="P4">Age</text:p>
          </table:table-cell>
          <table:table-cell table:style-name="Table1.A2" office:value-type="string">
            <text:p text:style-name="P41">6.97 (6.44, 8.85)</text:p>
          </table:table-cell>
          <table:table-cell table:style-name="Table1.A2" office:value-type="string">
            <text:p text:style-name="P41">7.55 (6.93, 9.62)</text:p>
          </table:table-cell>
        </table:table-row>
        <table:table-row table:style-name="Table1.1">
          <table:table-cell table:style-name="Table1.A2" office:value-type="string">
            <text:p text:style-name="P8"><text:span text:style-name="T100">D</text:span>ifference between visits in months</text:p>
          </table:table-cell>
          <table:table-cell table:style-name="Table1.A2" table:number-columns-spanned="2" office:value-type="string">
            <text:p text:style-name="P45">6.05 (4.83, 7.82)</text:p>
          </table:table-cell>
          <table:covered-table-cell/>
        </table:table-row>
        <table:table-row table:style-name="Table1.1">
          <table:table-cell table:style-name="Table1.A2" office:value-type="string">
            <text:p text:style-name="P4">Ethnicity</text:p>
          </table:table-cell>
          <table:table-cell table:style-name="Table1.A2" office:value-type="string">
            <text:p text:style-name="P52"/>
          </table:table-cell>
          <table:table-cell table:style-name="Table1.A2" office:value-type="string">
            <text:p text:style-name="P52"/>
          </table:table-cell>
        </table:table-row>
        <table:table-row table:style-name="Table1.1">
          <table:table-cell table:style-name="Table1.A2" office:value-type="string">
            <text:p text:style-name="P55"><text:span text:style-name="T18">C</text:span><text:span text:style-name="T17">aucasian</text:span></text:p>
          </table:table-cell>
          <table:table-cell table:style-name="Table1.A2" office:value-type="string">
            <text:p text:style-name="P41">129 (92%)</text:p>
          </table:table-cell>
          <table:table-cell table:style-name="Table1.A2" office:value-type="string">
            <text:p text:style-name="P41">132 (92%)</text:p>
          </table:table-cell>
        </table:table-row>
        <table:table-row table:style-name="Table1.1">
          <table:table-cell table:style-name="Table1.A2" office:value-type="string">
            <text:p text:style-name="P55"><text:span text:style-name="T18">P</text:span><text:span text:style-name="T17">akistani</text:span></text:p>
          </table:table-cell>
          <table:table-cell table:style-name="Table1.A2" office:value-type="string">
            <text:p text:style-name="P41">10 (7.1%)</text:p>
          </table:table-cell>
          <table:table-cell table:style-name="Table1.A2" office:value-type="string">
            <text:p text:style-name="P41">10 (7.0%)</text:p>
          </table:table-cell>
        </table:table-row>
        <table:table-row table:style-name="Table1.1">
          <table:table-cell table:style-name="Table1.A2" office:value-type="string">
            <text:p text:style-name="P55"><text:span text:style-name="T18">o</text:span><text:span text:style-name="T17">ther</text:span></text:p>
          </table:table-cell>
          <table:table-cell table:style-name="Table1.A2" office:value-type="string">
            <text:p text:style-name="P41">1 (0.7%)</text:p>
          </table:table-cell>
          <table:table-cell table:style-name="Table1.A2" office:value-type="string">
            <text:p text:style-name="P41">1 (0.7%)</text:p>
          </table:table-cell>
        </table:table-row>
        <table:table-row table:style-name="Table1.1">
          <table:table-cell table:style-name="Table1.A2" office:value-type="string">
            <text:p text:style-name="P4">zBMI</text:p>
          </table:table-cell>
          <table:table-cell table:style-name="Table1.A2" office:value-type="string">
            <text:p text:style-name="P41">0.28 (-0.34, 1.09)</text:p>
          </table:table-cell>
          <table:table-cell table:style-name="Table1.A2" office:value-type="string">
            <text:p text:style-name="P41">0.26 (-0.34, 1.09)</text:p>
          </table:table-cell>
        </table:table-row>
        <table:table-row table:style-name="Table1.1">
          <table:table-cell table:style-name="Table1.A18" office:value-type="string">
            <text:p text:style-name="P9">Time to last meal</text:p>
          </table:table-cell>
          <table:table-cell table:style-name="Table1.A2" office:value-type="string">
            <text:p text:style-name="P41">3.25 (2.83, 4.09)</text:p>
          </table:table-cell>
          <table:table-cell table:style-name="Table1.A2" office:value-type="string">
            <text:p text:style-name="P41">2.17 (1.63, 3.17)</text:p>
          </table:table-cell>
        </table:table-row>
        <table:table-row table:style-name="Table1.1">
          <table:table-cell table:style-name="Table1.A2" office:value-type="string">
            <text:p text:style-name="P4">Season</text:p>
          </table:table-cell>
          <table:table-cell table:style-name="Table1.A2" office:value-type="string">
            <text:p text:style-name="P52"/>
          </table:table-cell>
          <table:table-cell table:style-name="Table1.A2" office:value-type="string">
            <text:p text:style-name="P52"/>
          </table:table-cell>
        </table:table-row>
        <table:table-row table:style-name="Table1.1">
          <table:table-cell table:style-name="Table1.A2" office:value-type="string">
            <text:p text:style-name="P40">autumn</text:p>
          </table:table-cell>
          <table:table-cell table:style-name="Table1.A2" office:value-type="string">
            <text:p text:style-name="P41">35 (25%)</text:p>
          </table:table-cell>
          <table:table-cell table:style-name="Table1.A2" office:value-type="string">
            <text:p text:style-name="P41">38 (27%)</text:p>
          </table:table-cell>
        </table:table-row>
        <table:table-row table:style-name="Table1.1">
          <table:table-cell table:style-name="Table1.A2" office:value-type="string">
            <text:p text:style-name="P40">spring</text:p>
          </table:table-cell>
          <table:table-cell table:style-name="Table1.A2" office:value-type="string">
            <text:p text:style-name="P41">50 (36%)</text:p>
          </table:table-cell>
          <table:table-cell table:style-name="Table1.A2" office:value-type="string">
            <text:p text:style-name="P41">49 (34%)</text:p>
          </table:table-cell>
        </table:table-row>
        <table:table-row table:style-name="Table1.1">
          <table:table-cell table:style-name="Table1.A2" office:value-type="string">
            <text:p text:style-name="P40">summer</text:p>
          </table:table-cell>
          <table:table-cell table:style-name="Table1.A2" office:value-type="string">
            <text:p text:style-name="P41">20 (14%)</text:p>
          </table:table-cell>
          <table:table-cell table:style-name="Table1.A2" office:value-type="string">
            <text:p text:style-name="P41">8 (5.6%)</text:p>
          </table:table-cell>
        </table:table-row>
        <table:table-row table:style-name="Table1.1">
          <table:table-cell table:style-name="Table1.A2" office:value-type="string">
            <text:p text:style-name="P40">winter</text:p>
          </table:table-cell>
          <table:table-cell table:style-name="Table1.A2" office:value-type="string">
            <text:p text:style-name="P41">35 (25%)</text:p>
          </table:table-cell>
          <table:table-cell table:style-name="Table1.A2" office:value-type="string">
            <text:p text:style-name="P41">48 (34%)</text:p>
          </table:table-cell>
        </table:table-row>
        <table:table-row table:style-name="Table1.1">
          <table:table-cell table:style-name="Table1.A2" table:number-columns-spanned="3" office:value-type="string">
            <text:p text:style-name="P56"><text:span text:style-name="T4">1</text:span><text:span text:style-name="T17">n (%); Median (IQR)</text:span></text:p>
          </table:table-cell>
          <table:covered-table-cell/>
          <table:covered-table-cell/>
        </table:table-row>
      </table:table>
      <text:p text:style-name="P57">Table <text:span text:style-name="T94">3</text:span>: Description of the overall study population, stratified by <text:span text:style-name="T7">visit</text:span>. <text:span text:style-name="T102">zBMI, age standardized z-score for body mass index.</text:span></text:p>
      <text:p text:style-name="P5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able:table table:name="Table8" table:style-name="Table8">
        <table:table-column table:style-name="Table8.A"/>
        <table:table-column table:style-name="Table8.B"/>
        <table:table-column table:style-name="Table8.A"/>
        <table:table-column table:style-name="Table8.B"/>
        <table:table-column table:style-name="Table8.A"/>
        <table:table-column table:style-name="Table8.F"/>
        <text:soft-page-break/>
        <table:table-row table:style-name="Table8.1">
          <table:table-cell table:style-name="Table8.A1" office:value-type="string">
            <text:p text:style-name="P23"/>
          </table:table-cell>
          <table:table-cell table:style-name="Table8.A1" office:value-type="string">
            <text:p text:style-name="P23"/>
          </table:table-cell>
          <table:table-cell table:style-name="Table8.A1" office:value-type="string">
            <text:p text:style-name="P10">Visit A Network</text:p>
          </table:table-cell>
          <table:table-cell table:style-name="Table8.D1" office:value-type="string">
            <text:p text:style-name="P10">Visit B Network</text:p>
          </table:table-cell>
          <table:table-cell table:style-name="Table8.D1" office:value-type="string">
            <text:p text:style-name="P10"/>
          </table:table-cell>
          <table:table-cell table:style-name="Table8.A1" office:value-type="string">
            <text:p text:style-name="P10">Merged network</text:p>
          </table:table-cell>
        </table:table-row>
        <table:table-row table:style-name="Table8.1">
          <table:table-cell table:style-name="Table8.A2" office:value-type="string">
            <text:p text:style-name="P10"><text:span text:style-name="T101">S</text:span>hrinkage intensity</text:p>
          </table:table-cell>
          <table:table-cell table:style-name="Table8.A2" office:value-type="string">
            <text:p text:style-name="P58"/>
          </table:table-cell>
          <table:table-cell table:style-name="Table8.A2" office:value-type="string">
            <text:p text:style-name="P64">0.22</text:p>
          </table:table-cell>
          <table:table-cell table:style-name="Table8.D2" office:value-type="string">
            <text:p text:style-name="P64">0.21</text:p>
          </table:table-cell>
          <table:table-cell table:style-name="Table8.D2" office:value-type="string">
            <text:p text:style-name="P59"/>
          </table:table-cell>
          <table:table-cell table:style-name="Table8.A2" office:value-type="string">
            <text:p text:style-name="P59"/>
          </table:table-cell>
        </table:table-row>
        <table:table-row table:style-name="Table8.1">
          <table:table-cell table:style-name="Table8.A2" office:value-type="string">
            <text:p text:style-name="P10">Diameter</text:p>
          </table:table-cell>
          <table:table-cell table:style-name="Table8.A2" office:value-type="string">
            <text:p text:style-name="P58"/>
          </table:table-cell>
          <table:table-cell table:style-name="Table8.A2" office:value-type="string">
            <text:p text:style-name="P59">7</text:p>
          </table:table-cell>
          <table:table-cell table:style-name="Table8.D2" office:value-type="string">
            <text:p text:style-name="P59">7</text:p>
          </table:table-cell>
          <table:table-cell table:style-name="Table8.D2" office:value-type="string">
            <text:p text:style-name="P59"/>
          </table:table-cell>
          <table:table-cell table:style-name="Table8.A2" office:value-type="string">
            <text:p text:style-name="P59">19</text:p>
          </table:table-cell>
        </table:table-row>
        <table:table-row table:style-name="Table8.1">
          <table:table-cell table:style-name="Table8.A4" office:value-type="string">
            <text:p text:style-name="P10">Edges <text:span text:style-name="T8">(n)</text:span></text:p>
          </table:table-cell>
          <table:table-cell table:style-name="Table8.A4" office:value-type="string">
            <text:p text:style-name="P74"/>
          </table:table-cell>
          <table:table-cell table:style-name="Table8.A4" office:value-type="string">
            <text:p text:style-name="P60">4,083</text:p>
          </table:table-cell>
          <table:table-cell table:style-name="Table8.D4" office:value-type="string">
            <text:p text:style-name="P60">4,908</text:p>
          </table:table-cell>
          <table:table-cell table:style-name="Table8.D4" office:value-type="string">
            <text:p text:style-name="P59"/>
          </table:table-cell>
          <table:table-cell table:style-name="Table8.A4" office:value-type="string">
            <text:p text:style-name="P59">950</text:p>
          </table:table-cell>
        </table:table-row>
        <table:table-row table:style-name="Table8.1">
          <table:table-cell table:style-name="Table8.A2" office:value-type="string">
            <text:p text:style-name="P26"><text:span text:style-name="T10">d</text:span>ensity</text:p>
          </table:table-cell>
          <table:table-cell table:style-name="Table8.A2" office:value-type="string">
            <text:p text:style-name="P62"/>
          </table:table-cell>
          <table:table-cell table:style-name="Table8.A2" office:value-type="string">
            <text:p text:style-name="P59">0.03</text:p>
          </table:table-cell>
          <table:table-cell table:style-name="Table8.D2" office:value-type="string">
            <text:p text:style-name="P59">0.04</text:p>
          </table:table-cell>
          <table:table-cell table:style-name="Table8.D2" office:value-type="string">
            <text:p text:style-name="P59"/>
          </table:table-cell>
          <table:table-cell table:style-name="Table8.A2" office:value-type="string">
            <text:p text:style-name="P59">0.01</text:p>
          </table:table-cell>
        </table:table-row>
        <table:table-row table:style-name="Table8.1">
          <table:table-cell table:style-name="Table8.A2" table:number-rows-spanned="2" office:value-type="string">
            <text:p text:style-name="P26"><text:span text:style-name="T10">s</text:span>ign<text:span text:style-name="T1">1</text:span></text:p>
          </table:table-cell>
          <table:table-cell table:style-name="Table8.A2" office:value-type="string">
            <text:p text:style-name="P62">-<text:span text:style-name="T10">1</text:span></text:p>
          </table:table-cell>
          <table:table-cell table:style-name="Table8.A2" office:value-type="string">
            <text:p text:style-name="P59">1,547 (38%)</text:p>
          </table:table-cell>
          <table:table-cell table:style-name="Table8.D2" office:value-type="string">
            <text:p text:style-name="P59">1,956 (40%)</text:p>
          </table:table-cell>
          <table:table-cell table:style-name="Table8.D2" table:number-rows-spanned="2" office:value-type="string">
            <text:p text:style-name="P59"/>
          </table:table-cell>
          <table:table-cell table:style-name="Table8.A2" office:value-type="string">
            <text:p text:style-name="P59">182 (19%)</text:p>
          </table:table-cell>
        </table:table-row>
        <table:table-row table:style-name="Table8.1">
          <table:covered-table-cell table:style-name="Table8.A2"/>
          <table:table-cell table:style-name="Table8.A2" office:value-type="string">
            <text:p text:style-name="P59">1</text:p>
          </table:table-cell>
          <table:table-cell table:style-name="Table8.A2" office:value-type="string">
            <text:p text:style-name="P59">2,536 (62%)</text:p>
          </table:table-cell>
          <table:table-cell table:style-name="Table8.D2" office:value-type="string">
            <text:p text:style-name="P59">2,952 (60%)</text:p>
          </table:table-cell>
          <table:covered-table-cell table:style-name="Table8.D2"/>
          <table:table-cell table:style-name="Table8.A2" office:value-type="string">
            <text:p text:style-name="P59">768 (81%)</text:p>
          </table:table-cell>
        </table:table-row>
        <table:table-row table:style-name="Table8.1">
          <table:table-cell table:style-name="Table8.A2" table:number-rows-spanned="2" office:value-type="string">
            <text:p text:style-name="P26"><text:span text:style-name="T10">p</text:span>artial correlation<text:span text:style-name="T10">s</text:span><text:span text:style-name="T1">1</text:span></text:p>
          </table:table-cell>
          <table:table-cell table:style-name="Table8.A2" table:number-rows-spanned="2" office:value-type="string">
            <text:p text:style-name="P62"/>
          </table:table-cell>
          <table:table-cell table:style-name="Table8.A2" table:number-rows-spanned="2" office:value-type="string">
            <text:p text:style-name="P59">0.05 (-0.06, 0.06)</text:p>
          </table:table-cell>
          <table:table-cell table:style-name="Table8.D2" table:number-rows-spanned="2" office:value-type="string">
            <text:p text:style-name="P59">0.05 (-0.05, 0.06)</text:p>
          </table:table-cell>
          <table:table-cell table:style-name="Table8.D2" office:value-type="string">
            <text:p text:style-name="P59">network A</text:p>
          </table:table-cell>
          <table:table-cell table:style-name="Table8.A2" office:value-type="string">
            <text:p text:style-name="P59">0.06 (0.05, 0.08)</text:p>
          </table:table-cell>
        </table:table-row>
        <table:table-row table:style-name="Table8.1">
          <table:covered-table-cell table:style-name="Table8.A2"/>
          <table:covered-table-cell table:style-name="Table8.A2"/>
          <table:covered-table-cell table:style-name="Table8.A2"/>
          <table:covered-table-cell table:style-name="Table8.D2"/>
          <table:table-cell table:style-name="Table8.D2" office:value-type="string">
            <text:p text:style-name="P59">network B</text:p>
          </table:table-cell>
          <table:table-cell table:style-name="Table8.A2" office:value-type="string">
            <text:p text:style-name="P59">0.06 (0.05, 0.08)</text:p>
          </table:table-cell>
        </table:table-row>
        <table:table-row table:style-name="Table8.1">
          <table:table-cell table:style-name="Table8.A2" table:number-rows-spanned="2" office:value-type="string">
            <text:p text:style-name="P28">q-values<text:span text:style-name="T2">1</text:span></text:p>
          </table:table-cell>
          <table:table-cell table:style-name="Table8.A2" table:number-rows-spanned="2" office:value-type="string">
            <text:p text:style-name="P51"/>
          </table:table-cell>
          <table:table-cell table:style-name="Table8.A2" table:number-rows-spanned="2" office:value-type="string">
            <text:p text:style-name="P59">0.024 (0.006, 0.051)</text:p>
          </table:table-cell>
          <table:table-cell table:style-name="Table8.D2" table:number-rows-spanned="2" office:value-type="string">
            <text:p text:style-name="P59">0.023 (0.005, 0.048)</text:p>
          </table:table-cell>
          <table:table-cell table:style-name="Table8.D2" office:value-type="string">
            <text:p text:style-name="P59">network A</text:p>
          </table:table-cell>
          <table:table-cell table:style-name="Table8.A2" office:value-type="string">
            <text:p text:style-name="P59">0.009 (0.001, 0.032)</text:p>
          </table:table-cell>
        </table:table-row>
        <table:table-row table:style-name="Table8.1">
          <table:covered-table-cell table:style-name="Table8.A2"/>
          <table:covered-table-cell table:style-name="Table8.A2"/>
          <table:covered-table-cell table:style-name="Table8.A2"/>
          <table:covered-table-cell table:style-name="Table8.D2"/>
          <table:table-cell table:style-name="Table8.D2" office:value-type="string">
            <text:p text:style-name="P59">network B</text:p>
          </table:table-cell>
          <table:table-cell table:style-name="Table8.A2" office:value-type="string">
            <text:p text:style-name="P59">0.007 (0.000, 0.03)</text:p>
          </table:table-cell>
        </table:table-row>
        <table:table-row table:style-name="Table8.1">
          <table:table-cell table:style-name="Table8.A2" office:value-type="string">
            <text:p text:style-name="P28"><text:span text:style-name="T11">probability</text:span> <text:span text:style-name="T22">&gt;</text:span><text:span text:style-name="T12"> 0.</text:span><text:span text:style-name="T13">8</text:span><text:span text:style-name="T3">1</text:span></text:p>
          </table:table-cell>
          <table:table-cell table:style-name="Table8.A2" office:value-type="string">
            <text:p text:style-name="P60"/>
          </table:table-cell>
          <table:table-cell table:style-name="Table8.A2" office:value-type="string">
            <text:p text:style-name="P63">4,083 (2.7%)</text:p>
          </table:table-cell>
          <table:table-cell table:style-name="Table8.D2" office:value-type="string">
            <text:p text:style-name="P63">4,908 (3.3%)</text:p>
          </table:table-cell>
          <table:table-cell table:style-name="Table8.D2" office:value-type="string">
            <text:p text:style-name="P59"/>
          </table:table-cell>
          <table:table-cell table:style-name="Table8.A2" office:value-type="string">
            <text:p text:style-name="P62"/>
          </table:table-cell>
        </table:table-row>
        <table:table-row table:style-name="Table8.1">
          <table:table-cell table:style-name="Table8.A4" office:value-type="string">
            <text:p text:style-name="P24"><text:span text:style-name="T14">Nodes</text:span> (n)</text:p>
          </table:table-cell>
          <table:table-cell table:style-name="Table8.A4" office:value-type="string">
            <text:p text:style-name="P25"/>
          </table:table-cell>
          <table:table-cell table:style-name="Table8.A4" office:value-type="string">
            <text:p text:style-name="P27">516</text:p>
          </table:table-cell>
          <table:table-cell table:style-name="Table8.D4" office:value-type="string">
            <text:p text:style-name="P27">514</text:p>
          </table:table-cell>
          <table:table-cell table:style-name="Table8.D4" office:value-type="string">
            <text:p text:style-name="P27"/>
          </table:table-cell>
          <table:table-cell table:style-name="Table8.A4" office:value-type="string">
            <text:p text:style-name="P27">462</text:p>
          </table:table-cell>
        </table:table-row>
        <table:table-row table:style-name="Table8.1">
          <table:table-cell table:style-name="Table8.A2" office:value-type="string">
            <text:p text:style-name="P28">degree<text:span text:style-name="T3">1</text:span></text:p>
          </table:table-cell>
          <table:table-cell table:style-name="Table8.A2" office:value-type="string">
            <text:p text:style-name="P61"/>
          </table:table-cell>
          <table:table-cell table:style-name="Table8.A2" office:value-type="string">
            <text:p text:style-name="P59">16 (7, 24)</text:p>
          </table:table-cell>
          <table:table-cell table:style-name="Table8.D2" office:value-type="string">
            <text:p text:style-name="P59">21 (8, 28)</text:p>
          </table:table-cell>
          <table:table-cell table:style-name="Table8.D2" office:value-type="string">
            <text:p text:style-name="P59"/>
          </table:table-cell>
          <table:table-cell table:style-name="Table8.A2" office:value-type="string">
            <text:p text:style-name="P59">4 (2, 6)</text:p>
          </table:table-cell>
        </table:table-row>
        <table:table-row table:style-name="Table8.1">
          <table:table-cell table:style-name="Table8.A2" table:number-rows-spanned="5" office:value-type="string">
            <text:p text:style-name="P28">type of node<text:span text:style-name="T3">1</text:span></text:p>
          </table:table-cell>
          <table:table-cell table:style-name="Table8.A2" office:value-type="string">
            <text:p text:style-name="P59">exposure</text:p>
          </table:table-cell>
          <table:table-cell table:style-name="Table8.A2" office:value-type="string">
            <text:p text:style-name="P59">22 (4.3%)</text:p>
          </table:table-cell>
          <table:table-cell table:style-name="Table8.D2" office:value-type="string">
            <text:p text:style-name="P59">22 (4.3%)</text:p>
          </table:table-cell>
          <table:table-cell table:style-name="Table8.D2" table:number-rows-spanned="5" office:value-type="string">
            <text:p text:style-name="P59"/>
          </table:table-cell>
          <table:table-cell table:style-name="Table8.A2" office:value-type="string">
            <text:p text:style-name="P59">22 (4.8%)</text:p>
          </table:table-cell>
        </table:table-row>
        <table:table-row table:style-name="Table8.1">
          <table:covered-table-cell table:style-name="Table8.A2"/>
          <table:table-cell table:style-name="Table8.A2" office:value-type="string">
            <text:p text:style-name="P59">methylome</text:p>
          </table:table-cell>
          <table:table-cell table:style-name="Table8.A2" office:value-type="string">
            <text:p text:style-name="P59">237 (46%)</text:p>
          </table:table-cell>
          <table:table-cell table:style-name="Table8.D2" office:value-type="string">
            <text:p text:style-name="P59">238 (46%)</text:p>
          </table:table-cell>
          <table:covered-table-cell table:style-name="Table8.D2"/>
          <table:table-cell table:style-name="Table8.A2" office:value-type="string">
            <text:p text:style-name="P59">193 (42%)</text:p>
          </table:table-cell>
        </table:table-row>
        <table:table-row table:style-name="Table8.1">
          <table:covered-table-cell table:style-name="Table8.A2"/>
          <table:table-cell table:style-name="Table8.A2" office:value-type="string">
            <text:p text:style-name="P59">serum metabolome</text:p>
          </table:table-cell>
          <table:table-cell table:style-name="Table8.A2" office:value-type="string">
            <text:p text:style-name="P59">177 (34%)</text:p>
          </table:table-cell>
          <table:table-cell table:style-name="Table8.D2" office:value-type="string">
            <text:p text:style-name="P59">174 (34%)</text:p>
          </table:table-cell>
          <table:covered-table-cell table:style-name="Table8.D2"/>
          <table:table-cell table:style-name="Table8.A2" office:value-type="string">
            <text:p text:style-name="P59">169 (37%)</text:p>
          </table:table-cell>
        </table:table-row>
        <table:table-row table:style-name="Table8.1">
          <table:covered-table-cell table:style-name="Table8.A2"/>
          <table:table-cell table:style-name="Table8.A2" office:value-type="string">
            <text:p text:style-name="P59">urinary metabolome</text:p>
          </table:table-cell>
          <table:table-cell table:style-name="Table8.A2" office:value-type="string">
            <text:p text:style-name="P59">44 (8.5%)</text:p>
          </table:table-cell>
          <table:table-cell table:style-name="Table8.D2" office:value-type="string">
            <text:p text:style-name="P59">44 (8.6%)</text:p>
          </table:table-cell>
          <table:covered-table-cell table:style-name="Table8.D2"/>
          <table:table-cell table:style-name="Table8.A2" office:value-type="string">
            <text:p text:style-name="P59">42 (9.1%)</text:p>
          </table:table-cell>
        </table:table-row>
        <table:table-row table:style-name="Table8.1">
          <table:covered-table-cell table:style-name="Table8.A2"/>
          <table:table-cell table:style-name="Table8.A2" office:value-type="string">
            <text:p text:style-name="P59">proteome</text:p>
          </table:table-cell>
          <table:table-cell table:style-name="Table8.A2" office:value-type="string">
            <text:p text:style-name="P59">36 (7.0%)</text:p>
          </table:table-cell>
          <table:table-cell table:style-name="Table8.D2" office:value-type="string">
            <text:p text:style-name="P59">36 (7.0%)</text:p>
          </table:table-cell>
          <table:covered-table-cell table:style-name="Table8.D2"/>
          <table:table-cell table:style-name="Table8.A2" office:value-type="string">
            <text:p text:style-name="P59">36 (7.8%)</text:p>
          </table:table-cell>
        </table:table-row>
        <table:table-row table:style-name="Table8.1">
          <table:table-cell table:style-name="Table8.A20" table:number-columns-spanned="4" office:value-type="string">
            <text:p text:style-name="P56"><text:span text:style-name="T4">1</text:span><text:span text:style-name="T17">n (%); Median (IQR)</text:span></text:p>
          </table:table-cell>
          <table:covered-table-cell/>
          <table:covered-table-cell/>
          <table:covered-table-cell/>
          <table:table-cell table:style-name="Table8.E20" office:value-type="string">
            <text:p text:style-name="P56"/>
          </table:table-cell>
          <table:table-cell table:style-name="Table8.F20" office:value-type="string">
            <text:p text:style-name="P56"/>
          </table:table-cell>
        </table:table-row>
      </table:table>
      <text:p text:style-name="P70">Table <text:span text:style-name="T94">4</text:span>: Edge- and node-level description of the visit-specific and merged networks.</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able:table table:name="Table4" table:style-name="Table4">
        <table:table-column table:style-name="Table4.A" table:number-columns-repeated="9"/>
        <text:soft-page-break/>
        <table:table-row table:style-name="Table4.1">
          <table:table-cell table:style-name="Table4.A1" office:value-type="string">
            <text:p text:style-name="P65"><text:span text:style-name="T19">N</text:span><text:span text:style-name="T17">ode </text:span><text:span text:style-name="T18">1</text:span></text:p>
          </table:table-cell>
          <table:table-cell table:style-name="Table4.A1" office:value-type="string">
            <text:p text:style-name="P66"><text:span text:style-name="T19">L</text:span><text:span text:style-name="T17">aye</text:span><text:span text:style-name="T18">r</text:span></text:p>
          </table:table-cell>
          <table:table-cell table:style-name="Table4.A1" office:value-type="string">
            <text:p text:style-name="P66"><text:span text:style-name="T19">D</text:span><text:span text:style-name="T17">egre</text:span><text:span text:style-name="T18">e</text:span></text:p>
          </table:table-cell>
          <table:table-cell table:style-name="Table4.A1" office:value-type="string">
            <text:p text:style-name="P66"><text:span text:style-name="T19">N</text:span><text:span text:style-name="T17">ode </text:span><text:span text:style-name="T18">2</text:span></text:p>
          </table:table-cell>
          <table:table-cell table:style-name="Table4.A1" office:value-type="string">
            <text:p text:style-name="P66"><text:span text:style-name="T19">L</text:span><text:span text:style-name="T17">aye</text:span><text:span text:style-name="T18">r</text:span></text:p>
          </table:table-cell>
          <table:table-cell table:style-name="Table4.A1" office:value-type="string">
            <text:p text:style-name="P66"><text:span text:style-name="T19">D</text:span><text:span text:style-name="T17">egre</text:span><text:span text:style-name="T18">e</text:span></text:p>
          </table:table-cell>
          <table:table-cell table:style-name="Table4.A1" office:value-type="string">
            <text:p text:style-name="P5">pcor</text:p>
          </table:table-cell>
          <table:table-cell table:style-name="Table4.H1" office:value-type="string">
            <text:p text:style-name="P5">qval</text:p>
          </table:table-cell>
          <table:table-cell table:style-name="Table4.A1" office:value-type="string">
            <text:p text:style-name="P7">Genes</text:p>
          </table:table-cell>
        </table:table-row>
        <table:table-row table:style-name="Table4.1">
          <table:table-cell table:style-name="Table4.A2" table:number-columns-spanned="8" office:value-type="string">
            <text:p text:style-name="P6">Visit A</text:p>
          </table:table-cell>
          <table:covered-table-cell/>
          <table:covered-table-cell/>
          <table:covered-table-cell/>
          <table:covered-table-cell/>
          <table:covered-table-cell/>
          <table:covered-table-cell/>
          <table:covered-table-cell/>
          <table:table-cell table:style-name="Table4.I2" office:value-type="string">
            <text:p text:style-name="P6"/>
          </table:table-cell>
        </table:table-row>
        <table:table-row table:style-name="Table4.1">
          <table:table-cell table:style-name="Table4.A13" office:value-type="string">
            <text:p text:style-name="P44">BPA</text:p>
          </table:table-cell>
          <table:table-cell table:style-name="Table4.B3" office:value-type="string">
            <text:p text:style-name="P41">exposure</text:p>
          </table:table-cell>
          <table:table-cell table:style-name="Table4.C3" office:value-type="string">
            <text:p text:style-name="P41">24</text:p>
          </table:table-cell>
          <table:table-cell table:style-name="Table4.D13" office:value-type="string">
            <text:p text:style-name="P41">FGFBasic</text:p>
          </table:table-cell>
          <table:table-cell table:style-name="Table4.E3" office:value-type="string">
            <text:p text:style-name="P41">proteome</text:p>
          </table:table-cell>
          <table:table-cell table:style-name="Table4.F3" office:value-type="string">
            <text:p text:style-name="P41">20</text:p>
          </table:table-cell>
          <table:table-cell table:style-name="Table4.G13" office:value-type="string">
            <text:p text:style-name="P41">-0.156</text:p>
          </table:table-cell>
          <table:table-cell table:style-name="Table4.H3" office:value-type="string">
            <text:p text:style-name="P42">&lt;<text:span text:style-name="T7">0.001</text:span></text:p>
          </table:table-cell>
          <table:table-cell table:style-name="Table4.I3" office:value-type="string">
            <text:p text:style-name="P42"/>
          </table:table-cell>
        </table:table-row>
        <table:table-row table:style-name="Table4.1">
          <table:table-cell table:style-name="Table4.A13" office:value-type="string">
            <text:p text:style-name="P43"><text:span text:style-name="T95">oxo</text:span>-M<text:span text:style-name="T95">i</text:span>NP</text:p>
          </table:table-cell>
          <table:table-cell table:style-name="Table4.B4" office:value-type="string">
            <text:p text:style-name="P46">exposure</text:p>
          </table:table-cell>
          <table:table-cell table:style-name="Table4.C4" office:value-type="string">
            <text:p text:style-name="P46">21</text:p>
          </table:table-cell>
          <table:table-cell table:style-name="Table4.D13" office:value-type="string">
            <text:p text:style-name="P41">Trimethylamine oxide</text:p>
          </table:table-cell>
          <table:table-cell table:style-name="Table4.E4" office:value-type="string">
            <text:p text:style-name="P43">urinary metabolome</text:p>
          </table:table-cell>
          <table:table-cell table:style-name="Table4.F4" office:value-type="string">
            <text:p text:style-name="P46">30</text:p>
          </table:table-cell>
          <table:table-cell table:style-name="Table4.G13" office:value-type="string">
            <text:p text:style-name="P41">-0.108</text:p>
          </table:table-cell>
          <table:table-cell table:style-name="Table4.H4" office:value-type="string">
            <text:p text:style-name="P42">&lt;<text:span text:style-name="T7">0.001</text:span></text:p>
          </table:table-cell>
          <table:table-cell table:style-name="Table4.I4" office:value-type="string">
            <text:p text:style-name="P42"/>
          </table:table-cell>
        </table:table-row>
        <table:table-row table:style-name="Table4.1">
          <table:table-cell table:style-name="Table4.A13" office:value-type="string">
            <text:p text:style-name="P44">MB<text:span text:style-name="T95">z</text:span>P</text:p>
          </table:table-cell>
          <table:table-cell table:style-name="Table4.B5" office:value-type="string">
            <text:p text:style-name="P41">exposure</text:p>
          </table:table-cell>
          <table:table-cell table:style-name="Table4.C5" office:value-type="string">
            <text:p text:style-name="P41">38</text:p>
          </table:table-cell>
          <table:table-cell table:style-name="Table4.D13" office:value-type="string">
            <text:p text:style-name="P41">BAFF</text:p>
          </table:table-cell>
          <table:table-cell table:style-name="Table4.E5" office:value-type="string">
            <text:p text:style-name="P41">proteome</text:p>
          </table:table-cell>
          <table:table-cell table:style-name="Table4.F5" office:value-type="string">
            <text:p text:style-name="P41">18</text:p>
          </table:table-cell>
          <table:table-cell table:style-name="Table4.G13" office:value-type="string">
            <text:p text:style-name="P41">-0.1</text:p>
          </table:table-cell>
          <table:table-cell table:style-name="Table4.H5" office:value-type="string">
            <text:p text:style-name="P42">&lt;<text:span text:style-name="T7">0.001</text:span></text:p>
          </table:table-cell>
          <table:table-cell table:style-name="Table4.I5" office:value-type="string">
            <text:p text:style-name="P42"/>
          </table:table-cell>
        </table:table-row>
        <table:table-row table:style-name="Table4.1">
          <table:table-cell table:style-name="Table4.A13" office:value-type="string">
            <text:p text:style-name="P43">MB<text:span text:style-name="T95">z</text:span>P</text:p>
          </table:table-cell>
          <table:table-cell table:style-name="Table4.B6" office:value-type="string">
            <text:p text:style-name="P43">exposure</text:p>
          </table:table-cell>
          <table:table-cell table:style-name="Table4.C6" office:value-type="string">
            <text:p text:style-name="P46">38</text:p>
          </table:table-cell>
          <table:table-cell table:style-name="Table4.D13" office:value-type="string">
            <text:p text:style-name="P43">MCP1</text:p>
          </table:table-cell>
          <table:table-cell table:style-name="Table4.E6" office:value-type="string">
            <text:p text:style-name="P43">proteome</text:p>
          </table:table-cell>
          <table:table-cell table:style-name="Table4.F6" office:value-type="string">
            <text:p text:style-name="P46">29</text:p>
          </table:table-cell>
          <table:table-cell table:style-name="Table4.G13" office:value-type="string">
            <text:p text:style-name="P41">0.1</text:p>
          </table:table-cell>
          <table:table-cell table:style-name="Table4.H6" office:value-type="string">
            <text:p text:style-name="P42">&lt;<text:span text:style-name="T7">0.001</text:span></text:p>
          </table:table-cell>
          <table:table-cell table:style-name="Table4.I6" office:value-type="string">
            <text:p text:style-name="P42"/>
          </table:table-cell>
        </table:table-row>
        <table:table-row table:style-name="Table4.1">
          <table:table-cell table:style-name="Table4.A13" office:value-type="string">
            <text:p text:style-name="P47">MEP</text:p>
          </table:table-cell>
          <table:table-cell table:style-name="Table4.B7" office:value-type="string">
            <text:p text:style-name="P43">exposure</text:p>
          </table:table-cell>
          <table:table-cell table:style-name="Table4.C7" office:value-type="string">
            <text:p text:style-name="P46">30</text:p>
          </table:table-cell>
          <table:table-cell table:style-name="Table4.D13" office:value-type="string">
            <text:p text:style-name="P43">cg00766289</text:p>
          </table:table-cell>
          <table:table-cell table:style-name="Table4.E7" office:value-type="string">
            <text:p text:style-name="P43">methylome</text:p>
          </table:table-cell>
          <table:table-cell table:style-name="Table4.F7" office:value-type="string">
            <text:p text:style-name="P46">25</text:p>
          </table:table-cell>
          <table:table-cell table:style-name="Table4.G13" office:value-type="string">
            <text:p text:style-name="P41">-0.094</text:p>
          </table:table-cell>
          <table:table-cell table:style-name="Table4.H7" office:value-type="string">
            <text:p text:style-name="P42">&lt;<text:span text:style-name="T7">0.001</text:span></text:p>
          </table:table-cell>
          <table:table-cell table:style-name="Table4.I7" office:value-type="string">
            <text:p text:style-name="P49">TSPAN9</text:p>
          </table:table-cell>
        </table:table-row>
        <table:table-row table:style-name="Table4.1">
          <table:table-cell table:style-name="Table4.A2" table:number-columns-spanned="8" office:value-type="string">
            <text:p text:style-name="P6">Visit B</text:p>
          </table:table-cell>
          <table:covered-table-cell/>
          <table:covered-table-cell/>
          <table:covered-table-cell/>
          <table:covered-table-cell/>
          <table:covered-table-cell/>
          <table:covered-table-cell/>
          <table:covered-table-cell/>
          <table:table-cell table:style-name="Table4.I2" office:value-type="string">
            <text:p text:style-name="P6"/>
          </table:table-cell>
        </table:table-row>
        <table:table-row table:style-name="Table4.1">
          <table:table-cell table:style-name="Table4.A13" office:value-type="string">
            <text:p text:style-name="P47">MEP</text:p>
          </table:table-cell>
          <table:table-cell table:style-name="Table4.B9" office:value-type="string">
            <text:p text:style-name="P43">exposure</text:p>
          </table:table-cell>
          <table:table-cell table:style-name="Table4.C9" office:value-type="string">
            <text:p text:style-name="P41">32</text:p>
          </table:table-cell>
          <table:table-cell table:style-name="Table4.D13" office:value-type="string">
            <text:p text:style-name="P43">cg08158662</text:p>
          </table:table-cell>
          <table:table-cell table:style-name="Table4.E9" office:value-type="string">
            <text:p text:style-name="P43">methylome</text:p>
          </table:table-cell>
          <table:table-cell table:style-name="Table4.F9" office:value-type="string">
            <text:p text:style-name="P41">32</text:p>
          </table:table-cell>
          <table:table-cell table:style-name="Table4.G13" office:value-type="string">
            <text:p text:style-name="P41">-0.109</text:p>
          </table:table-cell>
          <table:table-cell table:style-name="Table4.H9" office:value-type="string">
            <text:p text:style-name="P42">&lt;<text:span text:style-name="T7">0.001</text:span></text:p>
          </table:table-cell>
          <table:table-cell table:style-name="Table4.I9" office:value-type="string">
            <text:p text:style-name="P42">-</text:p>
          </table:table-cell>
        </table:table-row>
        <table:table-row table:style-name="Table4.1">
          <table:table-cell table:style-name="Table4.A13" office:value-type="string">
            <text:p text:style-name="P47">BPA</text:p>
          </table:table-cell>
          <table:table-cell table:style-name="Table4.B10" office:value-type="string">
            <text:p text:style-name="P43">exposure</text:p>
          </table:table-cell>
          <table:table-cell table:style-name="Table4.C10" office:value-type="string">
            <text:p text:style-name="P46">31</text:p>
          </table:table-cell>
          <table:table-cell table:style-name="Table4.D13" office:value-type="string">
            <text:p text:style-name="P43">cg22507960</text:p>
          </table:table-cell>
          <table:table-cell table:style-name="Table4.E10" office:value-type="string">
            <text:p text:style-name="P43">methylome</text:p>
          </table:table-cell>
          <table:table-cell table:style-name="Table4.F10" office:value-type="string">
            <text:p text:style-name="P46">17</text:p>
          </table:table-cell>
          <table:table-cell table:style-name="Table4.G13" office:value-type="string">
            <text:p text:style-name="P41">-0.099</text:p>
          </table:table-cell>
          <table:table-cell table:style-name="Table4.H10" office:value-type="string">
            <text:p text:style-name="P42">&lt;<text:span text:style-name="T7">0.001</text:span></text:p>
          </table:table-cell>
          <table:table-cell table:style-name="Table4.I10" office:value-type="string">
            <text:p text:style-name="P42"><text:span text:style-name="T55">TMEM167A</text:span>;<text:span text:style-name="T55">XRCC4</text:span></text:p>
          </table:table-cell>
        </table:table-row>
        <table:table-row table:style-name="Table4.1">
          <table:table-cell table:style-name="Table4.A13" office:value-type="string">
            <text:p text:style-name="P47">DETP</text:p>
          </table:table-cell>
          <table:table-cell table:style-name="Table4.B11" office:value-type="string">
            <text:p text:style-name="P43">exposure</text:p>
          </table:table-cell>
          <table:table-cell table:style-name="Table4.C11" office:value-type="string">
            <text:p text:style-name="P46">38</text:p>
          </table:table-cell>
          <table:table-cell table:style-name="Table4.D13" office:value-type="string">
            <text:p text:style-name="P43">cg18628367</text:p>
          </table:table-cell>
          <table:table-cell table:style-name="Table4.E11" office:value-type="string">
            <text:p text:style-name="P43">methylome</text:p>
          </table:table-cell>
          <table:table-cell table:style-name="Table4.F11" office:value-type="string">
            <text:p text:style-name="P46">20</text:p>
          </table:table-cell>
          <table:table-cell table:style-name="Table4.G13" office:value-type="string">
            <text:p text:style-name="P41">-0.096</text:p>
          </table:table-cell>
          <table:table-cell table:style-name="Table4.H11" office:value-type="string">
            <text:p text:style-name="P42">&lt;<text:span text:style-name="T7">0.001</text:span></text:p>
          </table:table-cell>
          <table:table-cell table:style-name="Table4.I11" office:value-type="string">
            <text:p text:style-name="P49">PTPRN2</text:p>
          </table:table-cell>
        </table:table-row>
        <table:table-row table:style-name="Table4.1">
          <table:table-cell table:style-name="Table4.A13" office:value-type="string">
            <text:p text:style-name="P44">MB<text:span text:style-name="T95">z</text:span>P</text:p>
          </table:table-cell>
          <table:table-cell table:style-name="Table4.B12" office:value-type="string">
            <text:p text:style-name="P41">exposure</text:p>
          </table:table-cell>
          <table:table-cell table:style-name="Table4.C12" office:value-type="string">
            <text:p text:style-name="P41">39</text:p>
          </table:table-cell>
          <table:table-cell table:style-name="Table4.D13" office:value-type="string">
            <text:p text:style-name="P41">Acetate</text:p>
          </table:table-cell>
          <table:table-cell table:style-name="Table4.E12" office:value-type="string">
            <text:p text:style-name="P41">urinary metabolome</text:p>
          </table:table-cell>
          <table:table-cell table:style-name="Table4.F12" office:value-type="string">
            <text:p text:style-name="P41">27</text:p>
          </table:table-cell>
          <table:table-cell table:style-name="Table4.G13" office:value-type="string">
            <text:p text:style-name="P41">0.093</text:p>
          </table:table-cell>
          <table:table-cell table:style-name="Table4.H12" office:value-type="string">
            <text:p text:style-name="P42">&lt;<text:span text:style-name="T7">0.001</text:span></text:p>
          </table:table-cell>
          <table:table-cell table:style-name="Table4.I12" office:value-type="string">
            <text:p text:style-name="P42"/>
          </table:table-cell>
        </table:table-row>
        <table:table-row table:style-name="Table4.1">
          <table:table-cell table:style-name="Table4.A13" office:value-type="string">
            <text:p text:style-name="P44">DETP</text:p>
          </table:table-cell>
          <table:table-cell table:style-name="Table4.B13" office:value-type="string">
            <text:p text:style-name="P41">exposure</text:p>
          </table:table-cell>
          <table:table-cell table:style-name="Table4.C13" office:value-type="string">
            <text:p text:style-name="P41">38</text:p>
          </table:table-cell>
          <table:table-cell table:style-name="Table4.D13" office:value-type="string">
            <text:p text:style-name="P41">cg26767081</text:p>
          </table:table-cell>
          <table:table-cell table:style-name="Table4.E13" office:value-type="string">
            <text:p text:style-name="P41">methylome</text:p>
          </table:table-cell>
          <table:table-cell table:style-name="Table4.F13" office:value-type="string">
            <text:p text:style-name="P41">32</text:p>
          </table:table-cell>
          <table:table-cell table:style-name="Table4.G13" office:value-type="string">
            <text:p text:style-name="P41">0.092</text:p>
          </table:table-cell>
          <table:table-cell table:style-name="Table4.H13" office:value-type="string">
            <text:p text:style-name="P42">&lt;<text:span text:style-name="T7">0.001</text:span></text:p>
          </table:table-cell>
          <table:table-cell table:style-name="Table4.I13" office:value-type="string">
            <text:p text:style-name="P42">-</text:p>
          </table:table-cell>
        </table:table-row>
      </table:table>
      <text:p text:style-name="P71">Table <text:span text:style-name="T94">5</text:span>: Table listing the five strongest mixed associations in magnitude for the <text:span text:style-name="T7">visit</text:span>-specific networks.</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able:table table:name="Table7" table:style-name="Table7">
        <table:table-column table:style-name="Table7.A"/>
        <table:table-column table:style-name="Table7.B" table:number-columns-repeated="2"/>
        <table:table-column table:style-name="Table7.D"/>
        <table:table-column table:style-name="Table7.E"/>
        <table:table-column table:style-name="Table7.F"/>
        <table:table-column table:style-name="Table7.G"/>
        <table:table-column table:style-name="Table7.H"/>
        <text:soft-page-break/>
        <table:table-row table:style-name="Table7.1">
          <table:table-cell table:style-name="Table7.A1" office:value-type="string">
            <text:p text:style-name="P65"><text:span text:style-name="T19">C</text:span><text:span text:style-name="T17">hemical class</text:span></text:p>
          </table:table-cell>
          <table:table-cell table:style-name="Table7.A1" office:value-type="string">
            <text:p text:style-name="P66"><text:span text:style-name="T19">C</text:span><text:span text:style-name="T17">hemical</text:span></text:p>
          </table:table-cell>
          <table:table-cell table:style-name="Table7.A1" office:value-type="string">
            <text:p text:style-name="P66"><text:span text:style-name="T19">O</text:span><text:span text:style-name="T17">mic layer</text:span></text:p>
          </table:table-cell>
          <table:table-cell table:style-name="Table7.A1" office:value-type="string">
            <text:p text:style-name="P66"><text:span text:style-name="T19">O</text:span><text:span text:style-name="T17">mic feature</text:span></text:p>
          </table:table-cell>
          <table:table-cell table:style-name="Table7.A1" office:value-type="string">
            <text:p text:style-name="P66"><text:span text:style-name="T17">pcor</text:span><text:span text:style-name="T23">A</text:span></text:p>
          </table:table-cell>
          <table:table-cell table:style-name="Table7.A1" office:value-type="string">
            <text:p text:style-name="P66"><text:span text:style-name="T17">pcor</text:span><text:span text:style-name="T23">B</text:span></text:p>
          </table:table-cell>
          <table:table-cell table:style-name="Table7.A1" office:value-type="string">
            <text:p text:style-name="P66"><text:span text:style-name="T17">qval</text:span><text:span text:style-name="T23">A</text:span></text:p>
          </table:table-cell>
          <table:table-cell table:style-name="Table7.A1" office:value-type="string">
            <text:p text:style-name="P66"><text:span text:style-name="T17">qval</text:span><text:span text:style-name="T23">B</text:span></text:p>
          </table:table-cell>
        </table:table-row>
        <table:table-row table:style-name="Table7.1">
          <table:table-cell table:style-name="Table7.A2" table:number-rows-spanned="4" office:value-type="string">
            <text:p text:style-name="P54"><text:span text:style-name="T17">OP pesticide metabolite</text:span><text:span text:style-name="T20">s</text:span></text:p>
          </table:table-cell>
          <table:table-cell table:style-name="Table7.A2" table:number-rows-spanned="4" office:value-type="string">
            <text:p text:style-name="P41">DEP</text:p>
          </table:table-cell>
          <table:table-cell table:style-name="Table7.A2" office:value-type="string">
            <text:p text:style-name="P41">Methylome</text:p>
          </table:table-cell>
          <table:table-cell table:style-name="Table7.A2" office:value-type="string">
            <text:p text:style-name="P41">cg21873275</text:p>
          </table:table-cell>
          <table:table-cell table:style-name="Table7.A2" office:value-type="string">
            <text:p text:style-name="P41">0.076</text:p>
          </table:table-cell>
          <table:table-cell table:style-name="Table7.A2" office:value-type="string">
            <text:p text:style-name="P41">0.053</text:p>
          </table:table-cell>
          <table:table-cell table:style-name="Table7.A2" office:value-type="string">
            <text:p text:style-name="P41">0.001</text:p>
          </table:table-cell>
          <table:table-cell table:style-name="Table7.A2" office:value-type="string">
            <text:p text:style-name="P41">0.047</text:p>
          </table:table-cell>
        </table:table-row>
        <table:table-row table:style-name="Table7.1">
          <table:covered-table-cell table:style-name="Table7.A2"/>
          <table:covered-table-cell table:style-name="Table7.A2"/>
          <table:table-cell table:style-name="Table7.A2" office:value-type="string">
            <text:p text:style-name="P41">Proteome</text:p>
          </table:table-cell>
          <table:table-cell table:style-name="Table7.A2" office:value-type="string">
            <text:p text:style-name="P41">GCSF</text:p>
          </table:table-cell>
          <table:table-cell table:style-name="Table7.A2" office:value-type="string">
            <text:p text:style-name="P41">0.084</text:p>
          </table:table-cell>
          <table:table-cell table:style-name="Table7.A2" office:value-type="string">
            <text:p text:style-name="P41">0.08</text:p>
          </table:table-cell>
          <table:table-cell table:style-name="Table7.A2" office:value-type="string">
            <text:p text:style-name="P52"><text:span text:style-name="T17">&lt;</text:span><text:span text:style-name="T18">0.001</text:span></text:p>
          </table:table-cell>
          <table:table-cell table:style-name="Table7.A2" office:value-type="string">
            <text:p text:style-name="P53"><text:span text:style-name="T17">&lt;</text:span><text:span text:style-name="T18">0.001</text:span></text:p>
          </table:table-cell>
        </table:table-row>
        <table:table-row table:style-name="Table7.1">
          <table:covered-table-cell table:style-name="Table7.A2"/>
          <table:covered-table-cell table:style-name="Table7.A2"/>
          <table:table-cell table:style-name="Table7.A2" office:value-type="string">
            <text:p text:style-name="P41">Serum metabolome</text:p>
          </table:table-cell>
          <table:table-cell table:style-name="Table7.A2" office:value-type="string">
            <text:p text:style-name="P41">Serotonin</text:p>
          </table:table-cell>
          <table:table-cell table:style-name="Table7.A2" office:value-type="string">
            <text:p text:style-name="P41">0.051</text:p>
          </table:table-cell>
          <table:table-cell table:style-name="Table7.A2" office:value-type="string">
            <text:p text:style-name="P41">0.053</text:p>
          </table:table-cell>
          <table:table-cell table:style-name="Table7.A2" office:value-type="string">
            <text:p text:style-name="P41">0.074</text:p>
          </table:table-cell>
          <table:table-cell table:style-name="Table7.A2" office:value-type="string">
            <text:p text:style-name="P41">0.05</text:p>
          </table:table-cell>
        </table:table-row>
        <table:table-row table:style-name="Table7.1">
          <table:covered-table-cell table:style-name="Table7.A2"/>
          <table:covered-table-cell table:style-name="Table7.A2"/>
          <table:table-cell table:style-name="Table7.A2" office:value-type="string">
            <text:p text:style-name="P41">Urinary metabolome</text:p>
          </table:table-cell>
          <table:table-cell table:style-name="Table7.A2" office:value-type="string">
            <text:p text:style-name="P41">N-methylpicolinic acid</text:p>
          </table:table-cell>
          <table:table-cell table:style-name="Table7.A2" office:value-type="string">
            <text:p text:style-name="P41">0.062</text:p>
          </table:table-cell>
          <table:table-cell table:style-name="Table7.A2" office:value-type="string">
            <text:p text:style-name="P41">0.083</text:p>
          </table:table-cell>
          <table:table-cell table:style-name="Table7.A2" office:value-type="string">
            <text:p text:style-name="P41">0.017</text:p>
          </table:table-cell>
          <table:table-cell table:style-name="Table7.A2" office:value-type="string">
            <text:p text:style-name="P53"><text:span text:style-name="T17">&lt;</text:span><text:span text:style-name="T18">0.001</text:span></text:p>
          </table:table-cell>
        </table:table-row>
        <table:table-row table:style-name="Table7.1">
          <table:table-cell table:style-name="Table7.A2" table:number-rows-spanned="12" office:value-type="string">
            <text:p text:style-name="P54"><text:span text:style-name="T17">Phenol</text:span><text:span text:style-name="T20">s</text:span></text:p>
          </table:table-cell>
          <table:table-cell table:style-name="Table7.A2" table:number-rows-spanned="3" office:value-type="string">
            <text:p text:style-name="P41">ETPA</text:p>
          </table:table-cell>
          <table:table-cell table:style-name="Table7.A2" table:number-rows-spanned="3" office:value-type="string">
            <text:p text:style-name="P41">Methylome</text:p>
          </table:table-cell>
          <table:table-cell table:style-name="Table7.A2" office:value-type="string">
            <text:p text:style-name="P41">cg04320635</text:p>
          </table:table-cell>
          <table:table-cell table:style-name="Table7.A2" office:value-type="string">
            <text:p text:style-name="P41">-0.052</text:p>
          </table:table-cell>
          <table:table-cell table:style-name="Table7.A2" office:value-type="string">
            <text:p text:style-name="P41">-0.056</text:p>
          </table:table-cell>
          <table:table-cell table:style-name="Table7.A2" office:value-type="string">
            <text:p text:style-name="P41">0.069</text:p>
          </table:table-cell>
          <table:table-cell table:style-name="Table7.A2" office:value-type="string">
            <text:p text:style-name="P41">0.03</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41">cg14242246</text:p>
          </table:table-cell>
          <table:table-cell table:style-name="Table7.A2" office:value-type="string">
            <text:p text:style-name="P41">0.06</text:p>
          </table:table-cell>
          <table:table-cell table:style-name="Table7.A2" office:value-type="string">
            <text:p text:style-name="P41">0.056</text:p>
          </table:table-cell>
          <table:table-cell table:style-name="Table7.A2" office:value-type="string">
            <text:p text:style-name="P41">0.021</text:p>
          </table:table-cell>
          <table:table-cell table:style-name="Table7.A2" office:value-type="string">
            <text:p text:style-name="P41">0.033</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41">cg24891846</text:p>
          </table:table-cell>
          <table:table-cell table:style-name="Table7.A2" office:value-type="string">
            <text:p text:style-name="P41">0.063</text:p>
          </table:table-cell>
          <table:table-cell table:style-name="Table7.A2" office:value-type="string">
            <text:p text:style-name="P41">0.05</text:p>
          </table:table-cell>
          <table:table-cell table:style-name="Table7.A2" office:value-type="string">
            <text:p text:style-name="P41">0.014</text:p>
          </table:table-cell>
          <table:table-cell table:style-name="Table7.A2" office:value-type="string">
            <text:p text:style-name="P41">0.066</text:p>
          </table:table-cell>
        </table:table-row>
        <table:table-row table:style-name="Table7.1">
          <table:covered-table-cell table:style-name="Table7.A2"/>
          <table:table-cell table:style-name="Table7.A2" table:number-rows-spanned="3" office:value-type="string">
            <text:p text:style-name="P41">BUPA</text:p>
          </table:table-cell>
          <table:table-cell table:style-name="Table7.A2" table:number-rows-spanned="3" office:value-type="string">
            <text:p text:style-name="P41">Methylome</text:p>
          </table:table-cell>
          <table:table-cell table:style-name="Table7.A2" office:value-type="string">
            <text:p text:style-name="P41">cg03060555</text:p>
          </table:table-cell>
          <table:table-cell table:style-name="Table7.A2" office:value-type="string">
            <text:p text:style-name="P41">0.069</text:p>
          </table:table-cell>
          <table:table-cell table:style-name="Table7.A2" office:value-type="string">
            <text:p text:style-name="P41">0.082</text:p>
          </table:table-cell>
          <table:table-cell table:style-name="Table7.A2" office:value-type="string">
            <text:p text:style-name="P41">0.005</text:p>
          </table:table-cell>
          <table:table-cell table:style-name="Table7.A2" office:value-type="string">
            <text:p text:style-name="P53"><text:span text:style-name="T17">&lt;</text:span><text:span text:style-name="T18">0.001</text:span></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41">cg04320635</text:p>
          </table:table-cell>
          <table:table-cell table:style-name="Table7.A2" office:value-type="string">
            <text:p text:style-name="P41">-0.052</text:p>
          </table:table-cell>
          <table:table-cell table:style-name="Table7.A2" office:value-type="string">
            <text:p text:style-name="P41">-0.066</text:p>
          </table:table-cell>
          <table:table-cell table:style-name="Table7.A2" office:value-type="string">
            <text:p text:style-name="P41">0.069</text:p>
          </table:table-cell>
          <table:table-cell table:style-name="Table7.A2" office:value-type="string">
            <text:p text:style-name="P41">0.006</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41">cg20320656</text:p>
          </table:table-cell>
          <table:table-cell table:style-name="Table7.A2" office:value-type="string">
            <text:p text:style-name="P41">0.063</text:p>
          </table:table-cell>
          <table:table-cell table:style-name="Table7.A2" office:value-type="string">
            <text:p text:style-name="P41">0.052</text:p>
          </table:table-cell>
          <table:table-cell table:style-name="Table7.A2" office:value-type="string">
            <text:p text:style-name="P41">0.015</text:p>
          </table:table-cell>
          <table:table-cell table:style-name="Table7.A2" office:value-type="string">
            <text:p text:style-name="P41">0.054</text:p>
          </table:table-cell>
        </table:table-row>
        <table:table-row table:style-name="Table7.1">
          <table:covered-table-cell table:style-name="Table7.A2"/>
          <table:table-cell table:style-name="Table7.A2" table:number-rows-spanned="2" office:value-type="string">
            <text:p text:style-name="P41">OXBE</text:p>
          </table:table-cell>
          <table:table-cell table:style-name="Table7.A2" office:value-type="string">
            <text:p text:style-name="P41">Methylome</text:p>
          </table:table-cell>
          <table:table-cell table:style-name="Table7.A2" office:value-type="string">
            <text:p text:style-name="P41">cg27466129</text:p>
          </table:table-cell>
          <table:table-cell table:style-name="Table7.A2" office:value-type="string">
            <text:p text:style-name="P41">-0.089</text:p>
          </table:table-cell>
          <table:table-cell table:style-name="Table7.A2" office:value-type="string">
            <text:p text:style-name="P41">-0.051</text:p>
          </table:table-cell>
          <table:table-cell table:style-name="Table7.A2" office:value-type="string">
            <text:p text:style-name="P53"><text:span text:style-name="T17">&lt;</text:span><text:span text:style-name="T18">0.001</text:span></text:p>
          </table:table-cell>
          <table:table-cell table:style-name="Table7.A2" office:value-type="string">
            <text:p text:style-name="P41">0.062</text:p>
          </table:table-cell>
        </table:table-row>
        <table:table-row table:style-name="Table7.1">
          <table:covered-table-cell table:style-name="Table7.A2"/>
          <table:covered-table-cell table:style-name="Table7.A2"/>
          <table:table-cell table:style-name="Table7.A2" office:value-type="string">
            <text:p text:style-name="P41">Urinary metabolome</text:p>
          </table:table-cell>
          <table:table-cell table:style-name="Table7.A2" office:value-type="string">
            <text:p text:style-name="P41">Dimethylamine</text:p>
          </table:table-cell>
          <table:table-cell table:style-name="Table7.A2" office:value-type="string">
            <text:p text:style-name="P41">-0.071</text:p>
          </table:table-cell>
          <table:table-cell table:style-name="Table7.A2" office:value-type="string">
            <text:p text:style-name="P41">-0.074</text:p>
          </table:table-cell>
          <table:table-cell table:style-name="Table7.A2" office:value-type="string">
            <text:p text:style-name="P41">0.003</text:p>
          </table:table-cell>
          <table:table-cell table:style-name="Table7.A2" office:value-type="string">
            <text:p text:style-name="P41">0.001</text:p>
          </table:table-cell>
        </table:table-row>
        <table:table-row table:style-name="Table7.1">
          <table:covered-table-cell table:style-name="Table7.A2"/>
          <table:table-cell table:style-name="Table7.A2" table:number-rows-spanned="4" office:value-type="string">
            <text:p text:style-name="P41">TRCS</text:p>
          </table:table-cell>
          <table:table-cell table:style-name="Table7.A2" table:number-rows-spanned="2" office:value-type="string">
            <text:p text:style-name="P41">Methylome</text:p>
          </table:table-cell>
          <table:table-cell table:style-name="Table7.A2" office:value-type="string">
            <text:p text:style-name="P41">cg10072921</text:p>
          </table:table-cell>
          <table:table-cell table:style-name="Table7.A2" office:value-type="string">
            <text:p text:style-name="P41">0.072</text:p>
          </table:table-cell>
          <table:table-cell table:style-name="Table7.A2" office:value-type="string">
            <text:p text:style-name="P41">0.089</text:p>
          </table:table-cell>
          <table:table-cell table:style-name="Table7.A2" office:value-type="string">
            <text:p text:style-name="P41">0.003</text:p>
          </table:table-cell>
          <table:table-cell table:style-name="Table7.A2" office:value-type="string">
            <text:p text:style-name="P53"><text:span text:style-name="T17">&lt;</text:span><text:span text:style-name="T18">0.001</text:span></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41">cg25408086</text:p>
          </table:table-cell>
          <table:table-cell table:style-name="Table7.A2" office:value-type="string">
            <text:p text:style-name="P41">0.065</text:p>
          </table:table-cell>
          <table:table-cell table:style-name="Table7.A2" office:value-type="string">
            <text:p text:style-name="P41">0.054</text:p>
          </table:table-cell>
          <table:table-cell table:style-name="Table7.A2" office:value-type="string">
            <text:p text:style-name="P41">0.01</text:p>
          </table:table-cell>
          <table:table-cell table:style-name="Table7.A2" office:value-type="string">
            <text:p text:style-name="P41">0.039</text:p>
          </table:table-cell>
        </table:table-row>
        <table:table-row table:style-name="Table7.1">
          <table:covered-table-cell table:style-name="Table7.A2"/>
          <table:covered-table-cell table:style-name="Table7.A2"/>
          <table:table-cell table:style-name="Table7.A2" office:value-type="string">
            <text:p text:style-name="P41">Proteome</text:p>
          </table:table-cell>
          <table:table-cell table:style-name="Table7.A2" office:value-type="string">
            <text:p text:style-name="P41">Leptin</text:p>
          </table:table-cell>
          <table:table-cell table:style-name="Table7.A2" office:value-type="string">
            <text:p text:style-name="P41">-0.072</text:p>
          </table:table-cell>
          <table:table-cell table:style-name="Table7.A2" office:value-type="string">
            <text:p text:style-name="P41">-0.059</text:p>
          </table:table-cell>
          <table:table-cell table:style-name="Table7.A2" office:value-type="string">
            <text:p text:style-name="P41">0.003</text:p>
          </table:table-cell>
          <table:table-cell table:style-name="Table7.A2" office:value-type="string">
            <text:p text:style-name="P41">0.02</text:p>
          </table:table-cell>
        </table:table-row>
        <table:table-row table:style-name="Table7.1">
          <table:covered-table-cell table:style-name="Table7.A2"/>
          <table:covered-table-cell table:style-name="Table7.A2"/>
          <table:table-cell table:style-name="Table7.A2" office:value-type="string">
            <text:p text:style-name="P41">Serum metabolome</text:p>
          </table:table-cell>
          <table:table-cell table:style-name="Table7.A2" office:value-type="string">
            <text:p text:style-name="P41">Serotonin</text:p>
          </table:table-cell>
          <table:table-cell table:style-name="Table7.A2" office:value-type="string">
            <text:p text:style-name="P41">-0.055</text:p>
          </table:table-cell>
          <table:table-cell table:style-name="Table7.A2" office:value-type="string">
            <text:p text:style-name="P41">-0.054</text:p>
          </table:table-cell>
          <table:table-cell table:style-name="Table7.A2" office:value-type="string">
            <text:p text:style-name="P41">0.049</text:p>
          </table:table-cell>
          <table:table-cell table:style-name="Table7.A2" office:value-type="string">
            <text:p text:style-name="P41">0.042</text:p>
          </table:table-cell>
        </table:table-row>
        <table:table-row table:style-name="Table7.1">
          <table:table-cell table:style-name="Table7.A2" table:number-rows-spanned="7" office:value-type="string">
            <text:p text:style-name="P54"><text:span text:style-name="T17">Phthalate metabolite</text:span><text:span text:style-name="T21">s</text:span></text:p>
          </table:table-cell>
          <table:table-cell table:style-name="Table7.A2" table:number-rows-spanned="2" office:value-type="string">
            <text:p text:style-name="P41">MB<text:span text:style-name="T95">z</text:span>P</text:p>
          </table:table-cell>
          <table:table-cell table:style-name="Table7.A2" office:value-type="string">
            <text:p text:style-name="P41">Proteome</text:p>
          </table:table-cell>
          <table:table-cell table:style-name="Table7.A2" office:value-type="string">
            <text:p text:style-name="P41">EGF</text:p>
          </table:table-cell>
          <table:table-cell table:style-name="Table7.A2" office:value-type="string">
            <text:p text:style-name="P41">0.062</text:p>
          </table:table-cell>
          <table:table-cell table:style-name="Table7.A2" office:value-type="string">
            <text:p text:style-name="P41">0.058</text:p>
          </table:table-cell>
          <table:table-cell table:style-name="Table7.A2" office:value-type="string">
            <text:p text:style-name="P41">0.016</text:p>
          </table:table-cell>
          <table:table-cell table:style-name="Table7.A2" office:value-type="string">
            <text:p text:style-name="P41">0.022</text:p>
          </table:table-cell>
        </table:table-row>
        <table:table-row table:style-name="Table7.1">
          <table:covered-table-cell table:style-name="Table7.A2"/>
          <table:covered-table-cell table:style-name="Table7.A2"/>
          <table:table-cell table:style-name="Table7.A2" office:value-type="string">
            <text:p text:style-name="P41">Urinary metabolome</text:p>
          </table:table-cell>
          <table:table-cell table:style-name="Table7.A2" office:value-type="string">
            <text:p text:style-name="P41">N-acetyl neuraminic acid</text:p>
          </table:table-cell>
          <table:table-cell table:style-name="Table7.A2" office:value-type="string">
            <text:p text:style-name="P41">0.072</text:p>
          </table:table-cell>
          <table:table-cell table:style-name="Table7.A2" office:value-type="string">
            <text:p text:style-name="P41">0.057</text:p>
          </table:table-cell>
          <table:table-cell table:style-name="Table7.A2" office:value-type="string">
            <text:p text:style-name="P41">0.003</text:p>
          </table:table-cell>
          <table:table-cell table:style-name="Table7.A2" office:value-type="string">
            <text:p text:style-name="P41">0.024</text:p>
          </table:table-cell>
        </table:table-row>
        <table:table-row table:style-name="Table7.1">
          <table:covered-table-cell table:style-name="Table7.A2"/>
          <table:table-cell table:style-name="Table7.A2" table:number-rows-spanned="2" office:value-type="string">
            <text:p text:style-name="P41">MEHP</text:p>
          </table:table-cell>
          <table:table-cell table:style-name="Table7.A2" office:value-type="string">
            <text:p text:style-name="P41">Methylome</text:p>
          </table:table-cell>
          <table:table-cell table:style-name="Table7.A2" office:value-type="string">
            <text:p text:style-name="P41">cg20080548</text:p>
          </table:table-cell>
          <table:table-cell table:style-name="Table7.A2" office:value-type="string">
            <text:p text:style-name="P41">-0.057</text:p>
          </table:table-cell>
          <table:table-cell table:style-name="Table7.A2" office:value-type="string">
            <text:p text:style-name="P41">-0.066</text:p>
          </table:table-cell>
          <table:table-cell table:style-name="Table7.A2" office:value-type="string">
            <text:p text:style-name="P41">0.037</text:p>
          </table:table-cell>
          <table:table-cell table:style-name="Table7.A2" office:value-type="string">
            <text:p text:style-name="P41">0.007</text:p>
          </table:table-cell>
        </table:table-row>
        <table:table-row table:style-name="Table7.1">
          <table:covered-table-cell table:style-name="Table7.A2"/>
          <table:covered-table-cell table:style-name="Table7.A2"/>
          <table:table-cell table:style-name="Table7.A2" office:value-type="string">
            <text:p text:style-name="P41">Urinary metabolome</text:p>
          </table:table-cell>
          <table:table-cell table:style-name="Table7.A2" office:value-type="string">
            <text:p text:style-name="P41">Acetate</text:p>
          </table:table-cell>
          <table:table-cell table:style-name="Table7.A2" office:value-type="string">
            <text:p text:style-name="P41">-0.063</text:p>
          </table:table-cell>
          <table:table-cell table:style-name="Table7.A2" office:value-type="string">
            <text:p text:style-name="P41">-0.057</text:p>
          </table:table-cell>
          <table:table-cell table:style-name="Table7.A2" office:value-type="string">
            <text:p text:style-name="P41">0.013</text:p>
          </table:table-cell>
          <table:table-cell table:style-name="Table7.A2" office:value-type="string">
            <text:p text:style-name="P41">0.028</text:p>
          </table:table-cell>
        </table:table-row>
        <table:table-row table:style-name="Table7.1">
          <table:covered-table-cell table:style-name="Table7.A2"/>
          <table:table-cell table:style-name="Table7.A2" office:value-type="string">
            <text:p text:style-name="P41"><text:span text:style-name="T95">oh</text:span>-M<text:span text:style-name="T95">i</text:span>NP</text:p>
          </table:table-cell>
          <table:table-cell table:style-name="Table7.A2" office:value-type="string">
            <text:p text:style-name="P41">Serum metabolome</text:p>
          </table:table-cell>
          <table:table-cell table:style-name="Table7.A2" office:value-type="string">
            <text:p text:style-name="P41">Kynurenine</text:p>
          </table:table-cell>
          <table:table-cell table:style-name="Table7.A2" office:value-type="string">
            <text:p text:style-name="P41">-0.051</text:p>
          </table:table-cell>
          <table:table-cell table:style-name="Table7.A2" office:value-type="string">
            <text:p text:style-name="P41">-0.06</text:p>
          </table:table-cell>
          <table:table-cell table:style-name="Table7.A2" office:value-type="string">
            <text:p text:style-name="P41">0.074</text:p>
          </table:table-cell>
          <table:table-cell table:style-name="Table7.A2" office:value-type="string">
            <text:p text:style-name="P41">0.016</text:p>
          </table:table-cell>
        </table:table-row>
        <table:table-row table:style-name="Table7.1">
          <table:covered-table-cell table:style-name="Table7.A2"/>
          <table:table-cell table:style-name="Table7.A2" office:value-type="string">
            <text:p text:style-name="P41"><text:span text:style-name="T95">oxo</text:span>-M<text:span text:style-name="T95">i</text:span>NP</text:p>
          </table:table-cell>
          <table:table-cell table:style-name="Table7.A2" office:value-type="string">
            <text:p text:style-name="P41">Urinary metabolome</text:p>
          </table:table-cell>
          <table:table-cell table:style-name="Table7.A2" office:value-type="string">
            <text:p text:style-name="P41">5-oxoproline</text:p>
          </table:table-cell>
          <table:table-cell table:style-name="Table7.A2" office:value-type="string">
            <text:p text:style-name="P41">0.06</text:p>
          </table:table-cell>
          <table:table-cell table:style-name="Table7.A2" office:value-type="string">
            <text:p text:style-name="P41">0.056</text:p>
          </table:table-cell>
          <table:table-cell table:style-name="Table7.A2" office:value-type="string">
            <text:p text:style-name="P41">0.023</text:p>
          </table:table-cell>
          <table:table-cell table:style-name="Table7.A2" office:value-type="string">
            <text:p text:style-name="P41">0.031</text:p>
          </table:table-cell>
        </table:table-row>
        <table:table-row table:style-name="Table7.1">
          <table:covered-table-cell table:style-name="Table7.A2"/>
          <table:table-cell table:style-name="Table7.A2" office:value-type="string">
            <text:p text:style-name="P41">M<text:span text:style-name="T95">i</text:span>BP</text:p>
          </table:table-cell>
          <table:table-cell table:style-name="Table7.A2" office:value-type="string">
            <text:p text:style-name="P41">Urinary metabolome</text:p>
          </table:table-cell>
          <table:table-cell table:style-name="Table7.A2" office:value-type="string">
            <text:p text:style-name="P41">Scyllo-inositol</text:p>
          </table:table-cell>
          <table:table-cell table:style-name="Table7.A2" office:value-type="string">
            <text:p text:style-name="P41">-0.051</text:p>
          </table:table-cell>
          <table:table-cell table:style-name="Table7.A2" office:value-type="string">
            <text:p text:style-name="P41">-0.077</text:p>
          </table:table-cell>
          <table:table-cell table:style-name="Table7.A2" office:value-type="string">
            <text:p text:style-name="P41">0.081</text:p>
          </table:table-cell>
          <table:table-cell table:style-name="Table7.A2" office:value-type="string">
            <text:p text:style-name="P41">0.001</text:p>
          </table:table-cell>
        </table:table-row>
      </table:table>
      <text:p text:style-name="P71"><text:soft-page-break/>Table <text:span text:style-name="T94">6</text:span>: Table listing the mixed edges in the merged network, by chemical class and omic layer. Reported are the <text:span text:style-name="T7">visit</text:span>-specific partial correlations and q-values.</text:p>
      <text:p text:style-name="P81"/>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number-columns-repeated="2"/>
        <table:table-column table:style-name="Table11.H"/>
        <table:table-row table:style-name="Table11.1">
          <table:table-cell table:style-name="Table11.A1" office:value-type="string">
            <text:p text:style-name="P13"><text:span text:style-name="T25">C</text:span>hemical class</text:p>
          </table:table-cell>
          <table:table-cell table:style-name="Table11.A1" office:value-type="string">
            <text:p text:style-name="P17">Chemical</text:p>
          </table:table-cell>
          <table:table-cell table:style-name="Table11.A1" office:value-type="string">
            <text:p text:style-name="P14"><text:span text:style-name="T25">O</text:span>mic layer</text:p>
          </table:table-cell>
          <table:table-cell table:style-name="Table11.A1" office:value-type="string">
            <text:p text:style-name="P14"><text:span text:style-name="T25">O</text:span>mic feature</text:p>
          </table:table-cell>
          <table:table-cell table:style-name="Table11.E1" office:value-type="string">
            <text:p text:style-name="P14"><text:span text:style-name="T25">G</text:span>enes</text:p>
          </table:table-cell>
          <table:table-cell table:style-name="Table11.A1" table:number-columns-spanned="3" office:value-type="string">
            <text:p text:style-name="P16">Biological interpretation</text:p>
          </table:table-cell>
          <table:covered-table-cell/>
          <table:covered-table-cell/>
        </table:table-row>
        <table:table-row table:style-name="Table11.1">
          <table:table-cell table:style-name="Table11.A2" table:number-columns-spanned="5" office:value-type="string">
            <text:p text:style-name="P37"/>
          </table:table-cell>
          <table:covered-table-cell/>
          <table:covered-table-cell/>
          <table:covered-table-cell/>
          <table:covered-table-cell/>
          <table:table-cell table:style-name="Table11.A2" office:value-type="string">
            <text:p text:style-name="P15"><text:span text:style-name="T107">Corroborating l</text:span>iterature <text:span text:style-name="T107">(direct association)</text:span></text:p>
          </table:table-cell>
          <table:table-cell table:style-name="Table11.A2" office:value-type="string">
            <text:p text:style-name="P15"><text:span text:style-name="T96">Adverse health effects</text:span>* (<text:span text:style-name="T103">chemical</text:span>)</text:p>
          </table:table-cell>
          <table:table-cell table:style-name="Table11.H2" office:value-type="string">
            <text:p text:style-name="P15"><text:span text:style-name="T93">Traits**</text:span> (<text:span text:style-name="T53">CpG</text:span>)</text:p>
          </table:table-cell>
        </table:table-row>
        <table:table-row table:style-name="Table11.1">
          <table:table-cell table:style-name="Table11.H2" table:number-rows-spanned="4" office:value-type="string">
            <text:p text:style-name="P18">OP pesticide metabolite<text:span text:style-name="T26">s</text:span></text:p>
          </table:table-cell>
          <table:table-cell table:style-name="Table11.H2" table:number-rows-spanned="4" office:value-type="string">
            <text:p text:style-name="P19">DEP</text:p>
          </table:table-cell>
          <table:table-cell table:style-name="Table11.H2" office:value-type="string">
            <text:p text:style-name="P19">Methylome</text:p>
          </table:table-cell>
          <table:table-cell table:style-name="Table11.H2" office:value-type="string">
            <text:p text:style-name="P19">cg21873275</text:p>
          </table:table-cell>
          <table:table-cell table:style-name="Table11.A2" office:value-type="string">
            <text:p text:style-name="P79"><text:span text:style-name="T29">N</text:span><text:span text:style-name="T28">BPF25P</text:span><text:span text:style-name="T27"> </text:span><text:reference-mark-start text:name="ZOTERO_ITEM CSL_CITATION {&quot;citationID&quot;:&quot;89QDjQgY&quot;,&quot;properties&quot;:{&quot;formattedCitation&quot;:&quot;\\super 1\\nosupersub{}&quot;,&quot;plainCitation&quot;:&quot;1&quot;,&quot;noteIndex&quot;:0},&quot;citationItems&quot;:[{&quot;id&quot;:201,&quot;uris&quot;:[&quot;http://zotero.org/users/8916090/items/DI6E6FXV&quot;],&quot;itemData&quot;:{&quot;id&quot;:201,&quot;type&quot;:&quot;article-journal&quot;,&quot;abstract&quot;:&quot;Purpose\nThe present study was conducted to clarify the clinicopathological impacts of DNA methylation alterations on pancreatic ductal adenocarcinoma (PDAC).\n\nMethods\nGenome-wide DNA methylation screening was performed using the Infinium HumanMethylation450 BeadChip, and DNA methylation quantification was verified using pyrosequencing. We analyzed fresh-frozen tissues from an initial cohort (17 samples of normal control pancreatic tissue [C] from 17 patients without PDAC, and 34 samples of non-cancerous pancreatic tissue [N] and 82 samples of cancerous tissue [T] both obtained from 82 PDAC patients) and formalin-fixed paraffin-embedded T samples from 34 patients in a validation cohort.\n\nResults\nThe DNA methylation profiles of N samples tended to differ from those of C samples, and 91,907 probes showed significant differences in DNA methylation levels between C and T samples. Epigenetic clustering of T samples was significantly correlated with a larger tumor diameter and early recurrence (ER), defined as relapse within 6 months after surgery. Three marker CpG sites, applicable to formalin-fixed paraffin-embedded surgically resected materials regardless of their tumor cell content, were identified for prediction of ER. The sensitivity and specificity for detection of patients belonging to the ER group using a panel combining these three marker CpG sites, including a CpG site in the CDK14 gene, were 81.8% and 71.7% and 88.9% and 70.4% in the initial and validation cohorts, respectively.\n\nConclusion\nThese findings indicate that DNA methylation alterations may have a clinicopathological impact on PDAC. Application of our criteria will ultimately allow prediction of ER after surgery to improve the outcome of PDAC patients.\n\nSupplementary Information\nThe online version contains supplementary material available at 10.1007/s00432-021-03541-6.&quot;,&quot;container-title&quot;:&quot;Journal of Cancer Research and Clinical Oncology&quot;,&quot;DOI&quot;:&quot;10.1007/s00432-021-03541-6&quot;,&quot;ISSN&quot;:&quot;0171-5216&quot;,&quot;issue&quot;:&quot;5&quot;,&quot;journalAbbreviation&quot;:&quot;J Cancer Res Clin Oncol&quot;,&quot;note&quot;:&quot;PMID: 33635431\nPMCID: PMC8021514&quot;,&quot;page&quot;:&quot;1341-1354&quot;,&quot;source&quot;:&quot;PubMed Central&quot;,&quot;title&quot;:&quot;Clinicopathological impacts of DNA methylation alterations on pancreatic ductal adenocarcinoma: prediction of early recurrence based on genome-wide DNA methylation profiling&quot;,&quot;title-short&quot;:&quot;Clinicopathological impacts of DNA methylation alterations on pancreatic ductal adenocarcinoma&quot;,&quot;volume&quot;:&quot;147&quot;,&quot;author&quot;:[{&quot;family&quot;:&quot;Endo&quot;,&quot;given&quot;:&quot;Yutaka&quot;},{&quot;family&quot;:&quot;Fujimoto&quot;,&quot;given&quot;:&quot;Mao&quot;},{&quot;family&quot;:&quot;Ito&quot;,&quot;given&quot;:&quot;Nanako&quot;},{&quot;family&quot;:&quot;Takahashi&quot;,&quot;given&quot;:&quot;Yoriko&quot;},{&quot;family&quot;:&quot;Kitago&quot;,&quot;given&quot;:&quot;Minoru&quot;},{&quot;family&quot;:&quot;Gotoh&quot;,&quot;given&quot;:&quot;Masahiro&quot;},{&quot;family&quot;:&quot;Hiraoka&quot;,&quot;given&quot;:&quot;Nobuyoshi&quot;},{&quot;family&quot;:&quot;Yoshida&quot;,&quot;given&quot;:&quot;Teruhiko&quot;},{&quot;family&quot;:&quot;Kitagawa&quot;,&quot;given&quot;:&quot;Yuko&quot;},{&quot;family&quot;:&quot;Kanai&quot;,&quot;given&quot;:&quot;Yae&quot;},{&quot;family&quot;:&quot;Arai&quot;,&quot;given&quot;:&quot;Eri&quot;}],&quot;issued&quot;:{&quot;date-parts&quot;:[[&quot;2021&quot;]]}}}],&quot;schema&quot;:&quot;https://github.com/citation-style-language/schema/raw/master/csl-citation.json&quot;} RNDWjQaPgojVZ"/><text:span text:style-name="T30">1</text:span><text:reference-mark-end text:name="ZOTERO_ITEM CSL_CITATION {&quot;citationID&quot;:&quot;89QDjQgY&quot;,&quot;properties&quot;:{&quot;formattedCitation&quot;:&quot;\\super 1\\nosupersub{}&quot;,&quot;plainCitation&quot;:&quot;1&quot;,&quot;noteIndex&quot;:0},&quot;citationItems&quot;:[{&quot;id&quot;:201,&quot;uris&quot;:[&quot;http://zotero.org/users/8916090/items/DI6E6FXV&quot;],&quot;itemData&quot;:{&quot;id&quot;:201,&quot;type&quot;:&quot;article-journal&quot;,&quot;abstract&quot;:&quot;Purpose\nThe present study was conducted to clarify the clinicopathological impacts of DNA methylation alterations on pancreatic ductal adenocarcinoma (PDAC).\n\nMethods\nGenome-wide DNA methylation screening was performed using the Infinium HumanMethylation450 BeadChip, and DNA methylation quantification was verified using pyrosequencing. We analyzed fresh-frozen tissues from an initial cohort (17 samples of normal control pancreatic tissue [C] from 17 patients without PDAC, and 34 samples of non-cancerous pancreatic tissue [N] and 82 samples of cancerous tissue [T] both obtained from 82 PDAC patients) and formalin-fixed paraffin-embedded T samples from 34 patients in a validation cohort.\n\nResults\nThe DNA methylation profiles of N samples tended to differ from those of C samples, and 91,907 probes showed significant differences in DNA methylation levels between C and T samples. Epigenetic clustering of T samples was significantly correlated with a larger tumor diameter and early recurrence (ER), defined as relapse within 6 months after surgery. Three marker CpG sites, applicable to formalin-fixed paraffin-embedded surgically resected materials regardless of their tumor cell content, were identified for prediction of ER. The sensitivity and specificity for detection of patients belonging to the ER group using a panel combining these three marker CpG sites, including a CpG site in the CDK14 gene, were 81.8% and 71.7% and 88.9% and 70.4% in the initial and validation cohorts, respectively.\n\nConclusion\nThese findings indicate that DNA methylation alterations may have a clinicopathological impact on PDAC. Application of our criteria will ultimately allow prediction of ER after surgery to improve the outcome of PDAC patients.\n\nSupplementary Information\nThe online version contains supplementary material available at 10.1007/s00432-021-03541-6.&quot;,&quot;container-title&quot;:&quot;Journal of Cancer Research and Clinical Oncology&quot;,&quot;DOI&quot;:&quot;10.1007/s00432-021-03541-6&quot;,&quot;ISSN&quot;:&quot;0171-5216&quot;,&quot;issue&quot;:&quot;5&quot;,&quot;journalAbbreviation&quot;:&quot;J Cancer Res Clin Oncol&quot;,&quot;note&quot;:&quot;PMID: 33635431\nPMCID: PMC8021514&quot;,&quot;page&quot;:&quot;1341-1354&quot;,&quot;source&quot;:&quot;PubMed Central&quot;,&quot;title&quot;:&quot;Clinicopathological impacts of DNA methylation alterations on pancreatic ductal adenocarcinoma: prediction of early recurrence based on genome-wide DNA methylation profiling&quot;,&quot;title-short&quot;:&quot;Clinicopathological impacts of DNA methylation alterations on pancreatic ductal adenocarcinoma&quot;,&quot;volume&quot;:&quot;147&quot;,&quot;author&quot;:[{&quot;family&quot;:&quot;Endo&quot;,&quot;given&quot;:&quot;Yutaka&quot;},{&quot;family&quot;:&quot;Fujimoto&quot;,&quot;given&quot;:&quot;Mao&quot;},{&quot;family&quot;:&quot;Ito&quot;,&quot;given&quot;:&quot;Nanako&quot;},{&quot;family&quot;:&quot;Takahashi&quot;,&quot;given&quot;:&quot;Yoriko&quot;},{&quot;family&quot;:&quot;Kitago&quot;,&quot;given&quot;:&quot;Minoru&quot;},{&quot;family&quot;:&quot;Gotoh&quot;,&quot;given&quot;:&quot;Masahiro&quot;},{&quot;family&quot;:&quot;Hiraoka&quot;,&quot;given&quot;:&quot;Nobuyoshi&quot;},{&quot;family&quot;:&quot;Yoshida&quot;,&quot;given&quot;:&quot;Teruhiko&quot;},{&quot;family&quot;:&quot;Kitagawa&quot;,&quot;given&quot;:&quot;Yuko&quot;},{&quot;family&quot;:&quot;Kanai&quot;,&quot;given&quot;:&quot;Yae&quot;},{&quot;family&quot;:&quot;Arai&quot;,&quot;given&quot;:&quot;Eri&quot;}],&quot;issued&quot;:{&quot;date-parts&quot;:[[&quot;2021&quot;]]}}}],&quot;schema&quot;:&quot;https://github.com/citation-style-language/schema/raw/master/csl-citation.json&quot;} RNDWjQaPgojVZ"/></text:p>
          </table:table-cell>
          <table:table-cell table:style-name="Table11.A2" office:value-type="string">
            <text:p text:style-name="P31"/>
          </table:table-cell>
          <table:table-cell table:style-name="Table11.A2" table:number-rows-spanned="4" office:value-type="string">
            <text:p text:style-name="P77"><text:span text:style-name="T56">Hyperthyroidism </text:span><text:reference-mark-start text:name="ZOTERO_ITEM CSL_CITATION {&quot;citationID&quot;:&quot;ddaBulys&quot;,&quot;properties&quot;:{&quot;formattedCitation&quot;:&quot;\\super 2\\nosupersub{}&quot;,&quot;plainCitation&quot;:&quot;2&quot;,&quot;noteIndex&quot;:0},&quot;citationItems&quot;:[{&quot;id&quot;:3071,&quot;uris&quot;:[&quot;http://zotero.org/users/8916090/items/INDDFEUF&quot;],&quot;itemData&quot;:{&quot;id&quot;:3071,&quot;type&quot;:&quot;article-journal&quot;,&quot;abstract&quot;:&quot;Organophosphorus pesticides (OPs) remain one of the most commonly used pesticides, and their detection rates and residues in agricultural products, foods and environmental samples have been underestimated. Humans and environmental organisms are at high risk of exposure to OPs. Most OPs can be degraded and metabolized into dialkyl phosphates (DAPs) in organisms and the environment, and can be present in urine as biomarkers for exposure to OPs, of which diethyl phosphate (DEP) is a high-exposure metabolite. Epidemiological and cohort studies have found that DAPs are associated with endocrine hormone disorders, especially sex hormone disorders and thyroid hormone disorders, but there has been no direct causal evidence to support these findings. Our study explored the effects of chronic exposure to DEP on endocrine hormones and related metabolic indicators in adult male rats at actual doses that can be reached in the human body. The results showed that chronic exposure to DEP could cause thyroid-related hormone disorders in the serum of rats, causing symptoms of hyperthyroidism in rats, and could also lead to abnormal expression of thyroid hormone-related genes in the rat liver. However, DEP exposure did not seem to affect serum sex hormone levels, spermatogenesis or sperm quality in rats. The molecular interactions between DEP and thyroid hormone-related enzymes/proteins were investigated by molecular docking and molecular dynamics methods in silico. It was found that DEP could strongly interact with thyroid hormone biosynthesis, blood transport, receptor binding and metabolism-related enzymes/proteins, interfering with the production and signal regulation of thyroid hormones. In vivo and in silico experiments showed that DEP might be a potential thyroid hormone-disrupting chemical, and therefore, we need to be more cautious and rigorous regarding organophosphorus chemical exposure.&quot;,&quot;container-title&quot;:&quot;Environment International&quot;,&quot;DOI&quot;:&quot;10.1016/j.envint.2019.105383&quot;,&quot;ISSN&quot;:&quot;1873-6750&quot;,&quot;journalAbbreviation&quot;:&quot;Environ Int&quot;,&quot;language&quot;:&quot;eng&quot;,&quot;note&quot;:&quot;PMID: 31835022&quot;,&quot;page&quot;:&quot;105383&quot;,&quot;source&quot;:&quot;PubMed&quot;,&quot;title&quot;:&quot;Assessment of the endocrine-disrupting effects of diethyl phosphate, a nonspecific metabolite of organophosphorus pesticides, by in vivo and in silico approaches&quot;,&quot;volume&quot;:&quot;135&quot;,&quot;author&quot;:[{&quot;family&quot;:&quot;Yang&quot;,&quot;given&quot;:&quot;Fang-Wei&quot;},{&quot;family&quot;:&quot;Zhao&quot;,&quot;given&quot;:&quot;Guo-Ping&quot;},{&quot;family&quot;:&quot;Ren&quot;,&quot;given&quot;:&quot;Fa-Zheng&quot;},{&quot;family&quot;:&quot;Pang&quot;,&quot;given&quot;:&quot;Guo-Fang&quot;},{&quot;family&quot;:&quot;Li&quot;,&quot;given&quot;:&quot;Yi-Xuan&quot;}],&quot;issued&quot;:{&quot;date-parts&quot;:[[&quot;2020&quot;,2]]}}}],&quot;schema&quot;:&quot;https://github.com/citation-style-language/schema/raw/master/csl-citation.json&quot;} RNDHWz9AKbIiO"/><text:span text:style-name="T32">2</text:span><text:reference-mark-end text:name="ZOTERO_ITEM CSL_CITATION {&quot;citationID&quot;:&quot;ddaBulys&quot;,&quot;properties&quot;:{&quot;formattedCitation&quot;:&quot;\\super 2\\nosupersub{}&quot;,&quot;plainCitation&quot;:&quot;2&quot;,&quot;noteIndex&quot;:0},&quot;citationItems&quot;:[{&quot;id&quot;:3071,&quot;uris&quot;:[&quot;http://zotero.org/users/8916090/items/INDDFEUF&quot;],&quot;itemData&quot;:{&quot;id&quot;:3071,&quot;type&quot;:&quot;article-journal&quot;,&quot;abstract&quot;:&quot;Organophosphorus pesticides (OPs) remain one of the most commonly used pesticides, and their detection rates and residues in agricultural products, foods and environmental samples have been underestimated. Humans and environmental organisms are at high risk of exposure to OPs. Most OPs can be degraded and metabolized into dialkyl phosphates (DAPs) in organisms and the environment, and can be present in urine as biomarkers for exposure to OPs, of which diethyl phosphate (DEP) is a high-exposure metabolite. Epidemiological and cohort studies have found that DAPs are associated with endocrine hormone disorders, especially sex hormone disorders and thyroid hormone disorders, but there has been no direct causal evidence to support these findings. Our study explored the effects of chronic exposure to DEP on endocrine hormones and related metabolic indicators in adult male rats at actual doses that can be reached in the human body. The results showed that chronic exposure to DEP could cause thyroid-related hormone disorders in the serum of rats, causing symptoms of hyperthyroidism in rats, and could also lead to abnormal expression of thyroid hormone-related genes in the rat liver. However, DEP exposure did not seem to affect serum sex hormone levels, spermatogenesis or sperm quality in rats. The molecular interactions between DEP and thyroid hormone-related enzymes/proteins were investigated by molecular docking and molecular dynamics methods in silico. It was found that DEP could strongly interact with thyroid hormone biosynthesis, blood transport, receptor binding and metabolism-related enzymes/proteins, interfering with the production and signal regulation of thyroid hormones. In vivo and in silico experiments showed that DEP might be a potential thyroid hormone-disrupting chemical, and therefore, we need to be more cautious and rigorous regarding organophosphorus chemical exposure.&quot;,&quot;container-title&quot;:&quot;Environment International&quot;,&quot;DOI&quot;:&quot;10.1016/j.envint.2019.105383&quot;,&quot;ISSN&quot;:&quot;1873-6750&quot;,&quot;journalAbbreviation&quot;:&quot;Environ Int&quot;,&quot;language&quot;:&quot;eng&quot;,&quot;note&quot;:&quot;PMID: 31835022&quot;,&quot;page&quot;:&quot;105383&quot;,&quot;source&quot;:&quot;PubMed&quot;,&quot;title&quot;:&quot;Assessment of the endocrine-disrupting effects of diethyl phosphate, a nonspecific metabolite of organophosphorus pesticides, by in vivo and in silico approaches&quot;,&quot;volume&quot;:&quot;135&quot;,&quot;author&quot;:[{&quot;family&quot;:&quot;Yang&quot;,&quot;given&quot;:&quot;Fang-Wei&quot;},{&quot;family&quot;:&quot;Zhao&quot;,&quot;given&quot;:&quot;Guo-Ping&quot;},{&quot;family&quot;:&quot;Ren&quot;,&quot;given&quot;:&quot;Fa-Zheng&quot;},{&quot;family&quot;:&quot;Pang&quot;,&quot;given&quot;:&quot;Guo-Fang&quot;},{&quot;family&quot;:&quot;Li&quot;,&quot;given&quot;:&quot;Yi-Xuan&quot;}],&quot;issued&quot;:{&quot;date-parts&quot;:[[&quot;2020&quot;,2]]}}}],&quot;schema&quot;:&quot;https://github.com/citation-style-language/schema/raw/master/csl-citation.json&quot;} RNDHWz9AKbIiO"/><text:span text:style-name="T56">; Prenatal </text:span><text:span text:style-name="T72">e</text:span><text:span text:style-name="T56">xposure </text:span><text:span text:style-name="T72">d</text:span><text:span text:style-name="T56">elayed </text:span><text:span text:style-name="T72">e</text:span><text:span text:style-name="T56">ffects </text:span><text:span text:style-name="T72">and a</text:span><text:span text:style-name="T56">bnormal </text:span><text:span text:style-name="T72">r</text:span><text:span text:style-name="T56">eflex </text:span><text:reference-mark-start text:name="ZOTERO_ITEM CSL_CITATION {&quot;citationID&quot;:&quot;34dYvn3E&quot;,&quot;properties&quot;:{&quot;formattedCitation&quot;:&quot;\\super 3\\nosupersub{}&quot;,&quot;plainCitation&quot;:&quot;3&quot;,&quot;noteIndex&quot;:0},&quot;citationItems&quot;:[{&quot;id&quot;:3073,&quot;uris&quot;:[&quot;http://zotero.org/users/8916090/items/5XVXYHJJ&quot;],&quot;itemData&quot;:{&quot;id&quot;:3073,&quot;type&quot;:&quot;article-journal&quot;,&quot;abstract&quot;:&quot;Prenatal exposures to organophosphate pesticides and polychlorinated biphenyls have been associated with abnormal neonatal behavior and/or primitive reflexes. In 1998-2002, the Mount Sinai Children's Environmental Health Center (New York City) investigated the effects of indoor pesticide use and exposure to polychlorinated biphenyls on pregnancy outcome and child neurodevelopment in an inner-city multiethnic cohort. The Brazelton Neonatal Behavioral Assessment Scale was administered before hospital discharge (n = 311). Maternal urine samples were analyzed for six dialkylphosphate metabolites and malathion dicarboxylic acid. A random subset of maternal peripheral blood samples from the entire cohort (n = 194) was analyzed for polychlorinated biphenyls and 1,1'-dichloro-2,2'-bis(4-chlorophenyl)ethylene. Malathion dicarboxylic acid levels above the limit of detection were associated with a 2.24-fold increase in the number of abnormal reflexes (95% confidence interval: 1.55, 3.24). Likewise, higher levels of total diethylphosphates and total dialkylphosphates were associated with an increase in abnormal reflexes, as was total dimethylphosphates after paraoxonase expression was considered. No adverse associations were found with polychlorinated biphenyl or 1,1'-dichloro-2,2'-bis(4-chlorophenyl)ethylene levels and any behavior. The authors uncovered additional evidence that prenatal levels of organophosphate pesticide metabolites are associated with anomalies in primitive reflexes, which are a critical marker of neurologic integrity.&quot;,&quot;container-title&quot;:&quot;American Journal of Epidemiology&quot;,&quot;DOI&quot;:&quot;10.1093/aje/kwm029&quot;,&quot;ISSN&quot;:&quot;0002-9262&quot;,&quot;issue&quot;:&quot;12&quot;,&quot;journalAbbreviation&quot;:&quot;Am J Epidemiol&quot;,&quot;language&quot;:&quot;eng&quot;,&quot;note&quot;:&quot;PMID: 17406008&quot;,&quot;page&quot;:&quot;1397-1404&quot;,&quot;source&quot;:&quot;PubMed&quot;,&quot;title&quot;:&quot;Prenatal organophosphate metabolite and organochlorine levels and performance on the Brazelton Neonatal Behavioral Assessment Scale in a multiethnic pregnancy cohort&quot;,&quot;volume&quot;:&quot;165&quot;,&quot;author&quot;:[{&quot;family&quot;:&quot;Engel&quot;,&quot;given&quot;:&quot;Stephanie M.&quot;},{&quot;family&quot;:&quot;Berkowitz&quot;,&quot;given&quot;:&quot;Gertrud S.&quot;},{&quot;family&quot;:&quot;Barr&quot;,&quot;given&quot;:&quot;Dana B.&quot;},{&quot;family&quot;:&quot;Teitelbaum&quot;,&quot;given&quot;:&quot;Susan L.&quot;},{&quot;family&quot;:&quot;Siskind&quot;,&quot;given&quot;:&quot;Jodi&quot;},{&quot;family&quot;:&quot;Meisel&quot;,&quot;given&quot;:&quot;Stefanie J.&quot;},{&quot;family&quot;:&quot;Wetmur&quot;,&quot;given&quot;:&quot;James G.&quot;},{&quot;family&quot;:&quot;Wolff&quot;,&quot;given&quot;:&quot;Mary S.&quot;}],&quot;issued&quot;:{&quot;date-parts&quot;:[[&quot;2007&quot;,6,15]]}}}],&quot;schema&quot;:&quot;https://github.com/citation-style-language/schema/raw/master/csl-citation.json&quot;} RNDwS9KuVNdvh"/><text:span text:style-name="T32">3</text:span><text:reference-mark-end text:name="ZOTERO_ITEM CSL_CITATION {&quot;citationID&quot;:&quot;34dYvn3E&quot;,&quot;properties&quot;:{&quot;formattedCitation&quot;:&quot;\\super 3\\nosupersub{}&quot;,&quot;plainCitation&quot;:&quot;3&quot;,&quot;noteIndex&quot;:0},&quot;citationItems&quot;:[{&quot;id&quot;:3073,&quot;uris&quot;:[&quot;http://zotero.org/users/8916090/items/5XVXYHJJ&quot;],&quot;itemData&quot;:{&quot;id&quot;:3073,&quot;type&quot;:&quot;article-journal&quot;,&quot;abstract&quot;:&quot;Prenatal exposures to organophosphate pesticides and polychlorinated biphenyls have been associated with abnormal neonatal behavior and/or primitive reflexes. In 1998-2002, the Mount Sinai Children's Environmental Health Center (New York City) investigated the effects of indoor pesticide use and exposure to polychlorinated biphenyls on pregnancy outcome and child neurodevelopment in an inner-city multiethnic cohort. The Brazelton Neonatal Behavioral Assessment Scale was administered before hospital discharge (n = 311). Maternal urine samples were analyzed for six dialkylphosphate metabolites and malathion dicarboxylic acid. A random subset of maternal peripheral blood samples from the entire cohort (n = 194) was analyzed for polychlorinated biphenyls and 1,1'-dichloro-2,2'-bis(4-chlorophenyl)ethylene. Malathion dicarboxylic acid levels above the limit of detection were associated with a 2.24-fold increase in the number of abnormal reflexes (95% confidence interval: 1.55, 3.24). Likewise, higher levels of total diethylphosphates and total dialkylphosphates were associated with an increase in abnormal reflexes, as was total dimethylphosphates after paraoxonase expression was considered. No adverse associations were found with polychlorinated biphenyl or 1,1'-dichloro-2,2'-bis(4-chlorophenyl)ethylene levels and any behavior. The authors uncovered additional evidence that prenatal levels of organophosphate pesticide metabolites are associated with anomalies in primitive reflexes, which are a critical marker of neurologic integrity.&quot;,&quot;container-title&quot;:&quot;American Journal of Epidemiology&quot;,&quot;DOI&quot;:&quot;10.1093/aje/kwm029&quot;,&quot;ISSN&quot;:&quot;0002-9262&quot;,&quot;issue&quot;:&quot;12&quot;,&quot;journalAbbreviation&quot;:&quot;Am J Epidemiol&quot;,&quot;language&quot;:&quot;eng&quot;,&quot;note&quot;:&quot;PMID: 17406008&quot;,&quot;page&quot;:&quot;1397-1404&quot;,&quot;source&quot;:&quot;PubMed&quot;,&quot;title&quot;:&quot;Prenatal organophosphate metabolite and organochlorine levels and performance on the Brazelton Neonatal Behavioral Assessment Scale in a multiethnic pregnancy cohort&quot;,&quot;volume&quot;:&quot;165&quot;,&quot;author&quot;:[{&quot;family&quot;:&quot;Engel&quot;,&quot;given&quot;:&quot;Stephanie M.&quot;},{&quot;family&quot;:&quot;Berkowitz&quot;,&quot;given&quot;:&quot;Gertrud S.&quot;},{&quot;family&quot;:&quot;Barr&quot;,&quot;given&quot;:&quot;Dana B.&quot;},{&quot;family&quot;:&quot;Teitelbaum&quot;,&quot;given&quot;:&quot;Susan L.&quot;},{&quot;family&quot;:&quot;Siskind&quot;,&quot;given&quot;:&quot;Jodi&quot;},{&quot;family&quot;:&quot;Meisel&quot;,&quot;given&quot;:&quot;Stefanie J.&quot;},{&quot;family&quot;:&quot;Wetmur&quot;,&quot;given&quot;:&quot;James G.&quot;},{&quot;family&quot;:&quot;Wolff&quot;,&quot;given&quot;:&quot;Mary S.&quot;}],&quot;issued&quot;:{&quot;date-parts&quot;:[[&quot;2007&quot;,6,15]]}}}],&quot;schema&quot;:&quot;https://github.com/citation-style-language/schema/raw/master/csl-citation.json&quot;} RNDwS9KuVNdvh"/><text:span text:style-name="T56">; Respiratory </text:span><text:span text:style-name="T72">t</text:span><text:span text:style-name="T56">ract </text:span><text:span text:style-name="T72">d</text:span><text:span text:style-name="T56">iseases </text:span><text:reference-mark-start text:name="ZOTERO_ITEM CSL_CITATION {&quot;citationID&quot;:&quot;XeygMGpv&quot;,&quot;properties&quot;:{&quot;formattedCitation&quot;:&quot;\\super 4\\nosupersub{}&quot;,&quot;plainCitation&quot;:&quot;4&quot;,&quot;noteIndex&quot;:0},&quot;citationItems&quot;:[{&quot;id&quot;:3077,&quot;uris&quot;:[&quot;http://zotero.org/users/8916090/items/8DYSHZ95&quot;],&quot;itemData&quot;:{&quot;id&quot;:3077,&quot;type&quot;:&quot;article-journal&quot;,&quot;abstract&quot;:&quot;BACKGROUND: Although pesticide use is widespread, the possible effect of early-life exposure to organophosphate (OP) on pediatric respiratory health is not well described.\nOBJECTIVES: We investigated the relationship between early-life exposure to OPs and respiratory outcomes.\nMETHODS: Participants included 359 mothers and children from the CHAMACOS birth cohort. Dialkyl phosphate (DAP) metabolites of OP pesticides, specifically diethyl (DE) and dimethyl (DM) phosphate metabolites, were measured in urine from mothers twice during pregnancy (mean = 13 and 26 weeks gestation) and from children five times during childhood (0.5-5 years). Childhood DAP concentrations were estimated by the area under curve (AUC). Mothers reported their child's respiratory symptoms at 5 and 7 years of age. We used generalized estimating equations (GEE) to examine associations of prenatal and childhood DAP concentrations with repeated measures of respiratory symptoms and exercise-induced coughing at 5 and 7 years of age, adjusting for child's sex and age, maternal smoking during pregnancy, secondhand tobacco smoke, season of birth, PM2.5, breastfeeding, mold and cockroaches in home, and distance from highway.\nRESULTS: Higher prenatal DAP concentrations, particularly DE, were nonsignificantly associated with respiratory symptoms in the previous 12 months at 5 or 7 years of age [adjusted odds ratio (aOR) per 10-fold increase = 1.44; 95% CI: 0.98, 2.12]. This association was strongest with total DAP and DE from the second half of pregnancy (aOR per 10-fold increase = 1.77; 95% CI: 1.06, 2.95; and 1.61; 95% CI: 1.08, 2.39, respectively). Childhood DAP, DE, and DM concentrations were associated with respiratory symptoms and exercise-induced coughing in the previous 12 months at 5 or 7 years of age (total DAPs: aOR per 10-fold increase = 2.53; 95% CI: 1.32, 4.86; and aOR = 5.40; 95% CI: 2.10, 13.91, respectively).\nCONCLUSIONS: Early-life exposure to OP pesticides was associated with respiratory symptoms consistent with possible asthma in childhood.&quot;,&quot;container-title&quot;:&quot;Environmental Health Perspectives&quot;,&quot;DOI&quot;:&quot;10.1289/ehp.1408235&quot;,&quot;ISSN&quot;:&quot;1552-9924&quot;,&quot;issue&quot;:&quot;2&quot;,&quot;journalAbbreviation&quot;:&quot;Environ Health Perspect&quot;,&quot;language&quot;:&quot;eng&quot;,&quot;note&quot;:&quot;PMID: 25369257\nPMCID: PMC4314248&quot;,&quot;page&quot;:&quot;179-185&quot;,&quot;source&quot;:&quot;PubMed&quot;,&quot;title&quot;:&quot;Early-life exposure to organophosphate pesticides and pediatric respiratory symptoms in the CHAMACOS cohort&quot;,&quot;volume&quot;:&quot;123&quot;,&quot;author&quot;:[{&quot;family&quot;:&quot;Raanan&quot;,&quot;given&quot;:&quot;Rachel&quot;},{&quot;family&quot;:&quot;Harley&quot;,&quot;given&quot;:&quot;Kim G.&quot;},{&quot;family&quot;:&quot;Balmes&quot;,&quot;given&quot;:&quot;John R.&quot;},{&quot;family&quot;:&quot;Bradman&quot;,&quot;given&quot;:&quot;Asa&quot;},{&quot;family&quot;:&quot;Lipsett&quot;,&quot;given&quot;:&quot;Michael&quot;},{&quot;family&quot;:&quot;Eskenazi&quot;,&quot;given&quot;:&quot;Brenda&quot;}],&quot;issued&quot;:{&quot;date-parts&quot;:[[&quot;2015&quot;,2]]}}}],&quot;schema&quot;:&quot;https://github.com/citation-style-language/schema/raw/master/csl-citation.json&quot;} RNDDXY9n6jpFL"/><text:span text:style-name="T32">4</text:span><text:reference-mark-end text:name="ZOTERO_ITEM CSL_CITATION {&quot;citationID&quot;:&quot;XeygMGpv&quot;,&quot;properties&quot;:{&quot;formattedCitation&quot;:&quot;\\super 4\\nosupersub{}&quot;,&quot;plainCitation&quot;:&quot;4&quot;,&quot;noteIndex&quot;:0},&quot;citationItems&quot;:[{&quot;id&quot;:3077,&quot;uris&quot;:[&quot;http://zotero.org/users/8916090/items/8DYSHZ95&quot;],&quot;itemData&quot;:{&quot;id&quot;:3077,&quot;type&quot;:&quot;article-journal&quot;,&quot;abstract&quot;:&quot;BACKGROUND: Although pesticide use is widespread, the possible effect of early-life exposure to organophosphate (OP) on pediatric respiratory health is not well described.\nOBJECTIVES: We investigated the relationship between early-life exposure to OPs and respiratory outcomes.\nMETHODS: Participants included 359 mothers and children from the CHAMACOS birth cohort. Dialkyl phosphate (DAP) metabolites of OP pesticides, specifically diethyl (DE) and dimethyl (DM) phosphate metabolites, were measured in urine from mothers twice during pregnancy (mean = 13 and 26 weeks gestation) and from children five times during childhood (0.5-5 years). Childhood DAP concentrations were estimated by the area under curve (AUC). Mothers reported their child's respiratory symptoms at 5 and 7 years of age. We used generalized estimating equations (GEE) to examine associations of prenatal and childhood DAP concentrations with repeated measures of respiratory symptoms and exercise-induced coughing at 5 and 7 years of age, adjusting for child's sex and age, maternal smoking during pregnancy, secondhand tobacco smoke, season of birth, PM2.5, breastfeeding, mold and cockroaches in home, and distance from highway.\nRESULTS: Higher prenatal DAP concentrations, particularly DE, were nonsignificantly associated with respiratory symptoms in the previous 12 months at 5 or 7 years of age [adjusted odds ratio (aOR) per 10-fold increase = 1.44; 95% CI: 0.98, 2.12]. This association was strongest with total DAP and DE from the second half of pregnancy (aOR per 10-fold increase = 1.77; 95% CI: 1.06, 2.95; and 1.61; 95% CI: 1.08, 2.39, respectively). Childhood DAP, DE, and DM concentrations were associated with respiratory symptoms and exercise-induced coughing in the previous 12 months at 5 or 7 years of age (total DAPs: aOR per 10-fold increase = 2.53; 95% CI: 1.32, 4.86; and aOR = 5.40; 95% CI: 2.10, 13.91, respectively).\nCONCLUSIONS: Early-life exposure to OP pesticides was associated with respiratory symptoms consistent with possible asthma in childhood.&quot;,&quot;container-title&quot;:&quot;Environmental Health Perspectives&quot;,&quot;DOI&quot;:&quot;10.1289/ehp.1408235&quot;,&quot;ISSN&quot;:&quot;1552-9924&quot;,&quot;issue&quot;:&quot;2&quot;,&quot;journalAbbreviation&quot;:&quot;Environ Health Perspect&quot;,&quot;language&quot;:&quot;eng&quot;,&quot;note&quot;:&quot;PMID: 25369257\nPMCID: PMC4314248&quot;,&quot;page&quot;:&quot;179-185&quot;,&quot;source&quot;:&quot;PubMed&quot;,&quot;title&quot;:&quot;Early-life exposure to organophosphate pesticides and pediatric respiratory symptoms in the CHAMACOS cohort&quot;,&quot;volume&quot;:&quot;123&quot;,&quot;author&quot;:[{&quot;family&quot;:&quot;Raanan&quot;,&quot;given&quot;:&quot;Rachel&quot;},{&quot;family&quot;:&quot;Harley&quot;,&quot;given&quot;:&quot;Kim G.&quot;},{&quot;family&quot;:&quot;Balmes&quot;,&quot;given&quot;:&quot;John R.&quot;},{&quot;family&quot;:&quot;Bradman&quot;,&quot;given&quot;:&quot;Asa&quot;},{&quot;family&quot;:&quot;Lipsett&quot;,&quot;given&quot;:&quot;Michael&quot;},{&quot;family&quot;:&quot;Eskenazi&quot;,&quot;given&quot;:&quot;Brenda&quot;}],&quot;issued&quot;:{&quot;date-parts&quot;:[[&quot;2015&quot;,2]]}}}],&quot;schema&quot;:&quot;https://github.com/citation-style-language/schema/raw/master/csl-citation.json&quot;} RNDDXY9n6jpFL"/></text:p>
          </table:table-cell>
          <table:table-cell table:style-name="Table11.H2" office:value-type="string">
            <text:p text:style-name="P20">-</text:p>
          </table:table-cell>
        </table:table-row>
        <table:table-row table:style-name="Table11.1">
          <table:covered-table-cell table:style-name="Table11.H2"/>
          <table:covered-table-cell table:style-name="Table11.H2"/>
          <table:table-cell table:style-name="Table11.H2" office:value-type="string">
            <text:p text:style-name="P19">Proteome</text:p>
          </table:table-cell>
          <table:table-cell table:style-name="Table11.H2" office:value-type="string">
            <text:p text:style-name="P19">GCSF</text:p>
          </table:table-cell>
          <table:table-cell table:style-name="Table11.A2" office:value-type="string">
            <text:p text:style-name="P19"/>
          </table:table-cell>
          <table:table-cell table:style-name="Table11.A2" office:value-type="string">
            <text:p text:style-name="P32"/>
          </table:table-cell>
          <table:covered-table-cell table:style-name="Table11.A2"/>
          <table:table-cell table:style-name="Table11.H2" office:value-type="string">
            <text:p text:style-name="P32"/>
          </table:table-cell>
        </table:table-row>
        <table:table-row table:style-name="Table11.1">
          <table:covered-table-cell table:style-name="Table11.H2"/>
          <table:covered-table-cell table:style-name="Table11.H2"/>
          <table:table-cell table:style-name="Table11.H2" office:value-type="string">
            <text:p text:style-name="P19">Serum metabolome</text:p>
          </table:table-cell>
          <table:table-cell table:style-name="Table11.D5" office:value-type="string">
            <text:p text:style-name="P19">Serotonin</text:p>
          </table:table-cell>
          <table:table-cell table:style-name="Table11.A2" office:value-type="string">
            <text:p text:style-name="P19"/>
          </table:table-cell>
          <table:table-cell table:style-name="Table11.A2" office:value-type="string">
            <text:p text:style-name="P78"><text:span text:style-name="T58">[Exposure to </text:span><text:span text:style-name="T71">pesticides </text:span><text:span text:style-name="T58">linked to changes in the serotonergic system </text:span><text:span text:style-name="T81">†</text:span><text:span text:style-name="T58">] </text:span><text:reference-mark-start text:name="ZOTERO_ITEM CSL_CITATION {&quot;citationID&quot;:&quot;tASTgJLe&quot;,&quot;properties&quot;:{&quot;formattedCitation&quot;:&quot;\\super 5\\uc0\\u8211{}7\\nosupersub{}&quot;,&quot;plainCitation&quot;:&quot;5–7&quot;,&quot;noteIndex&quot;:0},&quot;citationItems&quot;:[{&quot;id&quot;:205,&quot;uris&quot;:[&quot;http://zotero.org/users/8916090/items/7YIGA458&quot;],&quot;itemData&quot;:{&quot;id&quot;:205,&quot;type&quot;:&quot;article-journal&quot;,&quot;abstract&quot;:&quot;Developmental exposure to organophosphates (OP) produces long-term changes in serotonin (5HT) synaptic function and associated behaviors, but there are disparities among the different OPs. We contrasted effects of chlorpyrifos and diazinon, as well as non-OP neurotoxicants (dieldrin, Ni2+) using undifferentiated and differentiating PC12 cells, a well-established neurodevelopmental model. Agents were introduced at 30 μM for 24 or 72 h, treatments devoid of cytotoxicity, and we evaluated the mRNAs encoding the proteins for 5HT biosynthesis, storage and degradation, as well as 5HT receptors. Chlorpyrifos and diazinon both induced tryptophan hydroxylase, the rate-limiting enzyme for 5HT biosynthesis, but chlorpyrifos had a greater effect, and both agents suppressed expression of 5HT transporter genes, effects that would tend to augment extracellular 5HT. However, whereas chlorpyrifos enhanced the expression of most 5HT receptor subtypes, diazinon evoked overall suppression. Dieldrin evoked even stronger induction of tryptophan hydroxylase, and displayed a pattern of receptor effects similar to that of diazinon, even though they come from different pesticide classes. In contrast, Ni2+ had completely distinct actions, suppressing tryptophan hydroxylase and enhancing the vesicular monoamine transporter, while also reducing 5HT receptor gene expression, effects that would tend to lower net 5HT function. Our findings provide some of the first evidence connecting the direct, initial mechanisms of developmental neurotoxicant action on specific transmitter pathways with their long-term effects on synaptic function and behavior, while also providing support for in vitro test systems as tools for establishing mechanisms and outcomes of related and unrelated neurotoxicants.&quot;,&quot;container-title&quot;:&quot;Toxicology and Applied Pharmacology&quot;,&quot;DOI&quot;:&quot;10.1016/j.taap.2008.08.020&quot;,&quot;ISSN&quot;:&quot;0041-008X&quot;,&quot;issue&quot;:&quot;2&quot;,&quot;journalAbbreviation&quot;:&quot;Toxicology and Applied Pharmacology&quot;,&quot;language&quot;:&quot;en&quot;,&quot;page&quot;:&quot;211-219&quot;,&quot;source&quot;:&quot;ScienceDirect&quot;,&quot;title&quot;:&quot;Developmental neurotoxicants target neurodifferentiation into the serotonin phenotype: Chlorpyrifos, diazinon, dieldrin and divalent nickel&quot;,&quot;title-short&quot;:&quot;Developmental neurotoxicants target neurodifferentiation into the serotonin phenotype&quot;,&quot;volume&quot;:&quot;233&quot;,&quot;author&quot;:[{&quot;family&quot;:&quot;Slotkin&quot;,&quot;given&quot;:&quot;Theodore A.&quot;},{&quot;family&quot;:&quot;Seidler&quot;,&quot;given&quot;:&quot;Frederic J.&quot;}],&quot;issued&quot;:{&quot;date-parts&quot;:[[&quot;2008&quot;,12,1]]}}},{&quot;id&quot;:206,&quot;uris&quot;:[&quot;http://zotero.org/users/8916090/items/6SH9L7S9&quot;],&quot;itemData&quot;:{&quot;id&quot;:206,&quot;type&quot;:&quot;article-journal&quot;,&quot;abstract&quot;:&quot;The neurotransmitter serotonin (5-HT) is involved in mood disorder aetiology and it has been reported that (organophosphate) OP exposure affects 5-HT turnover. The aim of this study was to elucidate the mechanism underlying OP effects on the adult 5-HT system. First, acute in vivo administration of the OP diazinon (0, 1.3, 13 or 39 mg/kg i.p.) to male Hooded Lister rats inhibited the activity of the cholinergic enzyme acetylcholinesterase in blood and in the hippocampus, dorsal raphe nucleus (DRN), striatum and prefrontal cortex. Diazinon-induced cholinesterase inhibition was greatest in the DRN, the brain's major source of 5-HT neurones. Second, acute in vivo diazinon exposure (0 or 39 mg/kg i.p.) increased the basal firing rate of DRN neurones measured ex vivo in brain slices. The excitatory responses of DRN neurones to α1-adrenoceptor or AMPA/kainate receptor activation were not affected by in vivo diazinon exposure but the inhibitory response to 5-HT was attenuated, indicating 5-HT1A autoreceptor down-regulation. Finally, direct application of the diazinon metabolite diazinon oxon to naive rat brain slices increased the firing rate of DRN 5-HT neurones, as did chlorpyrifos-oxon, indicating the effect was not unique to diazinon. The oxon-induced augmentation of firing was blocked by the nicotinic acetylcholine receptor antagonist mecamylamine and the AMPA/kainate glutamate receptor antagonist DNQX. Together these data indicate that 1) acute OP exposure inhibits DRN cholinesterase, leading to acetylcholine accumulation, 2) the acetylcholine activates nicotinic receptors on 5-HT neurones and also on glutamatergic neurones, thus releasing glutamate and activating 5-HT neuronal AMPA/kainate receptors 3) the increase in 5-HT neuronal activity, and resulting 5-HT release, may lead to 5-HT1A autoreceptor down-regulation. This mechanism may be involved in the reported increase in risk of developing anxiety and depression following occupational OP exposure.&quot;,&quot;container-title&quot;:&quot;Chemico-Biological Interactions&quot;,&quot;DOI&quot;:&quot;10.1016/j.cbi.2015.12.014&quot;,&quot;ISSN&quot;:&quot;0009-2797&quot;,&quot;journalAbbreviation&quot;:&quot;Chemico-Biological Interactions&quot;,&quot;language&quot;:&quot;en&quot;,&quot;page&quot;:&quot;82-89&quot;,&quot;source&quot;:&quot;ScienceDirect&quot;,&quot;title&quot;:&quot;Mechanism for the acute effects of organophosphate pesticides on the adult 5-HT system&quot;,&quot;volume&quot;:&quot;245&quot;,&quot;author&quot;:[{&quot;family&quot;:&quot;Judge&quot;,&quot;given&quot;:&quot;Sarah J.&quot;},{&quot;family&quot;:&quot;Savy&quot;,&quot;given&quot;:&quot;Claire Y.&quot;},{&quot;family&quot;:&quot;Campbell&quot;,&quot;given&quot;:&quot;Matthew&quot;},{&quot;family&quot;:&quot;Dodds&quot;,&quot;given&quot;:&quot;Rebecca&quot;},{&quot;family&quot;:&quot;Gomes&quot;,&quot;given&quot;:&quot;Larissa Kruger&quot;},{&quot;family&quot;:&quot;Laws&quot;,&quot;given&quot;:&quot;Grace&quot;},{&quot;family&quot;:&quot;Watson&quot;,&quot;given&quot;:&quot;Anna&quot;},{&quot;family&quot;:&quot;Blain&quot;,&quot;given&quot;:&quot;Peter G.&quot;},{&quot;family&quot;:&quot;Morris&quot;,&quot;given&quot;:&quot;Christopher M.&quot;},{&quot;family&quot;:&quot;Gartside&quot;,&quot;given&quot;:&quot;Sarah E.&quot;}],&quot;issued&quot;:{&quot;date-parts&quot;:[[&quot;2016&quot;,2,5]]}}},{&quot;id&quot;:204,&quot;uris&quot;:[&quot;http://zotero.org/users/8916090/items/CT8PUHSX&quot;],&quot;itemData&quot;:{&quot;id&quot;:204,&quot;type&quot;:&quot;article-journal&quot;,&quot;abstract&quot;:&quot;Serotonin (5-hydroxytryptamine, 5-HT) is a biogenic monoamine acting as a neurotransmitter in the central nervous system (CNS), local mediator in the gut, and vasoactive agent in the blood. It has been linked to a variety of CNS functions and is implicated in many CNS and psychiatric disorders. The high comorbidity between some neuropathies can be partially understood by the fact that these diseases share a common etiology involving the serotoninergic system. In addition to its well-known functions, serotonin has been shown to be a mitogenic factor for a wide range of normal and tumor cells, including glioma cells, in vitro. The developing CNS of fetus and newborn is particularly susceptible to the deleterious effects of neurotoxic substances in our environment, and perinatal exposure could result in the later development of diseases, a hypothesis known as the developmental origin of health and disease. Some of these substances affect the serotoninergic system and could therefore be the source of a silent pandemic of neurodevelopmental toxicity. This review presents the available data that are contributing to the appreciation of the effects of the exposome on the serotoninergic system and their potential link with brain pathologies (neurodevelopmental, neurodegenerative, neurobehavioral disorders, and glioblastoma).&quot;,&quot;container-title&quot;:&quot;Biomedicines&quot;,&quot;DOI&quot;:&quot;10.3390/biomedicines9101351&quot;,&quot;ISSN&quot;:&quot;2227-9059&quot;,&quot;issue&quot;:&quot;10&quot;,&quot;language&quot;:&quot;en&quot;,&quot;license&quot;:&quot;http://creativecommons.org/licenses/by/3.0/&quot;,&quot;note&quot;:&quot;number: 10\npublisher: Multidisciplinary Digital Publishing Institute&quot;,&quot;page&quot;:&quot;1351&quot;,&quot;source&quot;:&quot;www.mdpi.com&quot;,&quot;title&quot;:&quot;Is the Exposome Involved in Brain Disorders through the Serotoninergic System?&quot;,&quot;volume&quot;:&quot;9&quot;,&quot;author&quot;:[{&quot;family&quot;:&quot;Sarrouilhe&quot;,&quot;given&quot;:&quot;Denis&quot;},{&quot;family&quot;:&quot;Defamie&quot;,&quot;given&quot;:&quot;Norah&quot;},{&quot;family&quot;:&quot;Mesnil&quot;,&quot;given&quot;:&quot;Marc&quot;}],&quot;issued&quot;:{&quot;date-parts&quot;:[[&quot;2021&quot;,10]]}}}],&quot;schema&quot;:&quot;https://github.com/citation-style-language/schema/raw/master/csl-citation.json&quot;} RNDgKh6VdMSxJ"/><text:span text:style-name="T34">5</text:span><text:span text:style-name="T31">–7</text:span><text:reference-mark-end text:name="ZOTERO_ITEM CSL_CITATION {&quot;citationID&quot;:&quot;tASTgJLe&quot;,&quot;properties&quot;:{&quot;formattedCitation&quot;:&quot;\\super 5\\uc0\\u8211{}7\\nosupersub{}&quot;,&quot;plainCitation&quot;:&quot;5–7&quot;,&quot;noteIndex&quot;:0},&quot;citationItems&quot;:[{&quot;id&quot;:205,&quot;uris&quot;:[&quot;http://zotero.org/users/8916090/items/7YIGA458&quot;],&quot;itemData&quot;:{&quot;id&quot;:205,&quot;type&quot;:&quot;article-journal&quot;,&quot;abstract&quot;:&quot;Developmental exposure to organophosphates (OP) produces long-term changes in serotonin (5HT) synaptic function and associated behaviors, but there are disparities among the different OPs. We contrasted effects of chlorpyrifos and diazinon, as well as non-OP neurotoxicants (dieldrin, Ni2+) using undifferentiated and differentiating PC12 cells, a well-established neurodevelopmental model. Agents were introduced at 30 μM for 24 or 72 h, treatments devoid of cytotoxicity, and we evaluated the mRNAs encoding the proteins for 5HT biosynthesis, storage and degradation, as well as 5HT receptors. Chlorpyrifos and diazinon both induced tryptophan hydroxylase, the rate-limiting enzyme for 5HT biosynthesis, but chlorpyrifos had a greater effect, and both agents suppressed expression of 5HT transporter genes, effects that would tend to augment extracellular 5HT. However, whereas chlorpyrifos enhanced the expression of most 5HT receptor subtypes, diazinon evoked overall suppression. Dieldrin evoked even stronger induction of tryptophan hydroxylase, and displayed a pattern of receptor effects similar to that of diazinon, even though they come from different pesticide classes. In contrast, Ni2+ had completely distinct actions, suppressing tryptophan hydroxylase and enhancing the vesicular monoamine transporter, while also reducing 5HT receptor gene expression, effects that would tend to lower net 5HT function. Our findings provide some of the first evidence connecting the direct, initial mechanisms of developmental neurotoxicant action on specific transmitter pathways with their long-term effects on synaptic function and behavior, while also providing support for in vitro test systems as tools for establishing mechanisms and outcomes of related and unrelated neurotoxicants.&quot;,&quot;container-title&quot;:&quot;Toxicology and Applied Pharmacology&quot;,&quot;DOI&quot;:&quot;10.1016/j.taap.2008.08.020&quot;,&quot;ISSN&quot;:&quot;0041-008X&quot;,&quot;issue&quot;:&quot;2&quot;,&quot;journalAbbreviation&quot;:&quot;Toxicology and Applied Pharmacology&quot;,&quot;language&quot;:&quot;en&quot;,&quot;page&quot;:&quot;211-219&quot;,&quot;source&quot;:&quot;ScienceDirect&quot;,&quot;title&quot;:&quot;Developmental neurotoxicants target neurodifferentiation into the serotonin phenotype: Chlorpyrifos, diazinon, dieldrin and divalent nickel&quot;,&quot;title-short&quot;:&quot;Developmental neurotoxicants target neurodifferentiation into the serotonin phenotype&quot;,&quot;volume&quot;:&quot;233&quot;,&quot;author&quot;:[{&quot;family&quot;:&quot;Slotkin&quot;,&quot;given&quot;:&quot;Theodore A.&quot;},{&quot;family&quot;:&quot;Seidler&quot;,&quot;given&quot;:&quot;Frederic J.&quot;}],&quot;issued&quot;:{&quot;date-parts&quot;:[[&quot;2008&quot;,12,1]]}}},{&quot;id&quot;:206,&quot;uris&quot;:[&quot;http://zotero.org/users/8916090/items/6SH9L7S9&quot;],&quot;itemData&quot;:{&quot;id&quot;:206,&quot;type&quot;:&quot;article-journal&quot;,&quot;abstract&quot;:&quot;The neurotransmitter serotonin (5-HT) is involved in mood disorder aetiology and it has been reported that (organophosphate) OP exposure affects 5-HT turnover. The aim of this study was to elucidate the mechanism underlying OP effects on the adult 5-HT system. First, acute in vivo administration of the OP diazinon (0, 1.3, 13 or 39 mg/kg i.p.) to male Hooded Lister rats inhibited the activity of the cholinergic enzyme acetylcholinesterase in blood and in the hippocampus, dorsal raphe nucleus (DRN), striatum and prefrontal cortex. Diazinon-induced cholinesterase inhibition was greatest in the DRN, the brain's major source of 5-HT neurones. Second, acute in vivo diazinon exposure (0 or 39 mg/kg i.p.) increased the basal firing rate of DRN neurones measured ex vivo in brain slices. The excitatory responses of DRN neurones to α1-adrenoceptor or AMPA/kainate receptor activation were not affected by in vivo diazinon exposure but the inhibitory response to 5-HT was attenuated, indicating 5-HT1A autoreceptor down-regulation. Finally, direct application of the diazinon metabolite diazinon oxon to naive rat brain slices increased the firing rate of DRN 5-HT neurones, as did chlorpyrifos-oxon, indicating the effect was not unique to diazinon. The oxon-induced augmentation of firing was blocked by the nicotinic acetylcholine receptor antagonist mecamylamine and the AMPA/kainate glutamate receptor antagonist DNQX. Together these data indicate that 1) acute OP exposure inhibits DRN cholinesterase, leading to acetylcholine accumulation, 2) the acetylcholine activates nicotinic receptors on 5-HT neurones and also on glutamatergic neurones, thus releasing glutamate and activating 5-HT neuronal AMPA/kainate receptors 3) the increase in 5-HT neuronal activity, and resulting 5-HT release, may lead to 5-HT1A autoreceptor down-regulation. This mechanism may be involved in the reported increase in risk of developing anxiety and depression following occupational OP exposure.&quot;,&quot;container-title&quot;:&quot;Chemico-Biological Interactions&quot;,&quot;DOI&quot;:&quot;10.1016/j.cbi.2015.12.014&quot;,&quot;ISSN&quot;:&quot;0009-2797&quot;,&quot;journalAbbreviation&quot;:&quot;Chemico-Biological Interactions&quot;,&quot;language&quot;:&quot;en&quot;,&quot;page&quot;:&quot;82-89&quot;,&quot;source&quot;:&quot;ScienceDirect&quot;,&quot;title&quot;:&quot;Mechanism for the acute effects of organophosphate pesticides on the adult 5-HT system&quot;,&quot;volume&quot;:&quot;245&quot;,&quot;author&quot;:[{&quot;family&quot;:&quot;Judge&quot;,&quot;given&quot;:&quot;Sarah J.&quot;},{&quot;family&quot;:&quot;Savy&quot;,&quot;given&quot;:&quot;Claire Y.&quot;},{&quot;family&quot;:&quot;Campbell&quot;,&quot;given&quot;:&quot;Matthew&quot;},{&quot;family&quot;:&quot;Dodds&quot;,&quot;given&quot;:&quot;Rebecca&quot;},{&quot;family&quot;:&quot;Gomes&quot;,&quot;given&quot;:&quot;Larissa Kruger&quot;},{&quot;family&quot;:&quot;Laws&quot;,&quot;given&quot;:&quot;Grace&quot;},{&quot;family&quot;:&quot;Watson&quot;,&quot;given&quot;:&quot;Anna&quot;},{&quot;family&quot;:&quot;Blain&quot;,&quot;given&quot;:&quot;Peter G.&quot;},{&quot;family&quot;:&quot;Morris&quot;,&quot;given&quot;:&quot;Christopher M.&quot;},{&quot;family&quot;:&quot;Gartside&quot;,&quot;given&quot;:&quot;Sarah E.&quot;}],&quot;issued&quot;:{&quot;date-parts&quot;:[[&quot;2016&quot;,2,5]]}}},{&quot;id&quot;:204,&quot;uris&quot;:[&quot;http://zotero.org/users/8916090/items/CT8PUHSX&quot;],&quot;itemData&quot;:{&quot;id&quot;:204,&quot;type&quot;:&quot;article-journal&quot;,&quot;abstract&quot;:&quot;Serotonin (5-hydroxytryptamine, 5-HT) is a biogenic monoamine acting as a neurotransmitter in the central nervous system (CNS), local mediator in the gut, and vasoactive agent in the blood. It has been linked to a variety of CNS functions and is implicated in many CNS and psychiatric disorders. The high comorbidity between some neuropathies can be partially understood by the fact that these diseases share a common etiology involving the serotoninergic system. In addition to its well-known functions, serotonin has been shown to be a mitogenic factor for a wide range of normal and tumor cells, including glioma cells, in vitro. The developing CNS of fetus and newborn is particularly susceptible to the deleterious effects of neurotoxic substances in our environment, and perinatal exposure could result in the later development of diseases, a hypothesis known as the developmental origin of health and disease. Some of these substances affect the serotoninergic system and could therefore be the source of a silent pandemic of neurodevelopmental toxicity. This review presents the available data that are contributing to the appreciation of the effects of the exposome on the serotoninergic system and their potential link with brain pathologies (neurodevelopmental, neurodegenerative, neurobehavioral disorders, and glioblastoma).&quot;,&quot;container-title&quot;:&quot;Biomedicines&quot;,&quot;DOI&quot;:&quot;10.3390/biomedicines9101351&quot;,&quot;ISSN&quot;:&quot;2227-9059&quot;,&quot;issue&quot;:&quot;10&quot;,&quot;language&quot;:&quot;en&quot;,&quot;license&quot;:&quot;http://creativecommons.org/licenses/by/3.0/&quot;,&quot;note&quot;:&quot;number: 10\npublisher: Multidisciplinary Digital Publishing Institute&quot;,&quot;page&quot;:&quot;1351&quot;,&quot;source&quot;:&quot;www.mdpi.com&quot;,&quot;title&quot;:&quot;Is the Exposome Involved in Brain Disorders through the Serotoninergic System?&quot;,&quot;volume&quot;:&quot;9&quot;,&quot;author&quot;:[{&quot;family&quot;:&quot;Sarrouilhe&quot;,&quot;given&quot;:&quot;Denis&quot;},{&quot;family&quot;:&quot;Defamie&quot;,&quot;given&quot;:&quot;Norah&quot;},{&quot;family&quot;:&quot;Mesnil&quot;,&quot;given&quot;:&quot;Marc&quot;}],&quot;issued&quot;:{&quot;date-parts&quot;:[[&quot;2021&quot;,10]]}}}],&quot;schema&quot;:&quot;https://github.com/citation-style-language/schema/raw/master/csl-citation.json&quot;} RNDgKh6VdMSxJ"/></text:p>
          </table:table-cell>
          <table:covered-table-cell table:style-name="Table11.A2"/>
          <table:table-cell table:style-name="Table11.H2" office:value-type="string">
            <text:p text:style-name="P30"/>
          </table:table-cell>
        </table:table-row>
        <table:table-row table:style-name="Table11.1">
          <table:covered-table-cell table:style-name="Table11.H2"/>
          <table:covered-table-cell table:style-name="Table11.H2"/>
          <table:table-cell table:style-name="Table11.H2" office:value-type="string">
            <text:p text:style-name="P19">Urinary metabolome</text:p>
          </table:table-cell>
          <table:table-cell table:style-name="Table11.H2" office:value-type="string">
            <text:p text:style-name="P19">N-methylpicolinic acid <text:span text:style-name="T96">(Homarine)</text:span></text:p>
          </table:table-cell>
          <table:table-cell table:style-name="Table11.A2" office:value-type="string">
            <text:p text:style-name="P19"/>
          </table:table-cell>
          <table:table-cell table:style-name="Table11.A2" office:value-type="string">
            <text:p text:style-name="P32"/>
          </table:table-cell>
          <table:covered-table-cell table:style-name="Table11.A2"/>
          <table:table-cell table:style-name="Table11.H2" office:value-type="string">
            <text:p text:style-name="P32"/>
          </table:table-cell>
        </table:table-row>
        <table:table-row table:style-name="Table11.1">
          <table:table-cell table:style-name="Table11.H2" table:number-rows-spanned="12" office:value-type="string">
            <text:p text:style-name="P18">Phenol<text:span text:style-name="T26">s</text:span></text:p>
          </table:table-cell>
          <table:table-cell table:style-name="Table11.H2" table:number-rows-spanned="3" office:value-type="string">
            <text:p text:style-name="P19">ETPA</text:p>
          </table:table-cell>
          <table:table-cell table:style-name="Table11.H2" table:number-rows-spanned="3" office:value-type="string">
            <text:p text:style-name="P19">Methylome</text:p>
          </table:table-cell>
          <table:table-cell table:style-name="Table11.H2" office:value-type="string">
            <text:p text:style-name="P19">cg04320635</text:p>
          </table:table-cell>
          <table:table-cell table:style-name="Table11.A2" office:value-type="string">
            <text:p text:style-name="P19"><text:span text:style-name="T55">GSE1</text:span>;<text:span text:style-name="T55">RP11-118F19.1 </text:span></text:p>
          </table:table-cell>
          <table:table-cell table:style-name="Table11.A2" office:value-type="string">
            <text:p text:style-name="P32"/>
          </table:table-cell>
          <table:table-cell table:style-name="Table11.A2" table:number-rows-spanned="3" office:value-type="string">
            <text:p text:style-name="P77"><text:span text:style-name="T73">Infertility </text:span><text:reference-mark-start text:name="ZOTERO_ITEM CSL_CITATION {&quot;citationID&quot;:&quot;pctlCB3X&quot;,&quot;properties&quot;:{&quot;formattedCitation&quot;:&quot;\\super 8\\nosupersub{}&quot;,&quot;plainCitation&quot;:&quot;8&quot;,&quot;noteIndex&quot;:0},&quot;citationItems&quot;:[{&quot;id&quot;:3085,&quot;uris&quot;:[&quot;http://zotero.org/users/8916090/items/UQW4FZBG&quot;],&quot;itemData&quot;:{&quot;id&quot;:3085,&quot;type&quot;:&quot;article-journal&quot;,&quot;abstract&quot;:&quot;BACKGROUND: Human exposure to parabens and other antimicrobial chemicals is continual and pervasive. The hormone-disrupting properties of these environmental chemicals may adversely affect human reproduction.\nOBJECTIVE: We aimed to prospectively assess couples' urinary concentrations of antimicrobial chemicals in the context of fecundity, measured as time to pregnancy (TTP).\nMETHODS: In a prospective cohort of 501 couples, we examined preconception urinary chemical concentrations of parabens, triclosan and triclorcarban in relation to TTP; chemical concentrations were modeled both continuously and in quartiles. Cox's proportional odds models for discrete survival time were used to estimate fecundability odds ratios (FORs) and 95% confidence intervals (CIs) adjusting for a priori-defined confounders. In light of TTP being a couple-dependent outcome, both partner and couple-based exposure models were analyzed. In all models, FOR estimates &lt; 1.0 denote diminished fecundity (longer TTP).\nRESULTS: Overall, 347 (69%) couples became pregnant. The highest quartile of female urinary methyl paraben (MP) concentrations relative to the lowest reflected a 34% reduction in fecundity (aFOR = 0.66; 95% CI: 0.45, 0.97) and remained so when accounting for couples' concentrations (aFOR = 0.63; 95% CI: 0.41, 0.96). Similar associations were observed between ethyl paraben (EP) and couple fecundity for both partner and couple-based models (p-trend = 0.02 and p-trend = 0.05, respectively). No associations were observed with couple fecundity when chemicals were modeled continuously.\nCONCLUSIONS: Higher quartiles of preconception urinary concentrations of MP and EP among female partners were associated with reduced couple fecundity in partner-specific and couple-based exposure models.&quot;,&quot;container-title&quot;:&quot;Environmental Health Perspectives&quot;,&quot;DOI&quot;:&quot;10.1289/EHP189&quot;,&quot;ISSN&quot;:&quot;1552-9924&quot;,&quot;issue&quot;:&quot;4&quot;,&quot;journalAbbreviation&quot;:&quot;Environ Health Perspect&quot;,&quot;language&quot;:&quot;eng&quot;,&quot;note&quot;:&quot;PMID: 27286252\nPMCID: PMC5381974&quot;,&quot;page&quot;:&quot;730-736&quot;,&quot;source&quot;:&quot;PubMed&quot;,&quot;title&quot;:&quot;Urinary Concentrations of Parabens and Other Antimicrobial Chemicals and Their Association with Couples' Fecundity&quot;,&quot;volume&quot;:&quot;125&quot;,&quot;author&quot;:[{&quot;family&quot;:&quot;Smarr&quot;,&quot;given&quot;:&quot;Melissa M.&quot;},{&quot;family&quot;:&quot;Sundaram&quot;,&quot;given&quot;:&quot;Rajeshwari&quot;},{&quot;family&quot;:&quot;Honda&quot;,&quot;given&quot;:&quot;Masato&quot;},{&quot;family&quot;:&quot;Kannan&quot;,&quot;given&quot;:&quot;Kurunthachalam&quot;},{&quot;family&quot;:&quot;Louis&quot;,&quot;given&quot;:&quot;Germaine M. Buck&quot;}],&quot;issued&quot;:{&quot;date-parts&quot;:[[&quot;2017&quot;,4]]}}}],&quot;schema&quot;:&quot;https://github.com/citation-style-language/schema/raw/master/csl-citation.json&quot;} RNDsZZFpU6yhg"/><text:span text:style-name="T42">8</text:span><text:reference-mark-end text:name="ZOTERO_ITEM CSL_CITATION {&quot;citationID&quot;:&quot;pctlCB3X&quot;,&quot;properties&quot;:{&quot;formattedCitation&quot;:&quot;\\super 8\\nosupersub{}&quot;,&quot;plainCitation&quot;:&quot;8&quot;,&quot;noteIndex&quot;:0},&quot;citationItems&quot;:[{&quot;id&quot;:3085,&quot;uris&quot;:[&quot;http://zotero.org/users/8916090/items/UQW4FZBG&quot;],&quot;itemData&quot;:{&quot;id&quot;:3085,&quot;type&quot;:&quot;article-journal&quot;,&quot;abstract&quot;:&quot;BACKGROUND: Human exposure to parabens and other antimicrobial chemicals is continual and pervasive. The hormone-disrupting properties of these environmental chemicals may adversely affect human reproduction.\nOBJECTIVE: We aimed to prospectively assess couples' urinary concentrations of antimicrobial chemicals in the context of fecundity, measured as time to pregnancy (TTP).\nMETHODS: In a prospective cohort of 501 couples, we examined preconception urinary chemical concentrations of parabens, triclosan and triclorcarban in relation to TTP; chemical concentrations were modeled both continuously and in quartiles. Cox's proportional odds models for discrete survival time were used to estimate fecundability odds ratios (FORs) and 95% confidence intervals (CIs) adjusting for a priori-defined confounders. In light of TTP being a couple-dependent outcome, both partner and couple-based exposure models were analyzed. In all models, FOR estimates &lt; 1.0 denote diminished fecundity (longer TTP).\nRESULTS: Overall, 347 (69%) couples became pregnant. The highest quartile of female urinary methyl paraben (MP) concentrations relative to the lowest reflected a 34% reduction in fecundity (aFOR = 0.66; 95% CI: 0.45, 0.97) and remained so when accounting for couples' concentrations (aFOR = 0.63; 95% CI: 0.41, 0.96). Similar associations were observed between ethyl paraben (EP) and couple fecundity for both partner and couple-based models (p-trend = 0.02 and p-trend = 0.05, respectively). No associations were observed with couple fecundity when chemicals were modeled continuously.\nCONCLUSIONS: Higher quartiles of preconception urinary concentrations of MP and EP among female partners were associated with reduced couple fecundity in partner-specific and couple-based exposure models.&quot;,&quot;container-title&quot;:&quot;Environmental Health Perspectives&quot;,&quot;DOI&quot;:&quot;10.1289/EHP189&quot;,&quot;ISSN&quot;:&quot;1552-9924&quot;,&quot;issue&quot;:&quot;4&quot;,&quot;journalAbbreviation&quot;:&quot;Environ Health Perspect&quot;,&quot;language&quot;:&quot;eng&quot;,&quot;note&quot;:&quot;PMID: 27286252\nPMCID: PMC5381974&quot;,&quot;page&quot;:&quot;730-736&quot;,&quot;source&quot;:&quot;PubMed&quot;,&quot;title&quot;:&quot;Urinary Concentrations of Parabens and Other Antimicrobial Chemicals and Their Association with Couples' Fecundity&quot;,&quot;volume&quot;:&quot;125&quot;,&quot;author&quot;:[{&quot;family&quot;:&quot;Smarr&quot;,&quot;given&quot;:&quot;Melissa M.&quot;},{&quot;family&quot;:&quot;Sundaram&quot;,&quot;given&quot;:&quot;Rajeshwari&quot;},{&quot;family&quot;:&quot;Honda&quot;,&quot;given&quot;:&quot;Masato&quot;},{&quot;family&quot;:&quot;Kannan&quot;,&quot;given&quot;:&quot;Kurunthachalam&quot;},{&quot;family&quot;:&quot;Louis&quot;,&quot;given&quot;:&quot;Germaine M. Buck&quot;}],&quot;issued&quot;:{&quot;date-parts&quot;:[[&quot;2017&quot;,4]]}}}],&quot;schema&quot;:&quot;https://github.com/citation-style-language/schema/raw/master/csl-citation.json&quot;} RNDsZZFpU6yhg"/></text:p>
          </table:table-cell>
          <table:table-cell table:style-name="Table11.H2" office:value-type="string">
            <text:p text:style-name="P34">Smoking; <text:span text:style-name="T92">O</text:span>estrogen receptor beta status in colorectal cancer</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19">cg14242246</text:p>
          </table:table-cell>
          <table:table-cell table:style-name="Table11.A2" office:value-type="string">
            <text:p text:style-name="P19"><text:span text:style-name="T55">C2orf28</text:span>;<text:span text:style-name="T55">SLC5A6</text:span></text:p>
          </table:table-cell>
          <table:table-cell table:style-name="Table11.A2" office:value-type="string">
            <text:p text:style-name="P32"/>
          </table:table-cell>
          <table:covered-table-cell table:style-name="Table11.A2"/>
          <table:table-cell table:style-name="Table11.H2" office:value-type="string">
            <text:p text:style-name="P33"><text:span text:style-name="T93">P</text:span>rimary Sjögren's Syndrome</text:p>
          </table:table-cell>
        </table:table-row>
        <table:table-row table:style-name="Table11.1">
          <table:covered-table-cell table:style-name="Table11.H2"/>
          <table:covered-table-cell table:style-name="Table11.H2"/>
          <table:covered-table-cell table:style-name="Table11.H2"/>
          <table:table-cell table:style-name="Table11.D5" office:value-type="string">
            <text:p text:style-name="P19">cg24891846</text:p>
          </table:table-cell>
          <table:table-cell table:style-name="Table11.A2" office:value-type="string">
            <text:p text:style-name="P50">CACNA1A</text:p>
          </table:table-cell>
          <table:table-cell table:style-name="Table11.A2" office:value-type="string">
            <text:p text:style-name="P32"/>
          </table:table-cell>
          <table:covered-table-cell table:style-name="Table11.A2"/>
          <table:table-cell table:style-name="Table11.H2" office:value-type="string">
            <text:p text:style-name="P36">Food allergy; Obesity; Adenoma</text:p>
          </table:table-cell>
        </table:table-row>
        <table:table-row table:style-name="Table11.1">
          <table:covered-table-cell table:style-name="Table11.H2"/>
          <table:table-cell table:style-name="Table11.H2" table:number-rows-spanned="3" office:value-type="string">
            <text:p text:style-name="P19">BUPA</text:p>
          </table:table-cell>
          <table:table-cell table:style-name="Table11.H2" table:number-rows-spanned="3" office:value-type="string">
            <text:p text:style-name="P19">Methylome</text:p>
          </table:table-cell>
          <table:table-cell table:style-name="Table11.H2" office:value-type="string">
            <text:p text:style-name="P19">cg03060555</text:p>
          </table:table-cell>
          <table:table-cell table:style-name="Table11.A2" office:value-type="string">
            <text:p text:style-name="P50">ZBTB38</text:p>
          </table:table-cell>
          <table:table-cell table:style-name="Table11.A2" office:value-type="string">
            <text:p text:style-name="P32"/>
          </table:table-cell>
          <table:table-cell table:style-name="Table11.A2" table:number-rows-spanned="3" office:value-type="string">
            <text:p text:style-name="P77"><text:span text:style-name="T65">Prostatic and testicular diseases </text:span><text:reference-mark-start text:name="ZOTERO_ITEM CSL_CITATION {&quot;citationID&quot;:&quot;3NOstIKn&quot;,&quot;properties&quot;:{&quot;formattedCitation&quot;:&quot;\\super 9\\nosupersub{}&quot;,&quot;plainCitation&quot;:&quot;9&quot;,&quot;noteIndex&quot;:0},&quot;citationItems&quot;:[{&quot;id&quot;:3031,&quot;uris&quot;:[&quot;http://zotero.org/users/8916090/items/UZ9BVQ24&quot;],&quot;itemData&quot;:{&quot;id&quot;:3031,&quot;type&quot;:&quot;article-journal&quot;,&quot;abstract&quot;:&quot;The effect of treatment with combined butylparaben and triclosan on male gonadal toxicity in weanling rats was investigated. All treated groups experienced atrophy in the ventral prostate and seminal vesicle, likewise significant depletion in the number and motility of sperm. Given individually or combined butylparaben and triclosan, significantly decreased testosterone, luteinizing hormone, and follicle-stimulating hormone levels. Individual treatment with tested compounds caused significant elevation in the E2 level, whereas combined treatment did not alter the E2 level. Testicular DNA damage was recorded in all treated groups. Moreover, the testicular malondialdehyde level was significantly elevated, along with a significant decrease in catalase enzyme activity in all treated groups. Superoxide dismutase enzyme activity was significantly decreased in the butylparaben-treated group, increased in the triclosan-treated group, and nonsignificantly changed the butylparaben-triclosan-treated group. The combined treatment produced an endocrine disturbance with a concomitant induction of testicular oxidative stress, which may represent a common mechanism of endocrine disruptor-mediated dysfunction.&quot;,&quot;container-title&quot;:&quot;Journal of Biochemical and Molecular Toxicology&quot;,&quot;DOI&quot;:&quot;10.1002/jbt.22037&quot;,&quot;ISSN&quot;:&quot;1099-0461&quot;,&quot;issue&quot;:&quot;3&quot;,&quot;language&quot;:&quot;en&quot;,&quot;note&quot;:&quot;_eprint: https://onlinelibrary.wiley.com/doi/pdf/10.1002/jbt.22037&quot;,&quot;page&quot;:&quot;e22037&quot;,&quot;source&quot;:&quot;Wiley Online Library&quot;,&quot;title&quot;:&quot;Reproductive toxic impact of subchronic treatment with combined butylparaben and triclosan in weanling male rats&quot;,&quot;volume&quot;:&quot;32&quot;,&quot;author&quot;:[{&quot;family&quot;:&quot;Riad&quot;,&quot;given&quot;:&quot;Madeha A.&quot;},{&quot;family&quot;:&quot;Abd-Rabo&quot;,&quot;given&quot;:&quot;Marwa M.&quot;},{&quot;family&quot;:&quot;Abd El Aziz&quot;,&quot;given&quot;:&quot;Samy A.&quot;},{&quot;family&quot;:&quot;El Behairy&quot;,&quot;given&quot;:&quot;Adel M.&quot;},{&quot;family&quot;:&quot;Badawy&quot;,&quot;given&quot;:&quot;Mohamed M.&quot;}],&quot;issued&quot;:{&quot;date-parts&quot;:[[&quot;2018&quot;]]}}}],&quot;schema&quot;:&quot;https://github.com/citation-style-language/schema/raw/master/csl-citation.json&quot;} RNDYdXyF4LwLx"/><text:span text:style-name="T37">9</text:span><text:reference-mark-end text:name="ZOTERO_ITEM CSL_CITATION {&quot;citationID&quot;:&quot;3NOstIKn&quot;,&quot;properties&quot;:{&quot;formattedCitation&quot;:&quot;\\super 9\\nosupersub{}&quot;,&quot;plainCitation&quot;:&quot;9&quot;,&quot;noteIndex&quot;:0},&quot;citationItems&quot;:[{&quot;id&quot;:3031,&quot;uris&quot;:[&quot;http://zotero.org/users/8916090/items/UZ9BVQ24&quot;],&quot;itemData&quot;:{&quot;id&quot;:3031,&quot;type&quot;:&quot;article-journal&quot;,&quot;abstract&quot;:&quot;The effect of treatment with combined butylparaben and triclosan on male gonadal toxicity in weanling rats was investigated. All treated groups experienced atrophy in the ventral prostate and seminal vesicle, likewise significant depletion in the number and motility of sperm. Given individually or combined butylparaben and triclosan, significantly decreased testosterone, luteinizing hormone, and follicle-stimulating hormone levels. Individual treatment with tested compounds caused significant elevation in the E2 level, whereas combined treatment did not alter the E2 level. Testicular DNA damage was recorded in all treated groups. Moreover, the testicular malondialdehyde level was significantly elevated, along with a significant decrease in catalase enzyme activity in all treated groups. Superoxide dismutase enzyme activity was significantly decreased in the butylparaben-treated group, increased in the triclosan-treated group, and nonsignificantly changed the butylparaben-triclosan-treated group. The combined treatment produced an endocrine disturbance with a concomitant induction of testicular oxidative stress, which may represent a common mechanism of endocrine disruptor-mediated dysfunction.&quot;,&quot;container-title&quot;:&quot;Journal of Biochemical and Molecular Toxicology&quot;,&quot;DOI&quot;:&quot;10.1002/jbt.22037&quot;,&quot;ISSN&quot;:&quot;1099-0461&quot;,&quot;issue&quot;:&quot;3&quot;,&quot;language&quot;:&quot;en&quot;,&quot;note&quot;:&quot;_eprint: https://onlinelibrary.wiley.com/doi/pdf/10.1002/jbt.22037&quot;,&quot;page&quot;:&quot;e22037&quot;,&quot;source&quot;:&quot;Wiley Online Library&quot;,&quot;title&quot;:&quot;Reproductive toxic impact of subchronic treatment with combined butylparaben and triclosan in weanling male rats&quot;,&quot;volume&quot;:&quot;32&quot;,&quot;author&quot;:[{&quot;family&quot;:&quot;Riad&quot;,&quot;given&quot;:&quot;Madeha A.&quot;},{&quot;family&quot;:&quot;Abd-Rabo&quot;,&quot;given&quot;:&quot;Marwa M.&quot;},{&quot;family&quot;:&quot;Abd El Aziz&quot;,&quot;given&quot;:&quot;Samy A.&quot;},{&quot;family&quot;:&quot;El Behairy&quot;,&quot;given&quot;:&quot;Adel M.&quot;},{&quot;family&quot;:&quot;Badawy&quot;,&quot;given&quot;:&quot;Mohamed M.&quot;}],&quot;issued&quot;:{&quot;date-parts&quot;:[[&quot;2018&quot;]]}}}],&quot;schema&quot;:&quot;https://github.com/citation-style-language/schema/raw/master/csl-citation.json&quot;} RNDYdXyF4LwLx"/><text:span text:style-name="T65">; Weight loss </text:span><text:reference-mark-start text:name="ZOTERO_ITEM CSL_CITATION {&quot;citationID&quot;:&quot;NFflS0nc&quot;,&quot;properties&quot;:{&quot;formattedCitation&quot;:&quot;\\super 10\\nosupersub{}&quot;,&quot;plainCitation&quot;:&quot;10&quot;,&quot;noteIndex&quot;:0},&quot;citationItems&quot;:[{&quot;id&quot;:3032,&quot;uris&quot;:[&quot;http://zotero.org/users/8916090/items/WKFVGECF&quot;],&quot;itemData&quot;:{&quot;id&quot;:3032,&quot;type&quot;:&quot;article-journal&quot;,&quot;abstract&quot;:&quot;It is well known that inappropriate exposure to exogenous hormones during fetal or neonatal life, such as testosterone (T) and estradiol (E2), leads to adverse reproductive outcomes. In our previous study, the reproductive dysfunction of male rats was characterized by an E2 increase and T decrease after in utero and lactation exposures to n-butylparaben (n-BP). In this study, we investigated the synthesis and metabolism pathways of steroid hormones, hormone receptors and the epigenetic modification of male offspring on postnatal day (PND) 21 and PND90 to explore the possible mechanisms of endocrine and reproductive disorders. The expression of steroidogenic acute regulatory protein (StAR), cytochrome cholesterol side-chain cleavage enzyme (P450scc), estrogen sulfotransferase (SULT1E1) and androgen receptor (AR) in the testes was significantly decreased at the transcript and protein levels; in addition, aromatase (CYP19) and estrogen receptor α (ERα) expression was significantly increased and the methylation rate of the ERα promoter was significantly decreased. These results suggest that increased CYP19 expression and decreased SULT1E1 expression are responsible for the E2 increase. This effect promotes the expression of ERα, which plays a pivotal role in regulating reproductive and endocrine disorders of male rats exposed to n-BP. Furthermore, the epigenetic hypomethylation of ERα is involved in this regulation processes. Our study is the first to report on the possible mechanism of male rat reproductive disorders induced by the xenoestrogenic chemical n-BP. Copyright © 2016 John Wiley &amp; Sons, Ltd.&quot;,&quot;container-title&quot;:&quot;Journal of Applied Toxicology&quot;,&quot;DOI&quot;:&quot;10.1002/jat.3291&quot;,&quot;ISSN&quot;:&quot;1099-1263&quot;,&quot;issue&quot;:&quot;9&quot;,&quot;language&quot;:&quot;en&quot;,&quot;note&quot;:&quot;_eprint: https://onlinelibrary.wiley.com/doi/pdf/10.1002/jat.3291&quot;,&quot;page&quot;:&quot;1223-1234&quot;,&quot;source&quot;:&quot;Wiley Online Library&quot;,&quot;title&quot;:&quot;n-butylparaben induces male reproductive disorders via regulation of estradiol and estrogen receptors&quot;,&quot;volume&quot;:&quot;36&quot;,&quot;author&quot;:[{&quot;family&quot;:&quot;Zhang&quot;,&quot;given&quot;:&quot;Linyuan&quot;},{&quot;family&quot;:&quot;Ding&quot;,&quot;given&quot;:&quot;Sijin&quot;},{&quot;family&quot;:&quot;Qiao&quot;,&quot;given&quot;:&quot;Peihuan&quot;},{&quot;family&quot;:&quot;Dong&quot;,&quot;given&quot;:&quot;Li&quot;},{&quot;family&quot;:&quot;Yu&quot;,&quot;given&quot;:&quot;Miao&quot;},{&quot;family&quot;:&quot;Wang&quot;,&quot;given&quot;:&quot;Chong&quot;},{&quot;family&quot;:&quot;Zhang&quot;,&quot;given&quot;:&quot;Ming&quot;},{&quot;family&quot;:&quot;Zhang&quot;,&quot;given&quot;:&quot;Lixia&quot;},{&quot;family&quot;:&quot;Li&quot;,&quot;given&quot;:&quot;Yimin&quot;},{&quot;family&quot;:&quot;Tang&quot;,&quot;given&quot;:&quot;Ning&quot;},{&quot;family&quot;:&quot;Chang&quot;,&quot;given&quot;:&quot;Bing&quot;}],&quot;issued&quot;:{&quot;date-parts&quot;:[[&quot;2016&quot;]]}}}],&quot;schema&quot;:&quot;https://github.com/citation-style-language/schema/raw/master/csl-citation.json&quot;} RND6ejroJd2gi"/><text:span text:style-name="T37">10</text:span><text:reference-mark-end text:name="ZOTERO_ITEM CSL_CITATION {&quot;citationID&quot;:&quot;NFflS0nc&quot;,&quot;properties&quot;:{&quot;formattedCitation&quot;:&quot;\\super 10\\nosupersub{}&quot;,&quot;plainCitation&quot;:&quot;10&quot;,&quot;noteIndex&quot;:0},&quot;citationItems&quot;:[{&quot;id&quot;:3032,&quot;uris&quot;:[&quot;http://zotero.org/users/8916090/items/WKFVGECF&quot;],&quot;itemData&quot;:{&quot;id&quot;:3032,&quot;type&quot;:&quot;article-journal&quot;,&quot;abstract&quot;:&quot;It is well known that inappropriate exposure to exogenous hormones during fetal or neonatal life, such as testosterone (T) and estradiol (E2), leads to adverse reproductive outcomes. In our previous study, the reproductive dysfunction of male rats was characterized by an E2 increase and T decrease after in utero and lactation exposures to n-butylparaben (n-BP). In this study, we investigated the synthesis and metabolism pathways of steroid hormones, hormone receptors and the epigenetic modification of male offspring on postnatal day (PND) 21 and PND90 to explore the possible mechanisms of endocrine and reproductive disorders. The expression of steroidogenic acute regulatory protein (StAR), cytochrome cholesterol side-chain cleavage enzyme (P450scc), estrogen sulfotransferase (SULT1E1) and androgen receptor (AR) in the testes was significantly decreased at the transcript and protein levels; in addition, aromatase (CYP19) and estrogen receptor α (ERα) expression was significantly increased and the methylation rate of the ERα promoter was significantly decreased. These results suggest that increased CYP19 expression and decreased SULT1E1 expression are responsible for the E2 increase. This effect promotes the expression of ERα, which plays a pivotal role in regulating reproductive and endocrine disorders of male rats exposed to n-BP. Furthermore, the epigenetic hypomethylation of ERα is involved in this regulation processes. Our study is the first to report on the possible mechanism of male rat reproductive disorders induced by the xenoestrogenic chemical n-BP. Copyright © 2016 John Wiley &amp; Sons, Ltd.&quot;,&quot;container-title&quot;:&quot;Journal of Applied Toxicology&quot;,&quot;DOI&quot;:&quot;10.1002/jat.3291&quot;,&quot;ISSN&quot;:&quot;1099-1263&quot;,&quot;issue&quot;:&quot;9&quot;,&quot;language&quot;:&quot;en&quot;,&quot;note&quot;:&quot;_eprint: https://onlinelibrary.wiley.com/doi/pdf/10.1002/jat.3291&quot;,&quot;page&quot;:&quot;1223-1234&quot;,&quot;source&quot;:&quot;Wiley Online Library&quot;,&quot;title&quot;:&quot;n-butylparaben induces male reproductive disorders via regulation of estradiol and estrogen receptors&quot;,&quot;volume&quot;:&quot;36&quot;,&quot;author&quot;:[{&quot;family&quot;:&quot;Zhang&quot;,&quot;given&quot;:&quot;Linyuan&quot;},{&quot;family&quot;:&quot;Ding&quot;,&quot;given&quot;:&quot;Sijin&quot;},{&quot;family&quot;:&quot;Qiao&quot;,&quot;given&quot;:&quot;Peihuan&quot;},{&quot;family&quot;:&quot;Dong&quot;,&quot;given&quot;:&quot;Li&quot;},{&quot;family&quot;:&quot;Yu&quot;,&quot;given&quot;:&quot;Miao&quot;},{&quot;family&quot;:&quot;Wang&quot;,&quot;given&quot;:&quot;Chong&quot;},{&quot;family&quot;:&quot;Zhang&quot;,&quot;given&quot;:&quot;Ming&quot;},{&quot;family&quot;:&quot;Zhang&quot;,&quot;given&quot;:&quot;Lixia&quot;},{&quot;family&quot;:&quot;Li&quot;,&quot;given&quot;:&quot;Yimin&quot;},{&quot;family&quot;:&quot;Tang&quot;,&quot;given&quot;:&quot;Ning&quot;},{&quot;family&quot;:&quot;Chang&quot;,&quot;given&quot;:&quot;Bing&quot;}],&quot;issued&quot;:{&quot;date-parts&quot;:[[&quot;2016&quot;]]}}}],&quot;schema&quot;:&quot;https://github.com/citation-style-language/schema/raw/master/csl-citation.json&quot;} RND6ejroJd2gi"/></text:p>
          </table:table-cell>
          <table:table-cell table:style-name="Table11.H2" office:value-type="string">
            <text:p text:style-name="P36">Aging</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19">cg04320635</text:p>
          </table:table-cell>
          <table:table-cell table:style-name="Table11.A2" office:value-type="string">
            <text:p text:style-name="P19"><text:span text:style-name="T55">GSE1</text:span>;<text:span text:style-name="T55">RP11-118F19.1</text:span></text:p>
          </table:table-cell>
          <table:table-cell table:style-name="Table11.A2" office:value-type="string">
            <text:p text:style-name="P32"/>
          </table:table-cell>
          <table:covered-table-cell table:style-name="Table11.A2"/>
          <table:table-cell table:style-name="Table11.H2" office:value-type="string">
            <text:p text:style-name="P35">Smoking; <text:span text:style-name="T92">O</text:span>estrogen receptor beta status in colorectal cancer</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19">cg20320656</text:p>
          </table:table-cell>
          <table:table-cell table:style-name="Table11.A2" office:value-type="string">
            <text:p text:style-name="P50">LETMD1</text:p>
          </table:table-cell>
          <table:table-cell table:style-name="Table11.A2" office:value-type="string">
            <text:p text:style-name="P32"/>
          </table:table-cell>
          <table:covered-table-cell table:style-name="Table11.A2"/>
          <table:table-cell table:style-name="Table11.H2" office:value-type="string">
            <text:p text:style-name="P32"><text:span text:style-name="T93">S</text:span>ystemic lupus erythematosus; <text:span text:style-name="T93">Atopy</text:span></text:p>
          </table:table-cell>
        </table:table-row>
        <table:table-row table:style-name="Table11.1">
          <table:covered-table-cell table:style-name="Table11.H2"/>
          <table:table-cell table:style-name="Table11.H2" table:number-rows-spanned="2" office:value-type="string">
            <text:p text:style-name="P19">OXBE</text:p>
          </table:table-cell>
          <table:table-cell table:style-name="Table11.H2" office:value-type="string">
            <text:p text:style-name="P19">Methylome</text:p>
          </table:table-cell>
          <table:table-cell table:style-name="Table11.H2" office:value-type="string">
            <text:p text:style-name="P19">cg27466129</text:p>
          </table:table-cell>
          <table:table-cell table:style-name="Table11.A2" office:value-type="string">
            <text:p text:style-name="P50">KIAA0513</text:p>
          </table:table-cell>
          <table:table-cell table:style-name="Table11.A2" office:value-type="string">
            <text:p text:style-name="P85"><text:span text:style-name="T80">[Neurological disorders </text:span><text:span text:style-name="T81">† ‡</text:span><text:span text:style-name="T80">] </text:span><text:reference-mark-start text:name="ZOTERO_ITEM CSL_CITATION {&quot;citationID&quot;:&quot;Cgzfkxvi&quot;,&quot;properties&quot;:{&quot;formattedCitation&quot;:&quot;\\super 11,12\\nosupersub{}&quot;,&quot;plainCitation&quot;:&quot;11,12&quot;,&quot;noteIndex&quot;:0},&quot;citationItems&quot;:[{&quot;id&quot;:3344,&quot;uris&quot;:[&quot;http://zotero.org/users/8916090/items/BXGX3TPC&quot;],&quot;itemData&quot;:{&quot;id&quot;:3344,&quot;type&quot;:&quot;article-journal&quot;,&quot;abstract&quot;:&quot;The UV absorber benzophenone-3 (BP-3) is the most extensively used chemical substance in various personal care products. Despite that BP-3 exposure is widespread, knowledge about the impact of BP-3 on the brain development is negligible. The present study aimed to explore the mechanisms of prenatal exposure to BP-3 in neuronal cells, with particular emphasis on autophagy and nuclear receptors signaling as well as the epigenetic and post-translational modifications occurring in response to BP-3. To observe the impact of prenatal exposure to BP-3, we administered BP-3 to pregnant mice, and next, we isolated brain tissue from pretreated embryos for primary cell neocortical culture. Our study revealed that prenatal exposure to BP-3 (used in environmentally relevant doses) impairs autophagy in terms of BECLIN-1, MAP1LC3B, autophagosomes, and autophagy-related factors; disrupts the levels of retinoid X receptors (RXRs) and peroxisome proliferator-activated receptor gamma (PPARγ); alters epigenetic status (i.e., attenuates HDAC and sirtuin activities); inhibits post-translational modifications in terms of global sumoylation; and dysregulates expression of neurogenesis- and neurotransmitter-related genes as well as miRNAs involved in pathologies of the nervous system. Our study also showed that BP-3 has good permeability through the BBB. We strongly suggest that BP-3-evoked effects may substantiate a fetal basis of the adult onset of neurological diseases, particularly schizophrenia and Alzheimer’s disease.&quot;,&quot;container-title&quot;:&quot;Molecular Neurobiology&quot;,&quot;DOI&quot;:&quot;10.1007/s12035-018-1401-5&quot;,&quot;ISSN&quot;:&quot;1559-1182&quot;,&quot;issue&quot;:&quot;7&quot;,&quot;journalAbbreviation&quot;:&quot;Mol Neurobiol&quot;,&quot;language&quot;:&quot;en&quot;,&quot;page&quot;:&quot;4820-4837&quot;,&quot;source&quot;:&quot;Springer Link&quot;,&quot;title&quot;:&quot;Prenatal Exposure to Benzophenone-3 Impairs Autophagy, Disrupts RXRs/PPARγ Signaling, and Alters Epigenetic and Post-Translational Statuses in Brain Neurons&quot;,&quot;volume&quot;:&quot;56&quot;,&quot;author&quot;:[{&quot;family&quot;:&quot;Wnuk&quot;,&quot;given&quot;:&quot;Agnieszka&quot;},{&quot;family&quot;:&quot;Rzemieniec&quot;,&quot;given&quot;:&quot;Joanna&quot;},{&quot;family&quot;:&quot;Staroń&quot;,&quot;given&quot;:&quot;Jakub&quot;},{&quot;family&quot;:&quot;Litwa&quot;,&quot;given&quot;:&quot;Ewa&quot;},{&quot;family&quot;:&quot;Lasoń&quot;,&quot;given&quot;:&quot;Władysław&quot;},{&quot;family&quot;:&quot;Bojarski&quot;,&quot;given&quot;:&quot;Andrzej&quot;},{&quot;family&quot;:&quot;Kajta&quot;,&quot;given&quot;:&quot;Małgorzata&quot;}],&quot;issued&quot;:{&quot;date-parts&quot;:[[&quot;2019&quot;,7,1]]}}},{&quot;id&quot;:409,&quot;uris&quot;:[&quot;http://zotero.org/users/8916090/items/KZQX9WVP&quot;],&quot;itemData&quot;:{&quot;id&quot;:409,&quot;type&quot;:&quot;article-journal&quot;,&quot;abstract&quot;:&quot;Alzheimer disease (AD) is the most common cause of dementia and creates a significant burden on society. As a result, the investigation of hub genes for the discovery of potential therapeutic targets and candidate biomarkers is warranted. In this study, we used the ComBat method to merge three gene expression datasets of AD from the Gene Expression Omnibus (GEO). During combined analysis, we identified 850 differentially expressed genes (DEGs) from the temporal cortex of AD and cognitively normal (CN) samples. We performed weighted gene coexpression network analysis to build gene coexpression networks incorporating these DEGs to identify key modules and hub genes. We found one module most strongly correlated with AD onset as the key module and 19 hub genes in the key module that were down-regulated in AD brains. According to Gene Ontology and Kyoto Encyclopedia of Genes and Genomes analyses, DEGs were mostly enriched in synapse function, and genes in the key module were mostly related to learning and memory. We selected five little-studied genes, AP3B2, GABRD, GPR158, KIAA0513, and MAL2, to validate their expression in AD mouse model by performing quantitative real-time polymerase chain reaction. We found that all of them were down-regulated in cortices of 8-month 5xFAD mice compared to those of wild-type mice. We then further investigated their correlations with β-secretase activity and Aβ42 levels in AD samples of different Braak stages. We found that all five hub genes had significant negative associations with β-secretase activity and that AP3B2 and KIAA0513 had significant negative associations with Aβ42 levels. We tested the differential expressions of the five hub genes in two AD GEO datasets from the blood and found that KIAA0513 was significantly up-regulated in patients with both mild cognitive impairment (MCI) and AD and was able to differentiate MCI and AD from CN in the two datasets. In conclusion, these five novel vulnerable genes were involved in AD progression, and KIAA0513 was a promising candidate biomarker for early diagnosis of AD.&quot;,&quot;container-title&quot;:&quot;Frontiers in Genetics&quot;,&quot;DOI&quot;:&quot;10.3389/fgene.2020.00981&quot;,&quot;ISSN&quot;:&quot;1664-8021&quot;,&quot;source&quot;:&quot;Frontiers&quot;,&quot;title&quot;:&quot;Identification of KIAA0513 and Other Hub Genes Associated With Alzheimer Disease Using Weighted Gene Coexpression Network Analysis&quot;,&quot;URL&quot;:&quot;https://www.frontiersin.org/article/10.3389/fgene.2020.00981&quot;,&quot;volume&quot;:&quot;11&quot;,&quot;author&quot;:[{&quot;family&quot;:&quot;Zhu&quot;,&quot;given&quot;:&quot;Min&quot;},{&quot;family&quot;:&quot;Jia&quot;,&quot;given&quot;:&quot;Longfei&quot;},{&quot;family&quot;:&quot;Li&quot;,&quot;given&quot;:&quot;Fangyu&quot;},{&quot;family&quot;:&quot;Jia&quot;,&quot;given&quot;:&quot;Jianping&quot;}],&quot;accessed&quot;:{&quot;date-parts&quot;:[[&quot;2022&quot;,3,18]]},&quot;issued&quot;:{&quot;date-parts&quot;:[[&quot;2020&quot;]]}}}],&quot;schema&quot;:&quot;https://github.com/citation-style-language/schema/raw/master/csl-citation.json&quot;} RNDkjetKqYTav"/><text:span text:style-name="T49">11,12</text:span><text:reference-mark-end text:name="ZOTERO_ITEM CSL_CITATION {&quot;citationID&quot;:&quot;Cgzfkxvi&quot;,&quot;properties&quot;:{&quot;formattedCitation&quot;:&quot;\\super 11,12\\nosupersub{}&quot;,&quot;plainCitation&quot;:&quot;11,12&quot;,&quot;noteIndex&quot;:0},&quot;citationItems&quot;:[{&quot;id&quot;:3344,&quot;uris&quot;:[&quot;http://zotero.org/users/8916090/items/BXGX3TPC&quot;],&quot;itemData&quot;:{&quot;id&quot;:3344,&quot;type&quot;:&quot;article-journal&quot;,&quot;abstract&quot;:&quot;The UV absorber benzophenone-3 (BP-3) is the most extensively used chemical substance in various personal care products. Despite that BP-3 exposure is widespread, knowledge about the impact of BP-3 on the brain development is negligible. The present study aimed to explore the mechanisms of prenatal exposure to BP-3 in neuronal cells, with particular emphasis on autophagy and nuclear receptors signaling as well as the epigenetic and post-translational modifications occurring in response to BP-3. To observe the impact of prenatal exposure to BP-3, we administered BP-3 to pregnant mice, and next, we isolated brain tissue from pretreated embryos for primary cell neocortical culture. Our study revealed that prenatal exposure to BP-3 (used in environmentally relevant doses) impairs autophagy in terms of BECLIN-1, MAP1LC3B, autophagosomes, and autophagy-related factors; disrupts the levels of retinoid X receptors (RXRs) and peroxisome proliferator-activated receptor gamma (PPARγ); alters epigenetic status (i.e., attenuates HDAC and sirtuin activities); inhibits post-translational modifications in terms of global sumoylation; and dysregulates expression of neurogenesis- and neurotransmitter-related genes as well as miRNAs involved in pathologies of the nervous system. Our study also showed that BP-3 has good permeability through the BBB. We strongly suggest that BP-3-evoked effects may substantiate a fetal basis of the adult onset of neurological diseases, particularly schizophrenia and Alzheimer’s disease.&quot;,&quot;container-title&quot;:&quot;Molecular Neurobiology&quot;,&quot;DOI&quot;:&quot;10.1007/s12035-018-1401-5&quot;,&quot;ISSN&quot;:&quot;1559-1182&quot;,&quot;issue&quot;:&quot;7&quot;,&quot;journalAbbreviation&quot;:&quot;Mol Neurobiol&quot;,&quot;language&quot;:&quot;en&quot;,&quot;page&quot;:&quot;4820-4837&quot;,&quot;source&quot;:&quot;Springer Link&quot;,&quot;title&quot;:&quot;Prenatal Exposure to Benzophenone-3 Impairs Autophagy, Disrupts RXRs/PPARγ Signaling, and Alters Epigenetic and Post-Translational Statuses in Brain Neurons&quot;,&quot;volume&quot;:&quot;56&quot;,&quot;author&quot;:[{&quot;family&quot;:&quot;Wnuk&quot;,&quot;given&quot;:&quot;Agnieszka&quot;},{&quot;family&quot;:&quot;Rzemieniec&quot;,&quot;given&quot;:&quot;Joanna&quot;},{&quot;family&quot;:&quot;Staroń&quot;,&quot;given&quot;:&quot;Jakub&quot;},{&quot;family&quot;:&quot;Litwa&quot;,&quot;given&quot;:&quot;Ewa&quot;},{&quot;family&quot;:&quot;Lasoń&quot;,&quot;given&quot;:&quot;Władysław&quot;},{&quot;family&quot;:&quot;Bojarski&quot;,&quot;given&quot;:&quot;Andrzej&quot;},{&quot;family&quot;:&quot;Kajta&quot;,&quot;given&quot;:&quot;Małgorzata&quot;}],&quot;issued&quot;:{&quot;date-parts&quot;:[[&quot;2019&quot;,7,1]]}}},{&quot;id&quot;:409,&quot;uris&quot;:[&quot;http://zotero.org/users/8916090/items/KZQX9WVP&quot;],&quot;itemData&quot;:{&quot;id&quot;:409,&quot;type&quot;:&quot;article-journal&quot;,&quot;abstract&quot;:&quot;Alzheimer disease (AD) is the most common cause of dementia and creates a significant burden on society. As a result, the investigation of hub genes for the discovery of potential therapeutic targets and candidate biomarkers is warranted. In this study, we used the ComBat method to merge three gene expression datasets of AD from the Gene Expression Omnibus (GEO). During combined analysis, we identified 850 differentially expressed genes (DEGs) from the temporal cortex of AD and cognitively normal (CN) samples. We performed weighted gene coexpression network analysis to build gene coexpression networks incorporating these DEGs to identify key modules and hub genes. We found one module most strongly correlated with AD onset as the key module and 19 hub genes in the key module that were down-regulated in AD brains. According to Gene Ontology and Kyoto Encyclopedia of Genes and Genomes analyses, DEGs were mostly enriched in synapse function, and genes in the key module were mostly related to learning and memory. We selected five little-studied genes, AP3B2, GABRD, GPR158, KIAA0513, and MAL2, to validate their expression in AD mouse model by performing quantitative real-time polymerase chain reaction. We found that all of them were down-regulated in cortices of 8-month 5xFAD mice compared to those of wild-type mice. We then further investigated their correlations with β-secretase activity and Aβ42 levels in AD samples of different Braak stages. We found that all five hub genes had significant negative associations with β-secretase activity and that AP3B2 and KIAA0513 had significant negative associations with Aβ42 levels. We tested the differential expressions of the five hub genes in two AD GEO datasets from the blood and found that KIAA0513 was significantly up-regulated in patients with both mild cognitive impairment (MCI) and AD and was able to differentiate MCI and AD from CN in the two datasets. In conclusion, these five novel vulnerable genes were involved in AD progression, and KIAA0513 was a promising candidate biomarker for early diagnosis of AD.&quot;,&quot;container-title&quot;:&quot;Frontiers in Genetics&quot;,&quot;DOI&quot;:&quot;10.3389/fgene.2020.00981&quot;,&quot;ISSN&quot;:&quot;1664-8021&quot;,&quot;source&quot;:&quot;Frontiers&quot;,&quot;title&quot;:&quot;Identification of KIAA0513 and Other Hub Genes Associated With Alzheimer Disease Using Weighted Gene Coexpression Network Analysis&quot;,&quot;URL&quot;:&quot;https://www.frontiersin.org/article/10.3389/fgene.2020.00981&quot;,&quot;volume&quot;:&quot;11&quot;,&quot;author&quot;:[{&quot;family&quot;:&quot;Zhu&quot;,&quot;given&quot;:&quot;Min&quot;},{&quot;family&quot;:&quot;Jia&quot;,&quot;given&quot;:&quot;Longfei&quot;},{&quot;family&quot;:&quot;Li&quot;,&quot;given&quot;:&quot;Fangyu&quot;},{&quot;family&quot;:&quot;Jia&quot;,&quot;given&quot;:&quot;Jianping&quot;}],&quot;accessed&quot;:{&quot;date-parts&quot;:[[&quot;2022&quot;,3,18]]},&quot;issued&quot;:{&quot;date-parts&quot;:[[&quot;2020&quot;]]}}}],&quot;schema&quot;:&quot;https://github.com/citation-style-language/schema/raw/master/csl-citation.json&quot;} RNDkjetKqYTav"/></text:p>
          </table:table-cell>
          <table:table-cell table:style-name="Table11.A2" table:number-rows-spanned="2" office:value-type="string">
            <text:p text:style-name="P77"><text:span text:style-name="T56">Birth </text:span><text:span text:style-name="T74">w</text:span><text:span text:style-name="T56">eight </text:span><text:reference-mark-start text:name="ZOTERO_ITEM CSL_CITATION {&quot;citationID&quot;:&quot;07OlfxEQ&quot;,&quot;properties&quot;:{&quot;formattedCitation&quot;:&quot;\\super 13\\nosupersub{}&quot;,&quot;plainCitation&quot;:&quot;13&quot;,&quot;noteIndex&quot;:0},&quot;citationItems&quot;:[{&quot;id&quot;:3089,&quot;uris&quot;:[&quot;http://zotero.org/users/8916090/items/X24PFEX8&quot;],&quot;itemData&quot;:{&quot;id&quot;:3089,&quot;type&quot;:&quot;article-journal&quot;,&quot;abstract&quot;:&quot;BACKGROUND: Many phthalates and phenols are hormonally active and are suspected to alter the course of development.\nOBJECTIVE: We investigated prenatal exposures to phthalate and phenol metabolites and their associations with body size measures of the infants at birth.\nMETHODS: We measured 5 phenol and 10 phthalate urinary metabolites in a multiethnic cohort of 404 women in New York City during their third trimester of pregnancy and recorded size of infants at birth.\nRESULTS: Median urinary concentrations were &gt; 10 microg/L for 2 of 5 phenols and 6 of 10 phthalate monoester metabolites. Concentrations of low-molecular-weight phthalate monoesters (low-MWP) were approximately 5-fold greater than those of high-molecular-weight metabolites. Low-MWP metabolites had a positive association with gestational age [0.97 day gestational age per ln-biomarker; 95% confidence interval (CI), 0.07-1.9 days, multivariate adjusted] and with head circumference. Higher prenatal exposures to 2,5-dichlorophenol (2,5-DCP) predicted lower birth weight in boys (-210 g average birth weight difference between the third tertile and first tertile of 2,5-DCP; 95% CI, 71-348 g). Higher maternal benzophenone-3 (BP3) concentrations were associated with a similar decrease in birth weight among girls but with greater birth weight in boys.\nCONCLUSIONS: We observed a range of phthalate and phenol exposures during pregnancy in our population, but few were associated with birth size. The association of 2,5-DCP and BP3 with reduced or increased birth weight could be important in very early or small-size births. In addition, positive associations of urinary metabolites with some outcomes may be attributable partly to unresolved confounding with maternal anthropometric factors.&quot;,&quot;container-title&quot;:&quot;Environmental Health Perspectives&quot;,&quot;DOI&quot;:&quot;10.1289/ehp.11007&quot;,&quot;ISSN&quot;:&quot;0091-6765&quot;,&quot;issue&quot;:&quot;8&quot;,&quot;journalAbbreviation&quot;:&quot;Environ Health Perspect&quot;,&quot;language&quot;:&quot;eng&quot;,&quot;note&quot;:&quot;PMID: 18709157\nPMCID: PMC2516577&quot;,&quot;page&quot;:&quot;1092-1097&quot;,&quot;source&quot;:&quot;PubMed&quot;,&quot;title&quot;:&quot;Prenatal phenol and phthalate exposures and birth outcomes&quot;,&quot;volume&quot;:&quot;116&quot;,&quot;author&quot;:[{&quot;family&quot;:&quot;Wolff&quot;,&quot;given&quot;:&quot;Mary S.&quot;},{&quot;family&quot;:&quot;Engel&quot;,&quot;given&quot;:&quot;Stephanie M.&quot;},{&quot;family&quot;:&quot;Berkowitz&quot;,&quot;given&quot;:&quot;Gertrud S.&quot;},{&quot;family&quot;:&quot;Ye&quot;,&quot;given&quot;:&quot;Xiaoyun&quot;},{&quot;family&quot;:&quot;Silva&quot;,&quot;given&quot;:&quot;Manori J.&quot;},{&quot;family&quot;:&quot;Zhu&quot;,&quot;given&quot;:&quot;Chenbo&quot;},{&quot;family&quot;:&quot;Wetmur&quot;,&quot;given&quot;:&quot;James&quot;},{&quot;family&quot;:&quot;Calafat&quot;,&quot;given&quot;:&quot;Antonia M.&quot;}],&quot;issued&quot;:{&quot;date-parts&quot;:[[&quot;2008&quot;,8]]}}}],&quot;schema&quot;:&quot;https://github.com/citation-style-language/schema/raw/master/csl-citation.json&quot;} RNDZ0y6eRKGIQ"/><text:span text:style-name="T32">13</text:span><text:reference-mark-end text:name="ZOTERO_ITEM CSL_CITATION {&quot;citationID&quot;:&quot;07OlfxEQ&quot;,&quot;properties&quot;:{&quot;formattedCitation&quot;:&quot;\\super 13\\nosupersub{}&quot;,&quot;plainCitation&quot;:&quot;13&quot;,&quot;noteIndex&quot;:0},&quot;citationItems&quot;:[{&quot;id&quot;:3089,&quot;uris&quot;:[&quot;http://zotero.org/users/8916090/items/X24PFEX8&quot;],&quot;itemData&quot;:{&quot;id&quot;:3089,&quot;type&quot;:&quot;article-journal&quot;,&quot;abstract&quot;:&quot;BACKGROUND: Many phthalates and phenols are hormonally active and are suspected to alter the course of development.\nOBJECTIVE: We investigated prenatal exposures to phthalate and phenol metabolites and their associations with body size measures of the infants at birth.\nMETHODS: We measured 5 phenol and 10 phthalate urinary metabolites in a multiethnic cohort of 404 women in New York City during their third trimester of pregnancy and recorded size of infants at birth.\nRESULTS: Median urinary concentrations were &gt; 10 microg/L for 2 of 5 phenols and 6 of 10 phthalate monoester metabolites. Concentrations of low-molecular-weight phthalate monoesters (low-MWP) were approximately 5-fold greater than those of high-molecular-weight metabolites. Low-MWP metabolites had a positive association with gestational age [0.97 day gestational age per ln-biomarker; 95% confidence interval (CI), 0.07-1.9 days, multivariate adjusted] and with head circumference. Higher prenatal exposures to 2,5-dichlorophenol (2,5-DCP) predicted lower birth weight in boys (-210 g average birth weight difference between the third tertile and first tertile of 2,5-DCP; 95% CI, 71-348 g). Higher maternal benzophenone-3 (BP3) concentrations were associated with a similar decrease in birth weight among girls but with greater birth weight in boys.\nCONCLUSIONS: We observed a range of phthalate and phenol exposures during pregnancy in our population, but few were associated with birth size. The association of 2,5-DCP and BP3 with reduced or increased birth weight could be important in very early or small-size births. In addition, positive associations of urinary metabolites with some outcomes may be attributable partly to unresolved confounding with maternal anthropometric factors.&quot;,&quot;container-title&quot;:&quot;Environmental Health Perspectives&quot;,&quot;DOI&quot;:&quot;10.1289/ehp.11007&quot;,&quot;ISSN&quot;:&quot;0091-6765&quot;,&quot;issue&quot;:&quot;8&quot;,&quot;journalAbbreviation&quot;:&quot;Environ Health Perspect&quot;,&quot;language&quot;:&quot;eng&quot;,&quot;note&quot;:&quot;PMID: 18709157\nPMCID: PMC2516577&quot;,&quot;page&quot;:&quot;1092-1097&quot;,&quot;source&quot;:&quot;PubMed&quot;,&quot;title&quot;:&quot;Prenatal phenol and phthalate exposures and birth outcomes&quot;,&quot;volume&quot;:&quot;116&quot;,&quot;author&quot;:[{&quot;family&quot;:&quot;Wolff&quot;,&quot;given&quot;:&quot;Mary S.&quot;},{&quot;family&quot;:&quot;Engel&quot;,&quot;given&quot;:&quot;Stephanie M.&quot;},{&quot;family&quot;:&quot;Berkowitz&quot;,&quot;given&quot;:&quot;Gertrud S.&quot;},{&quot;family&quot;:&quot;Ye&quot;,&quot;given&quot;:&quot;Xiaoyun&quot;},{&quot;family&quot;:&quot;Silva&quot;,&quot;given&quot;:&quot;Manori J.&quot;},{&quot;family&quot;:&quot;Zhu&quot;,&quot;given&quot;:&quot;Chenbo&quot;},{&quot;family&quot;:&quot;Wetmur&quot;,&quot;given&quot;:&quot;James&quot;},{&quot;family&quot;:&quot;Calafat&quot;,&quot;given&quot;:&quot;Antonia M.&quot;}],&quot;issued&quot;:{&quot;date-parts&quot;:[[&quot;2008&quot;,8]]}}}],&quot;schema&quot;:&quot;https://github.com/citation-style-language/schema/raw/master/csl-citation.json&quot;} RNDZ0y6eRKGIQ"/><text:span text:style-name="T56">; Prenatal </text:span><text:span text:style-name="T74">e</text:span><text:span text:style-name="T56">xposure </text:span><text:span text:style-name="T74">d</text:span><text:span text:style-name="T56">elayed </text:span><text:span text:style-name="T74">e</text:span><text:span text:style-name="T56">ffects </text:span><text:reference-mark-start text:name="ZOTERO_ITEM CSL_CITATION {&quot;citationID&quot;:&quot;8iKcfwjj&quot;,&quot;properties&quot;:{&quot;formattedCitation&quot;:&quot;\\super 14\\nosupersub{}&quot;,&quot;plainCitation&quot;:&quot;14&quot;,&quot;noteIndex&quot;:0},&quot;citationItems&quot;:[{&quot;id&quot;:3093,&quot;uris&quot;:[&quot;http://zotero.org/users/8916090/items/VQ2LIY9I&quot;],&quot;itemData&quot;:{&quot;id&quot;:3093,&quot;type&quot;:&quot;article-journal&quot;,&quot;abstract&quot;:&quot;BACKGROUND: Data concerning the effects of prenatal exposures to phthalates and phenols on fetal growth are limited in humans. Previous findings suggest possible effects of some phenols on male birth weight.\nOBJECTIVE: Our aim was to assess the relationships between prenatal exposures to phthalates and phenols and fetal growth among male newborns.\nMETHODS: We conducted a case-control study on male malformations of the genitalia nested in two French mother-child cohorts with recruitment between 2002 and 2006. We measured, in maternal urinary samples collected between 6 and 30 gestational weeks, the concentrations (micrograms per liter) of 9 phenol (n = 191 pregnant women) and 11 phthalate metabolites (n = 287). Weight, length, and head circumference at birth were collected from maternity records. Statistical analyses were corrected for the oversampling of malformation cases.\nRESULTS: Adjusted birth weight decreased by 77 g [95% confidence interval (CI): -129, -25] and by 49 g (95% CI: -86, -13) in association with a 1-unit increase in ln-transformed 2,4-dichlorophenol (DCP) and 2,5-DCP urinary concentrations, respectively. Benzophenone-3 (BP3) ln-transformed concentrations were positively associated with weight (26 g; 95% CI: -2, 54) and head circumference at birth (0.1 cm; 95% CI: 0.0, 0.2). Head circumference increased by 0.3 cm (95% CI: 0.0, 0.7) in association with a 1-unit increase in ln-transformed BPA concentration. For phthalate metabolites there was no evidence of monotonic associations with birth weight.\nCONCLUSIONS: Consistent with findings of a previous study, we observed evidence of an inverse association of 2,5-DCP and a positive association of BP3 with male birth weight.&quot;,&quot;container-title&quot;:&quot;Environmental Health Perspectives&quot;,&quot;DOI&quot;:&quot;10.1289/ehp.1103634&quot;,&quot;ISSN&quot;:&quot;1552-9924&quot;,&quot;issue&quot;:&quot;3&quot;,&quot;journalAbbreviation&quot;:&quot;Environ Health Perspect&quot;,&quot;language&quot;:&quot;eng&quot;,&quot;note&quot;:&quot;PMID: 21900077\nPMCID: PMC3295340&quot;,&quot;page&quot;:&quot;464-470&quot;,&quot;source&quot;:&quot;PubMed&quot;,&quot;title&quot;:&quot;Exposure to phthalates and phenols during pregnancy and offspring size at birth&quot;,&quot;volume&quot;:&quot;120&quot;,&quot;author&quot;:[{&quot;family&quot;:&quot;Philippat&quot;,&quot;given&quot;:&quot;Claire&quot;},{&quot;family&quot;:&quot;Mortamais&quot;,&quot;given&quot;:&quot;Marion&quot;},{&quot;family&quot;:&quot;Chevrier&quot;,&quot;given&quot;:&quot;Cécile&quot;},{&quot;family&quot;:&quot;Petit&quot;,&quot;given&quot;:&quot;Claire&quot;},{&quot;family&quot;:&quot;Calafat&quot;,&quot;given&quot;:&quot;Antonia M.&quot;},{&quot;family&quot;:&quot;Ye&quot;,&quot;given&quot;:&quot;Xiaoyun&quot;},{&quot;family&quot;:&quot;Silva&quot;,&quot;given&quot;:&quot;Manori J.&quot;},{&quot;family&quot;:&quot;Brambilla&quot;,&quot;given&quot;:&quot;Christian&quot;},{&quot;family&quot;:&quot;Pin&quot;,&quot;given&quot;:&quot;Isabelle&quot;},{&quot;family&quot;:&quot;Charles&quot;,&quot;given&quot;:&quot;Marie-Aline&quot;},{&quot;family&quot;:&quot;Cordier&quot;,&quot;given&quot;:&quot;Sylvaine&quot;},{&quot;family&quot;:&quot;Slama&quot;,&quot;given&quot;:&quot;Rémy&quot;}],&quot;issued&quot;:{&quot;date-parts&quot;:[[&quot;2012&quot;,3]]}}}],&quot;schema&quot;:&quot;https://github.com/citation-style-language/schema/raw/master/csl-citation.json&quot;} RNDwjAZ7JgrDu"/><text:span text:style-name="T32">14</text:span><text:reference-mark-end text:name="ZOTERO_ITEM CSL_CITATION {&quot;citationID&quot;:&quot;8iKcfwjj&quot;,&quot;properties&quot;:{&quot;formattedCitation&quot;:&quot;\\super 14\\nosupersub{}&quot;,&quot;plainCitation&quot;:&quot;14&quot;,&quot;noteIndex&quot;:0},&quot;citationItems&quot;:[{&quot;id&quot;:3093,&quot;uris&quot;:[&quot;http://zotero.org/users/8916090/items/VQ2LIY9I&quot;],&quot;itemData&quot;:{&quot;id&quot;:3093,&quot;type&quot;:&quot;article-journal&quot;,&quot;abstract&quot;:&quot;BACKGROUND: Data concerning the effects of prenatal exposures to phthalates and phenols on fetal growth are limited in humans. Previous findings suggest possible effects of some phenols on male birth weight.\nOBJECTIVE: Our aim was to assess the relationships between prenatal exposures to phthalates and phenols and fetal growth among male newborns.\nMETHODS: We conducted a case-control study on male malformations of the genitalia nested in two French mother-child cohorts with recruitment between 2002 and 2006. We measured, in maternal urinary samples collected between 6 and 30 gestational weeks, the concentrations (micrograms per liter) of 9 phenol (n = 191 pregnant women) and 11 phthalate metabolites (n = 287). Weight, length, and head circumference at birth were collected from maternity records. Statistical analyses were corrected for the oversampling of malformation cases.\nRESULTS: Adjusted birth weight decreased by 77 g [95% confidence interval (CI): -129, -25] and by 49 g (95% CI: -86, -13) in association with a 1-unit increase in ln-transformed 2,4-dichlorophenol (DCP) and 2,5-DCP urinary concentrations, respectively. Benzophenone-3 (BP3) ln-transformed concentrations were positively associated with weight (26 g; 95% CI: -2, 54) and head circumference at birth (0.1 cm; 95% CI: 0.0, 0.2). Head circumference increased by 0.3 cm (95% CI: 0.0, 0.7) in association with a 1-unit increase in ln-transformed BPA concentration. For phthalate metabolites there was no evidence of monotonic associations with birth weight.\nCONCLUSIONS: Consistent with findings of a previous study, we observed evidence of an inverse association of 2,5-DCP and a positive association of BP3 with male birth weight.&quot;,&quot;container-title&quot;:&quot;Environmental Health Perspectives&quot;,&quot;DOI&quot;:&quot;10.1289/ehp.1103634&quot;,&quot;ISSN&quot;:&quot;1552-9924&quot;,&quot;issue&quot;:&quot;3&quot;,&quot;journalAbbreviation&quot;:&quot;Environ Health Perspect&quot;,&quot;language&quot;:&quot;eng&quot;,&quot;note&quot;:&quot;PMID: 21900077\nPMCID: PMC3295340&quot;,&quot;page&quot;:&quot;464-470&quot;,&quot;source&quot;:&quot;PubMed&quot;,&quot;title&quot;:&quot;Exposure to phthalates and phenols during pregnancy and offspring size at birth&quot;,&quot;volume&quot;:&quot;120&quot;,&quot;author&quot;:[{&quot;family&quot;:&quot;Philippat&quot;,&quot;given&quot;:&quot;Claire&quot;},{&quot;family&quot;:&quot;Mortamais&quot;,&quot;given&quot;:&quot;Marion&quot;},{&quot;family&quot;:&quot;Chevrier&quot;,&quot;given&quot;:&quot;Cécile&quot;},{&quot;family&quot;:&quot;Petit&quot;,&quot;given&quot;:&quot;Claire&quot;},{&quot;family&quot;:&quot;Calafat&quot;,&quot;given&quot;:&quot;Antonia M.&quot;},{&quot;family&quot;:&quot;Ye&quot;,&quot;given&quot;:&quot;Xiaoyun&quot;},{&quot;family&quot;:&quot;Silva&quot;,&quot;given&quot;:&quot;Manori J.&quot;},{&quot;family&quot;:&quot;Brambilla&quot;,&quot;given&quot;:&quot;Christian&quot;},{&quot;family&quot;:&quot;Pin&quot;,&quot;given&quot;:&quot;Isabelle&quot;},{&quot;family&quot;:&quot;Charles&quot;,&quot;given&quot;:&quot;Marie-Aline&quot;},{&quot;family&quot;:&quot;Cordier&quot;,&quot;given&quot;:&quot;Sylvaine&quot;},{&quot;family&quot;:&quot;Slama&quot;,&quot;given&quot;:&quot;Rémy&quot;}],&quot;issued&quot;:{&quot;date-parts&quot;:[[&quot;2012&quot;,3]]}}}],&quot;schema&quot;:&quot;https://github.com/citation-style-language/schema/raw/master/csl-citation.json&quot;} RNDwjAZ7JgrDu"/></text:p>
          </table:table-cell>
          <table:table-cell table:style-name="Table11.H2" office:value-type="string">
            <text:p text:style-name="P32"><text:span text:style-name="T93">F</text:span>ollicular thyroid carcinoma</text:p>
          </table:table-cell>
        </table:table-row>
        <table:table-row table:style-name="Table11.1">
          <table:covered-table-cell table:style-name="Table11.H2"/>
          <table:covered-table-cell table:style-name="Table11.H2"/>
          <table:table-cell table:style-name="Table11.H2" office:value-type="string">
            <text:p text:style-name="P19">Urinary metabolome</text:p>
          </table:table-cell>
          <table:table-cell table:style-name="Table11.H2" office:value-type="string">
            <text:p text:style-name="P19">Dimethylamine</text:p>
          </table:table-cell>
          <table:table-cell table:style-name="Table11.A2" office:value-type="string">
            <text:p text:style-name="P19"/>
          </table:table-cell>
          <table:table-cell table:style-name="Table11.A2" office:value-type="string">
            <text:p text:style-name="P77"><text:span text:style-name="T58">[Possible </text:span><text:span text:style-name="T64">common </text:span><text:span text:style-name="T58">dietary source] </text:span><text:reference-mark-start text:name="ZOTERO_ITEM CSL_CITATION {&quot;citationID&quot;:&quot;Ma97hXTR&quot;,&quot;properties&quot;:{&quot;formattedCitation&quot;:&quot;\\super 15,16\\nosupersub{}&quot;,&quot;plainCitation&quot;:&quot;15,16&quot;,&quot;noteIndex&quot;:0},&quot;citationItems&quot;:[{&quot;id&quot;:368,&quot;uris&quot;:[&quot;http://zotero.org/users/8916090/items/T37M7YIX&quot;],&quot;itemData&quot;:{&quot;id&quot;:368,&quot;type&quot;:&quot;article-journal&quot;,&quot;abstract&quot;:&quot;Forty-six different foods eaten by six healthy male volunteers were investigated as potential sources of the aliphatic secondary amine, dimethylamine. None that were representatives from the fruit and vegetable, meat, dairy and grain produce categories afforded any measurable elevation in urinary dimethylamine output following ingestion. All of the statistically significant increases occurred after consumption of fish and seafoods. However, within this category a wide variation was observed. The highest values were obtained for coley, squid and whiting with cod, haddock, sardine, skate and swordfish also producing substantial increases. Freshwater trout, plaice and prawns gave no discernable effect. It seems that not all fish and seafoods may be treated equally with regards to human dimethylamine exposure and that the situation is more complicated than at first appears.&quot;,&quot;container-title&quot;:&quot;Food and Chemical Toxicology: An International Journal Published for the British Industrial Biological Research Association&quot;,&quot;DOI&quot;:&quot;10.1016/j.fct.2008.01.010&quot;,&quot;ISSN&quot;:&quot;0278-6915&quot;,&quot;issue&quot;:&quot;5&quot;,&quot;journalAbbreviation&quot;:&quot;Food Chem Toxicol&quot;,&quot;language&quot;:&quot;eng&quot;,&quot;note&quot;:&quot;PMID: 18282650&quot;,&quot;page&quot;:&quot;1734-1738&quot;,&quot;source&quot;:&quot;PubMed&quot;,&quot;title&quot;:&quot;Dimethylamine and diet&quot;,&quot;volume&quot;:&quot;46&quot;,&quot;author&quot;:[{&quot;family&quot;:&quot;Mitchell&quot;,&quot;given&quot;:&quot;S. C.&quot;},{&quot;family&quot;:&quot;Zhang&quot;,&quot;given&quot;:&quot;A. Q.&quot;},{&quot;family&quot;:&quot;Smith&quot;,&quot;given&quot;:&quot;R. L.&quot;}],&quot;issued&quot;:{&quot;date-parts&quot;:[[&quot;2008&quot;,5]]}}},{&quot;id&quot;:366,&quot;uris&quot;:[&quot;http://zotero.org/users/8916090/items/GMZ3RDCF&quot;],&quot;itemData&quot;:{&quot;id&quot;:366,&quot;type&quot;:&quot;article-journal&quot;,&quot;abstract&quot;:&quot;The purpose of this article is to summarize biological monitoring information on UV-absorbing compounds, commonly referred as organic UV filters or sunscreen agents, in aquatic ecosystems. To date a limited range of species (macroinvertebrates, fish, and birds), habitats (lakes, rivers, and sea), and compounds (benzophenones and camphors) have been investigated. As a consequence there is not enough data enabling reliable understanding of the global distribution and effect of UV filters on ecosystems. Both liquid chromatography and gas chromatography coupled with mass spectrometry-based methods have been developed and applied to the trace analysis of these pollutants in biota, enabling the required selectivity and sensitivity. As expected, the most lipophilic compounds occur most frequently with concentrations up to 7112 ng g−1 lipids in mussels and 3100 ng g−1 lipids (homosalate) in fish. High concentrations have also been reported for 4-methylbenzilidenecamphor (up to 1800 ng g−1 lipids) and octocrylene (2400 ng g−1 lipids). Many fewer studies have evaluated the potential bioaccumulation and biomagnification of these compounds in both fresh and marine water and terrestrial food webs. Estimated biomagnification factors suggest biomagnification in predator–prey pairs, for example bird–fish and fish–invertebrates. Ecotoxicological data and preliminary environmental assessment of the risk of UV filters are also included and discussed.&quot;,&quot;container-title&quot;:&quot;Analytical and Bioanalytical Chemistry&quot;,&quot;DOI&quot;:&quot;10.1007/s00216-012-6067-7&quot;,&quot;ISSN&quot;:&quot;1618-2650&quot;,&quot;issue&quot;:&quot;9&quot;,&quot;journalAbbreviation&quot;:&quot;Anal Bioanal Chem&quot;,&quot;language&quot;:&quot;en&quot;,&quot;page&quot;:&quot;2597-2610&quot;,&quot;source&quot;:&quot;Springer Link&quot;,&quot;title&quot;:&quot;An overview of UV-absorbing compounds (organic UV filters) in aquatic biota&quot;,&quot;volume&quot;:&quot;404&quot;,&quot;author&quot;:[{&quot;family&quot;:&quot;Gago-Ferrero&quot;,&quot;given&quot;:&quot;Pablo&quot;},{&quot;family&quot;:&quot;Díaz-Cruz&quot;,&quot;given&quot;:&quot;M. Silvia&quot;},{&quot;family&quot;:&quot;Barceló&quot;,&quot;given&quot;:&quot;Damià&quot;}],&quot;issued&quot;:{&quot;date-parts&quot;:[[&quot;2012&quot;,11,1]]}}}],&quot;schema&quot;:&quot;https://github.com/citation-style-language/schema/raw/master/csl-citation.json&quot;} RNDvD9NYSp9oK"/><text:span text:style-name="T34">15,16</text:span><text:reference-mark-end text:name="ZOTERO_ITEM CSL_CITATION {&quot;citationID&quot;:&quot;Ma97hXTR&quot;,&quot;properties&quot;:{&quot;formattedCitation&quot;:&quot;\\super 15,16\\nosupersub{}&quot;,&quot;plainCitation&quot;:&quot;15,16&quot;,&quot;noteIndex&quot;:0},&quot;citationItems&quot;:[{&quot;id&quot;:368,&quot;uris&quot;:[&quot;http://zotero.org/users/8916090/items/T37M7YIX&quot;],&quot;itemData&quot;:{&quot;id&quot;:368,&quot;type&quot;:&quot;article-journal&quot;,&quot;abstract&quot;:&quot;Forty-six different foods eaten by six healthy male volunteers were investigated as potential sources of the aliphatic secondary amine, dimethylamine. None that were representatives from the fruit and vegetable, meat, dairy and grain produce categories afforded any measurable elevation in urinary dimethylamine output following ingestion. All of the statistically significant increases occurred after consumption of fish and seafoods. However, within this category a wide variation was observed. The highest values were obtained for coley, squid and whiting with cod, haddock, sardine, skate and swordfish also producing substantial increases. Freshwater trout, plaice and prawns gave no discernable effect. It seems that not all fish and seafoods may be treated equally with regards to human dimethylamine exposure and that the situation is more complicated than at first appears.&quot;,&quot;container-title&quot;:&quot;Food and Chemical Toxicology: An International Journal Published for the British Industrial Biological Research Association&quot;,&quot;DOI&quot;:&quot;10.1016/j.fct.2008.01.010&quot;,&quot;ISSN&quot;:&quot;0278-6915&quot;,&quot;issue&quot;:&quot;5&quot;,&quot;journalAbbreviation&quot;:&quot;Food Chem Toxicol&quot;,&quot;language&quot;:&quot;eng&quot;,&quot;note&quot;:&quot;PMID: 18282650&quot;,&quot;page&quot;:&quot;1734-1738&quot;,&quot;source&quot;:&quot;PubMed&quot;,&quot;title&quot;:&quot;Dimethylamine and diet&quot;,&quot;volume&quot;:&quot;46&quot;,&quot;author&quot;:[{&quot;family&quot;:&quot;Mitchell&quot;,&quot;given&quot;:&quot;S. C.&quot;},{&quot;family&quot;:&quot;Zhang&quot;,&quot;given&quot;:&quot;A. Q.&quot;},{&quot;family&quot;:&quot;Smith&quot;,&quot;given&quot;:&quot;R. L.&quot;}],&quot;issued&quot;:{&quot;date-parts&quot;:[[&quot;2008&quot;,5]]}}},{&quot;id&quot;:366,&quot;uris&quot;:[&quot;http://zotero.org/users/8916090/items/GMZ3RDCF&quot;],&quot;itemData&quot;:{&quot;id&quot;:366,&quot;type&quot;:&quot;article-journal&quot;,&quot;abstract&quot;:&quot;The purpose of this article is to summarize biological monitoring information on UV-absorbing compounds, commonly referred as organic UV filters or sunscreen agents, in aquatic ecosystems. To date a limited range of species (macroinvertebrates, fish, and birds), habitats (lakes, rivers, and sea), and compounds (benzophenones and camphors) have been investigated. As a consequence there is not enough data enabling reliable understanding of the global distribution and effect of UV filters on ecosystems. Both liquid chromatography and gas chromatography coupled with mass spectrometry-based methods have been developed and applied to the trace analysis of these pollutants in biota, enabling the required selectivity and sensitivity. As expected, the most lipophilic compounds occur most frequently with concentrations up to 7112 ng g−1 lipids in mussels and 3100 ng g−1 lipids (homosalate) in fish. High concentrations have also been reported for 4-methylbenzilidenecamphor (up to 1800 ng g−1 lipids) and octocrylene (2400 ng g−1 lipids). Many fewer studies have evaluated the potential bioaccumulation and biomagnification of these compounds in both fresh and marine water and terrestrial food webs. Estimated biomagnification factors suggest biomagnification in predator–prey pairs, for example bird–fish and fish–invertebrates. Ecotoxicological data and preliminary environmental assessment of the risk of UV filters are also included and discussed.&quot;,&quot;container-title&quot;:&quot;Analytical and Bioanalytical Chemistry&quot;,&quot;DOI&quot;:&quot;10.1007/s00216-012-6067-7&quot;,&quot;ISSN&quot;:&quot;1618-2650&quot;,&quot;issue&quot;:&quot;9&quot;,&quot;journalAbbreviation&quot;:&quot;Anal Bioanal Chem&quot;,&quot;language&quot;:&quot;en&quot;,&quot;page&quot;:&quot;2597-2610&quot;,&quot;source&quot;:&quot;Springer Link&quot;,&quot;title&quot;:&quot;An overview of UV-absorbing compounds (organic UV filters) in aquatic biota&quot;,&quot;volume&quot;:&quot;404&quot;,&quot;author&quot;:[{&quot;family&quot;:&quot;Gago-Ferrero&quot;,&quot;given&quot;:&quot;Pablo&quot;},{&quot;family&quot;:&quot;Díaz-Cruz&quot;,&quot;given&quot;:&quot;M. Silvia&quot;},{&quot;family&quot;:&quot;Barceló&quot;,&quot;given&quot;:&quot;Damià&quot;}],&quot;issued&quot;:{&quot;date-parts&quot;:[[&quot;2012&quot;,11,1]]}}}],&quot;schema&quot;:&quot;https://github.com/citation-style-language/schema/raw/master/csl-citation.json&quot;} RNDvD9NYSp9oK"/></text:p>
          </table:table-cell>
          <table:covered-table-cell table:style-name="Table11.A2"/>
          <table:table-cell table:style-name="Table11.H2" office:value-type="string">
            <text:p text:style-name="P75"/>
          </table:table-cell>
        </table:table-row>
        <table:table-row table:style-name="Table11.1">
          <table:covered-table-cell table:style-name="Table11.H2"/>
          <table:table-cell table:style-name="Table11.H2" table:number-rows-spanned="4" office:value-type="string">
            <text:p text:style-name="P19">TRCS</text:p>
          </table:table-cell>
          <table:table-cell table:style-name="Table11.H2" table:number-rows-spanned="2" office:value-type="string">
            <text:p text:style-name="P19">Methylome</text:p>
          </table:table-cell>
          <table:table-cell table:style-name="Table11.H2" office:value-type="string">
            <text:p text:style-name="P19">cg10072921</text:p>
          </table:table-cell>
          <table:table-cell table:style-name="Table11.A2" office:value-type="string">
            <text:p text:style-name="P19">-</text:p>
          </table:table-cell>
          <table:table-cell table:style-name="Table11.A2" office:value-type="string">
            <text:p text:style-name="P32"/>
          </table:table-cell>
          <table:table-cell table:style-name="Table11.A2" table:number-rows-spanned="4" office:value-type="string">
            <text:p text:style-name="P77"><text:span text:style-name="T75">Hepatotoxicity </text:span><text:reference-mark-start text:name="ZOTERO_ITEM CSL_CITATION {&quot;citationID&quot;:&quot;XxPtP7qz&quot;,&quot;properties&quot;:{&quot;formattedCitation&quot;:&quot;\\super 17\\nosupersub{}&quot;,&quot;plainCitation&quot;:&quot;17&quot;,&quot;noteIndex&quot;:0},&quot;citationItems&quot;:[{&quot;id&quot;:3100,&quot;uris&quot;:[&quot;http://zotero.org/users/8916090/items/KSU7BRBN&quot;],&quot;itemData&quot;:{&quot;id&quot;:3100,&quot;type&quot;:&quot;article-journal&quot;,&quot;abstract&quot;:&quot;Triclosan (TCS) is an antimicrobial agent commonly found in a variety of personal care products and cosmetics. TCS readily enters the environment through wastewater and is detected in human plasma, urine, and breast milk due to its widespread use. Studies have implicated TCS as a disruptor of thyroid and estrogen signaling; therefore, research examining the developmental effects of TCS is warranted. In this study, we used embryonic zebrafish to investigate the developmental toxicity and potential mechanism of action of TCS. Embryos were exposed to graded concentrations of TCS from 6 to 120hours post-fertilization (hpf) and the concentration where 80% of the animals had mortality or morbidity at 120hpf (EC80) was calculated. Transcriptomic profiling was conducted on embryos exposed to the EC80 (7.37μM). We identified a total of 922 significant differentially expressed transcripts (FDR adjusted P-value≤0.05; fold change ≥2). Pathway and gene ontology enrichment analyses identified biological networks and transcriptional hubs involving normal liver functioning, suggesting TCS may be hepatotoxic in zebrafish. Tissue-specific gene enrichment analysis further supported the role of the liver as a target organ for TCS toxicity. We also examined the in vitro bioactivity profile of TCS reported by the ToxCast screening program. TCS had a diverse bioactivity profile and was a hit in 217 of the 385 assay endpoints we identified. We observed similarities in gene expression and hepatic steatosis assays; however, hit data for TCS were more concordant with the hypothesized CAR/PXR activity of TCS from rodent and human in vitro studies.&quot;,&quot;container-title&quot;:&quot;Toxicology and Applied Pharmacology&quot;,&quot;DOI&quot;:&quot;10.1016/j.taap.2016.08.013&quot;,&quot;ISSN&quot;:&quot;1096-0333&quot;,&quot;journalAbbreviation&quot;:&quot;Toxicol Appl Pharmacol&quot;,&quot;language&quot;:&quot;eng&quot;,&quot;note&quot;:&quot;PMID: 27538710\nPMCID: PMC5023494&quot;,&quot;page&quot;:&quot;32-45&quot;,&quot;source&quot;:&quot;PubMed&quot;,&quot;title&quot;:&quot;Phenotypically anchored transcriptome profiling of developmental exposure to the antimicrobial agent, triclosan, reveals hepatotoxicity in embryonic zebrafish&quot;,&quot;volume&quot;:&quot;308&quot;,&quot;author&quot;:[{&quot;family&quot;:&quot;Haggard&quot;,&quot;given&quot;:&quot;Derik E.&quot;},{&quot;family&quot;:&quot;Noyes&quot;,&quot;given&quot;:&quot;Pamela D.&quot;},{&quot;family&quot;:&quot;Waters&quot;,&quot;given&quot;:&quot;Katrina M.&quot;},{&quot;family&quot;:&quot;Tanguay&quot;,&quot;given&quot;:&quot;Robert L.&quot;}],&quot;issued&quot;:{&quot;date-parts&quot;:[[&quot;2016&quot;,10,1]]}}}],&quot;schema&quot;:&quot;https://github.com/citation-style-language/schema/raw/master/csl-citation.json&quot;} RNDc5kg8FVDAK"/><text:span text:style-name="T43">17</text:span><text:reference-mark-end text:name="ZOTERO_ITEM CSL_CITATION {&quot;citationID&quot;:&quot;XxPtP7qz&quot;,&quot;properties&quot;:{&quot;formattedCitation&quot;:&quot;\\super 17\\nosupersub{}&quot;,&quot;plainCitation&quot;:&quot;17&quot;,&quot;noteIndex&quot;:0},&quot;citationItems&quot;:[{&quot;id&quot;:3100,&quot;uris&quot;:[&quot;http://zotero.org/users/8916090/items/KSU7BRBN&quot;],&quot;itemData&quot;:{&quot;id&quot;:3100,&quot;type&quot;:&quot;article-journal&quot;,&quot;abstract&quot;:&quot;Triclosan (TCS) is an antimicrobial agent commonly found in a variety of personal care products and cosmetics. TCS readily enters the environment through wastewater and is detected in human plasma, urine, and breast milk due to its widespread use. Studies have implicated TCS as a disruptor of thyroid and estrogen signaling; therefore, research examining the developmental effects of TCS is warranted. In this study, we used embryonic zebrafish to investigate the developmental toxicity and potential mechanism of action of TCS. Embryos were exposed to graded concentrations of TCS from 6 to 120hours post-fertilization (hpf) and the concentration where 80% of the animals had mortality or morbidity at 120hpf (EC80) was calculated. Transcriptomic profiling was conducted on embryos exposed to the EC80 (7.37μM). We identified a total of 922 significant differentially expressed transcripts (FDR adjusted P-value≤0.05; fold change ≥2). Pathway and gene ontology enrichment analyses identified biological networks and transcriptional hubs involving normal liver functioning, suggesting TCS may be hepatotoxic in zebrafish. Tissue-specific gene enrichment analysis further supported the role of the liver as a target organ for TCS toxicity. We also examined the in vitro bioactivity profile of TCS reported by the ToxCast screening program. TCS had a diverse bioactivity profile and was a hit in 217 of the 385 assay endpoints we identified. We observed similarities in gene expression and hepatic steatosis assays; however, hit data for TCS were more concordant with the hypothesized CAR/PXR activity of TCS from rodent and human in vitro studies.&quot;,&quot;container-title&quot;:&quot;Toxicology and Applied Pharmacology&quot;,&quot;DOI&quot;:&quot;10.1016/j.taap.2016.08.013&quot;,&quot;ISSN&quot;:&quot;1096-0333&quot;,&quot;journalAbbreviation&quot;:&quot;Toxicol Appl Pharmacol&quot;,&quot;language&quot;:&quot;eng&quot;,&quot;note&quot;:&quot;PMID: 27538710\nPMCID: PMC5023494&quot;,&quot;page&quot;:&quot;32-45&quot;,&quot;source&quot;:&quot;PubMed&quot;,&quot;title&quot;:&quot;Phenotypically anchored transcriptome profiling of developmental exposure to the antimicrobial agent, triclosan, reveals hepatotoxicity in embryonic zebrafish&quot;,&quot;volume&quot;:&quot;308&quot;,&quot;author&quot;:[{&quot;family&quot;:&quot;Haggard&quot;,&quot;given&quot;:&quot;Derik E.&quot;},{&quot;family&quot;:&quot;Noyes&quot;,&quot;given&quot;:&quot;Pamela D.&quot;},{&quot;family&quot;:&quot;Waters&quot;,&quot;given&quot;:&quot;Katrina M.&quot;},{&quot;family&quot;:&quot;Tanguay&quot;,&quot;given&quot;:&quot;Robert L.&quot;}],&quot;issued&quot;:{&quot;date-parts&quot;:[[&quot;2016&quot;,10,1]]}}}],&quot;schema&quot;:&quot;https://github.com/citation-style-language/schema/raw/master/csl-citation.json&quot;} RNDc5kg8FVDAK"/><text:span text:style-name="T75">; </text:span><text:span text:style-name="T66">Body weight </text:span><text:reference-mark-start text:name="ZOTERO_ITEM CSL_CITATION {&quot;citationID&quot;:&quot;aCeyXuDy&quot;,&quot;properties&quot;:{&quot;formattedCitation&quot;:&quot;\\super 18\\nosupersub{}&quot;,&quot;plainCitation&quot;:&quot;18&quot;,&quot;noteIndex&quot;:0},&quot;citationItems&quot;:[{&quot;id&quot;:3033,&quot;uris&quot;:[&quot;http://zotero.org/users/8916090/items/W6FBM79J&quot;],&quot;itemData&quot;:{&quot;id&quot;:3033,&quot;type&quot;:&quot;article-journal&quot;,&quot;abstract&quot;:&quot;BACKGROUND: Triclosan-a ubiquitous chemical in toothpastes, soaps, and household cleaning supplies-has the potential to alter both gut microbiota and endocrine function and thereby affect body weight.\nMETHODS: We investigated the relationship between triclosan and body mass index (BMI) using National Health and Nutrition Examination Surveys (NHANES) from 2003-2008. BMI and spot urinary triclosan levels were obtained from adults. Using two different exposure measures-either presence vs. absence or quartiles of triclosan-we assessed the association between triclosan and BMI. We also screened all NHANES serum and urine biomarkers to identify correlated factors that might confound observed associations.\nRESULTS: Compared with undetectable triclosan, a detectable level was associated with a 0.9-point increase in BMI (p&lt;0.001). In analysis by quartile, compared to the lowest quartile, the 2nd, 3rd and 4th quartiles of urinary triclosan were associated with BMI increases of 1.5 (p&lt;0.001), 1.0 (p = 0.002), and 0.3 (p = 0.33) respectively. The one strong correlate of triclosan identified in NHANES was its metabolite, 2,4-dichlorophenol (ρ = 0.4); its association with BMI, however, was weaker than that of triclosan. No other likely confounder was identified.\nCONCLUSIONS: Triclosan exposure is associated with increased BMI. Stronger effect at moderate than high levels suggests a complex mechanism of action.&quot;,&quot;container-title&quot;:&quot;PloS One&quot;,&quot;DOI&quot;:&quot;10.1371/journal.pone.0080057&quot;,&quot;ISSN&quot;:&quot;1932-6203&quot;,&quot;issue&quot;:&quot;11&quot;,&quot;journalAbbreviation&quot;:&quot;PLoS One&quot;,&quot;language&quot;:&quot;eng&quot;,&quot;note&quot;:&quot;PMID: 24278238\nPMCID: PMC3836985&quot;,&quot;page&quot;:&quot;e80057&quot;,&quot;source&quot;:&quot;PubMed&quot;,&quot;title&quot;:&quot;Urinary triclosan is associated with elevated body mass index in NHANES&quot;,&quot;volume&quot;:&quot;8&quot;,&quot;author&quot;:[{&quot;family&quot;:&quot;Lankester&quot;,&quot;given&quot;:&quot;Joanna&quot;},{&quot;family&quot;:&quot;Patel&quot;,&quot;given&quot;:&quot;Chirag&quot;},{&quot;family&quot;:&quot;Cullen&quot;,&quot;given&quot;:&quot;Mark R.&quot;},{&quot;family&quot;:&quot;Ley&quot;,&quot;given&quot;:&quot;Catherine&quot;},{&quot;family&quot;:&quot;Parsonnet&quot;,&quot;given&quot;:&quot;Julie&quot;}],&quot;issued&quot;:{&quot;date-parts&quot;:[[&quot;2013&quot;]]}}}],&quot;schema&quot;:&quot;https://github.com/citation-style-language/schema/raw/master/csl-citation.json&quot;} RNDM8li8qu8yp"/><text:span text:style-name="T38">18</text:span><text:reference-mark-end text:name="ZOTERO_ITEM CSL_CITATION {&quot;citationID&quot;:&quot;aCeyXuDy&quot;,&quot;properties&quot;:{&quot;formattedCitation&quot;:&quot;\\super 18\\nosupersub{}&quot;,&quot;plainCitation&quot;:&quot;18&quot;,&quot;noteIndex&quot;:0},&quot;citationItems&quot;:[{&quot;id&quot;:3033,&quot;uris&quot;:[&quot;http://zotero.org/users/8916090/items/W6FBM79J&quot;],&quot;itemData&quot;:{&quot;id&quot;:3033,&quot;type&quot;:&quot;article-journal&quot;,&quot;abstract&quot;:&quot;BACKGROUND: Triclosan-a ubiquitous chemical in toothpastes, soaps, and household cleaning supplies-has the potential to alter both gut microbiota and endocrine function and thereby affect body weight.\nMETHODS: We investigated the relationship between triclosan and body mass index (BMI) using National Health and Nutrition Examination Surveys (NHANES) from 2003-2008. BMI and spot urinary triclosan levels were obtained from adults. Using two different exposure measures-either presence vs. absence or quartiles of triclosan-we assessed the association between triclosan and BMI. We also screened all NHANES serum and urine biomarkers to identify correlated factors that might confound observed associations.\nRESULTS: Compared with undetectable triclosan, a detectable level was associated with a 0.9-point increase in BMI (p&lt;0.001). In analysis by quartile, compared to the lowest quartile, the 2nd, 3rd and 4th quartiles of urinary triclosan were associated with BMI increases of 1.5 (p&lt;0.001), 1.0 (p = 0.002), and 0.3 (p = 0.33) respectively. The one strong correlate of triclosan identified in NHANES was its metabolite, 2,4-dichlorophenol (ρ = 0.4); its association with BMI, however, was weaker than that of triclosan. No other likely confounder was identified.\nCONCLUSIONS: Triclosan exposure is associated with increased BMI. Stronger effect at moderate than high levels suggests a complex mechanism of action.&quot;,&quot;container-title&quot;:&quot;PloS One&quot;,&quot;DOI&quot;:&quot;10.1371/journal.pone.0080057&quot;,&quot;ISSN&quot;:&quot;1932-6203&quot;,&quot;issue&quot;:&quot;11&quot;,&quot;journalAbbreviation&quot;:&quot;PLoS One&quot;,&quot;language&quot;:&quot;eng&quot;,&quot;note&quot;:&quot;PMID: 24278238\nPMCID: PMC3836985&quot;,&quot;page&quot;:&quot;e80057&quot;,&quot;source&quot;:&quot;PubMed&quot;,&quot;title&quot;:&quot;Urinary triclosan is associated with elevated body mass index in NHANES&quot;,&quot;volume&quot;:&quot;8&quot;,&quot;author&quot;:[{&quot;family&quot;:&quot;Lankester&quot;,&quot;given&quot;:&quot;Joanna&quot;},{&quot;family&quot;:&quot;Patel&quot;,&quot;given&quot;:&quot;Chirag&quot;},{&quot;family&quot;:&quot;Cullen&quot;,&quot;given&quot;:&quot;Mark R.&quot;},{&quot;family&quot;:&quot;Ley&quot;,&quot;given&quot;:&quot;Catherine&quot;},{&quot;family&quot;:&quot;Parsonnet&quot;,&quot;given&quot;:&quot;Julie&quot;}],&quot;issued&quot;:{&quot;date-parts&quot;:[[&quot;2013&quot;]]}}}],&quot;schema&quot;:&quot;https://github.com/citation-style-language/schema/raw/master/csl-citation.json&quot;} RNDM8li8qu8yp"/><text:span text:style-name="T66">; </text:span><text:span text:style-name="T67">Fetal growth retardation </text:span><text:soft-page-break/><text:reference-mark-start text:name="ZOTERO_ITEM CSL_CITATION {&quot;citationID&quot;:&quot;HSwGTRoL&quot;,&quot;properties&quot;:{&quot;formattedCitation&quot;:&quot;\\super 19\\nosupersub{}&quot;,&quot;plainCitation&quot;:&quot;19&quot;,&quot;noteIndex&quot;:0},&quot;citationItems&quot;:[{&quot;id&quot;:3037,&quot;uris&quot;:[&quot;http://zotero.org/users/8916090/items/SMS8ZYAL&quot;],&quot;itemData&quot;:{&quot;id&quot;:3037,&quot;type&quot;:&quot;article-journal&quot;,&quot;abstract&quot;:&quot;BACKGROUND: Phenols interact with nuclear receptors implicated in growth and adipogenesis regulation. Only a few studies have explored their effects on growth in humans.\nOBJECTIVES: We studied the associations of maternal exposure to phenols during pregnancy with prenatal and postnatal growth of male newborns.\nMETHODS: Within a cohort of women recruited during pregnancy, we selected 520 mother-son pairs and quantified 9 phenols in spot urine samples collected during pregnancy. We used ultrasonography during pregnancy, together with birth measurements, to assess fetal growth. We modeled individual postnatal growth trajectories from repeated measures of weight and height in the first 3 years of life.\nRESULTS: Triclosan concentration was negatively associated with growth parameters measured at the third ultrasound examination but not earlier in pregnancy. At birth, this phenol tended to be negatively associated with head circumference (-1.2 mm for an interquartile range [IQR] increase in ln-transformed triclosan concentration [95% confidence interval = -2.6 to 0.3]) but not with weight or height. Parabens were positively associated with weight at birth. This positive association remained for 3 years for methylparaben (β = 193 g [-4 to 389]) for an IQR increase in ln-transformed concentrations.\nCONCLUSION: We relied on only 1 spot urine sample to assess exposure; because of the high variability in phenol urinary concentrations reported during pregnancy, using only 1 sample may result in exposure misclassification, in particular for bisphenol A. Our study suggested associations between prenatal exposure to parabens and triclosan and prenatal or early postnatal growth.&quot;,&quot;container-title&quot;:&quot;Epidemiology (Cambridge, Mass.)&quot;,&quot;DOI&quot;:&quot;10.1097/EDE.0000000000000132&quot;,&quot;ISSN&quot;:&quot;1531-5487&quot;,&quot;issue&quot;:&quot;5&quot;,&quot;journalAbbreviation&quot;:&quot;Epidemiology&quot;,&quot;language&quot;:&quot;eng&quot;,&quot;note&quot;:&quot;PMID: 25061923\nPMCID: PMC4724208&quot;,&quot;page&quot;:&quot;625-635&quot;,&quot;source&quot;:&quot;PubMed&quot;,&quot;title&quot;:&quot;Prenatal exposure to phenols and growth in boys&quot;,&quot;volume&quot;:&quot;25&quot;,&quot;author&quot;:[{&quot;family&quot;:&quot;Philippat&quot;,&quot;given&quot;:&quot;Claire&quot;},{&quot;family&quot;:&quot;Botton&quot;,&quot;given&quot;:&quot;Jérémie&quot;},{&quot;family&quot;:&quot;Calafat&quot;,&quot;given&quot;:&quot;Antonia M.&quot;},{&quot;family&quot;:&quot;Ye&quot;,&quot;given&quot;:&quot;Xiaoyun&quot;},{&quot;family&quot;:&quot;Charles&quot;,&quot;given&quot;:&quot;Marie-Aline&quot;},{&quot;family&quot;:&quot;Slama&quot;,&quot;given&quot;:&quot;Rémy&quot;},{&quot;literal&quot;:&quot;EDEN Study Group&quot;}],&quot;issued&quot;:{&quot;date-parts&quot;:[[&quot;2014&quot;,9]]}}}],&quot;schema&quot;:&quot;https://github.com/citation-style-language/schema/raw/master/csl-citation.json&quot;} RNDEJgEKCEhCo"/><text:span text:style-name="T39">19</text:span><text:reference-mark-end text:name="ZOTERO_ITEM CSL_CITATION {&quot;citationID&quot;:&quot;HSwGTRoL&quot;,&quot;properties&quot;:{&quot;formattedCitation&quot;:&quot;\\super 19\\nosupersub{}&quot;,&quot;plainCitation&quot;:&quot;19&quot;,&quot;noteIndex&quot;:0},&quot;citationItems&quot;:[{&quot;id&quot;:3037,&quot;uris&quot;:[&quot;http://zotero.org/users/8916090/items/SMS8ZYAL&quot;],&quot;itemData&quot;:{&quot;id&quot;:3037,&quot;type&quot;:&quot;article-journal&quot;,&quot;abstract&quot;:&quot;BACKGROUND: Phenols interact with nuclear receptors implicated in growth and adipogenesis regulation. Only a few studies have explored their effects on growth in humans.\nOBJECTIVES: We studied the associations of maternal exposure to phenols during pregnancy with prenatal and postnatal growth of male newborns.\nMETHODS: Within a cohort of women recruited during pregnancy, we selected 520 mother-son pairs and quantified 9 phenols in spot urine samples collected during pregnancy. We used ultrasonography during pregnancy, together with birth measurements, to assess fetal growth. We modeled individual postnatal growth trajectories from repeated measures of weight and height in the first 3 years of life.\nRESULTS: Triclosan concentration was negatively associated with growth parameters measured at the third ultrasound examination but not earlier in pregnancy. At birth, this phenol tended to be negatively associated with head circumference (-1.2 mm for an interquartile range [IQR] increase in ln-transformed triclosan concentration [95% confidence interval = -2.6 to 0.3]) but not with weight or height. Parabens were positively associated with weight at birth. This positive association remained for 3 years for methylparaben (β = 193 g [-4 to 389]) for an IQR increase in ln-transformed concentrations.\nCONCLUSION: We relied on only 1 spot urine sample to assess exposure; because of the high variability in phenol urinary concentrations reported during pregnancy, using only 1 sample may result in exposure misclassification, in particular for bisphenol A. Our study suggested associations between prenatal exposure to parabens and triclosan and prenatal or early postnatal growth.&quot;,&quot;container-title&quot;:&quot;Epidemiology (Cambridge, Mass.)&quot;,&quot;DOI&quot;:&quot;10.1097/EDE.0000000000000132&quot;,&quot;ISSN&quot;:&quot;1531-5487&quot;,&quot;issue&quot;:&quot;5&quot;,&quot;journalAbbreviation&quot;:&quot;Epidemiology&quot;,&quot;language&quot;:&quot;eng&quot;,&quot;note&quot;:&quot;PMID: 25061923\nPMCID: PMC4724208&quot;,&quot;page&quot;:&quot;625-635&quot;,&quot;source&quot;:&quot;PubMed&quot;,&quot;title&quot;:&quot;Prenatal exposure to phenols and growth in boys&quot;,&quot;volume&quot;:&quot;25&quot;,&quot;author&quot;:[{&quot;family&quot;:&quot;Philippat&quot;,&quot;given&quot;:&quot;Claire&quot;},{&quot;family&quot;:&quot;Botton&quot;,&quot;given&quot;:&quot;Jérémie&quot;},{&quot;family&quot;:&quot;Calafat&quot;,&quot;given&quot;:&quot;Antonia M.&quot;},{&quot;family&quot;:&quot;Ye&quot;,&quot;given&quot;:&quot;Xiaoyun&quot;},{&quot;family&quot;:&quot;Charles&quot;,&quot;given&quot;:&quot;Marie-Aline&quot;},{&quot;family&quot;:&quot;Slama&quot;,&quot;given&quot;:&quot;Rémy&quot;},{&quot;literal&quot;:&quot;EDEN Study Group&quot;}],&quot;issued&quot;:{&quot;date-parts&quot;:[[&quot;2014&quot;,9]]}}}],&quot;schema&quot;:&quot;https://github.com/citation-style-language/schema/raw/master/csl-citation.json&quot;} RNDEJgEKCEhCo"/><text:span text:style-name="T67">; </text:span><text:span text:style-name="T76">Hypersensitivity </text:span><text:reference-mark-start text:name="ZOTERO_ITEM CSL_CITATION {&quot;citationID&quot;:&quot;7q1becCo&quot;,&quot;properties&quot;:{&quot;formattedCitation&quot;:&quot;\\super 20\\nosupersub{}&quot;,&quot;plainCitation&quot;:&quot;20&quot;,&quot;noteIndex&quot;:0},&quot;citationItems&quot;:[{&quot;id&quot;:3104,&quot;uris&quot;:[&quot;http://zotero.org/users/8916090/items/3ZS58LA3&quot;],&quot;itemData&quot;:{&quot;id&quot;:3104,&quot;type&quot;:&quot;article-journal&quot;,&quot;abstract&quot;:&quot;BACKGROUND: Exposure to the synthetic antimicrobial chemical, triclosan, used in personal care products, has been hypothesized to lead to allergic disease. We investigated whether triclosan exposure was associated with allergic sensitization and symptoms in 10-year-old Norwegian children.\nMETHODS: Urinary concentrations of triclosan were measured in one first morning void from 623 children, collected during 2001-2004. Logistic regression models, controlling for urine specific gravity, parental allergic disease, maternal education, and household income, were fitted for allergic sensitization (either skin prick test positivity or serum-specific IgE ≥ 0.35 kU/l to at least one of 15 evaluated inhalant and food allergens), current rhinitis, and current asthma (questionnaire and exercise challenge test).\nRESULTS: The adjusted odds ratio (aOR) for allergic sensitization among those in the fourth quartile of triclosan concentration was 2.0 [95% confidence interval (CI): 1.1, 3.4] compared with the reference group (&lt;the limit of detection), and the aOR per log(10)  unit increase in triclosan was 1.2 (95% CI: 1.0, 1.4). The aOR for current rhinitis was 1.9 (95% CI: 1.1, 3.4) for the fourth quartile and 1.2 (95% CI: 0.97, 1.4) per log(10)  unit increase in triclosan.\nCONCLUSION: Triclosan concentrations were associated with allergic sensitization, especially inhalant and seasonal allergens, rather than food allergens. Current rhinitis was associated with the highest levels of triclosan, whereas no association was seen for current asthma. These results are consistent with recent findings in other studies and provide additional evidence for an association between triclosan and allergy.&quot;,&quot;container-title&quot;:&quot;Allergy&quot;,&quot;DOI&quot;:&quot;10.1111/all.12058&quot;,&quot;ISSN&quot;:&quot;1398-9995&quot;,&quot;issue&quot;:&quot;1&quot;,&quot;journalAbbreviation&quot;:&quot;Allergy&quot;,&quot;language&quot;:&quot;eng&quot;,&quot;note&quot;:&quot;PMID: 23146048\nPMCID: PMC3515701&quot;,&quot;page&quot;:&quot;84-91&quot;,&quot;source&quot;:&quot;PubMed&quot;,&quot;title&quot;:&quot;Triclosan exposure and allergic sensitization in Norwegian children&quot;,&quot;volume&quot;:&quot;68&quot;,&quot;author&quot;:[{&quot;family&quot;:&quot;Bertelsen&quot;,&quot;given&quot;:&quot;R. J.&quot;},{&quot;family&quot;:&quot;Longnecker&quot;,&quot;given&quot;:&quot;M. P.&quot;},{&quot;family&quot;:&quot;Løvik&quot;,&quot;given&quot;:&quot;M.&quot;},{&quot;family&quot;:&quot;Calafat&quot;,&quot;given&quot;:&quot;A. M.&quot;},{&quot;family&quot;:&quot;Carlsen&quot;,&quot;given&quot;:&quot;K.-H.&quot;},{&quot;family&quot;:&quot;London&quot;,&quot;given&quot;:&quot;S. J.&quot;},{&quot;family&quot;:&quot;Lødrup Carlsen&quot;,&quot;given&quot;:&quot;K. C.&quot;}],&quot;issued&quot;:{&quot;date-parts&quot;:[[&quot;2013&quot;,1]]}}}],&quot;schema&quot;:&quot;https://github.com/citation-style-language/schema/raw/master/csl-citation.json&quot;} RND87mMP9fEcS"/><text:span text:style-name="T44">20</text:span><text:reference-mark-end text:name="ZOTERO_ITEM CSL_CITATION {&quot;citationID&quot;:&quot;7q1becCo&quot;,&quot;properties&quot;:{&quot;formattedCitation&quot;:&quot;\\super 20\\nosupersub{}&quot;,&quot;plainCitation&quot;:&quot;20&quot;,&quot;noteIndex&quot;:0},&quot;citationItems&quot;:[{&quot;id&quot;:3104,&quot;uris&quot;:[&quot;http://zotero.org/users/8916090/items/3ZS58LA3&quot;],&quot;itemData&quot;:{&quot;id&quot;:3104,&quot;type&quot;:&quot;article-journal&quot;,&quot;abstract&quot;:&quot;BACKGROUND: Exposure to the synthetic antimicrobial chemical, triclosan, used in personal care products, has been hypothesized to lead to allergic disease. We investigated whether triclosan exposure was associated with allergic sensitization and symptoms in 10-year-old Norwegian children.\nMETHODS: Urinary concentrations of triclosan were measured in one first morning void from 623 children, collected during 2001-2004. Logistic regression models, controlling for urine specific gravity, parental allergic disease, maternal education, and household income, were fitted for allergic sensitization (either skin prick test positivity or serum-specific IgE ≥ 0.35 kU/l to at least one of 15 evaluated inhalant and food allergens), current rhinitis, and current asthma (questionnaire and exercise challenge test).\nRESULTS: The adjusted odds ratio (aOR) for allergic sensitization among those in the fourth quartile of triclosan concentration was 2.0 [95% confidence interval (CI): 1.1, 3.4] compared with the reference group (&lt;the limit of detection), and the aOR per log(10)  unit increase in triclosan was 1.2 (95% CI: 1.0, 1.4). The aOR for current rhinitis was 1.9 (95% CI: 1.1, 3.4) for the fourth quartile and 1.2 (95% CI: 0.97, 1.4) per log(10)  unit increase in triclosan.\nCONCLUSION: Triclosan concentrations were associated with allergic sensitization, especially inhalant and seasonal allergens, rather than food allergens. Current rhinitis was associated with the highest levels of triclosan, whereas no association was seen for current asthma. These results are consistent with recent findings in other studies and provide additional evidence for an association between triclosan and allergy.&quot;,&quot;container-title&quot;:&quot;Allergy&quot;,&quot;DOI&quot;:&quot;10.1111/all.12058&quot;,&quot;ISSN&quot;:&quot;1398-9995&quot;,&quot;issue&quot;:&quot;1&quot;,&quot;journalAbbreviation&quot;:&quot;Allergy&quot;,&quot;language&quot;:&quot;eng&quot;,&quot;note&quot;:&quot;PMID: 23146048\nPMCID: PMC3515701&quot;,&quot;page&quot;:&quot;84-91&quot;,&quot;source&quot;:&quot;PubMed&quot;,&quot;title&quot;:&quot;Triclosan exposure and allergic sensitization in Norwegian children&quot;,&quot;volume&quot;:&quot;68&quot;,&quot;author&quot;:[{&quot;family&quot;:&quot;Bertelsen&quot;,&quot;given&quot;:&quot;R. J.&quot;},{&quot;family&quot;:&quot;Longnecker&quot;,&quot;given&quot;:&quot;M. P.&quot;},{&quot;family&quot;:&quot;Løvik&quot;,&quot;given&quot;:&quot;M.&quot;},{&quot;family&quot;:&quot;Calafat&quot;,&quot;given&quot;:&quot;A. M.&quot;},{&quot;family&quot;:&quot;Carlsen&quot;,&quot;given&quot;:&quot;K.-H.&quot;},{&quot;family&quot;:&quot;London&quot;,&quot;given&quot;:&quot;S. J.&quot;},{&quot;family&quot;:&quot;Lødrup Carlsen&quot;,&quot;given&quot;:&quot;K. C.&quot;}],&quot;issued&quot;:{&quot;date-parts&quot;:[[&quot;2013&quot;,1]]}}}],&quot;schema&quot;:&quot;https://github.com/citation-style-language/schema/raw/master/csl-citation.json&quot;} RND87mMP9fEcS"/><text:span text:style-name="T76">; </text:span><text:span text:style-name="T68">Infertility </text:span><text:reference-mark-start text:name="ZOTERO_ITEM CSL_CITATION {&quot;citationID&quot;:&quot;FUShMIhX&quot;,&quot;properties&quot;:{&quot;formattedCitation&quot;:&quot;\\super 21\\nosupersub{}&quot;,&quot;plainCitation&quot;:&quot;21&quot;,&quot;noteIndex&quot;:0},&quot;citationItems&quot;:[{&quot;id&quot;:3041,&quot;uris&quot;:[&quot;http://zotero.org/users/8916090/items/SM7ZYRWY&quot;],&quot;itemData&quot;:{&quot;id&quot;:3041,&quot;type&quot;:&quot;article-journal&quot;,&quot;abstract&quot;:&quot;Triclosan (TCS) is an antibacterial agent used in a variety of personal care and industrial products. Triclosan and its environmentally transformed derivative, methyl-TCS, have been detected in waters receiving effluent from public wastewater treatment plants. Previous studies have demonstrated that TCS has the potential to act as an endocrine disruptor. The present study tested the hypothesis that TCS acts as an endocrine-disrupting agent in fish. Mature male western mosquitofish, Gambusia affinis, were exposed to TCS concentrations of 100, 200, and 350 nM (29.0, 57.9, and 101.3 microg/L) for 35 d by the static renewal method. Induction of the normally female-limited vitellogenin gene expression and reduction in sperm count were quantified as biomarkers of endocrine disruption. Vitellogenin mRNA expression was significantly elevated in the 350 nM TCS treatment. Sperm counts in the same treatment group were significantly decreased. The mean hepatosomatic index in the 350 nM treatment group was significantly increased. This study demonstrates that TCS has the potential to act as an endocrine disruptor in male mosquitofish.&quot;,&quot;container-title&quot;:&quot;Environmental Toxicology and Chemistry&quot;,&quot;DOI&quot;:&quot;10.1002/etc.150&quot;,&quot;ISSN&quot;:&quot;1552-8618&quot;,&quot;issue&quot;:&quot;6&quot;,&quot;journalAbbreviation&quot;:&quot;Environ Toxicol Chem&quot;,&quot;language&quot;:&quot;eng&quot;,&quot;note&quot;:&quot;PMID: 20821571&quot;,&quot;page&quot;:&quot;1287-1291&quot;,&quot;source&quot;:&quot;PubMed&quot;,&quot;title&quot;:&quot;Triclosan has endocrine-disrupting effects in male western mosquitofish, Gambusia affinis&quot;,&quot;volume&quot;:&quot;29&quot;,&quot;author&quot;:[{&quot;family&quot;:&quot;Raut&quot;,&quot;given&quot;:&quot;Samiksha A.&quot;},{&quot;family&quot;:&quot;Angus&quot;,&quot;given&quot;:&quot;Robert A.&quot;}],&quot;issued&quot;:{&quot;date-parts&quot;:[[&quot;2010&quot;,6]]}}}],&quot;schema&quot;:&quot;https://github.com/citation-style-language/schema/raw/master/csl-citation.json&quot;} RNDM42DDXoGGM"/><text:span text:style-name="T40">21</text:span><text:reference-mark-end text:name="ZOTERO_ITEM CSL_CITATION {&quot;citationID&quot;:&quot;FUShMIhX&quot;,&quot;properties&quot;:{&quot;formattedCitation&quot;:&quot;\\super 21\\nosupersub{}&quot;,&quot;plainCitation&quot;:&quot;21&quot;,&quot;noteIndex&quot;:0},&quot;citationItems&quot;:[{&quot;id&quot;:3041,&quot;uris&quot;:[&quot;http://zotero.org/users/8916090/items/SM7ZYRWY&quot;],&quot;itemData&quot;:{&quot;id&quot;:3041,&quot;type&quot;:&quot;article-journal&quot;,&quot;abstract&quot;:&quot;Triclosan (TCS) is an antibacterial agent used in a variety of personal care and industrial products. Triclosan and its environmentally transformed derivative, methyl-TCS, have been detected in waters receiving effluent from public wastewater treatment plants. Previous studies have demonstrated that TCS has the potential to act as an endocrine disruptor. The present study tested the hypothesis that TCS acts as an endocrine-disrupting agent in fish. Mature male western mosquitofish, Gambusia affinis, were exposed to TCS concentrations of 100, 200, and 350 nM (29.0, 57.9, and 101.3 microg/L) for 35 d by the static renewal method. Induction of the normally female-limited vitellogenin gene expression and reduction in sperm count were quantified as biomarkers of endocrine disruption. Vitellogenin mRNA expression was significantly elevated in the 350 nM TCS treatment. Sperm counts in the same treatment group were significantly decreased. The mean hepatosomatic index in the 350 nM treatment group was significantly increased. This study demonstrates that TCS has the potential to act as an endocrine disruptor in male mosquitofish.&quot;,&quot;container-title&quot;:&quot;Environmental Toxicology and Chemistry&quot;,&quot;DOI&quot;:&quot;10.1002/etc.150&quot;,&quot;ISSN&quot;:&quot;1552-8618&quot;,&quot;issue&quot;:&quot;6&quot;,&quot;journalAbbreviation&quot;:&quot;Environ Toxicol Chem&quot;,&quot;language&quot;:&quot;eng&quot;,&quot;note&quot;:&quot;PMID: 20821571&quot;,&quot;page&quot;:&quot;1287-1291&quot;,&quot;source&quot;:&quot;PubMed&quot;,&quot;title&quot;:&quot;Triclosan has endocrine-disrupting effects in male western mosquitofish, Gambusia affinis&quot;,&quot;volume&quot;:&quot;29&quot;,&quot;author&quot;:[{&quot;family&quot;:&quot;Raut&quot;,&quot;given&quot;:&quot;Samiksha A.&quot;},{&quot;family&quot;:&quot;Angus&quot;,&quot;given&quot;:&quot;Robert A.&quot;}],&quot;issued&quot;:{&quot;date-parts&quot;:[[&quot;2010&quot;,6]]}}}],&quot;schema&quot;:&quot;https://github.com/citation-style-language/schema/raw/master/csl-citation.json&quot;} RNDM42DDXoGGM"/><text:span text:style-name="T68">; </text:span><text:span text:style-name="T76">Inflammation </text:span><text:reference-mark-start text:name="ZOTERO_ITEM CSL_CITATION {&quot;citationID&quot;:&quot;m4FhmOxA&quot;,&quot;properties&quot;:{&quot;formattedCitation&quot;:&quot;\\super 22\\nosupersub{}&quot;,&quot;plainCitation&quot;:&quot;22&quot;,&quot;noteIndex&quot;:0},&quot;citationItems&quot;:[{&quot;id&quot;:3108,&quot;uris&quot;:[&quot;http://zotero.org/users/8916090/items/U7FEWEPQ&quot;],&quot;itemData&quot;:{&quot;id&quot;:3108,&quot;type&quot;:&quot;article-journal&quot;,&quot;abstract&quot;:&quot;AIM: We sought to determine whether triclosan (2,4,4'-trichloro-2'-hydroxydiphenylether), an extensively used anti-plaque agent with broad-spectrum anti-microbial activity, with reported anti-inflammatory effects via inhibition of prostaglandin E2 and interleukin 1 (IL-1)beta, could also more broadly suppress multiple inflammatory gene pathways responsible for the pathogenesis of gingivitis and periodontitis.\nMATERIALS AND METHODS: As an exploratory study, the effects of triclosan on the inflammatory gene expression profile were assessed ex vivo using peripheral whole blood samples from eight periodontally healthy donors. Ten-millilitres whole blood aliquots were incubated 2 h with 0.3 microg/ml Escherichia coli lipopolysaccharide (LPS) with or without 0.5 microg/ml triclosan. Affymetrix microarray gene expression profiles from isolated leucocytes and pathway-specific quantitative polymerase chain reaction arrays were used to investigate changes in expression of target cytokines and cell signalling molecules.\nRESULTS: Ex vivo human whole blood assays indicated that triclosan significantly down-regulated the LPS-stimulated expression of Toll-like receptor signalling molecules and other multiple inflammatory molecules including IL-1 and IL-6 and the dampening of signals that activate the T-helper type 1 acquired immune response via suppression of CD70 with concomitant up-regulation of growth factors related to bone morphogenetic protein (BMP)2 and BMP6 synthesis.\nCONCLUSIONS: Anti-inflammatory effects were found in this exploratory survey, including suppression of microbial-pathogen recognition pathway molecules and the suppression of acute and chronic mediators of inflammation.&quot;,&quot;container-title&quot;:&quot;Journal of Clinical Periodontology&quot;,&quot;DOI&quot;:&quot;10.1111/j.1600-051X.2010.01548.x&quot;,&quot;ISSN&quot;:&quot;1600-051X&quot;,&quot;issue&quot;:&quot;5&quot;,&quot;journalAbbreviation&quot;:&quot;J Clin Periodontol&quot;,&quot;language&quot;:&quot;eng&quot;,&quot;note&quot;:&quot;PMID: 20507366&quot;,&quot;page&quot;:&quot;412-418&quot;,&quot;source&quot;:&quot;PubMed&quot;,&quot;title&quot;:&quot;Triclosan inhibition of acute and chronic inflammatory gene pathways&quot;,&quot;volume&quot;:&quot;37&quot;,&quot;author&quot;:[{&quot;family&quot;:&quot;Barros&quot;,&quot;given&quot;:&quot;Silvana P.&quot;},{&quot;family&quot;:&quot;Wirojchanasak&quot;,&quot;given&quot;:&quot;Sodsi&quot;},{&quot;family&quot;:&quot;Barrow&quot;,&quot;given&quot;:&quot;David A.&quot;},{&quot;family&quot;:&quot;Panagakos&quot;,&quot;given&quot;:&quot;Fotinos S.&quot;},{&quot;family&quot;:&quot;Devizio&quot;,&quot;given&quot;:&quot;William&quot;},{&quot;family&quot;:&quot;Offenbacher&quot;,&quot;given&quot;:&quot;Steven&quot;}],&quot;issued&quot;:{&quot;date-parts&quot;:[[&quot;2010&quot;,5]]}}}],&quot;schema&quot;:&quot;https://github.com/citation-style-language/schema/raw/master/csl-citation.json&quot;} RNDz5WyuGMrrf"/><text:span text:style-name="T44">22</text:span><text:reference-mark-end text:name="ZOTERO_ITEM CSL_CITATION {&quot;citationID&quot;:&quot;m4FhmOxA&quot;,&quot;properties&quot;:{&quot;formattedCitation&quot;:&quot;\\super 22\\nosupersub{}&quot;,&quot;plainCitation&quot;:&quot;22&quot;,&quot;noteIndex&quot;:0},&quot;citationItems&quot;:[{&quot;id&quot;:3108,&quot;uris&quot;:[&quot;http://zotero.org/users/8916090/items/U7FEWEPQ&quot;],&quot;itemData&quot;:{&quot;id&quot;:3108,&quot;type&quot;:&quot;article-journal&quot;,&quot;abstract&quot;:&quot;AIM: We sought to determine whether triclosan (2,4,4'-trichloro-2'-hydroxydiphenylether), an extensively used anti-plaque agent with broad-spectrum anti-microbial activity, with reported anti-inflammatory effects via inhibition of prostaglandin E2 and interleukin 1 (IL-1)beta, could also more broadly suppress multiple inflammatory gene pathways responsible for the pathogenesis of gingivitis and periodontitis.\nMATERIALS AND METHODS: As an exploratory study, the effects of triclosan on the inflammatory gene expression profile were assessed ex vivo using peripheral whole blood samples from eight periodontally healthy donors. Ten-millilitres whole blood aliquots were incubated 2 h with 0.3 microg/ml Escherichia coli lipopolysaccharide (LPS) with or without 0.5 microg/ml triclosan. Affymetrix microarray gene expression profiles from isolated leucocytes and pathway-specific quantitative polymerase chain reaction arrays were used to investigate changes in expression of target cytokines and cell signalling molecules.\nRESULTS: Ex vivo human whole blood assays indicated that triclosan significantly down-regulated the LPS-stimulated expression of Toll-like receptor signalling molecules and other multiple inflammatory molecules including IL-1 and IL-6 and the dampening of signals that activate the T-helper type 1 acquired immune response via suppression of CD70 with concomitant up-regulation of growth factors related to bone morphogenetic protein (BMP)2 and BMP6 synthesis.\nCONCLUSIONS: Anti-inflammatory effects were found in this exploratory survey, including suppression of microbial-pathogen recognition pathway molecules and the suppression of acute and chronic mediators of inflammation.&quot;,&quot;container-title&quot;:&quot;Journal of Clinical Periodontology&quot;,&quot;DOI&quot;:&quot;10.1111/j.1600-051X.2010.01548.x&quot;,&quot;ISSN&quot;:&quot;1600-051X&quot;,&quot;issue&quot;:&quot;5&quot;,&quot;journalAbbreviation&quot;:&quot;J Clin Periodontol&quot;,&quot;language&quot;:&quot;eng&quot;,&quot;note&quot;:&quot;PMID: 20507366&quot;,&quot;page&quot;:&quot;412-418&quot;,&quot;source&quot;:&quot;PubMed&quot;,&quot;title&quot;:&quot;Triclosan inhibition of acute and chronic inflammatory gene pathways&quot;,&quot;volume&quot;:&quot;37&quot;,&quot;author&quot;:[{&quot;family&quot;:&quot;Barros&quot;,&quot;given&quot;:&quot;Silvana P.&quot;},{&quot;family&quot;:&quot;Wirojchanasak&quot;,&quot;given&quot;:&quot;Sodsi&quot;},{&quot;family&quot;:&quot;Barrow&quot;,&quot;given&quot;:&quot;David A.&quot;},{&quot;family&quot;:&quot;Panagakos&quot;,&quot;given&quot;:&quot;Fotinos S.&quot;},{&quot;family&quot;:&quot;Devizio&quot;,&quot;given&quot;:&quot;William&quot;},{&quot;family&quot;:&quot;Offenbacher&quot;,&quot;given&quot;:&quot;Steven&quot;}],&quot;issued&quot;:{&quot;date-parts&quot;:[[&quot;2010&quot;,5]]}}}],&quot;schema&quot;:&quot;https://github.com/citation-style-language/schema/raw/master/csl-citation.json&quot;} RNDz5WyuGMrrf"/><text:span text:style-name="T76">; </text:span><text:span text:style-name="T68">Insulin resistance </text:span><text:reference-mark-start text:name="ZOTERO_ITEM CSL_CITATION {&quot;citationID&quot;:&quot;6kkj1YRs&quot;,&quot;properties&quot;:{&quot;formattedCitation&quot;:&quot;\\super 23\\nosupersub{}&quot;,&quot;plainCitation&quot;:&quot;23&quot;,&quot;noteIndex&quot;:0},&quot;citationItems&quot;:[{&quot;id&quot;:3043,&quot;uris&quot;:[&quot;http://zotero.org/users/8916090/items/B3AFU3KV&quot;],&quot;itemData&quot;:{&quot;id&quot;:3043,&quot;type&quot;:&quot;article-journal&quot;,&quot;abstract&quot;:&quot;Exposure to triclosan (TCS), an antibacterial agent, during pregnancy is associated with hypothyroxinemia and decreases in placental glucose transporter expression and activity. The objective of this study was to investigate the influence of TCS on glucose homeostasis and insulin sensitivity in gestational mice (G-mice) and nongestational female mice (Ng-mice) as a control. Herein, we show that the exposure of G-mice to TCS (8 mg/kg) from gestational day (GD) 5 to GD17 significantly increased their levels of fasting plasma glucose and serum insulin, and insulin content in pancreatic β-cells with reduced homeostasis model assessment (HOMA)-β index and increased HOMA-IR index. Area under curve (AUC) of glucose and insulin tolerance tests in TCS (8 mg/kg)-treated G-mice were markedly larger than controls. When compared with controls, TCS (8 mg/kg)-treated G-mice showed a significant decrease in the levels of thyroxine and triiodothyroninelevels, PPARγ and glucose transporter 4 (GLUT4) expression, and Akt phosphorylation in adipose tissue and muscle. Replacement of L-thyroxine in TCS (8 mg/kg)-treated G-mice corrected their insulin resistance and recovered the levels of insulin, PPARγ and GLUT4 expression, and Akt phosphorylation. Activation of PPARγ by administration of rosiglitazone recovered the decrease in Akt phosphorylation, but not GLUT4 expression. Although exposure to TCS (8 mg/kg) in Ng-mice reduced thyroid hormones levels, it did not cause the insulin resistance or affect PPARγ and GLUT4 expression, and Akt phosphorylation. The findings indicate that the exposure of gestational mice to TCS (≥8 mg/kg) results in insulin resistance via thyroid hormones reduction.&quot;,&quot;container-title&quot;:&quot;Toxicological Sciences: An Official Journal of the Society of Toxicology&quot;,&quot;DOI&quot;:&quot;10.1093/toxsci/kfx166&quot;,&quot;ISSN&quot;:&quot;1096-0929&quot;,&quot;issue&quot;:&quot;1&quot;,&quot;journalAbbreviation&quot;:&quot;Toxicol Sci&quot;,&quot;language&quot;:&quot;eng&quot;,&quot;note&quot;:&quot;PMID: 28973666&quot;,&quot;page&quot;:&quot;150-160&quot;,&quot;source&quot;:&quot;PubMed&quot;,&quot;title&quot;:&quot;Exposure of Pregnant Mice to Triclosan Causes Insulin Resistance via Thyroxine Reduction&quot;,&quot;volume&quot;:&quot;160&quot;,&quot;author&quot;:[{&quot;family&quot;:&quot;Hua&quot;,&quot;given&quot;:&quot;Xu&quot;},{&quot;family&quot;:&quot;Cao&quot;,&quot;given&quot;:&quot;Xin-Yuan&quot;},{&quot;family&quot;:&quot;Wang&quot;,&quot;given&quot;:&quot;Xiao-Li&quot;},{&quot;family&quot;:&quot;Sun&quot;,&quot;given&quot;:&quot;Peng&quot;},{&quot;family&quot;:&quot;Chen&quot;,&quot;given&quot;:&quot;Ling&quot;}],&quot;issued&quot;:{&quot;date-parts&quot;:[[&quot;2017&quot;,11,1]]}}}],&quot;schema&quot;:&quot;https://github.com/citation-style-language/schema/raw/master/csl-citation.json&quot;} RNDk63iWCBBMC"/><text:span text:style-name="T40">23</text:span><text:reference-mark-end text:name="ZOTERO_ITEM CSL_CITATION {&quot;citationID&quot;:&quot;6kkj1YRs&quot;,&quot;properties&quot;:{&quot;formattedCitation&quot;:&quot;\\super 23\\nosupersub{}&quot;,&quot;plainCitation&quot;:&quot;23&quot;,&quot;noteIndex&quot;:0},&quot;citationItems&quot;:[{&quot;id&quot;:3043,&quot;uris&quot;:[&quot;http://zotero.org/users/8916090/items/B3AFU3KV&quot;],&quot;itemData&quot;:{&quot;id&quot;:3043,&quot;type&quot;:&quot;article-journal&quot;,&quot;abstract&quot;:&quot;Exposure to triclosan (TCS), an antibacterial agent, during pregnancy is associated with hypothyroxinemia and decreases in placental glucose transporter expression and activity. The objective of this study was to investigate the influence of TCS on glucose homeostasis and insulin sensitivity in gestational mice (G-mice) and nongestational female mice (Ng-mice) as a control. Herein, we show that the exposure of G-mice to TCS (8 mg/kg) from gestational day (GD) 5 to GD17 significantly increased their levels of fasting plasma glucose and serum insulin, and insulin content in pancreatic β-cells with reduced homeostasis model assessment (HOMA)-β index and increased HOMA-IR index. Area under curve (AUC) of glucose and insulin tolerance tests in TCS (8 mg/kg)-treated G-mice were markedly larger than controls. When compared with controls, TCS (8 mg/kg)-treated G-mice showed a significant decrease in the levels of thyroxine and triiodothyroninelevels, PPARγ and glucose transporter 4 (GLUT4) expression, and Akt phosphorylation in adipose tissue and muscle. Replacement of L-thyroxine in TCS (8 mg/kg)-treated G-mice corrected their insulin resistance and recovered the levels of insulin, PPARγ and GLUT4 expression, and Akt phosphorylation. Activation of PPARγ by administration of rosiglitazone recovered the decrease in Akt phosphorylation, but not GLUT4 expression. Although exposure to TCS (8 mg/kg) in Ng-mice reduced thyroid hormones levels, it did not cause the insulin resistance or affect PPARγ and GLUT4 expression, and Akt phosphorylation. The findings indicate that the exposure of gestational mice to TCS (≥8 mg/kg) results in insulin resistance via thyroid hormones reduction.&quot;,&quot;container-title&quot;:&quot;Toxicological Sciences: An Official Journal of the Society of Toxicology&quot;,&quot;DOI&quot;:&quot;10.1093/toxsci/kfx166&quot;,&quot;ISSN&quot;:&quot;1096-0929&quot;,&quot;issue&quot;:&quot;1&quot;,&quot;journalAbbreviation&quot;:&quot;Toxicol Sci&quot;,&quot;language&quot;:&quot;eng&quot;,&quot;note&quot;:&quot;PMID: 28973666&quot;,&quot;page&quot;:&quot;150-160&quot;,&quot;source&quot;:&quot;PubMed&quot;,&quot;title&quot;:&quot;Exposure of Pregnant Mice to Triclosan Causes Insulin Resistance via Thyroxine Reduction&quot;,&quot;volume&quot;:&quot;160&quot;,&quot;author&quot;:[{&quot;family&quot;:&quot;Hua&quot;,&quot;given&quot;:&quot;Xu&quot;},{&quot;family&quot;:&quot;Cao&quot;,&quot;given&quot;:&quot;Xin-Yuan&quot;},{&quot;family&quot;:&quot;Wang&quot;,&quot;given&quot;:&quot;Xiao-Li&quot;},{&quot;family&quot;:&quot;Sun&quot;,&quot;given&quot;:&quot;Peng&quot;},{&quot;family&quot;:&quot;Chen&quot;,&quot;given&quot;:&quot;Ling&quot;}],&quot;issued&quot;:{&quot;date-parts&quot;:[[&quot;2017&quot;,11,1]]}}}],&quot;schema&quot;:&quot;https://github.com/citation-style-language/schema/raw/master/csl-citation.json&quot;} RNDk63iWCBBMC"/></text:p>
          </table:table-cell>
          <table:table-cell table:style-name="Table11.H2" office:value-type="string">
            <text:p text:style-name="P32"><text:span text:style-name="T93">T</text:span>ype 2 diabetes; <text:span text:style-name="T93">Infertility</text:span></text:p>
          </table:table-cell>
        </table:table-row>
        <table:table-row table:style-name="Table11.1">
          <table:covered-table-cell table:style-name="Table11.H2"/>
          <table:covered-table-cell table:style-name="Table11.H2"/>
          <table:covered-table-cell table:style-name="Table11.H2"/>
          <table:table-cell table:style-name="Table11.H2" office:value-type="string">
            <text:p text:style-name="P19">cg25408086</text:p>
          </table:table-cell>
          <table:table-cell table:style-name="Table11.A2" office:value-type="string">
            <text:p text:style-name="P50">CCNT1</text:p>
          </table:table-cell>
          <table:table-cell table:style-name="Table11.A2" office:value-type="string">
            <text:p text:style-name="P32"/>
          </table:table-cell>
          <table:covered-table-cell table:style-name="Table11.A2"/>
          <table:table-cell table:style-name="Table11.H2" office:value-type="string">
            <text:p text:style-name="P19">-</text:p>
          </table:table-cell>
        </table:table-row>
        <table:table-row table:style-name="Table11.1">
          <table:covered-table-cell table:style-name="Table11.H2"/>
          <table:covered-table-cell table:style-name="Table11.H2"/>
          <table:table-cell table:style-name="Table11.H2" office:value-type="string">
            <text:p text:style-name="P19">Proteome</text:p>
          </table:table-cell>
          <table:table-cell table:style-name="Table11.D5" office:value-type="string">
            <text:p text:style-name="P19">Leptin</text:p>
          </table:table-cell>
          <table:table-cell table:style-name="Table11.A2" office:value-type="string">
            <text:p text:style-name="P19"/>
          </table:table-cell>
          <table:table-cell table:style-name="Table11.A2" office:value-type="string">
            <text:p text:style-name="P78"><text:span text:style-name="T70">[Effect of mixtures of phenols and parabens </text:span><text:span text:style-name="T81">‡</text:span><text:span text:style-name="T70">] </text:span><text:reference-mark-start text:name="ZOTERO_ITEM CSL_CITATION {&quot;citationID&quot;:&quot;aPdTSkkk&quot;,&quot;properties&quot;:{&quot;formattedCitation&quot;:&quot;\\super 24\\nosupersub{}&quot;,&quot;plainCitation&quot;:&quot;24&quot;,&quot;noteIndex&quot;:0},&quot;citationItems&quot;:[{&quot;id&quot;:3047,&quot;uris&quot;:[&quot;http://zotero.org/users/8916090/items/RPSA7E9D&quot;],&quot;itemData&quot;:{&quot;id&quot;:3047,&quot;type&quot;:&quot;article-journal&quot;,&quot;abstract&quot;:&quot;Adipokines, cytokines secreted by adipose tissue, may contribute to obesity-related metabolic disease. The role of environmental phenols and parabens in racial difference in metabolic disease burden has been suggested, but there is limited evidence. We examined the cross-sectional associations of urinary phenols and parabens with adipokines and effect modification by race. Urinary concentrations of 6 phenols (bisphenol-A, bisphenol-F, 2,4-diclorophenol, 2,5-diclorophenol, triclosan, benzophenone-3) and 4 parabens (methyl-paraben, ethyl-paraben, propyl-paraben, butyl-paraben) were measured in 2002–2003 among 1200 women (mean age = 52.6) enrolled in the Study of Women's Health Across the Nation Multi-Pollutant Study. Serum adipokines included adiponectin, high molecular weight (HMW)-adiponectin, leptin, soluble leptin receptor (sOB-R). Linear regression models were used to estimate the adjusted percentage change in adipokines per inter-quantile range (IQR) increase in standardized and log-transformed levels of individual urinary phenols and parabens. Bayesian kernel machine regression (BKMR) was used to evaluate the joint effect of urinary phenols and parabens as mixtures. Participants included white (52.5%), black (19.3%), and Asian (28.1%) women. Urinary 2,4-dichlorophenol was associated with 6.02% (95% CI: 1.20%, 10.83%) higher HMW-adiponectin and urinary bisphenol-F was associated with 2.60% (0.48%, 4.71%) higher sOB-R. Urinary methyl-paraben was associated with lower leptin in all women but this association differed by race: 8.58% (−13.99%, −3.18%) lower leptin in white women but 11.68% (3.52%, 19.84%) higher leptin in black women (P interaction = 0.001). No significant associations were observed in Asian women. Additionally, we observed a significant positive overall effect of urinary phenols and parabens mixtures in relation to leptin levels in black, but not in white or Asian women. Urinary bisphenol-F, 2,4-dichlorophenol and methyl-paraben may be associated with favorable profiles of adipokines, but methyl-paraben, widely used in hair and personal care products, was associated with unfavorable leptin levels in black women. Future studies are needed to confirm this racial difference.&quot;,&quot;container-title&quot;:&quot;Environmental Pollution&quot;,&quot;DOI&quot;:&quot;10.1016/j.envpol.2022.119164&quot;,&quot;ISSN&quot;:&quot;0269-7491&quot;,&quot;journalAbbreviation&quot;:&quot;Environmental Pollution&quot;,&quot;language&quot;:&quot;en&quot;,&quot;page&quot;:&quot;119164&quot;,&quot;source&quot;:&quot;ScienceDirect&quot;,&quot;title&quot;:&quot;Race-specific associations of urinary phenols and parabens with adipokines in midlife women: The Study of Women's Health Across the Nation (SWAN)&quot;,&quot;title-short&quot;:&quot;Race-specific associations of urinary phenols and parabens with adipokines in midlife women&quot;,&quot;volume&quot;:&quot;303&quot;,&quot;author&quot;:[{&quot;family&quot;:&quot;Lee&quot;,&quot;given&quot;:&quot;Seulbi&quot;},{&quot;family&quot;:&quot;Karvonen-Gutierrez&quot;,&quot;given&quot;:&quot;Carrie&quot;},{&quot;family&quot;:&quot;Mukherjee&quot;,&quot;given&quot;:&quot;Bhramar&quot;},{&quot;family&quot;:&quot;Herman&quot;,&quot;given&quot;:&quot;William H.&quot;},{&quot;family&quot;:&quot;Park&quot;,&quot;given&quot;:&quot;Sung Kyun&quot;}],&quot;issued&quot;:{&quot;date-parts&quot;:[[&quot;2022&quot;,6,15]]}}}],&quot;schema&quot;:&quot;https://github.com/citation-style-language/schema/raw/master/csl-citation.json&quot;} RNDdikkt3UTvf"/><text:span text:style-name="T41">24</text:span><text:reference-mark-end text:name="ZOTERO_ITEM CSL_CITATION {&quot;citationID&quot;:&quot;aPdTSkkk&quot;,&quot;properties&quot;:{&quot;formattedCitation&quot;:&quot;\\super 24\\nosupersub{}&quot;,&quot;plainCitation&quot;:&quot;24&quot;,&quot;noteIndex&quot;:0},&quot;citationItems&quot;:[{&quot;id&quot;:3047,&quot;uris&quot;:[&quot;http://zotero.org/users/8916090/items/RPSA7E9D&quot;],&quot;itemData&quot;:{&quot;id&quot;:3047,&quot;type&quot;:&quot;article-journal&quot;,&quot;abstract&quot;:&quot;Adipokines, cytokines secreted by adipose tissue, may contribute to obesity-related metabolic disease. The role of environmental phenols and parabens in racial difference in metabolic disease burden has been suggested, but there is limited evidence. We examined the cross-sectional associations of urinary phenols and parabens with adipokines and effect modification by race. Urinary concentrations of 6 phenols (bisphenol-A, bisphenol-F, 2,4-diclorophenol, 2,5-diclorophenol, triclosan, benzophenone-3) and 4 parabens (methyl-paraben, ethyl-paraben, propyl-paraben, butyl-paraben) were measured in 2002–2003 among 1200 women (mean age = 52.6) enrolled in the Study of Women's Health Across the Nation Multi-Pollutant Study. Serum adipokines included adiponectin, high molecular weight (HMW)-adiponectin, leptin, soluble leptin receptor (sOB-R). Linear regression models were used to estimate the adjusted percentage change in adipokines per inter-quantile range (IQR) increase in standardized and log-transformed levels of individual urinary phenols and parabens. Bayesian kernel machine regression (BKMR) was used to evaluate the joint effect of urinary phenols and parabens as mixtures. Participants included white (52.5%), black (19.3%), and Asian (28.1%) women. Urinary 2,4-dichlorophenol was associated with 6.02% (95% CI: 1.20%, 10.83%) higher HMW-adiponectin and urinary bisphenol-F was associated with 2.60% (0.48%, 4.71%) higher sOB-R. Urinary methyl-paraben was associated with lower leptin in all women but this association differed by race: 8.58% (−13.99%, −3.18%) lower leptin in white women but 11.68% (3.52%, 19.84%) higher leptin in black women (P interaction = 0.001). No significant associations were observed in Asian women. Additionally, we observed a significant positive overall effect of urinary phenols and parabens mixtures in relation to leptin levels in black, but not in white or Asian women. Urinary bisphenol-F, 2,4-dichlorophenol and methyl-paraben may be associated with favorable profiles of adipokines, but methyl-paraben, widely used in hair and personal care products, was associated with unfavorable leptin levels in black women. Future studies are needed to confirm this racial difference.&quot;,&quot;container-title&quot;:&quot;Environmental Pollution&quot;,&quot;DOI&quot;:&quot;10.1016/j.envpol.2022.119164&quot;,&quot;ISSN&quot;:&quot;0269-7491&quot;,&quot;journalAbbreviation&quot;:&quot;Environmental Pollution&quot;,&quot;language&quot;:&quot;en&quot;,&quot;page&quot;:&quot;119164&quot;,&quot;source&quot;:&quot;ScienceDirect&quot;,&quot;title&quot;:&quot;Race-specific associations of urinary phenols and parabens with adipokines in midlife women: The Study of Women's Health Across the Nation (SWAN)&quot;,&quot;title-short&quot;:&quot;Race-specific associations of urinary phenols and parabens with adipokines in midlife women&quot;,&quot;volume&quot;:&quot;303&quot;,&quot;author&quot;:[{&quot;family&quot;:&quot;Lee&quot;,&quot;given&quot;:&quot;Seulbi&quot;},{&quot;family&quot;:&quot;Karvonen-Gutierrez&quot;,&quot;given&quot;:&quot;Carrie&quot;},{&quot;family&quot;:&quot;Mukherjee&quot;,&quot;given&quot;:&quot;Bhramar&quot;},{&quot;family&quot;:&quot;Herman&quot;,&quot;given&quot;:&quot;William H.&quot;},{&quot;family&quot;:&quot;Park&quot;,&quot;given&quot;:&quot;Sung Kyun&quot;}],&quot;issued&quot;:{&quot;date-parts&quot;:[[&quot;2022&quot;,6,15]]}}}],&quot;schema&quot;:&quot;https://github.com/citation-style-language/schema/raw/master/csl-citation.json&quot;} RNDdikkt3UTvf"/><text:span text:style-name="T70"> </text:span><text:span text:style-name="T58">[</text:span><text:span text:style-name="T59">No evidence of association </text:span><text:span text:style-name="T81">‡</text:span><text:span text:style-name="T58">] </text:span><text:reference-mark-start text:name="ZOTERO_ITEM CSL_CITATION {&quot;citationID&quot;:&quot;kmN2p4XX&quot;,&quot;properties&quot;:{&quot;formattedCitation&quot;:&quot;\\super 25\\nosupersub{}&quot;,&quot;plainCitation&quot;:&quot;25&quot;,&quot;noteIndex&quot;:0},&quot;citationItems&quot;:[{&quot;id&quot;:207,&quot;uris&quot;:[&quot;http://zotero.org/users/8916090/items/YJP4IRP5&quot;],&quot;itemData&quot;:{&quot;id&quot;:207,&quot;type&quot;:&quot;article-journal&quot;,&quot;abstract&quot;:&quot;BACKGROUND: Triclosan is a phenolic biocide used in a multitude of consumer products and in health care settings. It is widely detected in the American and Canadian populations and has been shown in animal models to act as an endocrine disrupting agent. However, there has been little examination to date of the effects of triclosan exposure in pregnancy on perinatal metabolic outcomes in human populations.\nMETHODS: Using data from the Maternal-Infant Research on Environmental Chemicals (MIREC) Study, a Canadian pregnancy cohort, we measured associations of first-trimester urinary triclosan concentrations with total gestational weight gain, gestational diabetes mellitus and impaired glucose tolerance in pregnancy, and fetal markers of metabolic function. Leptin and adiponectin were measured in plasma from umbilical cord blood samples in term neonates and categorized into low (&lt; 10th percentile), intermediate (10th-90th percentile) and high (&gt; 90th percentile) levels. Triclosan concentrations were grouped into quartiles and associations with study outcomes were examined using logistic regression models with adjustment for maternal age, race/ethnicity, pre-pregnancy BMI, education and urinary specific gravity. Restricted cubic spline analysis was performed to help assess linearity and shape of any dose-response relationships. All analyses for leptin and adiponectin levels were performed on the entire cohort as well as stratified by fetal sex.\nRESULTS: Triclosan measures were available for 1795 MIREC participants with a live born singleton birth. Regression analyses showed a non-significant inverse association between triclosan concentrations and leptin levels above the 90th percentile that was restricted to female fetuses (OR for highest quartile of triclosan compared to lowest quartile = 0.4 (95% CI 0.2-1.1), p-value for trend across quartiles = 0.02). Triclosan concentrations in the second quartile were associated with elevated odds of adiponectin below the 10th percentile in male fetuses (OR for Q2 compared to Q1 = 2.5, 95% CI 1.1-5.9, p-value for trend across quartiles = 0.93). No significant linear associations between triclosan concentrations and leptin or adiponectin levels in overall or sex-specific analyses were observed from restricted cubic spline analyses. No significant associations were observed in adjusted analyses between triclosan concentrations and gestational diabetes mellitus, impaired glucose tolerance or gestational weight gain.\nCONCLUSIONS: This study does not support an association between triclosan concentrations in pregnancy and fetal metabolic markers, glucose disorders of pregnancy, or excessive gestational weight gain.&quot;,&quot;container-title&quot;:&quot;Environmental Research&quot;,&quot;DOI&quot;:&quot;10.1016/j.envres.2017.12.001&quot;,&quot;ISSN&quot;:&quot;1096-0953&quot;,&quot;journalAbbreviation&quot;:&quot;Environ Res&quot;,&quot;language&quot;:&quot;eng&quot;,&quot;note&quot;:&quot;PMID: 29241065&quot;,&quot;page&quot;:&quot;554-561&quot;,&quot;source&quot;:&quot;PubMed&quot;,&quot;title&quot;:&quot;Associations between maternal triclosan concentrations in early pregnancy and gestational diabetes mellitus, impaired glucose tolerance, gestational weight gain and fetal markers of metabolic function&quot;,&quot;volume&quot;:&quot;161&quot;,&quot;author&quot;:[{&quot;family&quot;:&quot;Shapiro&quot;,&quot;given&quot;:&quot;Gabriel D.&quot;},{&quot;family&quot;:&quot;Arbuckle&quot;,&quot;given&quot;:&quot;Tye E.&quot;},{&quot;family&quot;:&quot;Ashley-Martin&quot;,&quot;given&quot;:&quot;Jillian&quot;},{&quot;family&quot;:&quot;Fraser&quot;,&quot;given&quot;:&quot;William D.&quot;},{&quot;family&quot;:&quot;Fisher&quot;,&quot;given&quot;:&quot;Mandy&quot;},{&quot;family&quot;:&quot;Bouchard&quot;,&quot;given&quot;:&quot;Maryse F.&quot;},{&quot;family&quot;:&quot;Monnier&quot;,&quot;given&quot;:&quot;Patricia&quot;},{&quot;family&quot;:&quot;Morisset&quot;,&quot;given&quot;:&quot;Anne-Sophie&quot;},{&quot;family&quot;:&quot;Ettinger&quot;,&quot;given&quot;:&quot;Adrienne S.&quot;},{&quot;family&quot;:&quot;Dodds&quot;,&quot;given&quot;:&quot;Linda&quot;}],&quot;issued&quot;:{&quot;date-parts&quot;:[[&quot;2018&quot;,2]]}}}],&quot;schema&quot;:&quot;https://github.com/citation-style-language/schema/raw/master/csl-citation.json&quot;} RNDRzusqiVkG8"/><text:span text:style-name="T34">25</text:span><text:reference-mark-end text:name="ZOTERO_ITEM CSL_CITATION {&quot;citationID&quot;:&quot;kmN2p4XX&quot;,&quot;properties&quot;:{&quot;formattedCitation&quot;:&quot;\\super 25\\nosupersub{}&quot;,&quot;plainCitation&quot;:&quot;25&quot;,&quot;noteIndex&quot;:0},&quot;citationItems&quot;:[{&quot;id&quot;:207,&quot;uris&quot;:[&quot;http://zotero.org/users/8916090/items/YJP4IRP5&quot;],&quot;itemData&quot;:{&quot;id&quot;:207,&quot;type&quot;:&quot;article-journal&quot;,&quot;abstract&quot;:&quot;BACKGROUND: Triclosan is a phenolic biocide used in a multitude of consumer products and in health care settings. It is widely detected in the American and Canadian populations and has been shown in animal models to act as an endocrine disrupting agent. However, there has been little examination to date of the effects of triclosan exposure in pregnancy on perinatal metabolic outcomes in human populations.\nMETHODS: Using data from the Maternal-Infant Research on Environmental Chemicals (MIREC) Study, a Canadian pregnancy cohort, we measured associations of first-trimester urinary triclosan concentrations with total gestational weight gain, gestational diabetes mellitus and impaired glucose tolerance in pregnancy, and fetal markers of metabolic function. Leptin and adiponectin were measured in plasma from umbilical cord blood samples in term neonates and categorized into low (&lt; 10th percentile), intermediate (10th-90th percentile) and high (&gt; 90th percentile) levels. Triclosan concentrations were grouped into quartiles and associations with study outcomes were examined using logistic regression models with adjustment for maternal age, race/ethnicity, pre-pregnancy BMI, education and urinary specific gravity. Restricted cubic spline analysis was performed to help assess linearity and shape of any dose-response relationships. All analyses for leptin and adiponectin levels were performed on the entire cohort as well as stratified by fetal sex.\nRESULTS: Triclosan measures were available for 1795 MIREC participants with a live born singleton birth. Regression analyses showed a non-significant inverse association between triclosan concentrations and leptin levels above the 90th percentile that was restricted to female fetuses (OR for highest quartile of triclosan compared to lowest quartile = 0.4 (95% CI 0.2-1.1), p-value for trend across quartiles = 0.02). Triclosan concentrations in the second quartile were associated with elevated odds of adiponectin below the 10th percentile in male fetuses (OR for Q2 compared to Q1 = 2.5, 95% CI 1.1-5.9, p-value for trend across quartiles = 0.93). No significant linear associations between triclosan concentrations and leptin or adiponectin levels in overall or sex-specific analyses were observed from restricted cubic spline analyses. No significant associations were observed in adjusted analyses between triclosan concentrations and gestational diabetes mellitus, impaired glucose tolerance or gestational weight gain.\nCONCLUSIONS: This study does not support an association between triclosan concentrations in pregnancy and fetal metabolic markers, glucose disorders of pregnancy, or excessive gestational weight gain.&quot;,&quot;container-title&quot;:&quot;Environmental Research&quot;,&quot;DOI&quot;:&quot;10.1016/j.envres.2017.12.001&quot;,&quot;ISSN&quot;:&quot;1096-0953&quot;,&quot;journalAbbreviation&quot;:&quot;Environ Res&quot;,&quot;language&quot;:&quot;eng&quot;,&quot;note&quot;:&quot;PMID: 29241065&quot;,&quot;page&quot;:&quot;554-561&quot;,&quot;source&quot;:&quot;PubMed&quot;,&quot;title&quot;:&quot;Associations between maternal triclosan concentrations in early pregnancy and gestational diabetes mellitus, impaired glucose tolerance, gestational weight gain and fetal markers of metabolic function&quot;,&quot;volume&quot;:&quot;161&quot;,&quot;author&quot;:[{&quot;family&quot;:&quot;Shapiro&quot;,&quot;given&quot;:&quot;Gabriel D.&quot;},{&quot;family&quot;:&quot;Arbuckle&quot;,&quot;given&quot;:&quot;Tye E.&quot;},{&quot;family&quot;:&quot;Ashley-Martin&quot;,&quot;given&quot;:&quot;Jillian&quot;},{&quot;family&quot;:&quot;Fraser&quot;,&quot;given&quot;:&quot;William D.&quot;},{&quot;family&quot;:&quot;Fisher&quot;,&quot;given&quot;:&quot;Mandy&quot;},{&quot;family&quot;:&quot;Bouchard&quot;,&quot;given&quot;:&quot;Maryse F.&quot;},{&quot;family&quot;:&quot;Monnier&quot;,&quot;given&quot;:&quot;Patricia&quot;},{&quot;family&quot;:&quot;Morisset&quot;,&quot;given&quot;:&quot;Anne-Sophie&quot;},{&quot;family&quot;:&quot;Ettinger&quot;,&quot;given&quot;:&quot;Adrienne S.&quot;},{&quot;family&quot;:&quot;Dodds&quot;,&quot;given&quot;:&quot;Linda&quot;}],&quot;issued&quot;:{&quot;date-parts&quot;:[[&quot;2018&quot;,2]]}}}],&quot;schema&quot;:&quot;https://github.com/citation-style-language/schema/raw/master/csl-citation.json&quot;} RNDRzusqiVkG8"/></text:p>
          </table:table-cell>
          <table:covered-table-cell table:style-name="Table11.A2"/>
          <table:table-cell table:style-name="Table11.H2" office:value-type="string">
            <text:p text:style-name="P30"/>
          </table:table-cell>
        </table:table-row>
        <table:table-row table:style-name="Table11.1">
          <table:covered-table-cell table:style-name="Table11.H2"/>
          <table:covered-table-cell table:style-name="Table11.H2"/>
          <table:table-cell table:style-name="Table11.H2" office:value-type="string">
            <text:p text:style-name="P19">Serum metabolome</text:p>
          </table:table-cell>
          <table:table-cell table:style-name="Table11.D5" office:value-type="string">
            <text:p text:style-name="P19">Serotonin</text:p>
          </table:table-cell>
          <table:table-cell table:style-name="Table11.A2" office:value-type="string">
            <text:p text:style-name="P19"/>
          </table:table-cell>
          <table:table-cell table:style-name="Table11.A2" office:value-type="string">
            <text:p text:style-name="P78"><text:span text:style-name="T59">[</text:span><text:span text:style-name="T60">Possible association between personal care product ingredients and serotonin </text:span><text:span text:style-name="T81">†</text:span><text:span text:style-name="T59">] </text:span><text:reference-mark-start text:name="ZOTERO_ITEM CSL_CITATION {&quot;citationID&quot;:&quot;W3qlsMnh&quot;,&quot;properties&quot;:{&quot;formattedCitation&quot;:&quot;\\super 26\\nosupersub{}&quot;,&quot;plainCitation&quot;:&quot;26&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Q6Hro7glPJ"/><text:span text:style-name="T35">26</text:span><text:reference-mark-end text:name="ZOTERO_ITEM CSL_CITATION {&quot;citationID&quot;:&quot;W3qlsMnh&quot;,&quot;properties&quot;:{&quot;formattedCitation&quot;:&quot;\\super 26\\nosupersub{}&quot;,&quot;plainCitation&quot;:&quot;26&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Q6Hro7glPJ"/></text:p>
          </table:table-cell>
          <table:covered-table-cell table:style-name="Table11.A2"/>
          <table:table-cell table:style-name="Table11.H2" office:value-type="string">
            <text:p text:style-name="P30"/>
          </table:table-cell>
        </table:table-row>
        <table:table-row table:style-name="Table11.1">
          <table:table-cell table:style-name="Table11.H2" table:number-rows-spanned="7" office:value-type="string">
            <text:p text:style-name="P18">Phthalate metabolite<text:span text:style-name="T26">s</text:span></text:p>
          </table:table-cell>
          <table:table-cell table:style-name="Table11.H2" table:number-rows-spanned="2" office:value-type="string">
            <text:p text:style-name="P19">MB<text:span text:style-name="T95">z</text:span>P</text:p>
          </table:table-cell>
          <table:table-cell table:style-name="Table11.H2" office:value-type="string">
            <text:p text:style-name="P19">Proteome</text:p>
          </table:table-cell>
          <table:table-cell table:style-name="Table11.D5" office:value-type="string">
            <text:p text:style-name="P19">EGF</text:p>
          </table:table-cell>
          <table:table-cell table:style-name="Table11.A2" office:value-type="string">
            <text:p text:style-name="P19"/>
          </table:table-cell>
          <table:table-cell table:style-name="Table11.A2" office:value-type="string">
            <text:p text:style-name="P32"/>
          </table:table-cell>
          <table:table-cell table:style-name="Table11.A2" table:number-rows-spanned="2" office:value-type="string">
            <text:p text:style-name="P77"><text:span text:style-name="T77">Aneuploidy </text:span><text:reference-mark-start text:name="ZOTERO_ITEM CSL_CITATION {&quot;citationID&quot;:&quot;PUtndeoL&quot;,&quot;properties&quot;:{&quot;formattedCitation&quot;:&quot;\\super 27\\nosupersub{}&quot;,&quot;plainCitation&quot;:&quot;27&quot;,&quot;noteIndex&quot;:0},&quot;citationItems&quot;:[{&quot;id&quot;:3110,&quot;uris&quot;:[&quot;http://zotero.org/users/8916090/items/5K4J3FYE&quot;],&quot;itemData&quot;:{&quot;id&quot;:3110,&quot;type&quot;:&quot;article-journal&quot;,&quot;abstract&quot;:&quot;The aim of the study was to assess the association of phthalate metabolites levels in urine with semen parameters (sperm concentration, motility, morphology, CASA parameters), sperm chromatin structure, sperm aneuploidy and reproductive hormones. The study population consisted of 269 men who were attending an infertility clinic and had normal semen concentration (20-300mln/ml) or slight oligozoospermia (15-20mln/ml). Participants were interviewed and provided a semen sample. The phthalate metabolites were analysed in the urine using a procedure based on the LC-MS/MS method. Urinary phthalate metabolites levels were significantly associated with a decrease in sperm motility (5OH MEHP, MEHP, MINP), CASA parameters (MBP), testosterone level (MEHP) and an increase sperm DNA damage (MBP) and sperm aneuploidy (MBzP, MBP, MEHP, MEP). In view of the importance of human reproductive health and the widespread usage of phthalates, it is important to further investigate these correlations.&quot;,&quot;container-title&quot;:&quot;Reproductive Toxicology (Elmsford, N.Y.)&quot;,&quot;DOI&quot;:&quot;10.1016/j.reprotox.2013.10.001&quot;,&quot;ISSN&quot;:&quot;1873-1708&quot;,&quot;journalAbbreviation&quot;:&quot;Reprod Toxicol&quot;,&quot;language&quot;:&quot;eng&quot;,&quot;note&quot;:&quot;PMID: 24140385&quot;,&quot;page&quot;:&quot;232-241&quot;,&quot;source&quot;:&quot;PubMed&quot;,&quot;title&quot;:&quot;Human urinary phthalate metabolites level and main semen parameters, sperm chromatin structure, sperm aneuploidy and reproductive hormones&quot;,&quot;volume&quot;:&quot;42&quot;,&quot;author&quot;:[{&quot;family&quot;:&quot;Jurewicz&quot;,&quot;given&quot;:&quot;Joanna&quot;},{&quot;family&quot;:&quot;Radwan&quot;,&quot;given&quot;:&quot;Michał&quot;},{&quot;family&quot;:&quot;Sobala&quot;,&quot;given&quot;:&quot;Wojciech&quot;},{&quot;family&quot;:&quot;Ligocka&quot;,&quot;given&quot;:&quot;Danuta&quot;},{&quot;family&quot;:&quot;Radwan&quot;,&quot;given&quot;:&quot;Paweł&quot;},{&quot;family&quot;:&quot;Bochenek&quot;,&quot;given&quot;:&quot;Michał&quot;},{&quot;family&quot;:&quot;Hawuła&quot;,&quot;given&quot;:&quot;Wanda&quot;},{&quot;family&quot;:&quot;Jakubowski&quot;,&quot;given&quot;:&quot;Lucjusz&quot;},{&quot;family&quot;:&quot;Hanke&quot;,&quot;given&quot;:&quot;Wojciech&quot;}],&quot;issued&quot;:{&quot;date-parts&quot;:[[&quot;2013&quot;,12]]}}}],&quot;schema&quot;:&quot;https://github.com/citation-style-language/schema/raw/master/csl-citation.json&quot;} RND4HIHYNdpG9"/><text:span text:style-name="T45">27</text:span><text:reference-mark-end text:name="ZOTERO_ITEM CSL_CITATION {&quot;citationID&quot;:&quot;PUtndeoL&quot;,&quot;properties&quot;:{&quot;formattedCitation&quot;:&quot;\\super 27\\nosupersub{}&quot;,&quot;plainCitation&quot;:&quot;27&quot;,&quot;noteIndex&quot;:0},&quot;citationItems&quot;:[{&quot;id&quot;:3110,&quot;uris&quot;:[&quot;http://zotero.org/users/8916090/items/5K4J3FYE&quot;],&quot;itemData&quot;:{&quot;id&quot;:3110,&quot;type&quot;:&quot;article-journal&quot;,&quot;abstract&quot;:&quot;The aim of the study was to assess the association of phthalate metabolites levels in urine with semen parameters (sperm concentration, motility, morphology, CASA parameters), sperm chromatin structure, sperm aneuploidy and reproductive hormones. The study population consisted of 269 men who were attending an infertility clinic and had normal semen concentration (20-300mln/ml) or slight oligozoospermia (15-20mln/ml). Participants were interviewed and provided a semen sample. The phthalate metabolites were analysed in the urine using a procedure based on the LC-MS/MS method. Urinary phthalate metabolites levels were significantly associated with a decrease in sperm motility (5OH MEHP, MEHP, MINP), CASA parameters (MBP), testosterone level (MEHP) and an increase sperm DNA damage (MBP) and sperm aneuploidy (MBzP, MBP, MEHP, MEP). In view of the importance of human reproductive health and the widespread usage of phthalates, it is important to further investigate these correlations.&quot;,&quot;container-title&quot;:&quot;Reproductive Toxicology (Elmsford, N.Y.)&quot;,&quot;DOI&quot;:&quot;10.1016/j.reprotox.2013.10.001&quot;,&quot;ISSN&quot;:&quot;1873-1708&quot;,&quot;journalAbbreviation&quot;:&quot;Reprod Toxicol&quot;,&quot;language&quot;:&quot;eng&quot;,&quot;note&quot;:&quot;PMID: 24140385&quot;,&quot;page&quot;:&quot;232-241&quot;,&quot;source&quot;:&quot;PubMed&quot;,&quot;title&quot;:&quot;Human urinary phthalate metabolites level and main semen parameters, sperm chromatin structure, sperm aneuploidy and reproductive hormones&quot;,&quot;volume&quot;:&quot;42&quot;,&quot;author&quot;:[{&quot;family&quot;:&quot;Jurewicz&quot;,&quot;given&quot;:&quot;Joanna&quot;},{&quot;family&quot;:&quot;Radwan&quot;,&quot;given&quot;:&quot;Michał&quot;},{&quot;family&quot;:&quot;Sobala&quot;,&quot;given&quot;:&quot;Wojciech&quot;},{&quot;family&quot;:&quot;Ligocka&quot;,&quot;given&quot;:&quot;Danuta&quot;},{&quot;family&quot;:&quot;Radwan&quot;,&quot;given&quot;:&quot;Paweł&quot;},{&quot;family&quot;:&quot;Bochenek&quot;,&quot;given&quot;:&quot;Michał&quot;},{&quot;family&quot;:&quot;Hawuła&quot;,&quot;given&quot;:&quot;Wanda&quot;},{&quot;family&quot;:&quot;Jakubowski&quot;,&quot;given&quot;:&quot;Lucjusz&quot;},{&quot;family&quot;:&quot;Hanke&quot;,&quot;given&quot;:&quot;Wojciech&quot;}],&quot;issued&quot;:{&quot;date-parts&quot;:[[&quot;2013&quot;,12]]}}}],&quot;schema&quot;:&quot;https://github.com/citation-style-language/schema/raw/master/csl-citation.json&quot;} RND4HIHYNdpG9"/><text:span text:style-name="T77">; Birth weight </text:span><text:reference-mark-start text:name="ZOTERO_ITEM CSL_CITATION {&quot;citationID&quot;:&quot;MqoRSl03&quot;,&quot;properties&quot;:{&quot;formattedCitation&quot;:&quot;\\super 28\\nosupersub{}&quot;,&quot;plainCitation&quot;:&quot;28&quot;,&quot;noteIndex&quot;:0},&quot;citationItems&quot;:[{&quot;id&quot;:3112,&quot;uris&quot;:[&quot;http://zotero.org/users/8916090/items/2P3CTX3P&quot;],&quot;itemData&quot;:{&quot;id&quot;:3112,&quot;type&quot;:&quot;article-journal&quot;,&quot;abstract&quot;:&quot;BACKGROUND: Prenatal exposure to bisphenol A (BPA) and phthalates may affect fetal growth; however, previous findings are inconsistent and based on few studies.\nOBJECTIVES: We assessed whether prenatal exposure to BPA and phthalates was associated with fetal growth in a Spanish birth cohort of 488 mother-child pairs.\nMETHODS: We measured BPA and eight phthalates [four di(2-ethylhexyl) phthalate metabolites (DEHPm), mono-benzyl phthalate (MBzP), and three low-molecular-weight phthalate metabolites (LMWPm)] in two spot-urine samples collected during the first and third trimester of pregnancy. We estimated growth curves for femur length (FL), head circumference (HC), abdominal circumference (AC), biparietal diameter (BPD), and estimated fetal weight (EFW) during pregnancy (weeks 12-20 and 20-34), and for birth weight, birth length, head circumference at birth, and placental weight.\nRESULTS: Overall, results did not support associations of exposure to BPA or DEHPm during pregnancy with fetal growth parameters. Prenatal MBzP exposure was positively associated with FL at 20-34 weeks, resulting in an increase of 3.70% of the average FL (95% CI: 0.75, 6.63%) per doubling of MBzP concentration. MBzP was positively associated with birth weight among boys (48 g; 95% CI: 6, 90) but not in girls (-27 g; 95% CI: -79, 25) (interaction p-value = 0.04). The LMWPm mono-n-butyl phthalate (MnBP) was negatively associated with HC at 12-20 pregnancy weeks [-4.88% of HC average (95% CI: -8.36, -1.36%)].\nCONCLUSIONS: This study, one of the first to combine repeat exposure biomarker measurements and multiple growth measures during pregnancy, finds little evidence of associations of BPA or phthalate exposures with fetal growth. Phthalate metabolites MBzP and MnBP were associated with some fetal growth parameters, but these findings require replication.\nCITATION: Casas M, Valvi D, Ballesteros-Gomez A, Gascon M, Fernández MF, Garcia-Esteban R, Iñiguez C, Martínez D, Murcia M, Monfort N, Luque N, Rubio S, Ventura R, Sunyer J, Vrijheid M. 2016. Exposure to bisphenol A and phthalates during pregnancy and ultrasound measures of fetal growth in the INMA-Sabadell cohort. Environ Health Perspect 124:521-528; http://dx.doi.org/10.1289/ehp.1409190.&quot;,&quot;container-title&quot;:&quot;Environmental Health Perspectives&quot;,&quot;DOI&quot;:&quot;10.1289/ehp.1409190&quot;,&quot;ISSN&quot;:&quot;1552-9924&quot;,&quot;issue&quot;:&quot;4&quot;,&quot;journalAbbreviation&quot;:&quot;Environ Health Perspect&quot;,&quot;language&quot;:&quot;eng&quot;,&quot;note&quot;:&quot;PMID: 26196298\nPMCID: PMC4829997&quot;,&quot;page&quot;:&quot;521-528&quot;,&quot;source&quot;:&quot;PubMed&quot;,&quot;title&quot;:&quot;Exposure to Bisphenol A and Phthalates during Pregnancy and Ultrasound Measures of Fetal Growth in the INMA-Sabadell Cohort&quot;,&quot;volume&quot;:&quot;124&quot;,&quot;author&quot;:[{&quot;family&quot;:&quot;Casas&quot;,&quot;given&quot;:&quot;Maribel&quot;},{&quot;family&quot;:&quot;Valvi&quot;,&quot;given&quot;:&quot;Damaskini&quot;},{&quot;family&quot;:&quot;Ballesteros-Gomez&quot;,&quot;given&quot;:&quot;Ana&quot;},{&quot;family&quot;:&quot;Gascon&quot;,&quot;given&quot;:&quot;Mireia&quot;},{&quot;family&quot;:&quot;Fernández&quot;,&quot;given&quot;:&quot;Mariana F.&quot;},{&quot;family&quot;:&quot;Garcia-Esteban&quot;,&quot;given&quot;:&quot;Raquel&quot;},{&quot;family&quot;:&quot;Iñiguez&quot;,&quot;given&quot;:&quot;Carmen&quot;},{&quot;family&quot;:&quot;Martínez&quot;,&quot;given&quot;:&quot;David&quot;},{&quot;family&quot;:&quot;Murcia&quot;,&quot;given&quot;:&quot;Mario&quot;},{&quot;family&quot;:&quot;Monfort&quot;,&quot;given&quot;:&quot;Nuria&quot;},{&quot;family&quot;:&quot;Luque&quot;,&quot;given&quot;:&quot;Noelia&quot;},{&quot;family&quot;:&quot;Rubio&quot;,&quot;given&quot;:&quot;Soledad&quot;},{&quot;family&quot;:&quot;Ventura&quot;,&quot;given&quot;:&quot;Rosa&quot;},{&quot;family&quot;:&quot;Sunyer&quot;,&quot;given&quot;:&quot;Jordi&quot;},{&quot;family&quot;:&quot;Vrijheid&quot;,&quot;given&quot;:&quot;Martine&quot;}],&quot;issued&quot;:{&quot;date-parts&quot;:[[&quot;2016&quot;,4]]}}}],&quot;schema&quot;:&quot;https://github.com/citation-style-language/schema/raw/master/csl-citation.json&quot;} RNDcs528VXkZN"/><text:span text:style-name="T45">28</text:span><text:reference-mark-end text:name="ZOTERO_ITEM CSL_CITATION {&quot;citationID&quot;:&quot;MqoRSl03&quot;,&quot;properties&quot;:{&quot;formattedCitation&quot;:&quot;\\super 28\\nosupersub{}&quot;,&quot;plainCitation&quot;:&quot;28&quot;,&quot;noteIndex&quot;:0},&quot;citationItems&quot;:[{&quot;id&quot;:3112,&quot;uris&quot;:[&quot;http://zotero.org/users/8916090/items/2P3CTX3P&quot;],&quot;itemData&quot;:{&quot;id&quot;:3112,&quot;type&quot;:&quot;article-journal&quot;,&quot;abstract&quot;:&quot;BACKGROUND: Prenatal exposure to bisphenol A (BPA) and phthalates may affect fetal growth; however, previous findings are inconsistent and based on few studies.\nOBJECTIVES: We assessed whether prenatal exposure to BPA and phthalates was associated with fetal growth in a Spanish birth cohort of 488 mother-child pairs.\nMETHODS: We measured BPA and eight phthalates [four di(2-ethylhexyl) phthalate metabolites (DEHPm), mono-benzyl phthalate (MBzP), and three low-molecular-weight phthalate metabolites (LMWPm)] in two spot-urine samples collected during the first and third trimester of pregnancy. We estimated growth curves for femur length (FL), head circumference (HC), abdominal circumference (AC), biparietal diameter (BPD), and estimated fetal weight (EFW) during pregnancy (weeks 12-20 and 20-34), and for birth weight, birth length, head circumference at birth, and placental weight.\nRESULTS: Overall, results did not support associations of exposure to BPA or DEHPm during pregnancy with fetal growth parameters. Prenatal MBzP exposure was positively associated with FL at 20-34 weeks, resulting in an increase of 3.70% of the average FL (95% CI: 0.75, 6.63%) per doubling of MBzP concentration. MBzP was positively associated with birth weight among boys (48 g; 95% CI: 6, 90) but not in girls (-27 g; 95% CI: -79, 25) (interaction p-value = 0.04). The LMWPm mono-n-butyl phthalate (MnBP) was negatively associated with HC at 12-20 pregnancy weeks [-4.88% of HC average (95% CI: -8.36, -1.36%)].\nCONCLUSIONS: This study, one of the first to combine repeat exposure biomarker measurements and multiple growth measures during pregnancy, finds little evidence of associations of BPA or phthalate exposures with fetal growth. Phthalate metabolites MBzP and MnBP were associated with some fetal growth parameters, but these findings require replication.\nCITATION: Casas M, Valvi D, Ballesteros-Gomez A, Gascon M, Fernández MF, Garcia-Esteban R, Iñiguez C, Martínez D, Murcia M, Monfort N, Luque N, Rubio S, Ventura R, Sunyer J, Vrijheid M. 2016. Exposure to bisphenol A and phthalates during pregnancy and ultrasound measures of fetal growth in the INMA-Sabadell cohort. Environ Health Perspect 124:521-528; http://dx.doi.org/10.1289/ehp.1409190.&quot;,&quot;container-title&quot;:&quot;Environmental Health Perspectives&quot;,&quot;DOI&quot;:&quot;10.1289/ehp.1409190&quot;,&quot;ISSN&quot;:&quot;1552-9924&quot;,&quot;issue&quot;:&quot;4&quot;,&quot;journalAbbreviation&quot;:&quot;Environ Health Perspect&quot;,&quot;language&quot;:&quot;eng&quot;,&quot;note&quot;:&quot;PMID: 26196298\nPMCID: PMC4829997&quot;,&quot;page&quot;:&quot;521-528&quot;,&quot;source&quot;:&quot;PubMed&quot;,&quot;title&quot;:&quot;Exposure to Bisphenol A and Phthalates during Pregnancy and Ultrasound Measures of Fetal Growth in the INMA-Sabadell Cohort&quot;,&quot;volume&quot;:&quot;124&quot;,&quot;author&quot;:[{&quot;family&quot;:&quot;Casas&quot;,&quot;given&quot;:&quot;Maribel&quot;},{&quot;family&quot;:&quot;Valvi&quot;,&quot;given&quot;:&quot;Damaskini&quot;},{&quot;family&quot;:&quot;Ballesteros-Gomez&quot;,&quot;given&quot;:&quot;Ana&quot;},{&quot;family&quot;:&quot;Gascon&quot;,&quot;given&quot;:&quot;Mireia&quot;},{&quot;family&quot;:&quot;Fernández&quot;,&quot;given&quot;:&quot;Mariana F.&quot;},{&quot;family&quot;:&quot;Garcia-Esteban&quot;,&quot;given&quot;:&quot;Raquel&quot;},{&quot;family&quot;:&quot;Iñiguez&quot;,&quot;given&quot;:&quot;Carmen&quot;},{&quot;family&quot;:&quot;Martínez&quot;,&quot;given&quot;:&quot;David&quot;},{&quot;family&quot;:&quot;Murcia&quot;,&quot;given&quot;:&quot;Mario&quot;},{&quot;family&quot;:&quot;Monfort&quot;,&quot;given&quot;:&quot;Nuria&quot;},{&quot;family&quot;:&quot;Luque&quot;,&quot;given&quot;:&quot;Noelia&quot;},{&quot;family&quot;:&quot;Rubio&quot;,&quot;given&quot;:&quot;Soledad&quot;},{&quot;family&quot;:&quot;Ventura&quot;,&quot;given&quot;:&quot;Rosa&quot;},{&quot;family&quot;:&quot;Sunyer&quot;,&quot;given&quot;:&quot;Jordi&quot;},{&quot;family&quot;:&quot;Vrijheid&quot;,&quot;given&quot;:&quot;Martine&quot;}],&quot;issued&quot;:{&quot;date-parts&quot;:[[&quot;2016&quot;,4]]}}}],&quot;schema&quot;:&quot;https://github.com/citation-style-language/schema/raw/master/csl-citation.json&quot;} RNDcs528VXkZN"/><text:span text:style-name="T77">; </text:span><text:span text:style-name="T78">Body weight </text:span><text:reference-mark-start text:name="ZOTERO_ITEM CSL_CITATION {&quot;citationID&quot;:&quot;1BTZT5IC&quot;,&quot;properties&quot;:{&quot;formattedCitation&quot;:&quot;\\super 29\\nosupersub{}&quot;,&quot;plainCitation&quot;:&quot;29&quot;,&quot;noteIndex&quot;:0},&quot;citationItems&quot;:[{&quot;id&quot;:3116,&quot;uris&quot;:[&quot;http://zotero.org/users/8916090/items/FI87E6XS&quot;],&quot;itemData&quot;:{&quot;id&quot;:3116,&quot;type&quot;:&quot;article-journal&quot;,&quot;abstract&quot;:&quot;BACKGROUND: Although diet and activity are key factors in the obesity epidemic, laboratory studies suggest that endocrine disrupting chemicals may also affect obesity.\nMETHODS: We analyzed associations between six phthalate metabolites measured in urine and body mass index (BMI) and waist circumference (WC) in National Health and Nutrition Examination Survey (NHANES) participants aged 6-80. We included 4369 participants from NHANES 1999-2002, with data on mono-ethyl (MEP), mono-2-ethylhexyl (MEHP), mono-n-butyl (MBP), and mono-benzyl (MBzP) phthalate; 2286 also had data on mono-2-ethyl-5-hydroxyhexyl (MEHHP) and mono-2-ethyl-5-oxohexyl (MEOHP) phthalate (2001-2002). Using multiple regression, we computed mean BMI and WC within phthalate quartiles in eight age/gender specific models.\nRESULTS: The most consistent associations were in males aged 20-59; BMI and WC increased across quartiles of MBzP (adjusted mean BMI = 26.7, 27.2, 28.4, 29.0, p-trend = 0.0002), and positive associations were also found for MEOHP, MEHHP, MEP, and MBP. In females, BMI and WC increased with MEP quartile in adolescent girls (adjusted mean BMI = 22.9, 23.8, 24.1, 24.7, p-trend = 0.03), and a similar but less strong pattern was seen in 20-59 year olds. In contrast, MEHP was inversely related to BMI in adolescent girls (adjusted mean BMI = 25.4, 23.8, 23.4, 22.9, p-trend = 0.02) and females aged 20-59 (adjusted mean BMI = 29.9, 29.9, 27.9, 27.6, p-trend = 0.02). There were no important associations among children, but several inverse associations among 60-80 year olds.\nCONCLUSION: This exploratory, cross-sectional analysis revealed a number of interesting associations with different phthalate metabolites and obesity outcomes, including notable differences by gender and age subgroups. Effects of endocrine disruptors, such as phthalates, may depend upon endogenous hormone levels, which vary dramatically by age and gender. Individual phthalates also have different biologic and hormonal effects. Although our study has limitations, both of these factors could explain some of the variation in the observed associations. These preliminary data support the need for prospective studies in populations at risk for obesity.&quot;,&quot;container-title&quot;:&quot;Environmental Health: A Global Access Science Source&quot;,&quot;DOI&quot;:&quot;10.1186/1476-069X-7-27&quot;,&quot;ISSN&quot;:&quot;1476-069X&quot;,&quot;journalAbbreviation&quot;:&quot;Environ Health&quot;,&quot;language&quot;:&quot;eng&quot;,&quot;note&quot;:&quot;PMID: 18522739\nPMCID: PMC2440739&quot;,&quot;page&quot;:&quot;27&quot;,&quot;source&quot;:&quot;PubMed&quot;,&quot;title&quot;:&quot;Association of urinary phthalate metabolite concentrations with body mass index and waist circumference: a cross-sectional study of NHANES data, 1999-2002&quot;,&quot;title-short&quot;:&quot;Association of urinary phthalate metabolite concentrations with body mass index and waist circumference&quot;,&quot;volume&quot;:&quot;7&quot;,&quot;author&quot;:[{&quot;family&quot;:&quot;Hatch&quot;,&quot;given&quot;:&quot;Elizabeth E.&quot;},{&quot;family&quot;:&quot;Nelson&quot;,&quot;given&quot;:&quot;Jessica W.&quot;},{&quot;family&quot;:&quot;Qureshi&quot;,&quot;given&quot;:&quot;M. Mustafa&quot;},{&quot;family&quot;:&quot;Weinberg&quot;,&quot;given&quot;:&quot;Janice&quot;},{&quot;family&quot;:&quot;Moore&quot;,&quot;given&quot;:&quot;Lynn L.&quot;},{&quot;family&quot;:&quot;Singer&quot;,&quot;given&quot;:&quot;Martha&quot;},{&quot;family&quot;:&quot;Webster&quot;,&quot;given&quot;:&quot;Thomas F.&quot;}],&quot;issued&quot;:{&quot;date-parts&quot;:[[&quot;2008&quot;,6,3]]}}}],&quot;schema&quot;:&quot;https://github.com/citation-style-language/schema/raw/master/csl-citation.json&quot;} RNDDWFpmSje9m"/><text:span text:style-name="T46">29</text:span><text:reference-mark-end text:name="ZOTERO_ITEM CSL_CITATION {&quot;citationID&quot;:&quot;1BTZT5IC&quot;,&quot;properties&quot;:{&quot;formattedCitation&quot;:&quot;\\super 29\\nosupersub{}&quot;,&quot;plainCitation&quot;:&quot;29&quot;,&quot;noteIndex&quot;:0},&quot;citationItems&quot;:[{&quot;id&quot;:3116,&quot;uris&quot;:[&quot;http://zotero.org/users/8916090/items/FI87E6XS&quot;],&quot;itemData&quot;:{&quot;id&quot;:3116,&quot;type&quot;:&quot;article-journal&quot;,&quot;abstract&quot;:&quot;BACKGROUND: Although diet and activity are key factors in the obesity epidemic, laboratory studies suggest that endocrine disrupting chemicals may also affect obesity.\nMETHODS: We analyzed associations between six phthalate metabolites measured in urine and body mass index (BMI) and waist circumference (WC) in National Health and Nutrition Examination Survey (NHANES) participants aged 6-80. We included 4369 participants from NHANES 1999-2002, with data on mono-ethyl (MEP), mono-2-ethylhexyl (MEHP), mono-n-butyl (MBP), and mono-benzyl (MBzP) phthalate; 2286 also had data on mono-2-ethyl-5-hydroxyhexyl (MEHHP) and mono-2-ethyl-5-oxohexyl (MEOHP) phthalate (2001-2002). Using multiple regression, we computed mean BMI and WC within phthalate quartiles in eight age/gender specific models.\nRESULTS: The most consistent associations were in males aged 20-59; BMI and WC increased across quartiles of MBzP (adjusted mean BMI = 26.7, 27.2, 28.4, 29.0, p-trend = 0.0002), and positive associations were also found for MEOHP, MEHHP, MEP, and MBP. In females, BMI and WC increased with MEP quartile in adolescent girls (adjusted mean BMI = 22.9, 23.8, 24.1, 24.7, p-trend = 0.03), and a similar but less strong pattern was seen in 20-59 year olds. In contrast, MEHP was inversely related to BMI in adolescent girls (adjusted mean BMI = 25.4, 23.8, 23.4, 22.9, p-trend = 0.02) and females aged 20-59 (adjusted mean BMI = 29.9, 29.9, 27.9, 27.6, p-trend = 0.02). There were no important associations among children, but several inverse associations among 60-80 year olds.\nCONCLUSION: This exploratory, cross-sectional analysis revealed a number of interesting associations with different phthalate metabolites and obesity outcomes, including notable differences by gender and age subgroups. Effects of endocrine disruptors, such as phthalates, may depend upon endogenous hormone levels, which vary dramatically by age and gender. Individual phthalates also have different biologic and hormonal effects. Although our study has limitations, both of these factors could explain some of the variation in the observed associations. These preliminary data support the need for prospective studies in populations at risk for obesity.&quot;,&quot;container-title&quot;:&quot;Environmental Health: A Global Access Science Source&quot;,&quot;DOI&quot;:&quot;10.1186/1476-069X-7-27&quot;,&quot;ISSN&quot;:&quot;1476-069X&quot;,&quot;journalAbbreviation&quot;:&quot;Environ Health&quot;,&quot;language&quot;:&quot;eng&quot;,&quot;note&quot;:&quot;PMID: 18522739\nPMCID: PMC2440739&quot;,&quot;page&quot;:&quot;27&quot;,&quot;source&quot;:&quot;PubMed&quot;,&quot;title&quot;:&quot;Association of urinary phthalate metabolite concentrations with body mass index and waist circumference: a cross-sectional study of NHANES data, 1999-2002&quot;,&quot;title-short&quot;:&quot;Association of urinary phthalate metabolite concentrations with body mass index and waist circumference&quot;,&quot;volume&quot;:&quot;7&quot;,&quot;author&quot;:[{&quot;family&quot;:&quot;Hatch&quot;,&quot;given&quot;:&quot;Elizabeth E.&quot;},{&quot;family&quot;:&quot;Nelson&quot;,&quot;given&quot;:&quot;Jessica W.&quot;},{&quot;family&quot;:&quot;Qureshi&quot;,&quot;given&quot;:&quot;M. Mustafa&quot;},{&quot;family&quot;:&quot;Weinberg&quot;,&quot;given&quot;:&quot;Janice&quot;},{&quot;family&quot;:&quot;Moore&quot;,&quot;given&quot;:&quot;Lynn L.&quot;},{&quot;family&quot;:&quot;Singer&quot;,&quot;given&quot;:&quot;Martha&quot;},{&quot;family&quot;:&quot;Webster&quot;,&quot;given&quot;:&quot;Thomas F.&quot;}],&quot;issued&quot;:{&quot;date-parts&quot;:[[&quot;2008&quot;,6,3]]}}}],&quot;schema&quot;:&quot;https://github.com/citation-style-language/schema/raw/master/csl-citation.json&quot;} RNDDWFpmSje9m"/><text:span text:style-name="T78">; </text:span><text:span text:style-name="T79">Obesity and insulin resistance </text:span><text:reference-mark-start text:name="ZOTERO_ITEM CSL_CITATION {&quot;citationID&quot;:&quot;COxfyivb&quot;,&quot;properties&quot;:{&quot;formattedCitation&quot;:&quot;\\super 30\\nosupersub{}&quot;,&quot;plainCitation&quot;:&quot;30&quot;,&quot;noteIndex&quot;:0},&quot;citationItems&quot;:[{&quot;id&quot;:3120,&quot;uris&quot;:[&quot;http://zotero.org/users/8916090/items/GZG8BHQL&quot;],&quot;itemData&quot;:{&quot;id&quot;:3120,&quot;type&quot;:&quot;article-journal&quot;,&quot;abstract&quot;:&quot;BACKGROUND: Phthalates impair rodent testicular function and have been associated with anti-androgenic effects in humans, including decreased testosterone levels. Low testosterone in adult human males has been associated with increased prevalence of obesity, insulin resistance, and diabetes.\nOBJECTIVES: Our objective in this study was to investigate phthalate exposure and its associations with abdominal obesity and insulin resistance.\nMETHODS: Subjects were adult U.S. male participants in the National Health and Nutrition Examination Survey (NHANES) 1999-2002. We modeled six phthalate metabolites with prevalent exposure and known or suspected antiandrogenic activity as predictors of waist circumference and log-transformed homeostatic model assessment (HOMA; a measure of insulin resistance) using multiple linear regression, adjusted for age, race/ethnicity, fat and total calorie consumption, physical activity level, serum cotinine, and urine creatinine (model 1); and adjusted for model 1 covariates plus measures of renal and hepatic function (model 2). Metabolites were mono-butyl phthalates (MBP), mono-ethyl phthalate (MEP), mono-(2-ethyl)-hexyl phthalate (MEHP), mono-benzyl phthalate (MBzP), mono-(2-ethyl-5-hydroxyhexyl) phthalate (MEHHP), and mono-(2-ethyl-5-oxohexyl) phthalate (MEOHP).\nRESULTS: In model 1, four metabolites were associated with increased waist circumference (MBzP, MEHHP, MEOHP, and MEP; p-values &lt;/= 0.013) and three with increased HOMA (MBP, MBzP, and MEP; p-values &lt;/= 0.011). When we also adjusted for renal and hepatic function, parameter estimates declined but all significant results remained so except HOMA-MBP.\nCONCLUSIONS: In this national cross-section of U.S. men, concentrations of several prevalent phthalate metabolites showed statistically significant correlations with abdominal obesity and insulin resistance. If confirmed by longitudinal studies, our findings would suggest that exposure to these phthalates may contribute to the population burden of obesity, insulin resistance, and related clinical disorders.&quot;,&quot;container-title&quot;:&quot;Environmental Health Perspectives&quot;,&quot;DOI&quot;:&quot;10.1289/ehp.9882&quot;,&quot;ISSN&quot;:&quot;0091-6765&quot;,&quot;issue&quot;:&quot;6&quot;,&quot;journalAbbreviation&quot;:&quot;Environ Health Perspect&quot;,&quot;language&quot;:&quot;eng&quot;,&quot;note&quot;:&quot;PMID: 17589594\nPMCID: PMC1892109&quot;,&quot;page&quot;:&quot;876-882&quot;,&quot;source&quot;:&quot;PubMed&quot;,&quot;title&quot;:&quot;Concentrations of urinary phthalate metabolites are associated with increased waist circumference and insulin resistance in adult U.S. males&quot;,&quot;volume&quot;:&quot;115&quot;,&quot;author&quot;:[{&quot;family&quot;:&quot;Stahlhut&quot;,&quot;given&quot;:&quot;Richard W.&quot;},{&quot;family&quot;:&quot;Wijngaarden&quot;,&quot;given&quot;:&quot;Edwin&quot;,&quot;non-dropping-particle&quot;:&quot;van&quot;},{&quot;family&quot;:&quot;Dye&quot;,&quot;given&quot;:&quot;Timothy D.&quot;},{&quot;family&quot;:&quot;Cook&quot;,&quot;given&quot;:&quot;Stephen&quot;},{&quot;family&quot;:&quot;Swan&quot;,&quot;given&quot;:&quot;Shanna H.&quot;}],&quot;issued&quot;:{&quot;date-parts&quot;:[[&quot;2007&quot;,6]]}}}],&quot;schema&quot;:&quot;https://github.com/citation-style-language/schema/raw/master/csl-citation.json&quot;} RNDTLgh6SPkIE"/><text:span text:style-name="T47">30</text:span><text:reference-mark-end text:name="ZOTERO_ITEM CSL_CITATION {&quot;citationID&quot;:&quot;COxfyivb&quot;,&quot;properties&quot;:{&quot;formattedCitation&quot;:&quot;\\super 30\\nosupersub{}&quot;,&quot;plainCitation&quot;:&quot;30&quot;,&quot;noteIndex&quot;:0},&quot;citationItems&quot;:[{&quot;id&quot;:3120,&quot;uris&quot;:[&quot;http://zotero.org/users/8916090/items/GZG8BHQL&quot;],&quot;itemData&quot;:{&quot;id&quot;:3120,&quot;type&quot;:&quot;article-journal&quot;,&quot;abstract&quot;:&quot;BACKGROUND: Phthalates impair rodent testicular function and have been associated with anti-androgenic effects in humans, including decreased testosterone levels. Low testosterone in adult human males has been associated with increased prevalence of obesity, insulin resistance, and diabetes.\nOBJECTIVES: Our objective in this study was to investigate phthalate exposure and its associations with abdominal obesity and insulin resistance.\nMETHODS: Subjects were adult U.S. male participants in the National Health and Nutrition Examination Survey (NHANES) 1999-2002. We modeled six phthalate metabolites with prevalent exposure and known or suspected antiandrogenic activity as predictors of waist circumference and log-transformed homeostatic model assessment (HOMA; a measure of insulin resistance) using multiple linear regression, adjusted for age, race/ethnicity, fat and total calorie consumption, physical activity level, serum cotinine, and urine creatinine (model 1); and adjusted for model 1 covariates plus measures of renal and hepatic function (model 2). Metabolites were mono-butyl phthalates (MBP), mono-ethyl phthalate (MEP), mono-(2-ethyl)-hexyl phthalate (MEHP), mono-benzyl phthalate (MBzP), mono-(2-ethyl-5-hydroxyhexyl) phthalate (MEHHP), and mono-(2-ethyl-5-oxohexyl) phthalate (MEOHP).\nRESULTS: In model 1, four metabolites were associated with increased waist circumference (MBzP, MEHHP, MEOHP, and MEP; p-values &lt;/= 0.013) and three with increased HOMA (MBP, MBzP, and MEP; p-values &lt;/= 0.011). When we also adjusted for renal and hepatic function, parameter estimates declined but all significant results remained so except HOMA-MBP.\nCONCLUSIONS: In this national cross-section of U.S. men, concentrations of several prevalent phthalate metabolites showed statistically significant correlations with abdominal obesity and insulin resistance. If confirmed by longitudinal studies, our findings would suggest that exposure to these phthalates may contribute to the population burden of obesity, insulin resistance, and related clinical disorders.&quot;,&quot;container-title&quot;:&quot;Environmental Health Perspectives&quot;,&quot;DOI&quot;:&quot;10.1289/ehp.9882&quot;,&quot;ISSN&quot;:&quot;0091-6765&quot;,&quot;issue&quot;:&quot;6&quot;,&quot;journalAbbreviation&quot;:&quot;Environ Health Perspect&quot;,&quot;language&quot;:&quot;eng&quot;,&quot;note&quot;:&quot;PMID: 17589594\nPMCID: PMC1892109&quot;,&quot;page&quot;:&quot;876-882&quot;,&quot;source&quot;:&quot;PubMed&quot;,&quot;title&quot;:&quot;Concentrations of urinary phthalate metabolites are associated with increased waist circumference and insulin resistance in adult U.S. males&quot;,&quot;volume&quot;:&quot;115&quot;,&quot;author&quot;:[{&quot;family&quot;:&quot;Stahlhut&quot;,&quot;given&quot;:&quot;Richard W.&quot;},{&quot;family&quot;:&quot;Wijngaarden&quot;,&quot;given&quot;:&quot;Edwin&quot;,&quot;non-dropping-particle&quot;:&quot;van&quot;},{&quot;family&quot;:&quot;Dye&quot;,&quot;given&quot;:&quot;Timothy D.&quot;},{&quot;family&quot;:&quot;Cook&quot;,&quot;given&quot;:&quot;Stephen&quot;},{&quot;family&quot;:&quot;Swan&quot;,&quot;given&quot;:&quot;Shanna H.&quot;}],&quot;issued&quot;:{&quot;date-parts&quot;:[[&quot;2007&quot;,6]]}}}],&quot;schema&quot;:&quot;https://github.com/citation-style-language/schema/raw/master/csl-citation.json&quot;} RNDTLgh6SPkIE"/></text:p>
          </table:table-cell>
          <table:table-cell table:style-name="Table11.H2" office:value-type="string">
            <text:p text:style-name="P32"/>
          </table:table-cell>
        </table:table-row>
        <table:table-row table:style-name="Table11.1">
          <table:covered-table-cell table:style-name="Table11.H2"/>
          <table:covered-table-cell table:style-name="Table11.H2"/>
          <table:table-cell table:style-name="Table11.H2" office:value-type="string">
            <text:p text:style-name="P19">Urinary metabolome</text:p>
          </table:table-cell>
          <table:table-cell table:style-name="Table11.D5" office:value-type="string">
            <text:p text:style-name="P38">Neu5AC</text:p>
          </table:table-cell>
          <table:table-cell table:style-name="Table11.A2" office:value-type="string">
            <text:p text:style-name="P19"/>
          </table:table-cell>
          <table:table-cell table:style-name="Table11.A2" office:value-type="string">
            <text:p text:style-name="P84"><text:span text:style-name="T58">[</text:span><text:span text:style-name="T60">Possible association between Neu5AC and M</text:span><text:span text:style-name="T63">B</text:span><text:span text:style-name="T60">zP </text:span><text:span text:style-name="T81">‡</text:span><text:span text:style-name="T58">] </text:span><text:reference-mark-start text:name="ZOTERO_ITEM CSL_CITATION {&quot;citationID&quot;:&quot;Agc2XzUx&quot;,&quot;properties&quot;:{&quot;formattedCitation&quot;:&quot;\\super 31\\nosupersub{}&quot;,&quot;plainCitation&quot;:&quot;31&quot;,&quot;noteIndex&quot;:0},&quot;citationItems&quot;:[{&quot;id&quot;:377,&quot;uris&quot;:[&quot;http://zotero.org/users/8916090/items/HE863H5W&quot;],&quot;itemData&quot;:{&quot;id&quot;:377,&quot;type&quot;:&quot;article-journal&quot;,&quot;abstract&quot;:&quot;Phthalates are known endocrine disruptors and found in almost all people with several associated adverse health outcomes reported in humans and animal models. Limited data are available on the relationship between exposure to endocrine disrupting chemicals and the human metabolome. We examined the relationship of metabolomic profiles in plasma and urine of 115 pregnant women with eleven urine phthalate metabolites measured at 26 weeks of gestation to identify potential biomarkers and relevant pathways. Targeted metabolomics was performed by selected reaction monitoring liquid chromatography and triple quadrupole mass spectrometry to measure 415 metabolites in plasma and 151 metabolites in urine samples. We have chosen metabolites with the best defined peaks for more detailed analysis (138 in plasma and 40 in urine). Relationship between urine phthalate metabolites and concurrent metabolomic markers in plasma and urine suggested potential involvement of diverse pathways including lipid, steroid, and nucleic acid metabolism and enhanced inflammatory response. Most of the correlations were positive for both urine and plasma, and further confirmed by regression and PCA analysis. However, after the FDR adjustment for multiple comparisons, only 9 urine associations remained statistically significant (q-values 0.0001–0.0451), including Nicotinamide mononucleotide, Cysteine T2, Cystine, and L-Aspartic acid. Additionally, we found negative associations of maternal pre-pregnancy body mass index (BMI) with more than 20 metabolomic markers related to lipid and amino-acid metabolism and inflammation pathways in plasma (p = 0.01–0.0004), while Mevalonic acid was positively associated (p = 0.009). Nicotinic acid, the only significant metabolite in urine, had a positive association with maternal BMI (p = 0.002). In summary, when evaluated in the context of metabolic pathways, the findings suggest enhanced lipid biogenesis, inflammation and altered nucleic acid metabolism in association with higher phthalate levels. These results provide new insights into the relationship between phthalates, common in most human populations, and metabolomics, a novel approach to exposure and health biomonitoring.&quot;,&quot;container-title&quot;:&quot;Frontiers in Public Health&quot;,&quot;DOI&quot;:&quot;10.3389/fpubh.2018.00298&quot;,&quot;ISSN&quot;:&quot;2296-2565&quot;,&quot;source&quot;:&quot;Frontiers&quot;,&quot;title&quot;:&quot;Metabolomic Markers of Phthalate Exposure in Plasma and Urine of Pregnant Women&quot;,&quot;URL&quot;:&quot;https://www.frontiersin.org/article/10.3389/fpubh.2018.00298&quot;,&quot;volume&quot;:&quot;6&quot;,&quot;author&quot;:[{&quot;family&quot;:&quot;Zhou&quot;,&quot;given&quot;:&quot;Michael&quot;},{&quot;family&quot;:&quot;Ford&quot;,&quot;given&quot;:&quot;Breanna&quot;},{&quot;family&quot;:&quot;Lee&quot;,&quot;given&quot;:&quot;Douglas&quot;},{&quot;family&quot;:&quot;Tindula&quot;,&quot;given&quot;:&quot;Gwen&quot;},{&quot;family&quot;:&quot;Huen&quot;,&quot;given&quot;:&quot;Karen&quot;},{&quot;family&quot;:&quot;Tran&quot;,&quot;given&quot;:&quot;Vy&quot;},{&quot;family&quot;:&quot;Bradman&quot;,&quot;given&quot;:&quot;Asa&quot;},{&quot;family&quot;:&quot;Gunier&quot;,&quot;given&quot;:&quot;Robert&quot;},{&quot;family&quot;:&quot;Eskenazi&quot;,&quot;given&quot;:&quot;Brenda&quot;},{&quot;family&quot;:&quot;Nomura&quot;,&quot;given&quot;:&quot;Daniel K.&quot;},{&quot;family&quot;:&quot;Holland&quot;,&quot;given&quot;:&quot;Nina&quot;}],&quot;accessed&quot;:{&quot;date-parts&quot;:[[&quot;2022&quot;,3,15]]},&quot;issued&quot;:{&quot;date-parts&quot;:[[&quot;2018&quot;]]}}}],&quot;schema&quot;:&quot;https://github.com/citation-style-language/schema/raw/master/csl-citation.json&quot;} RNDhJyht4km3h"/><text:span text:style-name="T34">31</text:span><text:reference-mark-end text:name="ZOTERO_ITEM CSL_CITATION {&quot;citationID&quot;:&quot;Agc2XzUx&quot;,&quot;properties&quot;:{&quot;formattedCitation&quot;:&quot;\\super 31\\nosupersub{}&quot;,&quot;plainCitation&quot;:&quot;31&quot;,&quot;noteIndex&quot;:0},&quot;citationItems&quot;:[{&quot;id&quot;:377,&quot;uris&quot;:[&quot;http://zotero.org/users/8916090/items/HE863H5W&quot;],&quot;itemData&quot;:{&quot;id&quot;:377,&quot;type&quot;:&quot;article-journal&quot;,&quot;abstract&quot;:&quot;Phthalates are known endocrine disruptors and found in almost all people with several associated adverse health outcomes reported in humans and animal models. Limited data are available on the relationship between exposure to endocrine disrupting chemicals and the human metabolome. We examined the relationship of metabolomic profiles in plasma and urine of 115 pregnant women with eleven urine phthalate metabolites measured at 26 weeks of gestation to identify potential biomarkers and relevant pathways. Targeted metabolomics was performed by selected reaction monitoring liquid chromatography and triple quadrupole mass spectrometry to measure 415 metabolites in plasma and 151 metabolites in urine samples. We have chosen metabolites with the best defined peaks for more detailed analysis (138 in plasma and 40 in urine). Relationship between urine phthalate metabolites and concurrent metabolomic markers in plasma and urine suggested potential involvement of diverse pathways including lipid, steroid, and nucleic acid metabolism and enhanced inflammatory response. Most of the correlations were positive for both urine and plasma, and further confirmed by regression and PCA analysis. However, after the FDR adjustment for multiple comparisons, only 9 urine associations remained statistically significant (q-values 0.0001–0.0451), including Nicotinamide mononucleotide, Cysteine T2, Cystine, and L-Aspartic acid. Additionally, we found negative associations of maternal pre-pregnancy body mass index (BMI) with more than 20 metabolomic markers related to lipid and amino-acid metabolism and inflammation pathways in plasma (p = 0.01–0.0004), while Mevalonic acid was positively associated (p = 0.009). Nicotinic acid, the only significant metabolite in urine, had a positive association with maternal BMI (p = 0.002). In summary, when evaluated in the context of metabolic pathways, the findings suggest enhanced lipid biogenesis, inflammation and altered nucleic acid metabolism in association with higher phthalate levels. These results provide new insights into the relationship between phthalates, common in most human populations, and metabolomics, a novel approach to exposure and health biomonitoring.&quot;,&quot;container-title&quot;:&quot;Frontiers in Public Health&quot;,&quot;DOI&quot;:&quot;10.3389/fpubh.2018.00298&quot;,&quot;ISSN&quot;:&quot;2296-2565&quot;,&quot;source&quot;:&quot;Frontiers&quot;,&quot;title&quot;:&quot;Metabolomic Markers of Phthalate Exposure in Plasma and Urine of Pregnant Women&quot;,&quot;URL&quot;:&quot;https://www.frontiersin.org/article/10.3389/fpubh.2018.00298&quot;,&quot;volume&quot;:&quot;6&quot;,&quot;author&quot;:[{&quot;family&quot;:&quot;Zhou&quot;,&quot;given&quot;:&quot;Michael&quot;},{&quot;family&quot;:&quot;Ford&quot;,&quot;given&quot;:&quot;Breanna&quot;},{&quot;family&quot;:&quot;Lee&quot;,&quot;given&quot;:&quot;Douglas&quot;},{&quot;family&quot;:&quot;Tindula&quot;,&quot;given&quot;:&quot;Gwen&quot;},{&quot;family&quot;:&quot;Huen&quot;,&quot;given&quot;:&quot;Karen&quot;},{&quot;family&quot;:&quot;Tran&quot;,&quot;given&quot;:&quot;Vy&quot;},{&quot;family&quot;:&quot;Bradman&quot;,&quot;given&quot;:&quot;Asa&quot;},{&quot;family&quot;:&quot;Gunier&quot;,&quot;given&quot;:&quot;Robert&quot;},{&quot;family&quot;:&quot;Eskenazi&quot;,&quot;given&quot;:&quot;Brenda&quot;},{&quot;family&quot;:&quot;Nomura&quot;,&quot;given&quot;:&quot;Daniel K.&quot;},{&quot;family&quot;:&quot;Holland&quot;,&quot;given&quot;:&quot;Nina&quot;}],&quot;accessed&quot;:{&quot;date-parts&quot;:[[&quot;2022&quot;,3,15]]},&quot;issued&quot;:{&quot;date-parts&quot;:[[&quot;2018&quot;]]}}}],&quot;schema&quot;:&quot;https://github.com/citation-style-language/schema/raw/master/csl-citation.json&quot;} RNDhJyht4km3h"/></text:p>
          </table:table-cell>
          <table:covered-table-cell table:style-name="Table11.A2"/>
          <table:table-cell table:style-name="Table11.H2" office:value-type="string">
            <text:p text:style-name="P30"/>
          </table:table-cell>
        </table:table-row>
        <table:table-row table:style-name="Table11.1">
          <table:covered-table-cell table:style-name="Table11.H2"/>
          <table:table-cell table:style-name="Table11.H2" table:number-rows-spanned="2" office:value-type="string">
            <text:p text:style-name="P19">MEHP</text:p>
          </table:table-cell>
          <table:table-cell table:style-name="Table11.H2" office:value-type="string">
            <text:p text:style-name="P19">Methylome</text:p>
          </table:table-cell>
          <table:table-cell table:style-name="Table11.D5" office:value-type="string">
            <text:p text:style-name="P19">cg20080548</text:p>
          </table:table-cell>
          <table:table-cell table:style-name="Table11.A2" office:value-type="string">
            <text:p text:style-name="P50">SBSN</text:p>
          </table:table-cell>
          <table:table-cell table:style-name="Table11.F21" office:value-type="string">
            <text:p text:style-name="P78"><text:span text:style-name="T59">[</text:span><text:span text:style-name="T61">Possible perturbation of the PI3K/AKT pathway </text:span><text:span text:style-name="T81">†</text:span><text:span text:style-name="T59">] </text:span><text:reference-mark-start text:name="ZOTERO_ITEM CSL_CITATION {&quot;citationID&quot;:&quot;jHzOiYMj&quot;,&quot;properties&quot;:{&quot;formattedCitation&quot;:&quot;\\super 32,33\\nosupersub{}&quot;,&quot;plainCitation&quot;:&quot;32,33&quot;,&quot;noteIndex&quot;:0},&quot;citationItems&quot;:[{&quot;id&quot;:507,&quot;uris&quot;:[&quot;http://zotero.org/users/8916090/items/MDGZBKUP&quot;],&quot;itemData&quot;:{&quot;id&quot;:507,&quot;type&quot;:&quot;article-journal&quot;,&quot;abstract&quot;:&quot;The plasticizer di(2-ethylhexyl) phthalate (DEHP) and its hydrolysate mono(2-ethylhexyl) phthalate (MEHP) are major toxicants from plastics, but their association with hormone-dependent cancers has been controversial. We treated the human ovarian cancer cell lines SKOV3 and A2780 with low concentrations of DEHP/MEHP, and found that although no significant effect on cell proliferation was observed, ovarian cancer cell migration, invasion, and epithelial-mesenchymal transition (EMT) were promoted by submicromolar MEHP but not DEHP. Next, ovarian cancer patient data from The Cancer Genome Atlas (TCGA) were obtained and subjected to Gene Ontology (GO) and Kyoto Encyclopedia of Genes and Genomes (KEGG) supported enrichment and Kaplan-Meier survival analyses, which identified PI3K/Akt pathway as a pivotal signaling pathway in ovarian cancer. We found that 500 nM MEHP treatment significantly increased PIK3CA expression, which could be reversed by the knockdown of peroxisome proliferator-activated receptor alpha (PPARα). Silencing PIK3CA significantly suppressed the MEHP-induced migration, invasion and EMT. In addition, we validated that MEHP treatment promoted phosphorylation of Akt and degradation of IκB-α, thereby activating NF-κB and enhancing NF-κB nuclear translocation. In nude mice, MEHP exposure significantly promoted the metastasis of ovarian cancer xenografts, which could be suppressed by the treatment of PPARα inhibitor GW6471. Our findings showed that low-dose MEHP promoted ovarian cancer progression through activating PI3K/Akt/NF-κB pathway, in a PPARα-dependent manner.&quot;,&quot;container-title&quot;:&quot;The Science of the Total Environment&quot;,&quot;DOI&quot;:&quot;10.1016/j.scitotenv.2021.147990&quot;,&quot;ISSN&quot;:&quot;1879-1026&quot;,&quot;journalAbbreviation&quot;:&quot;Sci Total Environ&quot;,&quot;language&quot;:&quot;eng&quot;,&quot;note&quot;:&quot;PMID: 34380243&quot;,&quot;page&quot;:&quot;147990&quot;,&quot;source&quot;:&quot;PubMed&quot;,&quot;title&quot;:&quot;Low-dose mono(2-ethylhexyl) phthalate promotes ovarian cancer development through PPARα-dependent PI3K/Akt/NF-κB pathway&quot;,&quot;volume&quot;:&quot;790&quot;,&quot;author&quot;:[{&quot;family&quot;:&quot;Leng&quot;,&quot;given&quot;:&quot;Jing&quot;},{&quot;family&quot;:&quot;Li&quot;,&quot;given&quot;:&quot;Hongyi&quot;},{&quot;family&quot;:&quot;Niu&quot;,&quot;given&quot;:&quot;Yuequn&quot;},{&quot;family&quot;:&quot;Chen&quot;,&quot;given&quot;:&quot;Kelie&quot;},{&quot;family&quot;:&quot;Yuan&quot;,&quot;given&quot;:&quot;Xiaoyu&quot;},{&quot;family&quot;:&quot;Chen&quot;,&quot;given&quot;:&quot;Hanwen&quot;},{&quot;family&quot;:&quot;Fu&quot;,&quot;given&quot;:&quot;Zhiqin&quot;},{&quot;family&quot;:&quot;Zhang&quot;,&quot;given&quot;:&quot;Lihuan&quot;},{&quot;family&quot;:&quot;Wang&quot;,&quot;given&quot;:&quot;Fang&quot;},{&quot;family&quot;:&quot;Chen&quot;,&quot;given&quot;:&quot;Chaoyi&quot;},{&quot;family&quot;:&quot;Héroux&quot;,&quot;given&quot;:&quot;Paul&quot;},{&quot;family&quot;:&quot;Yang&quot;,&quot;given&quot;:&quot;Jun&quot;},{&quot;family&quot;:&quot;Zhu&quot;,&quot;given&quot;:&quot;Xinqiang&quot;},{&quot;family&quot;:&quot;Lu&quot;,&quot;given&quot;:&quot;Weiguo&quot;},{&quot;family&quot;:&quot;Xia&quot;,&quot;given&quot;:&quot;Dajing&quot;},{&quot;family&quot;:&quot;Wu&quot;,&quot;given&quot;:&quot;Yihua&quot;}],&quot;issued&quot;:{&quot;date-parts&quot;:[[&quot;2021&quot;,10,10]]}}},{&quot;id&quot;:508,&quot;uris&quot;:[&quot;http://zotero.org/users/8916090/items/29TE837C&quot;],&quot;itemData&quot;:{&quot;id&quot;:508,&quot;type&quot;:&quot;article-journal&quot;,&quot;abstract&quot;:&quot;Suprabasin (SBSN), a gene with unknown function located in q13 region of chromosome 19, was first found to be expressed in the basal layer of the stratified epithelium in mouse and human tissues and was thought to be a potential precursor of keratinized capsules. However, in recent years, significant progress has been made in the study of SBSN in a variety of human diseases. One common theme appears to be the effect of SBSN on tumor progression, such as invasion, metastasis and resistance. However, the function and mechanism of action of SBSN is still elusive. In this study, we reviewed the literature on SBSN in the PubMed database to identify the basic characteristics, biological functions, and roles of SBSN in cancer and other diseases. In particular, we focused on the potential mechanisms of SBSN activity, to improve our understanding of the complex function of this protein and provide a theoretical basis for further research on the role of SBSN in cancer and other diseases.&quot;,&quot;container-title&quot;:&quot;Molecular Biology Reports&quot;,&quot;DOI&quot;:&quot;10.1007/s11033-021-06897-7&quot;,&quot;ISSN&quot;:&quot;1573-4978&quot;,&quot;issue&quot;:&quot;2&quot;,&quot;journalAbbreviation&quot;:&quot;Mol Biol Rep&quot;,&quot;language&quot;:&quot;en&quot;,&quot;page&quot;:&quot;1453-1461&quot;,&quot;source&quot;:&quot;Springer Link&quot;,&quot;title&quot;:&quot;Suprabasin: Role in human cancers and other diseases&quot;,&quot;title-short&quot;:&quot;Suprabasin&quot;,&quot;volume&quot;:&quot;49&quot;,&quot;author&quot;:[{&quot;family&quot;:&quot;Tan&quot;,&quot;given&quot;:&quot;Hao&quot;},{&quot;family&quot;:&quot;Wang&quot;,&quot;given&quot;:&quot;Lidong&quot;},{&quot;family&quot;:&quot;Liu&quot;,&quot;given&quot;:&quot;Zhen&quot;}],&quot;issued&quot;:{&quot;date-parts&quot;:[[&quot;2022&quot;,2,1]]}}}],&quot;schema&quot;:&quot;https://github.com/citation-style-language/schema/raw/master/csl-citation.json&quot;} RND5pTFUhCrgw"/><text:span text:style-name="T35">32,33</text:span><text:reference-mark-end text:name="ZOTERO_ITEM CSL_CITATION {&quot;citationID&quot;:&quot;jHzOiYMj&quot;,&quot;properties&quot;:{&quot;formattedCitation&quot;:&quot;\\super 32,33\\nosupersub{}&quot;,&quot;plainCitation&quot;:&quot;32,33&quot;,&quot;noteIndex&quot;:0},&quot;citationItems&quot;:[{&quot;id&quot;:507,&quot;uris&quot;:[&quot;http://zotero.org/users/8916090/items/MDGZBKUP&quot;],&quot;itemData&quot;:{&quot;id&quot;:507,&quot;type&quot;:&quot;article-journal&quot;,&quot;abstract&quot;:&quot;The plasticizer di(2-ethylhexyl) phthalate (DEHP) and its hydrolysate mono(2-ethylhexyl) phthalate (MEHP) are major toxicants from plastics, but their association with hormone-dependent cancers has been controversial. We treated the human ovarian cancer cell lines SKOV3 and A2780 with low concentrations of DEHP/MEHP, and found that although no significant effect on cell proliferation was observed, ovarian cancer cell migration, invasion, and epithelial-mesenchymal transition (EMT) were promoted by submicromolar MEHP but not DEHP. Next, ovarian cancer patient data from The Cancer Genome Atlas (TCGA) were obtained and subjected to Gene Ontology (GO) and Kyoto Encyclopedia of Genes and Genomes (KEGG) supported enrichment and Kaplan-Meier survival analyses, which identified PI3K/Akt pathway as a pivotal signaling pathway in ovarian cancer. We found that 500 nM MEHP treatment significantly increased PIK3CA expression, which could be reversed by the knockdown of peroxisome proliferator-activated receptor alpha (PPARα). Silencing PIK3CA significantly suppressed the MEHP-induced migration, invasion and EMT. In addition, we validated that MEHP treatment promoted phosphorylation of Akt and degradation of IκB-α, thereby activating NF-κB and enhancing NF-κB nuclear translocation. In nude mice, MEHP exposure significantly promoted the metastasis of ovarian cancer xenografts, which could be suppressed by the treatment of PPARα inhibitor GW6471. Our findings showed that low-dose MEHP promoted ovarian cancer progression through activating PI3K/Akt/NF-κB pathway, in a PPARα-dependent manner.&quot;,&quot;container-title&quot;:&quot;The Science of the Total Environment&quot;,&quot;DOI&quot;:&quot;10.1016/j.scitotenv.2021.147990&quot;,&quot;ISSN&quot;:&quot;1879-1026&quot;,&quot;journalAbbreviation&quot;:&quot;Sci Total Environ&quot;,&quot;language&quot;:&quot;eng&quot;,&quot;note&quot;:&quot;PMID: 34380243&quot;,&quot;page&quot;:&quot;147990&quot;,&quot;source&quot;:&quot;PubMed&quot;,&quot;title&quot;:&quot;Low-dose mono(2-ethylhexyl) phthalate promotes ovarian cancer development through PPARα-dependent PI3K/Akt/NF-κB pathway&quot;,&quot;volume&quot;:&quot;790&quot;,&quot;author&quot;:[{&quot;family&quot;:&quot;Leng&quot;,&quot;given&quot;:&quot;Jing&quot;},{&quot;family&quot;:&quot;Li&quot;,&quot;given&quot;:&quot;Hongyi&quot;},{&quot;family&quot;:&quot;Niu&quot;,&quot;given&quot;:&quot;Yuequn&quot;},{&quot;family&quot;:&quot;Chen&quot;,&quot;given&quot;:&quot;Kelie&quot;},{&quot;family&quot;:&quot;Yuan&quot;,&quot;given&quot;:&quot;Xiaoyu&quot;},{&quot;family&quot;:&quot;Chen&quot;,&quot;given&quot;:&quot;Hanwen&quot;},{&quot;family&quot;:&quot;Fu&quot;,&quot;given&quot;:&quot;Zhiqin&quot;},{&quot;family&quot;:&quot;Zhang&quot;,&quot;given&quot;:&quot;Lihuan&quot;},{&quot;family&quot;:&quot;Wang&quot;,&quot;given&quot;:&quot;Fang&quot;},{&quot;family&quot;:&quot;Chen&quot;,&quot;given&quot;:&quot;Chaoyi&quot;},{&quot;family&quot;:&quot;Héroux&quot;,&quot;given&quot;:&quot;Paul&quot;},{&quot;family&quot;:&quot;Yang&quot;,&quot;given&quot;:&quot;Jun&quot;},{&quot;family&quot;:&quot;Zhu&quot;,&quot;given&quot;:&quot;Xinqiang&quot;},{&quot;family&quot;:&quot;Lu&quot;,&quot;given&quot;:&quot;Weiguo&quot;},{&quot;family&quot;:&quot;Xia&quot;,&quot;given&quot;:&quot;Dajing&quot;},{&quot;family&quot;:&quot;Wu&quot;,&quot;given&quot;:&quot;Yihua&quot;}],&quot;issued&quot;:{&quot;date-parts&quot;:[[&quot;2021&quot;,10,10]]}}},{&quot;id&quot;:508,&quot;uris&quot;:[&quot;http://zotero.org/users/8916090/items/29TE837C&quot;],&quot;itemData&quot;:{&quot;id&quot;:508,&quot;type&quot;:&quot;article-journal&quot;,&quot;abstract&quot;:&quot;Suprabasin (SBSN), a gene with unknown function located in q13 region of chromosome 19, was first found to be expressed in the basal layer of the stratified epithelium in mouse and human tissues and was thought to be a potential precursor of keratinized capsules. However, in recent years, significant progress has been made in the study of SBSN in a variety of human diseases. One common theme appears to be the effect of SBSN on tumor progression, such as invasion, metastasis and resistance. However, the function and mechanism of action of SBSN is still elusive. In this study, we reviewed the literature on SBSN in the PubMed database to identify the basic characteristics, biological functions, and roles of SBSN in cancer and other diseases. In particular, we focused on the potential mechanisms of SBSN activity, to improve our understanding of the complex function of this protein and provide a theoretical basis for further research on the role of SBSN in cancer and other diseases.&quot;,&quot;container-title&quot;:&quot;Molecular Biology Reports&quot;,&quot;DOI&quot;:&quot;10.1007/s11033-021-06897-7&quot;,&quot;ISSN&quot;:&quot;1573-4978&quot;,&quot;issue&quot;:&quot;2&quot;,&quot;journalAbbreviation&quot;:&quot;Mol Biol Rep&quot;,&quot;language&quot;:&quot;en&quot;,&quot;page&quot;:&quot;1453-1461&quot;,&quot;source&quot;:&quot;Springer Link&quot;,&quot;title&quot;:&quot;Suprabasin: Role in human cancers and other diseases&quot;,&quot;title-short&quot;:&quot;Suprabasin&quot;,&quot;volume&quot;:&quot;49&quot;,&quot;author&quot;:[{&quot;family&quot;:&quot;Tan&quot;,&quot;given&quot;:&quot;Hao&quot;},{&quot;family&quot;:&quot;Wang&quot;,&quot;given&quot;:&quot;Lidong&quot;},{&quot;family&quot;:&quot;Liu&quot;,&quot;given&quot;:&quot;Zhen&quot;}],&quot;issued&quot;:{&quot;date-parts&quot;:[[&quot;2022&quot;,2,1]]}}}],&quot;schema&quot;:&quot;https://github.com/citation-style-language/schema/raw/master/csl-citation.json&quot;} RND5pTFUhCrgw"/></text:p>
          </table:table-cell>
          <table:table-cell table:style-name="Table11.A2" table:number-rows-spanned="2" office:value-type="string">
            <text:p text:style-name="P32"/>
          </table:table-cell>
          <table:table-cell table:style-name="Table11.H2" office:value-type="string">
            <text:p text:style-name="P32"><text:span text:style-name="T93">D</text:span>own syndrome</text:p>
          </table:table-cell>
        </table:table-row>
        <table:table-row table:style-name="Table11.1">
          <table:covered-table-cell table:style-name="Table11.H2"/>
          <table:covered-table-cell table:style-name="Table11.H2"/>
          <table:table-cell table:style-name="Table11.H2" office:value-type="string">
            <text:p text:style-name="P19">Urinary metabolome</text:p>
          </table:table-cell>
          <table:table-cell table:style-name="Table11.D5" office:value-type="string">
            <text:p text:style-name="P19">Acetate</text:p>
          </table:table-cell>
          <table:table-cell table:style-name="Table11.A2" office:value-type="string">
            <text:p text:style-name="P19"/>
          </table:table-cell>
          <table:table-cell table:style-name="Table11.A2" office:value-type="string">
            <text:p text:style-name="P32"/>
          </table:table-cell>
          <table:covered-table-cell table:style-name="Table11.A2"/>
          <table:table-cell table:style-name="Table11.H2" office:value-type="string">
            <text:p text:style-name="P32"/>
          </table:table-cell>
        </table:table-row>
        <table:table-row table:style-name="Table11.1">
          <table:covered-table-cell table:style-name="Table11.H2"/>
          <table:table-cell table:style-name="Table11.H2" office:value-type="string">
            <text:p text:style-name="P19"><text:span text:style-name="T95">oh</text:span>-M<text:span text:style-name="T95">i</text:span>NP</text:p>
          </table:table-cell>
          <table:table-cell table:style-name="Table11.H2" office:value-type="string">
            <text:p text:style-name="P19">Serum metabolome</text:p>
          </table:table-cell>
          <table:table-cell table:style-name="Table11.D5" office:value-type="string">
            <text:p text:style-name="P19">Kynurenine</text:p>
          </table:table-cell>
          <table:table-cell table:style-name="Table11.A2" office:value-type="string">
            <text:p text:style-name="P19"/>
          </table:table-cell>
          <table:table-cell table:style-name="Table11.A2" office:value-type="string">
            <text:p text:style-name="P78"><text:span text:style-name="T59">[</text:span><text:span text:style-name="T61">Possible mediating effect of quinolic acid <text:s/>on exposure to phthalates and neurological disorders </text:span><text:span text:style-name="T81">‡</text:span><text:span text:style-name="T59">] </text:span><text:reference-mark-start text:name="ZOTERO_ITEM CSL_CITATION {&quot;citationID&quot;:&quot;ENA1hfr3&quot;,&quot;properties&quot;:{&quot;formattedCitation&quot;:&quot;\\super 34\\nosupersub{}&quot;,&quot;plainCitation&quot;:&quot;34&quot;,&quot;noteIndex&quot;:0},&quot;citationItems&quot;:[{&quot;id&quot;:358,&quot;uris&quot;:[&quot;http://zotero.org/users/8916090/items/Q4QYZPTZ&quot;],&quot;itemData&quot;:{&quot;id&quot;:358,&quot;type&quot;:&quot;article-journal&quot;,&quot;abstract&quot;:&quot;Background\nQuinolinic acid (QA), a neuroactive metabolite of the Kynurenine Pathway (KP), is an excitotoxin that is implicated in the pathogenesis of many neurological disorders. KP is the main tryptophan degradation pathway. Phthalates can structurally mimic tryptophan metabolites and diets containing phthalates in rats enhanced the production and excretion of QA. However, there are no human studies that have examined the association between phthalates and QA.\nObjectives\nTaking advantage of different mesalamine formulations with/without dibutyl phthalate (DBP), we assessed whether DBP from mesalamine (&gt;1000x background) altered the urinary concentrations of QA.\nMethods\nMen with inflammatory bowel disease participated in a prospective crossover pilot study. 15 Men were on non-DBP mesalamine (background) at baseline crossed-over for 4 months to high-DBP mesalamine (high) (B1H-Arm) and vice versa for 15 men who were on high-DBP mesalamine at baseline (H1B-Arm). Men provided 60 urine samples (2/man). We estimated crossover and cross-sectional changes in the creatinine normalized-QA using multivariable linear mixed effect models with random intercepts.\nResults\nAt baseline, men who were on high-DBP mesalamine (H1B-Arm) had 72%, (95% confidence interval (CI): 18, 151) higher normalized-QA than men who were on background exposure and when high-DBP mesalamine was removed for four months, normalized-QA decreased with 32%, (95% CI: −45.0, −15.1). Consistently, when men in B1H-Arm were newly-exposed to high-DBP mesalamine, normalized-QA increased with 11%, (95% CI: −11, 38).\nConclusions\nHigh-DBP exposure from mesalamine increased the urinary concentrations of QA, which was largely reversed after removal of the high-DBP exposure for four months. This novel hypothesis should warrant new promising research considering the KP and QA concentrations as a plausible mediator for the neurotoxicity possibly linked with phthalate exposures.&quot;,&quot;container-title&quot;:&quot;Environmental Research&quot;,&quot;DOI&quot;:&quot;10.1016/j.envres.2019.02.034&quot;,&quot;ISSN&quot;:&quot;0013-9351&quot;,&quot;journalAbbreviation&quot;:&quot;Environmental Research&quot;,&quot;language&quot;:&quot;en&quot;,&quot;page&quot;:&quot;430-436&quot;,&quot;source&quot;:&quot;ScienceDirect&quot;,&quot;title&quot;:&quot;High phthalate exposure increased urinary concentrations of quinolinic acid, implicated in the pathogenesis of neurological disorders: Is this a potential missing link?&quot;,&quot;title-short&quot;:&quot;High phthalate exposure increased urinary concentrations of quinolinic acid, implicated in the pathogenesis of neurological disorders&quot;,&quot;volume&quot;:&quot;172&quot;,&quot;author&quot;:[{&quot;family&quot;:&quot;Nassan&quot;,&quot;given&quot;:&quot;Feiby L.&quot;},{&quot;family&quot;:&quot;Gunn&quot;,&quot;given&quot;:&quot;Joshua A.&quot;},{&quot;family&quot;:&quot;Hill&quot;,&quot;given&quot;:&quot;Melissa M.&quot;},{&quot;family&quot;:&quot;Coull&quot;,&quot;given&quot;:&quot;Brent A.&quot;},{&quot;family&quot;:&quot;Hauser&quot;,&quot;given&quot;:&quot;Russ&quot;}],&quot;issued&quot;:{&quot;date-parts&quot;:[[&quot;2019&quot;,5,1]]}}}],&quot;schema&quot;:&quot;https://github.com/citation-style-language/schema/raw/master/csl-citation.json&quot;} RND4GbrC0LWAE"/><text:span text:style-name="T35">34</text:span><text:reference-mark-end text:name="ZOTERO_ITEM CSL_CITATION {&quot;citationID&quot;:&quot;ENA1hfr3&quot;,&quot;properties&quot;:{&quot;formattedCitation&quot;:&quot;\\super 34\\nosupersub{}&quot;,&quot;plainCitation&quot;:&quot;34&quot;,&quot;noteIndex&quot;:0},&quot;citationItems&quot;:[{&quot;id&quot;:358,&quot;uris&quot;:[&quot;http://zotero.org/users/8916090/items/Q4QYZPTZ&quot;],&quot;itemData&quot;:{&quot;id&quot;:358,&quot;type&quot;:&quot;article-journal&quot;,&quot;abstract&quot;:&quot;Background\nQuinolinic acid (QA), a neuroactive metabolite of the Kynurenine Pathway (KP), is an excitotoxin that is implicated in the pathogenesis of many neurological disorders. KP is the main tryptophan degradation pathway. Phthalates can structurally mimic tryptophan metabolites and diets containing phthalates in rats enhanced the production and excretion of QA. However, there are no human studies that have examined the association between phthalates and QA.\nObjectives\nTaking advantage of different mesalamine formulations with/without dibutyl phthalate (DBP), we assessed whether DBP from mesalamine (&gt;1000x background) altered the urinary concentrations of QA.\nMethods\nMen with inflammatory bowel disease participated in a prospective crossover pilot study. 15 Men were on non-DBP mesalamine (background) at baseline crossed-over for 4 months to high-DBP mesalamine (high) (B1H-Arm) and vice versa for 15 men who were on high-DBP mesalamine at baseline (H1B-Arm). Men provided 60 urine samples (2/man). We estimated crossover and cross-sectional changes in the creatinine normalized-QA using multivariable linear mixed effect models with random intercepts.\nResults\nAt baseline, men who were on high-DBP mesalamine (H1B-Arm) had 72%, (95% confidence interval (CI): 18, 151) higher normalized-QA than men who were on background exposure and when high-DBP mesalamine was removed for four months, normalized-QA decreased with 32%, (95% CI: −45.0, −15.1). Consistently, when men in B1H-Arm were newly-exposed to high-DBP mesalamine, normalized-QA increased with 11%, (95% CI: −11, 38).\nConclusions\nHigh-DBP exposure from mesalamine increased the urinary concentrations of QA, which was largely reversed after removal of the high-DBP exposure for four months. This novel hypothesis should warrant new promising research considering the KP and QA concentrations as a plausible mediator for the neurotoxicity possibly linked with phthalate exposures.&quot;,&quot;container-title&quot;:&quot;Environmental Research&quot;,&quot;DOI&quot;:&quot;10.1016/j.envres.2019.02.034&quot;,&quot;ISSN&quot;:&quot;0013-9351&quot;,&quot;journalAbbreviation&quot;:&quot;Environmental Research&quot;,&quot;language&quot;:&quot;en&quot;,&quot;page&quot;:&quot;430-436&quot;,&quot;source&quot;:&quot;ScienceDirect&quot;,&quot;title&quot;:&quot;High phthalate exposure increased urinary concentrations of quinolinic acid, implicated in the pathogenesis of neurological disorders: Is this a potential missing link?&quot;,&quot;title-short&quot;:&quot;High phthalate exposure increased urinary concentrations of quinolinic acid, implicated in the pathogenesis of neurological disorders&quot;,&quot;volume&quot;:&quot;172&quot;,&quot;author&quot;:[{&quot;family&quot;:&quot;Nassan&quot;,&quot;given&quot;:&quot;Feiby L.&quot;},{&quot;family&quot;:&quot;Gunn&quot;,&quot;given&quot;:&quot;Joshua A.&quot;},{&quot;family&quot;:&quot;Hill&quot;,&quot;given&quot;:&quot;Melissa M.&quot;},{&quot;family&quot;:&quot;Coull&quot;,&quot;given&quot;:&quot;Brent A.&quot;},{&quot;family&quot;:&quot;Hauser&quot;,&quot;given&quot;:&quot;Russ&quot;}],&quot;issued&quot;:{&quot;date-parts&quot;:[[&quot;2019&quot;,5,1]]}}}],&quot;schema&quot;:&quot;https://github.com/citation-style-language/schema/raw/master/csl-citation.json&quot;} RND4GbrC0LWAE"/></text:p>
          </table:table-cell>
          <table:table-cell table:style-name="Table11.A2" office:value-type="string">
            <text:p text:style-name="P30"/>
          </table:table-cell>
          <table:table-cell table:style-name="Table11.H2" office:value-type="string">
            <text:p text:style-name="P30"/>
          </table:table-cell>
        </table:table-row>
        <table:table-row table:style-name="Table11.1">
          <table:covered-table-cell table:style-name="Table11.H2"/>
          <table:table-cell table:style-name="Table11.H2" office:value-type="string">
            <text:p text:style-name="P19"><text:span text:style-name="T95">oxo</text:span>-M<text:span text:style-name="T95">i</text:span>NP</text:p>
          </table:table-cell>
          <table:table-cell table:style-name="Table11.H2" office:value-type="string">
            <text:p text:style-name="P19">Urinary metabolome</text:p>
          </table:table-cell>
          <table:table-cell table:style-name="Table11.D5" office:value-type="string">
            <text:p text:style-name="P19">5-oxoproline</text:p>
          </table:table-cell>
          <table:table-cell table:style-name="Table11.A2" office:value-type="string">
            <text:p text:style-name="P19"/>
          </table:table-cell>
          <table:table-cell table:style-name="Table11.A2" office:value-type="string">
            <text:p text:style-name="P78"><text:span text:style-name="T62">[Possible association between personal care product ingredients and 5-oxoproline </text:span><text:span text:style-name="T81">†</text:span><text:span text:style-name="T62">] </text:span><text:reference-mark-start text:name="ZOTERO_ITEM CSL_CITATION {&quot;citationID&quot;:&quot;KAUelxvl&quot;,&quot;properties&quot;:{&quot;formattedCitation&quot;:&quot;\\super 26\\nosupersub{}&quot;,&quot;plainCitation&quot;:&quot;26&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ZRRsYgVnsn"/><text:span text:style-name="T36">26</text:span><text:reference-mark-end text:name="ZOTERO_ITEM CSL_CITATION {&quot;citationID&quot;:&quot;KAUelxvl&quot;,&quot;properties&quot;:{&quot;formattedCitation&quot;:&quot;\\super 26\\nosupersub{}&quot;,&quot;plainCitation&quot;:&quot;26&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ZRRsYgVnsn"/></text:p>
          </table:table-cell>
          <table:table-cell table:style-name="Table11.A2" office:value-type="string">
            <text:p text:style-name="P77"><text:span text:style-name="T57">Total serum testosteron concentrations </text:span><text:reference-mark-start text:name="ZOTERO_ITEM CSL_CITATION {&quot;citationID&quot;:&quot;IpTj8kPd&quot;,&quot;properties&quot;:{&quot;formattedCitation&quot;:&quot;\\super 35\\nosupersub{}&quot;,&quot;plainCitation&quot;:&quot;35&quot;,&quot;noteIndex&quot;:0},&quot;citationItems&quot;:[{&quot;id&quot;:398,&quot;uris&quot;:[&quot;http://zotero.org/users/8916090/items/GCD3LJQA&quot;],&quot;itemData&quot;:{&quot;id&quot;:398,&quot;type&quot;:&quot;article-journal&quot;,&quot;abstract&quot;:&quot;OBJECTIVE: The objective of the study was to examine the effects of occupational exposure to diisononyl phthalate (DINP) on serum testosterone levels in male workers.\nMETHODS: From 2015 to 2018, 97 male workers were recruited from six French factories in the plastics industry. In a short longitudinal study, changes over 3 days in the level of total or free serum testosterone and DINP exposure were measured. DINP exposure was measured by urinary biomonitoring: mono-4-methyl-7-oxo-octyl phthalate (OXO-MINP), mono-4-methyl-7-hydroxy-octyl phthalate (OH-MINP) and mono-4-methyl-7-carboxyheptylphthalate (CX-MINP). We further analysed changes in follicle-stimulating hormone, luteinising hormone, total testosterone to oestradiol ratio and two bone turnover markers (procollagen-type-I-N propeptide, C terminal cross-linking telopeptide of type I collagen), and erectile dysfunction via standardised questionnaires (International Index of Erectile Function, Androgen Deficiency in Aging Males). Linear mixed models were used with the variables 'age' and 'abdominal diameter' included as confounder.\nRESULTS: Increased urinary OXO-MINP was associated with a significant decrease in total serum testosterone concentrations, but only for workers who exhibited the smallest variations and lowest exposures (p=0.002). The same pattern was observed for CX-MINP but was not significant; no association with OH-MINP was detectable. More self-reported erectile problems were found in workers exposed directly to DINP at the workstation (p=0.01). No changes were observed for the other biological parameters.\nCONCLUSIONS: Short-term exposure to DINP is associated with a decrease in total serum testosterone levels in male workers. Our results suggest that DINP could present weak antiandrogenic properties in humans, but these need to be confirmed by other studies.&quot;,&quot;container-title&quot;:&quot;Occupational and Environmental Medicine&quot;,&quot;DOI&quot;:&quot;10.1136/oemed-2019-106261&quot;,&quot;ISSN&quot;:&quot;1470-7926&quot;,&quot;issue&quot;:&quot;4&quot;,&quot;journalAbbreviation&quot;:&quot;Occup Environ Med&quot;,&quot;language&quot;:&quot;eng&quot;,&quot;note&quot;:&quot;PMID: 32079716&quot;,&quot;page&quot;:&quot;214-222&quot;,&quot;source&quot;:&quot;PubMed&quot;,&quot;title&quot;:&quot;Decrease in serum testosterone levels after short-term occupational exposure to diisononyl phthalate in male workers&quot;,&quot;volume&quot;:&quot;77&quot;,&quot;author&quot;:[{&quot;family&quot;:&quot;Henrotin&quot;,&quot;given&quot;:&quot;Jean-Bernard&quot;},{&quot;family&quot;:&quot;Feigerlova&quot;,&quot;given&quot;:&quot;Eva&quot;},{&quot;family&quot;:&quot;Robert&quot;,&quot;given&quot;:&quot;Alain&quot;},{&quot;family&quot;:&quot;Dziurla&quot;,&quot;given&quot;:&quot;Mathieu&quot;},{&quot;family&quot;:&quot;Burgart&quot;,&quot;given&quot;:&quot;Manuela&quot;},{&quot;family&quot;:&quot;Lambert-Xolin&quot;,&quot;given&quot;:&quot;Anne-Marie&quot;},{&quot;family&quot;:&quot;Jeandel&quot;,&quot;given&quot;:&quot;Fanny&quot;},{&quot;family&quot;:&quot;Weryha&quot;,&quot;given&quot;:&quot;Georges&quot;}],&quot;issued&quot;:{&quot;date-parts&quot;:[[&quot;2020&quot;,4]]}}}],&quot;schema&quot;:&quot;https://github.com/citation-style-language/schema/raw/master/csl-citation.json&quot;} RND1b4cez8ZQW"/><text:span text:style-name="T33">35</text:span><text:reference-mark-end text:name="ZOTERO_ITEM CSL_CITATION {&quot;citationID&quot;:&quot;IpTj8kPd&quot;,&quot;properties&quot;:{&quot;formattedCitation&quot;:&quot;\\super 35\\nosupersub{}&quot;,&quot;plainCitation&quot;:&quot;35&quot;,&quot;noteIndex&quot;:0},&quot;citationItems&quot;:[{&quot;id&quot;:398,&quot;uris&quot;:[&quot;http://zotero.org/users/8916090/items/GCD3LJQA&quot;],&quot;itemData&quot;:{&quot;id&quot;:398,&quot;type&quot;:&quot;article-journal&quot;,&quot;abstract&quot;:&quot;OBJECTIVE: The objective of the study was to examine the effects of occupational exposure to diisononyl phthalate (DINP) on serum testosterone levels in male workers.\nMETHODS: From 2015 to 2018, 97 male workers were recruited from six French factories in the plastics industry. In a short longitudinal study, changes over 3 days in the level of total or free serum testosterone and DINP exposure were measured. DINP exposure was measured by urinary biomonitoring: mono-4-methyl-7-oxo-octyl phthalate (OXO-MINP), mono-4-methyl-7-hydroxy-octyl phthalate (OH-MINP) and mono-4-methyl-7-carboxyheptylphthalate (CX-MINP). We further analysed changes in follicle-stimulating hormone, luteinising hormone, total testosterone to oestradiol ratio and two bone turnover markers (procollagen-type-I-N propeptide, C terminal cross-linking telopeptide of type I collagen), and erectile dysfunction via standardised questionnaires (International Index of Erectile Function, Androgen Deficiency in Aging Males). Linear mixed models were used with the variables 'age' and 'abdominal diameter' included as confounder.\nRESULTS: Increased urinary OXO-MINP was associated with a significant decrease in total serum testosterone concentrations, but only for workers who exhibited the smallest variations and lowest exposures (p=0.002). The same pattern was observed for CX-MINP but was not significant; no association with OH-MINP was detectable. More self-reported erectile problems were found in workers exposed directly to DINP at the workstation (p=0.01). No changes were observed for the other biological parameters.\nCONCLUSIONS: Short-term exposure to DINP is associated with a decrease in total serum testosterone levels in male workers. Our results suggest that DINP could present weak antiandrogenic properties in humans, but these need to be confirmed by other studies.&quot;,&quot;container-title&quot;:&quot;Occupational and Environmental Medicine&quot;,&quot;DOI&quot;:&quot;10.1136/oemed-2019-106261&quot;,&quot;ISSN&quot;:&quot;1470-7926&quot;,&quot;issue&quot;:&quot;4&quot;,&quot;journalAbbreviation&quot;:&quot;Occup Environ Med&quot;,&quot;language&quot;:&quot;eng&quot;,&quot;note&quot;:&quot;PMID: 32079716&quot;,&quot;page&quot;:&quot;214-222&quot;,&quot;source&quot;:&quot;PubMed&quot;,&quot;title&quot;:&quot;Decrease in serum testosterone levels after short-term occupational exposure to diisononyl phthalate in male workers&quot;,&quot;volume&quot;:&quot;77&quot;,&quot;author&quot;:[{&quot;family&quot;:&quot;Henrotin&quot;,&quot;given&quot;:&quot;Jean-Bernard&quot;},{&quot;family&quot;:&quot;Feigerlova&quot;,&quot;given&quot;:&quot;Eva&quot;},{&quot;family&quot;:&quot;Robert&quot;,&quot;given&quot;:&quot;Alain&quot;},{&quot;family&quot;:&quot;Dziurla&quot;,&quot;given&quot;:&quot;Mathieu&quot;},{&quot;family&quot;:&quot;Burgart&quot;,&quot;given&quot;:&quot;Manuela&quot;},{&quot;family&quot;:&quot;Lambert-Xolin&quot;,&quot;given&quot;:&quot;Anne-Marie&quot;},{&quot;family&quot;:&quot;Jeandel&quot;,&quot;given&quot;:&quot;Fanny&quot;},{&quot;family&quot;:&quot;Weryha&quot;,&quot;given&quot;:&quot;Georges&quot;}],&quot;issued&quot;:{&quot;date-parts&quot;:[[&quot;2020&quot;,4]]}}}],&quot;schema&quot;:&quot;https://github.com/citation-style-language/schema/raw/master/csl-citation.json&quot;} RND1b4cez8ZQW"/><text:span text:style-name="T56">; </text:span><text:span text:style-name="T69">Respiratory function (</text:span><text:span text:style-name="T57">FEV</text:span><text:span text:style-name="T24">1</text:span><text:span text:style-name="T57">%</text:span><text:span text:style-name="T69">)</text:span><text:span text:style-name="T57"> </text:span><text:reference-mark-start text:name="ZOTERO_ITEM CSL_CITATION {&quot;citationID&quot;:&quot;2EcdaW9W&quot;,&quot;properties&quot;:{&quot;formattedCitation&quot;:&quot;\\super 36\\nosupersub{}&quot;,&quot;plainCitation&quot;:&quot;36&quot;,&quot;noteIndex&quot;:0},&quot;citationItems&quot;:[{&quot;id&quot;:396,&quot;uris&quot;:[&quot;http://zotero.org/users/8916090/items/C9BDA5BE&quot;],&quot;itemData&quot;:{&quot;id&quot;:396,&quot;type&quot;:&quot;article-journal&quot;,&quot;container-title&quot;:&quot;The Lancet Planetary Health&quot;,&quot;DOI&quot;:&quot;10.1016/S2542-5196(19)30010-5&quot;,&quot;ISSN&quot;:&quot;2542-5196&quot;,&quot;issue&quot;:&quot;2&quot;,&quot;journalAbbreviation&quot;:&quot;The Lancet Planetary Health&quot;,&quot;language&quot;:&quot;English&quot;,&quot;note&quot;:&quot;publisher: Elsevier\nPMID: 30737192&quot;,&quot;page&quot;:&quot;e81-e92&quot;,&quot;source&quot;:&quot;www.thelancet.com&quot;,&quot;title&quot;:&quot;Early-life exposome and lung function in children in Europe: an analysis of data from the longitudinal, population-based HELIX cohort&quot;,&quot;title-short&quot;:&quot;Early-life exposome and lung function in children in Europe&quot;,&quot;volume&quot;:&quot;3&quot;,&quot;author&quot;:[{&quot;family&quot;:&quot;Agier&quot;,&quot;given&quot;:&quot;Lydiane&quot;},{&quot;family&quot;:&quot;Basagaña&quot;,&quot;given&quot;:&quot;Xavier&quot;},{&quot;family&quot;:&quot;Maitre&quot;,&quot;given&quot;:&quot;Lea&quot;},{&quot;family&quot;:&quot;Granum&quot;,&quot;given&quot;:&quot;Berit&quot;},{&quot;family&quot;:&quot;Bird&quot;,&quot;given&quot;:&quot;Philippa K.&quot;},{&quot;family&quot;:&quot;Casas&quot;,&quot;given&quot;:&quot;Maribel&quot;},{&quot;family&quot;:&quot;Oftedal&quot;,&quot;given&quot;:&quot;Bente&quot;},{&quot;family&quot;:&quot;Wright&quot;,&quot;given&quot;:&quot;John&quot;},{&quot;family&quot;:&quot;Andrusaityte&quot;,&quot;given&quot;:&quot;Sandra&quot;},{&quot;family&quot;:&quot;Castro&quot;,&quot;given&quot;:&quot;Montserrat&quot;,&quot;dropping-particle&quot;:&quot;de&quot;},{&quot;family&quot;:&quot;Cequier&quot;,&quot;given&quot;:&quot;Enrique&quot;},{&quot;family&quot;:&quot;Chatzi&quot;,&quot;given&quot;:&quot;Leda&quot;},{&quot;family&quot;:&quot;Donaire-Gonzalez&quot;,&quot;given&quot;:&quot;David&quot;},{&quot;family&quot;:&quot;Grazuleviciene&quot;,&quot;given&quot;:&quot;Regina&quot;},{&quot;family&quot;:&quot;Haug&quot;,&quot;given&quot;:&quot;Line S.&quot;},{&quot;family&quot;:&quot;Sakhi&quot;,&quot;given&quot;:&quot;Amrit K.&quot;},{&quot;family&quot;:&quot;Leventakou&quot;,&quot;given&quot;:&quot;Vasiliki&quot;},{&quot;family&quot;:&quot;McEachan&quot;,&quot;given&quot;:&quot;Rosemary&quot;},{&quot;family&quot;:&quot;Nieuwenhuijsen&quot;,&quot;given&quot;:&quot;Mark&quot;},{&quot;family&quot;:&quot;Petraviciene&quot;,&quot;given&quot;:&quot;Inga&quot;},{&quot;family&quot;:&quot;Robinson&quot;,&quot;given&quot;:&quot;Oliver&quot;},{&quot;family&quot;:&quot;Roumeliotaki&quot;,&quot;given&quot;:&quot;Theano&quot;},{&quot;family&quot;:&quot;Sunyer&quot;,&quot;given&quot;:&quot;Jordi&quot;},{&quot;family&quot;:&quot;Tamayo-Uria&quot;,&quot;given&quot;:&quot;Ibon&quot;},{&quot;family&quot;:&quot;Thomsen&quot;,&quot;given&quot;:&quot;Cathrine&quot;},{&quot;family&quot;:&quot;Urquiza&quot;,&quot;given&quot;:&quot;Jose&quot;},{&quot;family&quot;:&quot;Valentin&quot;,&quot;given&quot;:&quot;Antonia&quot;},{&quot;family&quot;:&quot;Slama&quot;,&quot;given&quot;:&quot;Rémy&quot;},{&quot;family&quot;:&quot;Vrijheid&quot;,&quot;given&quot;:&quot;Martine&quot;},{&quot;family&quot;:&quot;Siroux&quot;,&quot;given&quot;:&quot;Valérie&quot;}],&quot;issued&quot;:{&quot;date-parts&quot;:[[&quot;2019&quot;,2,1]]}}}],&quot;schema&quot;:&quot;https://github.com/citation-style-language/schema/raw/master/csl-citation.json&quot;} RND1OEAeagaTG"/><text:span text:style-name="T33">36</text:span><text:reference-mark-end text:name="ZOTERO_ITEM CSL_CITATION {&quot;citationID&quot;:&quot;2EcdaW9W&quot;,&quot;properties&quot;:{&quot;formattedCitation&quot;:&quot;\\super 36\\nosupersub{}&quot;,&quot;plainCitation&quot;:&quot;36&quot;,&quot;noteIndex&quot;:0},&quot;citationItems&quot;:[{&quot;id&quot;:396,&quot;uris&quot;:[&quot;http://zotero.org/users/8916090/items/C9BDA5BE&quot;],&quot;itemData&quot;:{&quot;id&quot;:396,&quot;type&quot;:&quot;article-journal&quot;,&quot;container-title&quot;:&quot;The Lancet Planetary Health&quot;,&quot;DOI&quot;:&quot;10.1016/S2542-5196(19)30010-5&quot;,&quot;ISSN&quot;:&quot;2542-5196&quot;,&quot;issue&quot;:&quot;2&quot;,&quot;journalAbbreviation&quot;:&quot;The Lancet Planetary Health&quot;,&quot;language&quot;:&quot;English&quot;,&quot;note&quot;:&quot;publisher: Elsevier\nPMID: 30737192&quot;,&quot;page&quot;:&quot;e81-e92&quot;,&quot;source&quot;:&quot;www.thelancet.com&quot;,&quot;title&quot;:&quot;Early-life exposome and lung function in children in Europe: an analysis of data from the longitudinal, population-based HELIX cohort&quot;,&quot;title-short&quot;:&quot;Early-life exposome and lung function in children in Europe&quot;,&quot;volume&quot;:&quot;3&quot;,&quot;author&quot;:[{&quot;family&quot;:&quot;Agier&quot;,&quot;given&quot;:&quot;Lydiane&quot;},{&quot;family&quot;:&quot;Basagaña&quot;,&quot;given&quot;:&quot;Xavier&quot;},{&quot;family&quot;:&quot;Maitre&quot;,&quot;given&quot;:&quot;Lea&quot;},{&quot;family&quot;:&quot;Granum&quot;,&quot;given&quot;:&quot;Berit&quot;},{&quot;family&quot;:&quot;Bird&quot;,&quot;given&quot;:&quot;Philippa K.&quot;},{&quot;family&quot;:&quot;Casas&quot;,&quot;given&quot;:&quot;Maribel&quot;},{&quot;family&quot;:&quot;Oftedal&quot;,&quot;given&quot;:&quot;Bente&quot;},{&quot;family&quot;:&quot;Wright&quot;,&quot;given&quot;:&quot;John&quot;},{&quot;family&quot;:&quot;Andrusaityte&quot;,&quot;given&quot;:&quot;Sandra&quot;},{&quot;family&quot;:&quot;Castro&quot;,&quot;given&quot;:&quot;Montserrat&quot;,&quot;dropping-particle&quot;:&quot;de&quot;},{&quot;family&quot;:&quot;Cequier&quot;,&quot;given&quot;:&quot;Enrique&quot;},{&quot;family&quot;:&quot;Chatzi&quot;,&quot;given&quot;:&quot;Leda&quot;},{&quot;family&quot;:&quot;Donaire-Gonzalez&quot;,&quot;given&quot;:&quot;David&quot;},{&quot;family&quot;:&quot;Grazuleviciene&quot;,&quot;given&quot;:&quot;Regina&quot;},{&quot;family&quot;:&quot;Haug&quot;,&quot;given&quot;:&quot;Line S.&quot;},{&quot;family&quot;:&quot;Sakhi&quot;,&quot;given&quot;:&quot;Amrit K.&quot;},{&quot;family&quot;:&quot;Leventakou&quot;,&quot;given&quot;:&quot;Vasiliki&quot;},{&quot;family&quot;:&quot;McEachan&quot;,&quot;given&quot;:&quot;Rosemary&quot;},{&quot;family&quot;:&quot;Nieuwenhuijsen&quot;,&quot;given&quot;:&quot;Mark&quot;},{&quot;family&quot;:&quot;Petraviciene&quot;,&quot;given&quot;:&quot;Inga&quot;},{&quot;family&quot;:&quot;Robinson&quot;,&quot;given&quot;:&quot;Oliver&quot;},{&quot;family&quot;:&quot;Roumeliotaki&quot;,&quot;given&quot;:&quot;Theano&quot;},{&quot;family&quot;:&quot;Sunyer&quot;,&quot;given&quot;:&quot;Jordi&quot;},{&quot;family&quot;:&quot;Tamayo-Uria&quot;,&quot;given&quot;:&quot;Ibon&quot;},{&quot;family&quot;:&quot;Thomsen&quot;,&quot;given&quot;:&quot;Cathrine&quot;},{&quot;family&quot;:&quot;Urquiza&quot;,&quot;given&quot;:&quot;Jose&quot;},{&quot;family&quot;:&quot;Valentin&quot;,&quot;given&quot;:&quot;Antonia&quot;},{&quot;family&quot;:&quot;Slama&quot;,&quot;given&quot;:&quot;Rémy&quot;},{&quot;family&quot;:&quot;Vrijheid&quot;,&quot;given&quot;:&quot;Martine&quot;},{&quot;family&quot;:&quot;Siroux&quot;,&quot;given&quot;:&quot;Valérie&quot;}],&quot;issued&quot;:{&quot;date-parts&quot;:[[&quot;2019&quot;,2,1]]}}}],&quot;schema&quot;:&quot;https://github.com/citation-style-language/schema/raw/master/csl-citation.json&quot;} RND1OEAeagaTG"/></text:p>
          </table:table-cell>
          <table:table-cell table:style-name="Table11.H2" office:value-type="string">
            <text:p text:style-name="P30"/>
          </table:table-cell>
        </table:table-row>
        <table:table-row table:style-name="Table11.1">
          <table:covered-table-cell table:style-name="Table11.H2"/>
          <table:table-cell table:style-name="Table11.H2" office:value-type="string">
            <text:p text:style-name="P19">M<text:span text:style-name="T95">i</text:span>BP</text:p>
          </table:table-cell>
          <table:table-cell table:style-name="Table11.H2" office:value-type="string">
            <text:p text:style-name="P19">Urinary metabolome</text:p>
          </table:table-cell>
          <table:table-cell table:style-name="Table11.D5" office:value-type="string">
            <text:p text:style-name="P19">Scyllo-inositol</text:p>
          </table:table-cell>
          <table:table-cell table:style-name="Table11.A2" office:value-type="string">
            <text:p text:style-name="P19"/>
          </table:table-cell>
          <table:table-cell table:style-name="Table11.A2" office:value-type="string">
            <text:p text:style-name="P32"/>
          </table:table-cell>
          <table:table-cell table:style-name="Table11.A2" office:value-type="string">
            <text:p text:style-name="P77"><text:span text:style-name="T51">A</text:span><text:span text:style-name="T52">therosclerosis </text:span><text:reference-mark-start text:name="ZOTERO_ITEM CSL_CITATION {&quot;citationID&quot;:&quot;dLErTLLI&quot;,&quot;properties&quot;:{&quot;formattedCitation&quot;:&quot;\\super 37\\nosupersub{}&quot;,&quot;plainCitation&quot;:&quot;37&quot;,&quot;noteIndex&quot;:0},&quot;citationItems&quot;:[{&quot;id&quot;:3124,&quot;uris&quot;:[&quot;http://zotero.org/users/8916090/items/GHEFGSNT&quot;],&quot;itemData&quot;:{&quot;id&quot;:3124,&quot;type&quot;:&quot;article-journal&quot;,&quot;abstract&quot;:&quot;BACKGROUND AND OBJECTIVE: Bisphenol A (BPA) levels have previously been associated with coronary heart disease (CHD). Since CHD is an atherosclerotic disease, we investigated if circulating levels of BPA and phthalate metabolites are related to atherosclerosis in a cross-sectional study.\nMETHODS: In the population-based Prospective Investigation of the Vasculature in Uppsala Seniors (PIVUS) study (1016 subjects all aged 70), the prevalence of overt plaques and echogenectity (grey scale median, GSM) of carotid artery plaques were recorded by ultrasound in both of the carotid arteries. The thickness (IMT) and echogenicity (IM-GSM) of the intima-media complex were also measured. Bisphenol A (BPA) and 10 phthalate metabolites were analyzed in serum by a API 4000 liquid chromatograph/tandem mass spectrometer.\nRESULTS: Mono-methyl phthalate (MMP) was related to carotid plaques in an inverted U-shaped manner. This pattern was significant after adjustment for gender, body mass index, blood glucose, blood pressure, HDL and LDL-cholesterol, serum triglycerides, smoking, antihypertensive treatment and statin use (p=0.004). High levels of BPA, mono-isobutyl phthalate (MiBP) and MMP were associated with an echogenic IM-GSM and plaque GSM, while high levels of mono-2-ethylhexyl phthalate (MEHP) were associated with an echolucent IM-GSM and plaque GSM (p&lt;0.0001 after adjustment).\nCONCLUSION: The phthalate metabolite MMP was related to atherosclerotic plaques in an inverted U-shaped manner independently of CV risk factors. Some phthalates and BPA were also related to the echogenicity of the plaques, suggesting a role for plaque-associated chemicals in atherosclerosis.&quot;,&quot;container-title&quot;:&quot;Atherosclerosis&quot;,&quot;DOI&quot;:&quot;10.1016/j.atherosclerosis.2011.05.001&quot;,&quot;ISSN&quot;:&quot;1879-1484&quot;,&quot;issue&quot;:&quot;1&quot;,&quot;journalAbbreviation&quot;:&quot;Atherosclerosis&quot;,&quot;language&quot;:&quot;eng&quot;,&quot;note&quot;:&quot;PMID: 21621210&quot;,&quot;page&quot;:&quot;207-213&quot;,&quot;source&quot;:&quot;PubMed&quot;,&quot;title&quot;:&quot;Circulating levels of bisphenol A and phthalates are related to carotid atherosclerosis in the elderly&quot;,&quot;volume&quot;:&quot;218&quot;,&quot;author&quot;:[{&quot;family&quot;:&quot;Lind&quot;,&quot;given&quot;:&quot;P. Monica&quot;},{&quot;family&quot;:&quot;Lind&quot;,&quot;given&quot;:&quot;Lars&quot;}],&quot;issued&quot;:{&quot;date-parts&quot;:[[&quot;2011&quot;,9]]}}}],&quot;schema&quot;:&quot;https://github.com/citation-style-language/schema/raw/master/csl-citation.json&quot;} RNDbC2GyGHZao"/><text:span text:style-name="T48">37</text:span><text:reference-mark-end text:name="ZOTERO_ITEM CSL_CITATION {&quot;citationID&quot;:&quot;dLErTLLI&quot;,&quot;properties&quot;:{&quot;formattedCitation&quot;:&quot;\\super 37\\nosupersub{}&quot;,&quot;plainCitation&quot;:&quot;37&quot;,&quot;noteIndex&quot;:0},&quot;citationItems&quot;:[{&quot;id&quot;:3124,&quot;uris&quot;:[&quot;http://zotero.org/users/8916090/items/GHEFGSNT&quot;],&quot;itemData&quot;:{&quot;id&quot;:3124,&quot;type&quot;:&quot;article-journal&quot;,&quot;abstract&quot;:&quot;BACKGROUND AND OBJECTIVE: Bisphenol A (BPA) levels have previously been associated with coronary heart disease (CHD). Since CHD is an atherosclerotic disease, we investigated if circulating levels of BPA and phthalate metabolites are related to atherosclerosis in a cross-sectional study.\nMETHODS: In the population-based Prospective Investigation of the Vasculature in Uppsala Seniors (PIVUS) study (1016 subjects all aged 70), the prevalence of overt plaques and echogenectity (grey scale median, GSM) of carotid artery plaques were recorded by ultrasound in both of the carotid arteries. The thickness (IMT) and echogenicity (IM-GSM) of the intima-media complex were also measured. Bisphenol A (BPA) and 10 phthalate metabolites were analyzed in serum by a API 4000 liquid chromatograph/tandem mass spectrometer.\nRESULTS: Mono-methyl phthalate (MMP) was related to carotid plaques in an inverted U-shaped manner. This pattern was significant after adjustment for gender, body mass index, blood glucose, blood pressure, HDL and LDL-cholesterol, serum triglycerides, smoking, antihypertensive treatment and statin use (p=0.004). High levels of BPA, mono-isobutyl phthalate (MiBP) and MMP were associated with an echogenic IM-GSM and plaque GSM, while high levels of mono-2-ethylhexyl phthalate (MEHP) were associated with an echolucent IM-GSM and plaque GSM (p&lt;0.0001 after adjustment).\nCONCLUSION: The phthalate metabolite MMP was related to atherosclerotic plaques in an inverted U-shaped manner independently of CV risk factors. Some phthalates and BPA were also related to the echogenicity of the plaques, suggesting a role for plaque-associated chemicals in atherosclerosis.&quot;,&quot;container-title&quot;:&quot;Atherosclerosis&quot;,&quot;DOI&quot;:&quot;10.1016/j.atherosclerosis.2011.05.001&quot;,&quot;ISSN&quot;:&quot;1879-1484&quot;,&quot;issue&quot;:&quot;1&quot;,&quot;journalAbbreviation&quot;:&quot;Atherosclerosis&quot;,&quot;language&quot;:&quot;eng&quot;,&quot;note&quot;:&quot;PMID: 21621210&quot;,&quot;page&quot;:&quot;207-213&quot;,&quot;source&quot;:&quot;PubMed&quot;,&quot;title&quot;:&quot;Circulating levels of bisphenol A and phthalates are related to carotid atherosclerosis in the elderly&quot;,&quot;volume&quot;:&quot;218&quot;,&quot;author&quot;:[{&quot;family&quot;:&quot;Lind&quot;,&quot;given&quot;:&quot;P. Monica&quot;},{&quot;family&quot;:&quot;Lind&quot;,&quot;given&quot;:&quot;Lars&quot;}],&quot;issued&quot;:{&quot;date-parts&quot;:[[&quot;2011&quot;,9]]}}}],&quot;schema&quot;:&quot;https://github.com/citation-style-language/schema/raw/master/csl-citation.json&quot;} RNDbC2GyGHZao"/><text:span text:style-name="T52">; Eczema </text:span><text:reference-mark-start text:name="ZOTERO_ITEM CSL_CITATION {&quot;citationID&quot;:&quot;7XlSN8y6&quot;,&quot;properties&quot;:{&quot;formattedCitation&quot;:&quot;\\super 38\\nosupersub{}&quot;,&quot;plainCitation&quot;:&quot;38&quot;,&quot;noteIndex&quot;:0},&quot;citationItems&quot;:[{&quot;id&quot;:3126,&quot;uris&quot;:[&quot;http://zotero.org/users/8916090/items/8JEKU2PR&quot;],&quot;itemData&quot;:{&quot;id&quot;:3126,&quot;type&quot;:&quot;article-journal&quot;,&quot;abstract&quot;:&quot;BACKGROUND: Contradictory results exist regarding the importance of early-life exposure to phthalates for development of childhood eczema.\nOBJECTIVES: We evaluated the association between maternal urinary concentrations of phthalate metabolites between the 24th and 28th week of gestation and occurrence of eczema in their sons up to 5 y of age, according to allergic sensitization as assessed by total immunoglobulin E (IgE) in a subsample of individuals.\nMETHODS: Data on health outcomes and background factors were collected using five standardized annual questionnaires completed by parents at the children's ages of 1-5 y, and their associations with phthalate metabolite urinary concentrations were assessed in 604 mother-son pairs with adjusted multiple logistic regression and Cox's survival model. Several eczema phenotypes were considered. Atopic status was assessed at 5 y of age in 293 boys through total IgE assessment.\nRESULTS: At 5 y of age, the prevalence of ever eczema was 30.4%. Metabolites of di-isobutyl phthalate (DiBP) and di-isononyl phthalate (DiNP) were positively associated with early-onset (0-24 mo of age) eczema (15.7%) and late-onset (24-60 mo of age) eczema (14.7%). Applying the Cox's model showed a significant association of occurrence of eczema in the first 5 y of life with DiBP and DiNP metabolites. Among IgE-sensitized boys, metabolites of di-n-butyl phthalate (DBP) and DiBP were significantly associated with ever eczema {hazard ratio (HR)=1.67 [95% confidence interval (CI): 1.10, 2.54], p=0.01 and HR=1.87 (95% CI: 1.01, 3.48), p=0.04, respectively}.\nCONCLUSIONS: Occurrence of eczema in early childhood may be influenced by prenatal exposure to certain phthalates in boys. Further investigations are needed to confirm this observation. https://doi.org/10.1289/EHP1829.&quot;,&quot;container-title&quot;:&quot;Environmental Health Perspectives&quot;,&quot;DOI&quot;:&quot;10.1289/EHP1829&quot;,&quot;ISSN&quot;:&quot;1552-9924&quot;,&quot;issue&quot;:&quot;2&quot;,&quot;journalAbbreviation&quot;:&quot;Environ Health Perspect&quot;,&quot;language&quot;:&quot;eng&quot;,&quot;note&quot;:&quot;PMID: 29398652\nPMCID: PMC6066334&quot;,&quot;page&quot;:&quot;027002&quot;,&quot;source&quot;:&quot;PubMed&quot;,&quot;title&quot;:&quot;Prenatal Exposure to Phthalates and the Development of Eczema Phenotypes in Male Children: Results from the EDEN Mother-Child Cohort Study&quot;,&quot;title-short&quot;:&quot;Prenatal Exposure to Phthalates and the Development of Eczema Phenotypes in Male Children&quot;,&quot;volume&quot;:&quot;126&quot;,&quot;author&quot;:[{&quot;family&quot;:&quot;Soomro&quot;,&quot;given&quot;:&quot;Munawar Hussain&quot;},{&quot;family&quot;:&quot;Baiz&quot;,&quot;given&quot;:&quot;Nour&quot;},{&quot;family&quot;:&quot;Philippat&quot;,&quot;given&quot;:&quot;Claire&quot;},{&quot;family&quot;:&quot;Vernet&quot;,&quot;given&quot;:&quot;Celine&quot;},{&quot;family&quot;:&quot;Siroux&quot;,&quot;given&quot;:&quot;Valerie&quot;},{&quot;family&quot;:&quot;Nichole Maesano&quot;,&quot;given&quot;:&quot;Cara&quot;},{&quot;family&quot;:&quot;Sanyal&quot;,&quot;given&quot;:&quot;Shreosi&quot;},{&quot;family&quot;:&quot;Slama&quot;,&quot;given&quot;:&quot;Remy&quot;},{&quot;family&quot;:&quot;Bornehag&quot;,&quot;given&quot;:&quot;Carl-Gustaf&quot;},{&quot;family&quot;:&quot;Annesi-Maesano&quot;,&quot;given&quot;:&quot;Isabella&quot;}],&quot;issued&quot;:{&quot;date-parts&quot;:[[&quot;2018&quot;,2,2]]}}}],&quot;schema&quot;:&quot;https://github.com/citation-style-language/schema/raw/master/csl-citation.json&quot;} RNDPHfnrTPGnI"/><text:span text:style-name="T48">38</text:span><text:reference-mark-end text:name="ZOTERO_ITEM CSL_CITATION {&quot;citationID&quot;:&quot;7XlSN8y6&quot;,&quot;properties&quot;:{&quot;formattedCitation&quot;:&quot;\\super 38\\nosupersub{}&quot;,&quot;plainCitation&quot;:&quot;38&quot;,&quot;noteIndex&quot;:0},&quot;citationItems&quot;:[{&quot;id&quot;:3126,&quot;uris&quot;:[&quot;http://zotero.org/users/8916090/items/8JEKU2PR&quot;],&quot;itemData&quot;:{&quot;id&quot;:3126,&quot;type&quot;:&quot;article-journal&quot;,&quot;abstract&quot;:&quot;BACKGROUND: Contradictory results exist regarding the importance of early-life exposure to phthalates for development of childhood eczema.\nOBJECTIVES: We evaluated the association between maternal urinary concentrations of phthalate metabolites between the 24th and 28th week of gestation and occurrence of eczema in their sons up to 5 y of age, according to allergic sensitization as assessed by total immunoglobulin E (IgE) in a subsample of individuals.\nMETHODS: Data on health outcomes and background factors were collected using five standardized annual questionnaires completed by parents at the children's ages of 1-5 y, and their associations with phthalate metabolite urinary concentrations were assessed in 604 mother-son pairs with adjusted multiple logistic regression and Cox's survival model. Several eczema phenotypes were considered. Atopic status was assessed at 5 y of age in 293 boys through total IgE assessment.\nRESULTS: At 5 y of age, the prevalence of ever eczema was 30.4%. Metabolites of di-isobutyl phthalate (DiBP) and di-isononyl phthalate (DiNP) were positively associated with early-onset (0-24 mo of age) eczema (15.7%) and late-onset (24-60 mo of age) eczema (14.7%). Applying the Cox's model showed a significant association of occurrence of eczema in the first 5 y of life with DiBP and DiNP metabolites. Among IgE-sensitized boys, metabolites of di-n-butyl phthalate (DBP) and DiBP were significantly associated with ever eczema {hazard ratio (HR)=1.67 [95% confidence interval (CI): 1.10, 2.54], p=0.01 and HR=1.87 (95% CI: 1.01, 3.48), p=0.04, respectively}.\nCONCLUSIONS: Occurrence of eczema in early childhood may be influenced by prenatal exposure to certain phthalates in boys. Further investigations are needed to confirm this observation. https://doi.org/10.1289/EHP1829.&quot;,&quot;container-title&quot;:&quot;Environmental Health Perspectives&quot;,&quot;DOI&quot;:&quot;10.1289/EHP1829&quot;,&quot;ISSN&quot;:&quot;1552-9924&quot;,&quot;issue&quot;:&quot;2&quot;,&quot;journalAbbreviation&quot;:&quot;Environ Health Perspect&quot;,&quot;language&quot;:&quot;eng&quot;,&quot;note&quot;:&quot;PMID: 29398652\nPMCID: PMC6066334&quot;,&quot;page&quot;:&quot;027002&quot;,&quot;source&quot;:&quot;PubMed&quot;,&quot;title&quot;:&quot;Prenatal Exposure to Phthalates and the Development of Eczema Phenotypes in Male Children: Results from the EDEN Mother-Child Cohort Study&quot;,&quot;title-short&quot;:&quot;Prenatal Exposure to Phthalates and the Development of Eczema Phenotypes in Male Children&quot;,&quot;volume&quot;:&quot;126&quot;,&quot;author&quot;:[{&quot;family&quot;:&quot;Soomro&quot;,&quot;given&quot;:&quot;Munawar Hussain&quot;},{&quot;family&quot;:&quot;Baiz&quot;,&quot;given&quot;:&quot;Nour&quot;},{&quot;family&quot;:&quot;Philippat&quot;,&quot;given&quot;:&quot;Claire&quot;},{&quot;family&quot;:&quot;Vernet&quot;,&quot;given&quot;:&quot;Celine&quot;},{&quot;family&quot;:&quot;Siroux&quot;,&quot;given&quot;:&quot;Valerie&quot;},{&quot;family&quot;:&quot;Nichole Maesano&quot;,&quot;given&quot;:&quot;Cara&quot;},{&quot;family&quot;:&quot;Sanyal&quot;,&quot;given&quot;:&quot;Shreosi&quot;},{&quot;family&quot;:&quot;Slama&quot;,&quot;given&quot;:&quot;Remy&quot;},{&quot;family&quot;:&quot;Bornehag&quot;,&quot;given&quot;:&quot;Carl-Gustaf&quot;},{&quot;family&quot;:&quot;Annesi-Maesano&quot;,&quot;given&quot;:&quot;Isabella&quot;}],&quot;issued&quot;:{&quot;date-parts&quot;:[[&quot;2018&quot;,2,2]]}}}],&quot;schema&quot;:&quot;https://github.com/citation-style-language/schema/raw/master/csl-citation.json&quot;} RNDPHfnrTPGnI"/><text:span text:style-name="T52">; Obesity </text:span><text:reference-mark-start text:name="ZOTERO_ITEM CSL_CITATION {&quot;citationID&quot;:&quot;c11csEJG&quot;,&quot;properties&quot;:{&quot;formattedCitation&quot;:&quot;\\super 39\\nosupersub{}&quot;,&quot;plainCitation&quot;:&quot;39&quot;,&quot;noteIndex&quot;:0},&quot;citationItems&quot;:[{&quot;id&quot;:3130,&quot;uris&quot;:[&quot;http://zotero.org/users/8916090/items/GXNMH7L6&quot;],&quot;itemData&quot;:{&quot;id&quot;:3130,&quot;type&quot;:&quot;article-journal&quot;,&quot;abstract&quot;:&quot;BACKGROUND: Phthalates, commonly used to soften plastic goods, are known PPAR-agonists affecting lipid metabolism and adipocytes in the experimental setting. We evaluated if circulating concentrations of phthalates were related to different indices of obesity using data from the Prospective Investigation of the Vasculature in Uppsala Seniors (PIVUS) study. Data from both dual-energy X-ray absorptiometry (DXA) and abdominal magnetic resonance imaging (MRI) were used.\nMETHODS: 1,016 subjects aged 70 years were investigated in the PIVUS study. Four phthalate metabolites were detected in the serum of almost all subjects (&gt; 96%) by an API 4000 liquid chromatograph/tandem mass spectrometer. Abdominal MRI was performed in a representative subsample of 287 subjects (28%), and a dual-energy X-ray absorptiometry (DXA)-scan was obtained in 890 (88%) of the subjects two year following the phthalate measurements.\nRESULTS: In women, circulating concentrations of mono-isobutyl phthalate (MiBP) were positively related to waist circumference, total fat mass and trunk fat mass by DXA, as well as to subcutaneous adipose tissue by MRI following adjustment for serum cholesterol and triglycerides, education, smoking and exercise habits (all p &lt; 0.008). Mono-methyl phthalate (MMP) concentrations were related to trunk fat mass and the trunk/leg-ratio by DXA, but less powerful than MiBP. However, no such statistically significant relationships were seen in men.\nCONCLUSIONS: The present evaluation shows that especially the phthalate metabolite MiBP was related to increased fat amount in the subcutaneous abdominal region in women measured by DXA and MRI two years later.&quot;,&quot;container-title&quot;:&quot;Environmental Health: A Global Access Science Source&quot;,&quot;DOI&quot;:&quot;10.1186/1476-069X-11-21&quot;,&quot;ISSN&quot;:&quot;1476-069X&quot;,&quot;journalAbbreviation&quot;:&quot;Environ Health&quot;,&quot;language&quot;:&quot;eng&quot;,&quot;note&quot;:&quot;PMID: 22472124\nPMCID: PMC3379932&quot;,&quot;page&quot;:&quot;21&quot;,&quot;source&quot;:&quot;PubMed&quot;,&quot;title&quot;:&quot;Serum concentrations of phthalate metabolites are related to abdominal fat distribution two years later in elderly women&quot;,&quot;volume&quot;:&quot;11&quot;,&quot;author&quot;:[{&quot;family&quot;:&quot;Lind&quot;,&quot;given&quot;:&quot;P. Monica&quot;},{&quot;family&quot;:&quot;Roos&quot;,&quot;given&quot;:&quot;Vendela&quot;},{&quot;family&quot;:&quot;Rönn&quot;,&quot;given&quot;:&quot;Monika&quot;},{&quot;family&quot;:&quot;Johansson&quot;,&quot;given&quot;:&quot;Lars&quot;},{&quot;family&quot;:&quot;Ahlström&quot;,&quot;given&quot;:&quot;Håkan&quot;},{&quot;family&quot;:&quot;Kullberg&quot;,&quot;given&quot;:&quot;Joel&quot;},{&quot;family&quot;:&quot;Lind&quot;,&quot;given&quot;:&quot;Lars&quot;}],&quot;issued&quot;:{&quot;date-parts&quot;:[[&quot;2012&quot;,4,2]]}}}],&quot;schema&quot;:&quot;https://github.com/citation-style-language/schema/raw/master/csl-citation.json&quot;} RNDOn3aZO5Tpe"/><text:span text:style-name="T48">39</text:span><text:reference-mark-end text:name="ZOTERO_ITEM CSL_CITATION {&quot;citationID&quot;:&quot;c11csEJG&quot;,&quot;properties&quot;:{&quot;formattedCitation&quot;:&quot;\\super 39\\nosupersub{}&quot;,&quot;plainCitation&quot;:&quot;39&quot;,&quot;noteIndex&quot;:0},&quot;citationItems&quot;:[{&quot;id&quot;:3130,&quot;uris&quot;:[&quot;http://zotero.org/users/8916090/items/GXNMH7L6&quot;],&quot;itemData&quot;:{&quot;id&quot;:3130,&quot;type&quot;:&quot;article-journal&quot;,&quot;abstract&quot;:&quot;BACKGROUND: Phthalates, commonly used to soften plastic goods, are known PPAR-agonists affecting lipid metabolism and adipocytes in the experimental setting. We evaluated if circulating concentrations of phthalates were related to different indices of obesity using data from the Prospective Investigation of the Vasculature in Uppsala Seniors (PIVUS) study. Data from both dual-energy X-ray absorptiometry (DXA) and abdominal magnetic resonance imaging (MRI) were used.\nMETHODS: 1,016 subjects aged 70 years were investigated in the PIVUS study. Four phthalate metabolites were detected in the serum of almost all subjects (&gt; 96%) by an API 4000 liquid chromatograph/tandem mass spectrometer. Abdominal MRI was performed in a representative subsample of 287 subjects (28%), and a dual-energy X-ray absorptiometry (DXA)-scan was obtained in 890 (88%) of the subjects two year following the phthalate measurements.\nRESULTS: In women, circulating concentrations of mono-isobutyl phthalate (MiBP) were positively related to waist circumference, total fat mass and trunk fat mass by DXA, as well as to subcutaneous adipose tissue by MRI following adjustment for serum cholesterol and triglycerides, education, smoking and exercise habits (all p &lt; 0.008). Mono-methyl phthalate (MMP) concentrations were related to trunk fat mass and the trunk/leg-ratio by DXA, but less powerful than MiBP. However, no such statistically significant relationships were seen in men.\nCONCLUSIONS: The present evaluation shows that especially the phthalate metabolite MiBP was related to increased fat amount in the subcutaneous abdominal region in women measured by DXA and MRI two years later.&quot;,&quot;container-title&quot;:&quot;Environmental Health: A Global Access Science Source&quot;,&quot;DOI&quot;:&quot;10.1186/1476-069X-11-21&quot;,&quot;ISSN&quot;:&quot;1476-069X&quot;,&quot;journalAbbreviation&quot;:&quot;Environ Health&quot;,&quot;language&quot;:&quot;eng&quot;,&quot;note&quot;:&quot;PMID: 22472124\nPMCID: PMC3379932&quot;,&quot;page&quot;:&quot;21&quot;,&quot;source&quot;:&quot;PubMed&quot;,&quot;title&quot;:&quot;Serum concentrations of phthalate metabolites are related to abdominal fat distribution two years later in elderly women&quot;,&quot;volume&quot;:&quot;11&quot;,&quot;author&quot;:[{&quot;family&quot;:&quot;Lind&quot;,&quot;given&quot;:&quot;P. Monica&quot;},{&quot;family&quot;:&quot;Roos&quot;,&quot;given&quot;:&quot;Vendela&quot;},{&quot;family&quot;:&quot;Rönn&quot;,&quot;given&quot;:&quot;Monika&quot;},{&quot;family&quot;:&quot;Johansson&quot;,&quot;given&quot;:&quot;Lars&quot;},{&quot;family&quot;:&quot;Ahlström&quot;,&quot;given&quot;:&quot;Håkan&quot;},{&quot;family&quot;:&quot;Kullberg&quot;,&quot;given&quot;:&quot;Joel&quot;},{&quot;family&quot;:&quot;Lind&quot;,&quot;given&quot;:&quot;Lars&quot;}],&quot;issued&quot;:{&quot;date-parts&quot;:[[&quot;2012&quot;,4,2]]}}}],&quot;schema&quot;:&quot;https://github.com/citation-style-language/schema/raw/master/csl-citation.json&quot;} RNDOn3aZO5Tpe"/><text:span text:style-name="T52">; Premature birth </text:span><text:reference-mark-start text:name="ZOTERO_ITEM CSL_CITATION {&quot;citationID&quot;:&quot;4ywYJ2J2&quot;,&quot;properties&quot;:{&quot;formattedCitation&quot;:&quot;\\super 40\\nosupersub{}&quot;,&quot;plainCitation&quot;:&quot;40&quot;,&quot;noteIndex&quot;:0},&quot;citationItems&quot;:[{&quot;id&quot;:3134,&quot;uris&quot;:[&quot;http://zotero.org/users/8916090/items/8HRPKI3K&quot;],&quot;itemData&quot;:{&quot;id&quot;:3134,&quot;type&quot;:&quot;article-journal&quot;,&quot;abstract&quot;:&quot;BACKGROUND: Preterm birth is a global public health issue and rates in Puerto Rico are consistently among the highest in the USA. Exposures to environmental contaminants might be a contributing factor.\nMETHODS: In a preliminary analysis from the Puerto Rico Testsite for Exploring Contamination Threats (PROTECT) cohort (n = 1090), we investigated the association between urinary phthalate metabolite concentrations measured at three study visits (targeted at 20, 24, and 28 weeks of gestation) individually and averaged over pregnancy with gestational age at delivery and preterm birth. We additionally assessed differences in associations by study visit and among preterm births with a spontaneous delivery.\nRESULTS: Compared to women in the general USA population, urinary concentrations of metabolites of di-n-butyl phthalate (DBP) and di-isobutyl phthalate (DiBP) were higher among pregnant women in Puerto Rico. Interquartile range (IQR) increases in pregnancy-averages of urinary metabolites of DBP and DiBP were associated with shorter duration of gestation and increased odds of preterm birth. An IQR increase in mono-n-butyl phthalate (MBP), a metabolite of DBP, was associated with 1.55 days shorter gestation (95% confidence interval [CI] = -2.68, -0.42) and an odds ratio (OR) of 1.42 (95% confidence interval [CI]: 1.07, 1.88) for preterm birth. An IQR increase in mono-isobutyl phthalate (MiBP), a metabolite of DiBP, was associated with 1.16 days shorter gestation (95% CI = -2.25, -0.08) and an OR of 1.32 (95% CI: 1.02, 1.71) for preterm birth. Associations were greatest in magnitude for urinary concentrations measured at the second study visit (median 23 weeks gestation). DiBP metabolite associations were greatest in magnitude in models of spontaneous preterm birth. No associations were detected with other phthalate metabolites, including those of di-2-ethylhexyl phthalate.\nCONCLUSION: Among pregnant women in the PROTECT cohort, DBP and DiBP metabolites were associated with increased odds of preterm birth. These exposures may be contributing to elevated rates of preterm birth observed in Puerto Rico.&quot;,&quot;container-title&quot;:&quot;Environment International&quot;,&quot;DOI&quot;:&quot;10.1016/j.envint.2019.105099&quot;,&quot;ISSN&quot;:&quot;1873-6750&quot;,&quot;journalAbbreviation&quot;:&quot;Environ Int&quot;,&quot;language&quot;:&quot;eng&quot;,&quot;note&quot;:&quot;PMID: 31430608\nPMCID: PMC6754790&quot;,&quot;page&quot;:&quot;105099&quot;,&quot;source&quot;:&quot;PubMed&quot;,&quot;title&quot;:&quot;Environmental phthalate exposure and preterm birth in the PROTECT birth cohort&quot;,&quot;volume&quot;:&quot;132&quot;,&quot;author&quot;:[{&quot;family&quot;:&quot;Ferguson&quot;,&quot;given&quot;:&quot;Kelly K.&quot;},{&quot;family&quot;:&quot;Rosen&quot;,&quot;given&quot;:&quot;Emma M.&quot;},{&quot;family&quot;:&quot;Rosario&quot;,&quot;given&quot;:&quot;Zaira&quot;},{&quot;family&quot;:&quot;Feric&quot;,&quot;given&quot;:&quot;Zlatan&quot;},{&quot;family&quot;:&quot;Calafat&quot;,&quot;given&quot;:&quot;Antonia M.&quot;},{&quot;family&quot;:&quot;McElrath&quot;,&quot;given&quot;:&quot;Thomas F.&quot;},{&quot;family&quot;:&quot;Vélez Vega&quot;,&quot;given&quot;:&quot;Carmen&quot;},{&quot;family&quot;:&quot;Cordero&quot;,&quot;given&quot;:&quot;José F.&quot;},{&quot;family&quot;:&quot;Alshawabkeh&quot;,&quot;given&quot;:&quot;Akram&quot;},{&quot;family&quot;:&quot;Meeker&quot;,&quot;given&quot;:&quot;John D.&quot;}],&quot;issued&quot;:{&quot;date-parts&quot;:[[&quot;2019&quot;,11]]}}}],&quot;schema&quot;:&quot;https://github.com/citation-style-language/schema/raw/master/csl-citation.json&quot;} RNDJAMoa4IuOT"/><text:span text:style-name="T48">40</text:span><text:reference-mark-end text:name="ZOTERO_ITEM CSL_CITATION {&quot;citationID&quot;:&quot;4ywYJ2J2&quot;,&quot;properties&quot;:{&quot;formattedCitation&quot;:&quot;\\super 40\\nosupersub{}&quot;,&quot;plainCitation&quot;:&quot;40&quot;,&quot;noteIndex&quot;:0},&quot;citationItems&quot;:[{&quot;id&quot;:3134,&quot;uris&quot;:[&quot;http://zotero.org/users/8916090/items/8HRPKI3K&quot;],&quot;itemData&quot;:{&quot;id&quot;:3134,&quot;type&quot;:&quot;article-journal&quot;,&quot;abstract&quot;:&quot;BACKGROUND: Preterm birth is a global public health issue and rates in Puerto Rico are consistently among the highest in the USA. Exposures to environmental contaminants might be a contributing factor.\nMETHODS: In a preliminary analysis from the Puerto Rico Testsite for Exploring Contamination Threats (PROTECT) cohort (n = 1090), we investigated the association between urinary phthalate metabolite concentrations measured at three study visits (targeted at 20, 24, and 28 weeks of gestation) individually and averaged over pregnancy with gestational age at delivery and preterm birth. We additionally assessed differences in associations by study visit and among preterm births with a spontaneous delivery.\nRESULTS: Compared to women in the general USA population, urinary concentrations of metabolites of di-n-butyl phthalate (DBP) and di-isobutyl phthalate (DiBP) were higher among pregnant women in Puerto Rico. Interquartile range (IQR) increases in pregnancy-averages of urinary metabolites of DBP and DiBP were associated with shorter duration of gestation and increased odds of preterm birth. An IQR increase in mono-n-butyl phthalate (MBP), a metabolite of DBP, was associated with 1.55 days shorter gestation (95% confidence interval [CI] = -2.68, -0.42) and an odds ratio (OR) of 1.42 (95% confidence interval [CI]: 1.07, 1.88) for preterm birth. An IQR increase in mono-isobutyl phthalate (MiBP), a metabolite of DiBP, was associated with 1.16 days shorter gestation (95% CI = -2.25, -0.08) and an OR of 1.32 (95% CI: 1.02, 1.71) for preterm birth. Associations were greatest in magnitude for urinary concentrations measured at the second study visit (median 23 weeks gestation). DiBP metabolite associations were greatest in magnitude in models of spontaneous preterm birth. No associations were detected with other phthalate metabolites, including those of di-2-ethylhexyl phthalate.\nCONCLUSION: Among pregnant women in the PROTECT cohort, DBP and DiBP metabolites were associated with increased odds of preterm birth. These exposures may be contributing to elevated rates of preterm birth observed in Puerto Rico.&quot;,&quot;container-title&quot;:&quot;Environment International&quot;,&quot;DOI&quot;:&quot;10.1016/j.envint.2019.105099&quot;,&quot;ISSN&quot;:&quot;1873-6750&quot;,&quot;journalAbbreviation&quot;:&quot;Environ Int&quot;,&quot;language&quot;:&quot;eng&quot;,&quot;note&quot;:&quot;PMID: 31430608\nPMCID: PMC6754790&quot;,&quot;page&quot;:&quot;105099&quot;,&quot;source&quot;:&quot;PubMed&quot;,&quot;title&quot;:&quot;Environmental phthalate exposure and preterm birth in the PROTECT birth cohort&quot;,&quot;volume&quot;:&quot;132&quot;,&quot;author&quot;:[{&quot;family&quot;:&quot;Ferguson&quot;,&quot;given&quot;:&quot;Kelly K.&quot;},{&quot;family&quot;:&quot;Rosen&quot;,&quot;given&quot;:&quot;Emma M.&quot;},{&quot;family&quot;:&quot;Rosario&quot;,&quot;given&quot;:&quot;Zaira&quot;},{&quot;family&quot;:&quot;Feric&quot;,&quot;given&quot;:&quot;Zlatan&quot;},{&quot;family&quot;:&quot;Calafat&quot;,&quot;given&quot;:&quot;Antonia M.&quot;},{&quot;family&quot;:&quot;McElrath&quot;,&quot;given&quot;:&quot;Thomas F.&quot;},{&quot;family&quot;:&quot;Vélez Vega&quot;,&quot;given&quot;:&quot;Carmen&quot;},{&quot;family&quot;:&quot;Cordero&quot;,&quot;given&quot;:&quot;José F.&quot;},{&quot;family&quot;:&quot;Alshawabkeh&quot;,&quot;given&quot;:&quot;Akram&quot;},{&quot;family&quot;:&quot;Meeker&quot;,&quot;given&quot;:&quot;John D.&quot;}],&quot;issued&quot;:{&quot;date-parts&quot;:[[&quot;2019&quot;,11]]}}}],&quot;schema&quot;:&quot;https://github.com/citation-style-language/schema/raw/master/csl-citation.json&quot;} RNDJAMoa4IuOT"/><text:span text:style-name="T52">; Prenatal exposure delayed effects </text:span><text:reference-mark-start text:name="ZOTERO_ITEM CSL_CITATION {&quot;citationID&quot;:&quot;e8ChOwUR&quot;,&quot;properties&quot;:{&quot;formattedCitation&quot;:&quot;\\super 41\\nosupersub{}&quot;,&quot;plainCitation&quot;:&quot;41&quot;,&quot;noteIndex&quot;:0},&quot;citationItems&quot;:[{&quot;id&quot;:3138,&quot;uris&quot;:[&quot;http://zotero.org/users/8916090/items/LU6VMPYB&quot;],&quot;itemData&quot;:{&quot;id&quot;:3138,&quot;type&quot;:&quot;article-journal&quot;,&quot;abstract&quot;:&quot;BACKGROUND: Phthalates, used in a variety of consumer products, are a group of chemicals that are ubiquitous in the environment, and their metabolites are detectable in most humans. Some phthalates have anti-androgenic properties; a prior study reported an association between gestational exposure to phthalates and reduced masculine behaviors in preschool boys.\nMETHODS: Concentrations of 9 phthalate metabolites were measured in urine collected at 16 and 26 weeks' gestation from pregnant women enrolled in the HOME Study, a prospective pregnancy and birth cohort. Measures of gender-related play were collected at 8 years of age, including the Gender Identity Questionnaire (GIQ) completed by mothers, and the Playmate and Play Style Preferences Structured Interview (PPPSI) completed by children. We examined these measures as continuous variables using both bivariate and multivariable approaches with adjustment for covariates. Additional analyses included logistic regression of GIQ and PPPSI scores dichotomized by sex at the lower 25th percentile, indicating the least typical behavior.\nRESULTS: Mothers' phthalate metabolite concentrations during pregnancy were similar to the reported national average among US women. All children scored within a typical range on both measures of gender-related play behavior. No statistically significant associations were found between averaged maternal phthalate metabolite concentrations and continuous PPPSI scores or any GIQ scores. For the dichotomized PPPSI; higher maternal monoethyl phthalate (MEP) concentrations were associated with more typical play behaviors for females (OR = 0.70, CI = 0.51-0.97). In contrast, higher maternal mono-isobutyl phthalate (MiBP) concentrations were associated with higher odds of membership in the least typical play behaviors group for males (OR = 1.69, CI = 1.00-2.86).\nCONCLUSIONS: In this sample of typically developing children, higher maternal urinary MEP concentrations during pregnancy were associated with more typical gender-related play behaviors in both males and females, and increased urinary MiBP concentrations were associated with less masculine gender-related play behaviors in males.&quot;,&quot;container-title&quot;:&quot;Environmental Health: A Global Access Science Source&quot;,&quot;DOI&quot;:&quot;10.1186/s12940-016-0171-7&quot;,&quot;ISSN&quot;:&quot;1476-069X&quot;,&quot;issue&quot;:&quot;1&quot;,&quot;journalAbbreviation&quot;:&quot;Environ Health&quot;,&quot;language&quot;:&quot;eng&quot;,&quot;note&quot;:&quot;PMID: 27527835\nPMCID: PMC4986248&quot;,&quot;page&quot;:&quot;87&quot;,&quot;source&quot;:&quot;PubMed&quot;,&quot;title&quot;:&quot;Gestational exposure to phthalates and gender-related play behaviors in 8-year-old children: an observational study&quot;,&quot;title-short&quot;:&quot;Gestational exposure to phthalates and gender-related play behaviors in 8-year-old children&quot;,&quot;volume&quot;:&quot;15&quot;,&quot;author&quot;:[{&quot;family&quot;:&quot;Percy&quot;,&quot;given&quot;:&quot;Zana&quot;},{&quot;family&quot;:&quot;Xu&quot;,&quot;given&quot;:&quot;Yingying&quot;},{&quot;family&quot;:&quot;Sucharew&quot;,&quot;given&quot;:&quot;Heidi&quot;},{&quot;family&quot;:&quot;Khoury&quot;,&quot;given&quot;:&quot;Jane C.&quot;},{&quot;family&quot;:&quot;Calafat&quot;,&quot;given&quot;:&quot;Antonia M.&quot;},{&quot;family&quot;:&quot;Braun&quot;,&quot;given&quot;:&quot;Joseph M.&quot;},{&quot;family&quot;:&quot;Lanphear&quot;,&quot;given&quot;:&quot;Bruce P.&quot;},{&quot;family&quot;:&quot;Chen&quot;,&quot;given&quot;:&quot;Aimin&quot;},{&quot;family&quot;:&quot;Yolton&quot;,&quot;given&quot;:&quot;Kimberly&quot;}],&quot;issued&quot;:{&quot;date-parts&quot;:[[&quot;2016&quot;,8,16]]}}}],&quot;schema&quot;:&quot;https://github.com/citation-style-language/schema/raw/master/csl-citation.json&quot;} RNDV4RJiD84O6"/><text:span text:style-name="T48">41</text:span><text:reference-mark-end text:name="ZOTERO_ITEM CSL_CITATION {&quot;citationID&quot;:&quot;e8ChOwUR&quot;,&quot;properties&quot;:{&quot;formattedCitation&quot;:&quot;\\super 41\\nosupersub{}&quot;,&quot;plainCitation&quot;:&quot;41&quot;,&quot;noteIndex&quot;:0},&quot;citationItems&quot;:[{&quot;id&quot;:3138,&quot;uris&quot;:[&quot;http://zotero.org/users/8916090/items/LU6VMPYB&quot;],&quot;itemData&quot;:{&quot;id&quot;:3138,&quot;type&quot;:&quot;article-journal&quot;,&quot;abstract&quot;:&quot;BACKGROUND: Phthalates, used in a variety of consumer products, are a group of chemicals that are ubiquitous in the environment, and their metabolites are detectable in most humans. Some phthalates have anti-androgenic properties; a prior study reported an association between gestational exposure to phthalates and reduced masculine behaviors in preschool boys.\nMETHODS: Concentrations of 9 phthalate metabolites were measured in urine collected at 16 and 26 weeks' gestation from pregnant women enrolled in the HOME Study, a prospective pregnancy and birth cohort. Measures of gender-related play were collected at 8 years of age, including the Gender Identity Questionnaire (GIQ) completed by mothers, and the Playmate and Play Style Preferences Structured Interview (PPPSI) completed by children. We examined these measures as continuous variables using both bivariate and multivariable approaches with adjustment for covariates. Additional analyses included logistic regression of GIQ and PPPSI scores dichotomized by sex at the lower 25th percentile, indicating the least typical behavior.\nRESULTS: Mothers' phthalate metabolite concentrations during pregnancy were similar to the reported national average among US women. All children scored within a typical range on both measures of gender-related play behavior. No statistically significant associations were found between averaged maternal phthalate metabolite concentrations and continuous PPPSI scores or any GIQ scores. For the dichotomized PPPSI; higher maternal monoethyl phthalate (MEP) concentrations were associated with more typical play behaviors for females (OR = 0.70, CI = 0.51-0.97). In contrast, higher maternal mono-isobutyl phthalate (MiBP) concentrations were associated with higher odds of membership in the least typical play behaviors group for males (OR = 1.69, CI = 1.00-2.86).\nCONCLUSIONS: In this sample of typically developing children, higher maternal urinary MEP concentrations during pregnancy were associated with more typical gender-related play behaviors in both males and females, and increased urinary MiBP concentrations were associated with less masculine gender-related play behaviors in males.&quot;,&quot;container-title&quot;:&quot;Environmental Health: A Global Access Science Source&quot;,&quot;DOI&quot;:&quot;10.1186/s12940-016-0171-7&quot;,&quot;ISSN&quot;:&quot;1476-069X&quot;,&quot;issue&quot;:&quot;1&quot;,&quot;journalAbbreviation&quot;:&quot;Environ Health&quot;,&quot;language&quot;:&quot;eng&quot;,&quot;note&quot;:&quot;PMID: 27527835\nPMCID: PMC4986248&quot;,&quot;page&quot;:&quot;87&quot;,&quot;source&quot;:&quot;PubMed&quot;,&quot;title&quot;:&quot;Gestational exposure to phthalates and gender-related play behaviors in 8-year-old children: an observational study&quot;,&quot;title-short&quot;:&quot;Gestational exposure to phthalates and gender-related play behaviors in 8-year-old children&quot;,&quot;volume&quot;:&quot;15&quot;,&quot;author&quot;:[{&quot;family&quot;:&quot;Percy&quot;,&quot;given&quot;:&quot;Zana&quot;},{&quot;family&quot;:&quot;Xu&quot;,&quot;given&quot;:&quot;Yingying&quot;},{&quot;family&quot;:&quot;Sucharew&quot;,&quot;given&quot;:&quot;Heidi&quot;},{&quot;family&quot;:&quot;Khoury&quot;,&quot;given&quot;:&quot;Jane C.&quot;},{&quot;family&quot;:&quot;Calafat&quot;,&quot;given&quot;:&quot;Antonia M.&quot;},{&quot;family&quot;:&quot;Braun&quot;,&quot;given&quot;:&quot;Joseph M.&quot;},{&quot;family&quot;:&quot;Lanphear&quot;,&quot;given&quot;:&quot;Bruce P.&quot;},{&quot;family&quot;:&quot;Chen&quot;,&quot;given&quot;:&quot;Aimin&quot;},{&quot;family&quot;:&quot;Yolton&quot;,&quot;given&quot;:&quot;Kimberly&quot;}],&quot;issued&quot;:{&quot;date-parts&quot;:[[&quot;2016&quot;,8,16]]}}}],&quot;schema&quot;:&quot;https://github.com/citation-style-language/schema/raw/master/csl-citation.json&quot;} RNDV4RJiD84O6"/></text:p>
          </table:table-cell>
          <table:table-cell table:style-name="Table11.H2" office:value-type="string">
            <text:p text:style-name="P32"/>
          </table:table-cell>
        </table:table-row>
      </table:table>
      <text:p text:style-name="P83"><text:span text:style-name="T82">Table </text:span><text:span text:style-name="T83">7</text:span><text:span text:style-name="T82">: Biological interpretation and literature review of the mixed associations </text:span><text:span text:style-name="T84">in</text:span><text:span text:style-name="T82"> the merged network. </text:span><text:span text:style-name="T89">*</text:span><text:span text:style-name="T85">Retrieved from PubChem </text:span><text:span text:style-name="T88">(“Associated Disorders and Diseases”)</text:span><text:span text:style-name="T85"> </text:span><text:reference-mark-start text:name="ZOTERO_ITEM CSL_CITATION {&quot;citationID&quot;:&quot;l8l3GAC7&quot;,&quot;properties&quot;:{&quot;formattedCitation&quot;:&quot;\\super 42\\nosupersub{}&quot;,&quot;plainCitation&quot;:&quot;42&quot;,&quot;noteIndex&quot;:0},&quot;citationItems&quot;:[{&quot;id&quot;:3022,&quot;uris&quot;:[&quot;http://zotero.org/users/8916090/items/MT6ZA4L2&quot;],&quot;itemData&quot;:{&quot;id&quot;:3022,&quot;type&quot;:&quot;article-journal&quot;,&quot;abstract&quot;:&quot;PubChem (https://pubchem.ncbi.nlm.nih.gov) is a popular chemical information resource that serves the scientific community as well as the general public, with millions of unique users per month. In the past two years, PubChem made substantial improvements. Data from more than 100 new data sources were added to PubChem, including chemical-literature links from Thieme Chemistry, chemical and physical property links from SpringerMaterials, and patent links from the World Intellectual Properties Organization (WIPO). PubChem's homepage and individual record pages were updated to help users find desired information faster. This update involved a data model change for the data objects used by these pages as well as by programmatic users. Several new services were introduced, including the PubChem Periodic Table and Element pages, Pathway pages, and Knowledge panels. Additionally, in response to the coronavirus disease 2019 (COVID-19) outbreak, PubChem created a special data collection that contains PubChem data related to COVID-19 and the severe acute respiratory syndrome coronavirus 2 (SARS-CoV-2).&quot;,&quot;container-title&quot;:&quot;Nucleic Acids Research&quot;,&quot;DOI&quot;:&quot;10.1093/nar/gkaa971&quot;,&quot;ISSN&quot;:&quot;0305-1048&quot;,&quot;issue&quot;:&quot;D1&quot;,&quot;journalAbbreviation&quot;:&quot;Nucleic Acids Res&quot;,&quot;note&quot;:&quot;PMID: 33151290\nPMCID: PMC7778930&quot;,&quot;page&quot;:&quot;D1388-D1395&quot;,&quot;source&quot;:&quot;PubMed Central&quot;,&quot;title&quot;:&quot;PubChem in 2021: new data content and improved web interfaces&quot;,&quot;title-short&quot;:&quot;PubChem in 2021&quot;,&quot;volume&quot;:&quot;49&quot;,&quot;author&quot;:[{&quot;family&quot;:&quot;Kim&quot;,&quot;given&quot;:&quot;Sunghwan&quot;},{&quot;family&quot;:&quot;Chen&quot;,&quot;given&quot;:&quot;Jie&quot;},{&quot;family&quot;:&quot;Cheng&quot;,&quot;given&quot;:&quot;Tiejun&quot;},{&quot;family&quot;:&quot;Gindulyte&quot;,&quot;given&quot;:&quot;Asta&quot;},{&quot;family&quot;:&quot;He&quot;,&quot;given&quot;:&quot;Jia&quot;},{&quot;family&quot;:&quot;He&quot;,&quot;given&quot;:&quot;Siqian&quot;},{&quot;family&quot;:&quot;Li&quot;,&quot;given&quot;:&quot;Qingliang&quot;},{&quot;family&quot;:&quot;Shoemaker&quot;,&quot;given&quot;:&quot;Benjamin A&quot;},{&quot;family&quot;:&quot;Thiessen&quot;,&quot;given&quot;:&quot;Paul A&quot;},{&quot;family&quot;:&quot;Yu&quot;,&quot;given&quot;:&quot;Bo&quot;},{&quot;family&quot;:&quot;Zaslavsky&quot;,&quot;given&quot;:&quot;Leonid&quot;},{&quot;family&quot;:&quot;Zhang&quot;,&quot;given&quot;:&quot;Jian&quot;},{&quot;family&quot;:&quot;Bolton&quot;,&quot;given&quot;:&quot;Evan E&quot;}],&quot;issued&quot;:{&quot;date-parts&quot;:[[&quot;2020&quot;,11,5]]}}}],&quot;schema&quot;:&quot;https://github.com/citation-style-language/schema/raw/master/csl-citation.json&quot;} RND9LhzSdJBUZ"/><text:span text:style-name="T50">42</text:span><text:reference-mark-end text:name="ZOTERO_ITEM CSL_CITATION {&quot;citationID&quot;:&quot;l8l3GAC7&quot;,&quot;properties&quot;:{&quot;formattedCitation&quot;:&quot;\\super 42\\nosupersub{}&quot;,&quot;plainCitation&quot;:&quot;42&quot;,&quot;noteIndex&quot;:0},&quot;citationItems&quot;:[{&quot;id&quot;:3022,&quot;uris&quot;:[&quot;http://zotero.org/users/8916090/items/MT6ZA4L2&quot;],&quot;itemData&quot;:{&quot;id&quot;:3022,&quot;type&quot;:&quot;article-journal&quot;,&quot;abstract&quot;:&quot;PubChem (https://pubchem.ncbi.nlm.nih.gov) is a popular chemical information resource that serves the scientific community as well as the general public, with millions of unique users per month. In the past two years, PubChem made substantial improvements. Data from more than 100 new data sources were added to PubChem, including chemical-literature links from Thieme Chemistry, chemical and physical property links from SpringerMaterials, and patent links from the World Intellectual Properties Organization (WIPO). PubChem's homepage and individual record pages were updated to help users find desired information faster. This update involved a data model change for the data objects used by these pages as well as by programmatic users. Several new services were introduced, including the PubChem Periodic Table and Element pages, Pathway pages, and Knowledge panels. Additionally, in response to the coronavirus disease 2019 (COVID-19) outbreak, PubChem created a special data collection that contains PubChem data related to COVID-19 and the severe acute respiratory syndrome coronavirus 2 (SARS-CoV-2).&quot;,&quot;container-title&quot;:&quot;Nucleic Acids Research&quot;,&quot;DOI&quot;:&quot;10.1093/nar/gkaa971&quot;,&quot;ISSN&quot;:&quot;0305-1048&quot;,&quot;issue&quot;:&quot;D1&quot;,&quot;journalAbbreviation&quot;:&quot;Nucleic Acids Res&quot;,&quot;note&quot;:&quot;PMID: 33151290\nPMCID: PMC7778930&quot;,&quot;page&quot;:&quot;D1388-D1395&quot;,&quot;source&quot;:&quot;PubMed Central&quot;,&quot;title&quot;:&quot;PubChem in 2021: new data content and improved web interfaces&quot;,&quot;title-short&quot;:&quot;PubChem in 2021&quot;,&quot;volume&quot;:&quot;49&quot;,&quot;author&quot;:[{&quot;family&quot;:&quot;Kim&quot;,&quot;given&quot;:&quot;Sunghwan&quot;},{&quot;family&quot;:&quot;Chen&quot;,&quot;given&quot;:&quot;Jie&quot;},{&quot;family&quot;:&quot;Cheng&quot;,&quot;given&quot;:&quot;Tiejun&quot;},{&quot;family&quot;:&quot;Gindulyte&quot;,&quot;given&quot;:&quot;Asta&quot;},{&quot;family&quot;:&quot;He&quot;,&quot;given&quot;:&quot;Jia&quot;},{&quot;family&quot;:&quot;He&quot;,&quot;given&quot;:&quot;Siqian&quot;},{&quot;family&quot;:&quot;Li&quot;,&quot;given&quot;:&quot;Qingliang&quot;},{&quot;family&quot;:&quot;Shoemaker&quot;,&quot;given&quot;:&quot;Benjamin A&quot;},{&quot;family&quot;:&quot;Thiessen&quot;,&quot;given&quot;:&quot;Paul A&quot;},{&quot;family&quot;:&quot;Yu&quot;,&quot;given&quot;:&quot;Bo&quot;},{&quot;family&quot;:&quot;Zaslavsky&quot;,&quot;given&quot;:&quot;Leonid&quot;},{&quot;family&quot;:&quot;Zhang&quot;,&quot;given&quot;:&quot;Jian&quot;},{&quot;family&quot;:&quot;Bolton&quot;,&quot;given&quot;:&quot;Evan E&quot;}],&quot;issued&quot;:{&quot;date-parts&quot;:[[&quot;2020&quot;,11,5]]}}}],&quot;schema&quot;:&quot;https://github.com/citation-style-language/schema/raw/master/csl-citation.json&quot;} RND9LhzSdJBUZ"/><text:span text:style-name="T85">. </text:span><text:span text:style-name="T90">**</text:span><text:span text:style-name="T85">Retrieved from the EWAS Atlas </text:span><text:reference-mark-start text:name="ZOTERO_ITEM CSL_CITATION {&quot;citationID&quot;:&quot;K1Jwc0Jy&quot;,&quot;properties&quot;:{&quot;formattedCitation&quot;:&quot;\\super 43\\nosupersub{}&quot;,&quot;plainCitation&quot;:&quot;43&quot;,&quot;noteIndex&quot;:0},&quot;citationItems&quot;:[{&quot;id&quot;:210,&quot;uris&quot;:[&quot;http://zotero.org/users/8916090/items/NJFZ4JP9&quot;],&quot;itemData&quot;:{&quot;id&quot;:210,&quot;type&quot;:&quot;article-journal&quot;,&quot;abstract&quot;:&quot;Epigenome-Wide Association Study (EWAS) has become increasingly significant in identifying the associations between epigenetic variations and different biological traits. In this study, we develop EWAS Atlas (http://bigd.big.ac.cn/ewas), a curated knowledgebase of EWAS that provides a comprehensive collection of EWAS knowledge. Unlike extant data-oriented epigenetic resources, EWAS Atlas features manual curation of EWAS knowledge from extensive publications. In the current implementation, EWAS Atlas focuses on DNA methylation-one of the key epigenetic marks; it integrates a large number of 329 172 high-quality EWAS associations, involving 112 tissues/cell lines and covering 305 traits, 1830 cohorts and 390 ontology entities, which are completely based on manual curation from 649 studies reported in 401 publications. In addition, it is equipped with a powerful trait enrichment analysis tool, which is capable of profiling trait-trait and trait-epigenome relationships. Future developments include regular curation of recent EWAS publications, incorporation of more epigenetic marks and possible integration of EWAS with GWAS. Collectively, EWAS Atlas is dedicated to the curation, integration and standardization of EWAS knowledge and has the great potential to help researchers dissect molecular mechanisms of epigenetic modifications associated with biological traits.&quot;,&quot;container-title&quot;:&quot;Nucleic Acids Research&quot;,&quot;DOI&quot;:&quot;10.1093/nar/gky1027&quot;,&quot;ISSN&quot;:&quot;1362-4962&quot;,&quot;issue&quot;:&quot;D1&quot;,&quot;journalAbbreviation&quot;:&quot;Nucleic Acids Res&quot;,&quot;language&quot;:&quot;eng&quot;,&quot;note&quot;:&quot;PMID: 30364969\nPMCID: PMC6324068&quot;,&quot;page&quot;:&quot;D983-D988&quot;,&quot;source&quot;:&quot;PubMed&quot;,&quot;title&quot;:&quot;EWAS Atlas: a curated knowledgebase of epigenome-wide association studies&quot;,&quot;title-short&quot;:&quot;EWAS Atlas&quot;,&quot;volume&quot;:&quot;47&quot;,&quot;author&quot;:[{&quot;family&quot;:&quot;Li&quot;,&quot;given&quot;:&quot;Mengwei&quot;},{&quot;family&quot;:&quot;Zou&quot;,&quot;given&quot;:&quot;Dong&quot;},{&quot;family&quot;:&quot;Li&quot;,&quot;given&quot;:&quot;Zhaohua&quot;},{&quot;family&quot;:&quot;Gao&quot;,&quot;given&quot;:&quot;Ran&quot;},{&quot;family&quot;:&quot;Sang&quot;,&quot;given&quot;:&quot;Jian&quot;},{&quot;family&quot;:&quot;Zhang&quot;,&quot;given&quot;:&quot;Yuansheng&quot;},{&quot;family&quot;:&quot;Li&quot;,&quot;given&quot;:&quot;Rujiao&quot;},{&quot;family&quot;:&quot;Xia&quot;,&quot;given&quot;:&quot;Lin&quot;},{&quot;family&quot;:&quot;Zhang&quot;,&quot;given&quot;:&quot;Tao&quot;},{&quot;family&quot;:&quot;Niu&quot;,&quot;given&quot;:&quot;Guangyi&quot;},{&quot;family&quot;:&quot;Bao&quot;,&quot;given&quot;:&quot;Yiming&quot;},{&quot;family&quot;:&quot;Zhang&quot;,&quot;given&quot;:&quot;Zhang&quot;}],&quot;issued&quot;:{&quot;date-parts&quot;:[[&quot;2019&quot;,1,8]]}}}],&quot;schema&quot;:&quot;https://github.com/citation-style-language/schema/raw/master/csl-citation.json&quot;} RNDehLfdrR5C5"/><text:span text:style-name="T50">43</text:span><text:reference-mark-end text:name="ZOTERO_ITEM CSL_CITATION {&quot;citationID&quot;:&quot;K1Jwc0Jy&quot;,&quot;properties&quot;:{&quot;formattedCitation&quot;:&quot;\\super 43\\nosupersub{}&quot;,&quot;plainCitation&quot;:&quot;43&quot;,&quot;noteIndex&quot;:0},&quot;citationItems&quot;:[{&quot;id&quot;:210,&quot;uris&quot;:[&quot;http://zotero.org/users/8916090/items/NJFZ4JP9&quot;],&quot;itemData&quot;:{&quot;id&quot;:210,&quot;type&quot;:&quot;article-journal&quot;,&quot;abstract&quot;:&quot;Epigenome-Wide Association Study (EWAS) has become increasingly significant in identifying the associations between epigenetic variations and different biological traits. In this study, we develop EWAS Atlas (http://bigd.big.ac.cn/ewas), a curated knowledgebase of EWAS that provides a comprehensive collection of EWAS knowledge. Unlike extant data-oriented epigenetic resources, EWAS Atlas features manual curation of EWAS knowledge from extensive publications. In the current implementation, EWAS Atlas focuses on DNA methylation-one of the key epigenetic marks; it integrates a large number of 329 172 high-quality EWAS associations, involving 112 tissues/cell lines and covering 305 traits, 1830 cohorts and 390 ontology entities, which are completely based on manual curation from 649 studies reported in 401 publications. In addition, it is equipped with a powerful trait enrichment analysis tool, which is capable of profiling trait-trait and trait-epigenome relationships. Future developments include regular curation of recent EWAS publications, incorporation of more epigenetic marks and possible integration of EWAS with GWAS. Collectively, EWAS Atlas is dedicated to the curation, integration and standardization of EWAS knowledge and has the great potential to help researchers dissect molecular mechanisms of epigenetic modifications associated with biological traits.&quot;,&quot;container-title&quot;:&quot;Nucleic Acids Research&quot;,&quot;DOI&quot;:&quot;10.1093/nar/gky1027&quot;,&quot;ISSN&quot;:&quot;1362-4962&quot;,&quot;issue&quot;:&quot;D1&quot;,&quot;journalAbbreviation&quot;:&quot;Nucleic Acids Res&quot;,&quot;language&quot;:&quot;eng&quot;,&quot;note&quot;:&quot;PMID: 30364969\nPMCID: PMC6324068&quot;,&quot;page&quot;:&quot;D983-D988&quot;,&quot;source&quot;:&quot;PubMed&quot;,&quot;title&quot;:&quot;EWAS Atlas: a curated knowledgebase of epigenome-wide association studies&quot;,&quot;title-short&quot;:&quot;EWAS Atlas&quot;,&quot;volume&quot;:&quot;47&quot;,&quot;author&quot;:[{&quot;family&quot;:&quot;Li&quot;,&quot;given&quot;:&quot;Mengwei&quot;},{&quot;family&quot;:&quot;Zou&quot;,&quot;given&quot;:&quot;Dong&quot;},{&quot;family&quot;:&quot;Li&quot;,&quot;given&quot;:&quot;Zhaohua&quot;},{&quot;family&quot;:&quot;Gao&quot;,&quot;given&quot;:&quot;Ran&quot;},{&quot;family&quot;:&quot;Sang&quot;,&quot;given&quot;:&quot;Jian&quot;},{&quot;family&quot;:&quot;Zhang&quot;,&quot;given&quot;:&quot;Yuansheng&quot;},{&quot;family&quot;:&quot;Li&quot;,&quot;given&quot;:&quot;Rujiao&quot;},{&quot;family&quot;:&quot;Xia&quot;,&quot;given&quot;:&quot;Lin&quot;},{&quot;family&quot;:&quot;Zhang&quot;,&quot;given&quot;:&quot;Tao&quot;},{&quot;family&quot;:&quot;Niu&quot;,&quot;given&quot;:&quot;Guangyi&quot;},{&quot;family&quot;:&quot;Bao&quot;,&quot;given&quot;:&quot;Yiming&quot;},{&quot;family&quot;:&quot;Zhang&quot;,&quot;given&quot;:&quot;Zhang&quot;}],&quot;issued&quot;:{&quot;date-parts&quot;:[[&quot;2019&quot;,1,8]]}}}],&quot;schema&quot;:&quot;https://github.com/citation-style-language/schema/raw/master/csl-citation.json&quot;} RNDehLfdrR5C5"/><text:span text:style-name="T85">. </text:span><text:span text:style-name="T87">† </text:span><text:span text:style-name="T91">In vitro</text:span><text:span text:style-name="T87"> / </text:span><text:span text:style-name="T91">In Vivo</text:span><text:span text:style-name="T87">.</text:span><text:span text:style-name="T86"> </text:span><text:span text:style-name="T87">‡ Human study.</text:span></text:p>
      <text:section text:style-name="Sect1" text:name="ZOTERO_BIBL {&quot;uncited&quot;:[],&quot;omitted&quot;:[],&quot;custom&quot;:[]} CSL_BIBLIOGRAPHY RNDR2tP4m2jcj">
        <text:p text:style-name="P80">1.<text:tab/>Endo Y, Fujimoto M, Ito N, et al. Clinicopathological impacts of DNA methylation alterations on pancreatic ductal adenocarcinoma: prediction of early recurrence based on genome-wide DNA methylation profiling. <text:span text:style-name="T54">J Cancer Res Clin Oncol</text:span>. 2021;147(5):1341-1354. doi:10.1007/s00432-021-03541-6</text:p>
        <text:p text:style-name="Bibliography_20_1">2.<text:tab/>Yang FW, Zhao GP, Ren FZ, Pang GF, Li YX. Assessment of the endocrine-disrupting effects of diethyl phosphate, a nonspecific metabolite of organophosphorus pesticides, by in vivo and in silico approaches. <text:span text:style-name="T54">Environ Int</text:span>. 2020;135:105383. doi:10.1016/j.envint.2019.105383</text:p>
        <text:p text:style-name="Bibliography_20_1">3.<text:tab/>Engel SM, Berkowitz GS, Barr DB, et al. Prenatal organophosphate metabolite and organochlorine levels and performance on the Brazelton Neonatal Behavioral Assessment Scale in a multiethnic pregnancy cohort. <text:span text:style-name="T54">Am J Epidemiol</text:span>. 2007;165(12):1397-1404. doi:10.1093/aje/kwm029</text:p>
        <text:p text:style-name="Bibliography_20_1">4.<text:tab/>Raanan R, Harley KG, Balmes JR, Bradman A, Lipsett M, Eskenazi B. Early-life exposure to organophosphate pesticides and pediatric respiratory symptoms in the CHAMACOS cohort. <text:span text:style-name="T54">Environ Health Perspect</text:span>. 2015;123(2):179-185. doi:10.1289/ehp.1408235</text:p>
        <text:p text:style-name="Bibliography_20_1">5.<text:tab/>Slotkin TA, Seidler FJ. Developmental neurotoxicants target neurodifferentiation into the serotonin phenotype: Chlorpyrifos, diazinon, dieldrin and divalent nickel. <text:span text:style-name="T54">Toxicol Appl Pharmacol</text:span>. 2008;233(2):211-219. doi:10.1016/j.taap.2008.08.020</text:p>
        <text:p text:style-name="Bibliography_20_1">6.<text:tab/>Judge SJ, Savy CY, Campbell M, et al. Mechanism for the acute effects of organophosphate pesticides on the adult 5-HT system. <text:span text:style-name="T54">Chem Biol Interact</text:span>. 2016;245:82-89. doi:10.1016/j.cbi.2015.12.014</text:p>
        <text:p text:style-name="Bibliography_20_1">7.<text:tab/>Sarrouilhe D, Defamie N, Mesnil M. Is the Exposome Involved in Brain Disorders through the Serotoninergic System? <text:span text:style-name="T54">Biomedicines</text:span>. 2021;9(10):1351. doi:10.3390/biomedicines9101351</text:p>
        <text:p text:style-name="Bibliography_20_1">8.<text:tab/>Smarr MM, Sundaram R, Honda M, Kannan K, Louis GMB. Urinary Concentrations of Parabens and Other Antimicrobial Chemicals and Their Association with Couples’ Fecundity. <text:span text:style-name="T54">Environ Health Perspect</text:span>. 2017;125(4):730-736. doi:10.1289/EHP189</text:p>
        <text:p text:style-name="Bibliography_20_1">9.<text:tab/>Riad MA, Abd-Rabo MM, Abd El Aziz SA, El Behairy AM, Badawy MM. Reproductive toxic impact of subchronic treatment with combined butylparaben and triclosan in weanling male rats. <text:span text:style-name="T54">J Biochem Mol Toxicol</text:span>. 2018;32(3):e22037. doi:10.1002/jbt.22037</text:p>
        <text:p text:style-name="Bibliography_20_1">10.<text:tab/>Zhang L, Ding S, Qiao P, et al. n-butylparaben induces male reproductive disorders via regulation of estradiol and estrogen receptors. <text:span text:style-name="T54">J Appl Toxicol</text:span>. 2016;36(9):1223-1234. doi:10.1002/jat.3291</text:p>
        <text:p text:style-name="Bibliography_20_1">11.<text:tab/>Wnuk A, Rzemieniec J, Staroń J, et al. Prenatal Exposure to Benzophenone-3 Impairs Autophagy, Disrupts RXRs/PPARγ Signaling, and Alters Epigenetic and Post-Translational Statuses in Brain Neurons. <text:span text:style-name="T54">Mol Neurobiol</text:span>. 2019;56(7):4820-4837. doi:10.1007/s12035-018-1401-5</text:p>
        <text:p text:style-name="Bibliography_20_1">12.<text:tab/>Zhu M, Jia L, Li F, Jia J. Identification of KIAA0513 and Other Hub Genes Associated With Alzheimer Disease Using Weighted Gene Coexpression Network Analysis. <text:span text:style-name="T54">Front Genet</text:span>. 2020;11. doi:10.3389/fgene.2020.00981</text:p>
        <text:p text:style-name="Bibliography_20_1">13.<text:tab/>Wolff MS, Engel SM, Berkowitz GS, et al. Prenatal phenol and phthalate exposures and birth outcomes. <text:span text:style-name="T54">Environ Health Perspect</text:span>. 2008;116(8):1092-1097. doi:10.1289/ehp.11007</text:p>
        <text:p text:style-name="Bibliography_20_1"><text:soft-page-break/>14.<text:tab/>Philippat C, Mortamais M, Chevrier C, et al. Exposure to phthalates and phenols during pregnancy and offspring size at birth. <text:span text:style-name="T54">Environ Health Perspect</text:span>. 2012;120(3):464-470. doi:10.1289/ehp.1103634</text:p>
        <text:p text:style-name="Bibliography_20_1">15.<text:tab/>Mitchell SC, Zhang AQ, Smith RL. Dimethylamine and diet. <text:span text:style-name="T54">Food Chem Toxicol Int J Publ Br Ind Biol Res Assoc</text:span>. 2008;46(5):1734-1738. doi:10.1016/j.fct.2008.01.010</text:p>
        <text:p text:style-name="Bibliography_20_1">16.<text:tab/>Gago-Ferrero P, Díaz-Cruz MS, Barceló D. An overview of UV-absorbing compounds (organic UV filters) in aquatic biota. <text:span text:style-name="T54">Anal Bioanal Chem</text:span>. 2012;404(9):2597-2610. doi:10.1007/s00216-012-6067-7</text:p>
        <text:p text:style-name="Bibliography_20_1">17.<text:tab/>Haggard DE, Noyes PD, Waters KM, Tanguay RL. Phenotypically anchored transcriptome profiling of developmental exposure to the antimicrobial agent, triclosan, reveals hepatotoxicity in embryonic zebrafish. <text:span text:style-name="T54">Toxicol Appl Pharmacol</text:span>. 2016;308:32-45. doi:10.1016/j.taap.2016.08.013</text:p>
        <text:p text:style-name="Bibliography_20_1">18.<text:tab/>Lankester J, Patel C, Cullen MR, Ley C, Parsonnet J. Urinary triclosan is associated with elevated body mass index in NHANES. <text:span text:style-name="T54">PloS One</text:span>. 2013;8(11):e80057. doi:10.1371/journal.pone.0080057</text:p>
        <text:p text:style-name="Bibliography_20_1">19.<text:tab/>Philippat C, Botton J, Calafat AM, et al. Prenatal exposure to phenols and growth in boys. <text:span text:style-name="T54">Epidemiol Camb Mass</text:span>. 2014;25(5):625-635. doi:10.1097/EDE.0000000000000132</text:p>
        <text:p text:style-name="Bibliography_20_1">20.<text:tab/>Bertelsen RJ, Longnecker MP, Løvik M, et al. Triclosan exposure and allergic sensitization in Norwegian children. <text:span text:style-name="T54">Allergy</text:span>. 2013;68(1):84-91. doi:10.1111/all.12058</text:p>
        <text:p text:style-name="Bibliography_20_1">21.<text:tab/>Raut SA, Angus RA. Triclosan has endocrine-disrupting effects in male western mosquitofish, Gambusia affinis. <text:span text:style-name="T54">Environ Toxicol Chem</text:span>. 2010;29(6):1287-1291. doi:10.1002/etc.150</text:p>
        <text:p text:style-name="Bibliography_20_1">22.<text:tab/>Barros SP, Wirojchanasak S, Barrow DA, Panagakos FS, Devizio W, Offenbacher S. Triclosan inhibition of acute and chronic inflammatory gene pathways. <text:span text:style-name="T54">J Clin Periodontol</text:span>. 2010;37(5):412-418. doi:10.1111/j.1600-051X.2010.01548.x</text:p>
        <text:p text:style-name="Bibliography_20_1">23.<text:tab/>Hua X, Cao XY, Wang XL, Sun P, Chen L. Exposure of Pregnant Mice to Triclosan Causes Insulin Resistance via Thyroxine Reduction. <text:span text:style-name="T54">Toxicol Sci Off J Soc Toxicol</text:span>. 2017;160(1):150-160. doi:10.1093/toxsci/kfx166</text:p>
        <text:p text:style-name="Bibliography_20_1">24.<text:tab/>Lee S, Karvonen-Gutierrez C, Mukherjee B, Herman WH, Park SK. Race-specific associations of urinary phenols and parabens with adipokines in midlife women: The Study of Women’s Health Across the Nation (SWAN). <text:span text:style-name="T54">Environ Pollut</text:span>. 2022;303:119164. doi:10.1016/j.envpol.2022.119164</text:p>
        <text:p text:style-name="Bibliography_20_1">25.<text:tab/>Shapiro GD, Arbuckle TE, Ashley-Martin J, et al. Associations between maternal triclosan concentrations in early pregnancy and gestational diabetes mellitus, impaired glucose tolerance, gestational weight gain and fetal markers of metabolic function. <text:span text:style-name="T54">Environ Res</text:span>. 2018;161:554-561. doi:10.1016/j.envres.2017.12.001</text:p>
        <text:p text:style-name="Bibliography_20_1">26.<text:tab/>Houten SM, Chen J, Belpoggi F, et al. Changes in the Metabolome in Response to Low-Dose Exposure to Environmental Chemicals Used in Personal Care Products during Different Windows of Susceptibility. <text:span text:style-name="T54">PLOS ONE</text:span>. 2016;11(7):e0159919. doi:10.1371/journal.pone.0159919</text:p>
        <text:p text:style-name="Bibliography_20_1">27.<text:tab/>Jurewicz J, Radwan M, Sobala W, et al. Human urinary phthalate metabolites level and main semen parameters, sperm chromatin structure, sperm aneuploidy and reproductive hormones. <text:span text:style-name="T54">Reprod Toxicol Elmsford N</text:span>. 2013;42:232-241. doi:10.1016/j.reprotox.2013.10.001</text:p>
        <text:p text:style-name="Bibliography_20_1"><text:soft-page-break/>28.<text:tab/>Casas M, Valvi D, Ballesteros-Gomez A, et al. Exposure to Bisphenol A and Phthalates during Pregnancy and Ultrasound Measures of Fetal Growth in the INMA-Sabadell Cohort. <text:span text:style-name="T54">Environ Health Perspect</text:span>. 2016;124(4):521-528. doi:10.1289/ehp.1409190</text:p>
        <text:p text:style-name="Bibliography_20_1">29.<text:tab/>Hatch EE, Nelson JW, Qureshi MM, et al. Association of urinary phthalate metabolite concentrations with body mass index and waist circumference: a cross-sectional study of NHANES data, 1999-2002. <text:span text:style-name="T54">Environ Health Glob Access Sci Source</text:span>. 2008;7:27. doi:10.1186/1476-069X-7-27</text:p>
        <text:p text:style-name="Bibliography_20_1">30.<text:tab/>Stahlhut RW, van Wijngaarden E, Dye TD, Cook S, Swan SH. Concentrations of urinary phthalate metabolites are associated with increased waist circumference and insulin resistance in adult U.S. males. <text:span text:style-name="T54">Environ Health Perspect</text:span>. 2007;115(6):876-882. doi:10.1289/ehp.9882</text:p>
        <text:p text:style-name="Bibliography_20_1">31.<text:tab/>Zhou M, Ford B, Lee D, et al. Metabolomic Markers of Phthalate Exposure in Plasma and Urine of Pregnant Women. <text:span text:style-name="T54">Front Public Health</text:span>. 2018;6. doi:10.3389/fpubh.2018.00298</text:p>
        <text:p text:style-name="Bibliography_20_1">32.<text:tab/>Leng J, Li H, Niu Y, et al. Low-dose mono(2-ethylhexyl) phthalate promotes ovarian cancer development through PPARα-dependent PI3K/Akt/NF-κB pathway. <text:span text:style-name="T54">Sci Total Environ</text:span>. 2021;790:147990. doi:10.1016/j.scitotenv.2021.147990</text:p>
        <text:p text:style-name="Bibliography_20_1">33.<text:tab/>Tan H, Wang L, Liu Z. Suprabasin: Role in human cancers and other diseases. <text:span text:style-name="T54">Mol Biol Rep</text:span>. 2022;49(2):1453-1461. doi:10.1007/s11033-021-06897-7</text:p>
        <text:p text:style-name="Bibliography_20_1">34.<text:tab/>Nassan FL, Gunn JA, Hill MM, Coull BA, Hauser R. High phthalate exposure increased urinary concentrations of quinolinic acid, implicated in the pathogenesis of neurological disorders: Is this a potential missing link? <text:span text:style-name="T54">Environ Res</text:span>. 2019;172:430-436. doi:10.1016/j.envres.2019.02.034</text:p>
        <text:p text:style-name="Bibliography_20_1">35.<text:tab/>Henrotin JB, Feigerlova E, Robert A, et al. Decrease in serum testosterone levels after short-term occupational exposure to diisononyl phthalate in male workers. <text:span text:style-name="T54">Occup Environ Med</text:span>. 2020;77(4):214-222. doi:10.1136/oemed-2019-106261</text:p>
        <text:p text:style-name="Bibliography_20_1">36.<text:tab/>Agier L, Basagaña X, Maitre L, et al. Early-life exposome and lung function in children in Europe: an analysis of data from the longitudinal, population-based HELIX cohort. <text:span text:style-name="T54">Lancet Planet Health</text:span>. 2019;3(2):e81-e92. doi:10.1016/S2542-5196(19)30010-5</text:p>
        <text:p text:style-name="Bibliography_20_1">37.<text:tab/>Lind PM, Lind L. Circulating levels of bisphenol A and phthalates are related to carotid atherosclerosis in the elderly. <text:span text:style-name="T54">Atherosclerosis</text:span>. 2011;218(1):207-213. doi:10.1016/j.atherosclerosis.2011.05.001</text:p>
        <text:p text:style-name="Bibliography_20_1">38.<text:tab/>Soomro MH, Baiz N, Philippat C, et al. Prenatal Exposure to Phthalates and the Development of Eczema Phenotypes in Male Children: Results from the EDEN Mother-Child Cohort Study. <text:span text:style-name="T54">Environ Health Perspect</text:span>. 2018;126(2):027002. doi:10.1289/EHP1829</text:p>
        <text:p text:style-name="Bibliography_20_1">39.<text:tab/>Lind PM, Roos V, Rönn M, et al. Serum concentrations of phthalate metabolites are related to abdominal fat distribution two years later in elderly women. <text:span text:style-name="T54">Environ Health Glob Access Sci Source</text:span>. 2012;11:21. doi:10.1186/1476-069X-11-21</text:p>
        <text:p text:style-name="Bibliography_20_1">40.<text:tab/>Ferguson KK, Rosen EM, Rosario Z, et al. Environmental phthalate exposure and preterm birth in the PROTECT birth cohort. <text:span text:style-name="T54">Environ Int</text:span>. 2019;132:105099. doi:10.1016/j.envint.2019.105099</text:p>
        <text:p text:style-name="Bibliography_20_1">41.<text:tab/>Percy Z, Xu Y, Sucharew H, et al. Gestational exposure to phthalates and gender-related play behaviors in 8-year-old children: an observational study. <text:span text:style-name="T54">Environ Health Glob Access Sci </text:span><text:soft-page-break/><text:span text:style-name="T54">Source</text:span>. 2016;15(1):87. doi:10.1186/s12940-016-0171-7</text:p>
        <text:p text:style-name="Bibliography_20_1">42.<text:tab/>Kim S, Chen J, Cheng T, et al. PubChem in 2021: new data content and improved web interfaces. <text:span text:style-name="T54">Nucleic Acids Res</text:span>. 2020;49(D1):D1388-D1395. doi:10.1093/nar/gkaa971</text:p>
        <text:p text:style-name="Bibliography_20_1">43.<text:tab/>Li M, Zou D, Li Z, et al. EWAS Atlas: a curated knowledgebase of epigenome-wide association studies. <text:span text:style-name="T54">Nucleic Acids Res</text:span>. 2019;47(D1):D983-D988. doi:10.1093/nar/gky1027</text:p>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face style:name="utkal" svg:font-family="utka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35in" fo:margin-right="0in" fo:margin-top="0in" fo:margin-bottom="0.1665in" style:contextual-spacing="false" style:line-height-at-least="0.1665in" fo:text-indent="-0.35in" style:auto-text-indent="false">
        <style:tab-stops>
          <style:tab-stop style:position="0.35in"/>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6" style:layout-grid-base-height="0.216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Landscap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2-09-01T11:14:51.910463284</dc:date>
    <meta:editing-cycles>126</meta:editing-cycles>
    <meta:editing-duration>P2DT5H20M50S</meta:editing-duration>
    <meta:generator>LibreOffice/7.3.5.2$Linux_X86_64 LibreOffice_project/30$Build-2</meta:generator>
    <meta:print-date>2022-08-08T11:08:18.982170679</meta:print-date>
    <meta:document-statistic meta:table-count="7" meta:image-count="0" meta:object-count="0" meta:page-count="14" meta:paragraph-count="701" meta:word-count="2513" meta:character-count="17833" meta:non-whitespace-character-count="16020"/>
    <meta:user-defined meta:name="ZOTERO_PREF_1">&lt;data data-version="3" zotero-version="6.0.13"&gt;&lt;session id="BcOgBm6A"/&gt;&lt;style id="http://www.zotero.org/styles/american-medical-association" hasBibliography="1" bibliographyStyleHasBeenSet="1"/&gt;&lt;prefs&gt;&lt;pref name="fieldType" value="ReferenceMark"/&gt;&lt;pref na</meta:user-defined>
    <meta:user-defined meta:name="ZOTERO_PREF_2">me="automaticJournalAbbreviations" value="true"/&gt;&lt;/prefs&gt;&lt;/data&gt;</meta:user-defined>
  </office:meta>
</office:document-meta>
</file>